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159cm"/>
    </style:style>
    <style:style style:name="co3" style:family="table-column">
      <style:table-column-properties fo:break-before="auto" style:column-width="1.152cm"/>
    </style:style>
    <style:style style:name="co4" style:family="table-column">
      <style:table-column-properties fo:break-before="auto" style:column-width="0.961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4.066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 style:data-style-name="N36"/>
    <style:style style:name="ce2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3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" style:family="table-cell" style:parent-style-name="Pivot_20_Table_20_Category" style:data-style-name="N0">
      <style:table-cell-properties fo:border-bottom="2.01pt solid #000000" fo:border-left="2.01pt solid #000000" fo:border-right="0.99pt solid #000000" fo:border-top="0.99pt solid #000000"/>
    </style:style>
    <style:style style:name="ce5" style:family="table-cell" style:parent-style-name="Default">
      <style:table-cell-properties fo:border="0.99pt solid #000000"/>
    </style:style>
    <style:style style:name="ce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7" style:family="table-cell" style:parent-style-name="Pivot_20_Table_20_Category" style:data-style-name="N0">
      <style:table-cell-properties fo:border="0.99pt solid #000000"/>
    </style:style>
    <style:style style:name="ce8" style:family="table-cell" style:parent-style-name="Pivot_20_Table_20_Category" style:data-style-name="N0">
      <style:table-cell-properties fo:border-bottom="2.01pt solid #000000" fo:border-left="0.99pt solid #000000" fo:border-right="0.99pt solid #000000" fo:border-top="0.99pt solid #000000"/>
    </style:style>
    <style:style style:name="ce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0" style:family="table-cell" style:parent-style-name="Pivot_20_Table_20_Value" style:data-style-name="N0">
      <style:table-cell-properties fo:border-bottom="0.99pt solid #000000" fo:border-left="0.99pt solid #000000" fo:border-right="2.01pt solid #000000" fo:border-top="0.99pt solid #000000"/>
    </style:style>
    <style:style style:name="ce11" style:family="table-cell" style:parent-style-name="Pivot_20_Table_20_Value" style:data-style-name="N0">
      <style:table-cell-properties fo:border-bottom="2.01pt solid #000000" fo:border-left="0.99pt solid #000000" fo:border-right="2.01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3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4" style:family="table-cell" style:parent-style-name="Pivot_20_Table_20_Category" style:data-style-name="N0">
      <style:table-cell-properties fo:border-bottom="2.01pt solid #000000" fo:border-left="2.01pt solid #000000" fo:border-right="0.99pt solid #000000" fo:border-top="none"/>
    </style:style>
    <style:style style:name="ce15" style:family="table-cell" style:parent-style-name="Pivot_20_Table_20_Value">
      <style:table-cell-properties fo:border-bottom="none" fo:border-left="0.99pt solid #000000" fo:border-right="2.01pt solid #000000" fo:border-top="0.99pt solid #000000"/>
    </style:style>
    <style:style style:name="ce16" style:family="table-cell" style:parent-style-name="Pivot_20_Table_20_Value">
      <style:table-cell-properties fo:border-bottom="none" fo:border-left="0.99pt solid #000000" fo:border-right="2.01pt solid #000000" fo:border-top="none"/>
    </style:style>
    <style:style style:name="ce17" style:family="table-cell" style:parent-style-name="Pivot_20_Table_20_Value">
      <style:table-cell-properties fo:border-bottom="2.01pt solid #000000" fo:border-left="0.99pt solid #000000" fo:border-right="2.01pt solid #000000" fo:border-top="none"/>
    </style:style>
    <style:style style:name="ce18" style:family="table-cell" style:parent-style-name="Default">
      <style:table-cell-properties fo:border="0.06pt solid #000000"/>
    </style:style>
    <style:style style:name="ce19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2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21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22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23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2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7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8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9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30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31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32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</office:automatic-styles>
  <office:body>
    <office:spreadsheet>
      <table:table table:name="Arkusz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number-rows-repeated="1048372">
          <table:table-cell table:number-columns-repeated="6"/>
        </table:table-row>
        <table:table-row table:style-name="ro1">
          <table:table-cell table:number-columns-repeated="6"/>
        </table:table-row>
      </table:table>
      <table:table table:name="Tabela przestawna_Arkusz1_3" table:style-name="ta1">
        <table:table-column table:style-name="co7" table:default-cell-style-name="ce3"/>
        <table:table-column table:style-name="co7" table:number-columns-repeated="2" table:default-cell-style-name="ce7"/>
        <table:table-column table:style-name="co7" table:default-cell-style-name="ce10"/>
        <table:table-row table:style-name="ro1">
          <table:table-cell table:style-name="Pivot_20_Table_20_Field" office:value-type="string" calcext:value-type="string">
            <text:p>towar</text:p>
          </table:table-cell>
          <table:table-cell table:style-name="ce5" office:value-type="string" calcext:value-type="string">
            <text:p>T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4"/>
        </table:table-row>
        <table:table-row table:style-name="ro1">
          <table:table-cell table:style-name="ce2" office:value-type="string" calcext:value-type="string">
            <text:p>data</text:p>
          </table:table-cell>
          <table:table-cell table:style-name="ce6" office:value-type="string" calcext:value-type="string">
            <text:p>data2</text:p>
          </table:table-cell>
          <table:table-cell table:style-name="ce6" office:value-type="string" calcext:value-type="string">
            <text:p>Z/W</text:p>
          </table:table-cell>
          <table:table-cell table:style-name="ce9" office:value-type="string" calcext:value-type="string">
            <text:p>Suma - ile ton</text:p>
          </table:table-cell>
        </table:table-row>
        <table:table-row table:style-name="ro1">
          <table:table-cell table:number-columns-repeated="2" office:value-type="string" calcext:value-type="string">
            <text:p>2016-01-01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string" calcext:value-type="string">
            <text:p>2016-01-16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2" office:value-type="string" calcext:value-type="string">
            <text:p>2016-01-24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string" calcext:value-type="string">
            <text:p>2016-02-19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2016-03-11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table:number-columns-repeated="2" office:value-type="string" calcext:value-type="string">
            <text:p>2016-04-0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string" calcext:value-type="string">
            <text:p>2016-04-22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string" calcext:value-type="string">
            <text:p>2016-06-2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string" calcext:value-type="string">
            <text:p>2016-07-08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string" calcext:value-type="string">
            <text:p>2016-07-23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2016-08-11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</table:table-row>
        <table:table-row table:style-name="ro1">
          <table:table-cell table:number-columns-repeated="2" office:value-type="string" calcext:value-type="string">
            <text:p>2016-09-06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2016-09-27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2" office:value-type="string" calcext:value-type="string">
            <text:p>2016-11-08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table:number-columns-repeated="2" office:value-type="string" calcext:value-type="string">
            <text:p>2017-01-07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2" office:value-type="string" calcext:value-type="string">
            <text:p>2017-01-24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</table:table-row>
        <table:table-row table:style-name="ro1">
          <table:table-cell table:number-columns-repeated="2" office:value-type="string" calcext:value-type="string">
            <text:p>2017-02-27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2017-03-2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2" office:value-type="string" calcext:value-type="string">
            <text:p>2017-04-1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2017-05-09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2" office:value-type="string" calcext:value-type="string">
            <text:p>2017-05-27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table:number-columns-repeated="2" office:value-type="string" calcext:value-type="string">
            <text:p>2017-06-18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table:number-columns-repeated="2" office:value-type="string" calcext:value-type="string">
            <text:p>2017-07-26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2" office:value-type="string" calcext:value-type="string">
            <text:p>2017-08-1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2017-08-27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number-columns-repeated="2" office:value-type="string" calcext:value-type="string">
            <text:p>2017-10-11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table:number-columns-repeated="2" office:value-type="string" calcext:value-type="string">
            <text:p>2017-11-0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string" calcext:value-type="string">
            <text:p>2017-11-2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table:number-columns-repeated="2" office:value-type="string" calcext:value-type="string">
            <text:p>2018-01-0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string" calcext:value-type="string">
            <text:p>2018-01-29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string" calcext:value-type="string">
            <text:p>2018-02-16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string" calcext:value-type="string">
            <text:p>2018-03-03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2" office:value-type="string" calcext:value-type="string">
            <text:p>2018-04-17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2" office:value-type="string" calcext:value-type="string">
            <text:p>2018-06-01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2018-06-19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" office:value-type="string" calcext:value-type="string">
            <text:p>2018-07-11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table:number-columns-repeated="2" office:value-type="string" calcext:value-type="string">
            <text:p>2018-08-0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</table:table-row>
        <table:table-row table:style-name="ro1">
          <table:table-cell table:number-columns-repeated="2" office:value-type="string" calcext:value-type="string">
            <text:p>2018-08-18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number-columns-repeated="2" office:value-type="string" calcext:value-type="string">
            <text:p>2018-09-19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table:number-columns-repeated="2" office:value-type="string" calcext:value-type="string">
            <text:p>2018-10-08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table:number-columns-repeated="2" office:value-type="string" calcext:value-type="string">
            <text:p>2018-11-03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" office:value-type="string" calcext:value-type="string">
            <text:p>2018-11-24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table:style-name="ce4" office:value-type="string" calcext:value-type="string">
            <text:p>2018-12-18</text:p>
          </table:table-cell>
          <table:table-cell table:style-name="ce8" office:value-type="string" calcext:value-type="string">
            <text:p>2018-12-18</text:p>
          </table:table-cell>
          <table:table-cell table:style-name="ce8" office:value-type="string" calcext:value-type="string">
            <text:p>W</text:p>
          </table:table-cell>
          <table:table-cell table:style-name="ce11" office:value-type="float" office:value="4" calcext:value-type="float">
            <text:p>4</text:p>
          </table:table-cell>
        </table:table-row>
      </table:table>
      <table:table table:name="Tabela przestawna_Arkusz1_2" table:style-name="ta1">
        <table:table-column table:style-name="co7" table:default-cell-style-name="ce13"/>
        <table:table-column table:style-name="co7" table:default-cell-style-name="ce16"/>
        <table:table-column table:style-name="co7" table:number-columns-repeated="7" table:default-cell-style-name="Default"/>
        <table:table-row table:style-name="ro1">
          <table:table-cell table:style-name="ce2" office:value-type="string" calcext:value-type="string">
            <text:p>data</text:p>
          </table:table-cell>
          <table:table-cell table:style-name="ce9" office:value-type="string" calcext:value-type="string">
            <text:p>(pusty)</text:p>
          </table:table-cell>
          <table:table-cell table:number-columns-repeated="2"/>
          <table:table-cell office:value-type="string" calcext:value-type="string">
            <text:p>data</text:p>
          </table:table-cell>
          <table:table-cell office:value-type="string" calcext:value-type="string">
            <text:p>ile na morzu</text:p>
          </table:table-cell>
          <table:table-cell office:value-type="string" calcext:value-type="string">
            <text:p>20 więcej</text:p>
          </table:table-cell>
          <table:table-cell/>
          <table:table-cell table:style-name="ce18" office:value-type="string" calcext:value-type="string">
            <text:p>Suma &gt;20</text:p>
          </table:table-cell>
        </table:table-row>
        <table:table-row table:style-name="ro1">
          <table:table-cell table:style-name="ce12" office:value-type="string" calcext:value-type="string">
            <text:p>2016-01-01</text:p>
          </table:table-cell>
          <table:table-cell table:style-name="ce15"/>
          <table:table-cell table:number-columns-repeated="2"/>
          <table:table-cell office:value-type="string" calcext:value-type="string">
            <text:p>2016-01-01</text:p>
          </table:table-cell>
          <table:table-cell office:value-type="float" office:value="0" calcext:value-type="float">
            <text:p>0</text:p>
          </table:table-cell>
          <table:table-cell table:formula="of:=IF([.F2]&gt;20;1;0)" office:value-type="float" office:value="0" calcext:value-type="float">
            <text:p>0</text:p>
          </table:table-cell>
          <table:table-cell/>
          <table:table-cell table:style-name="ce18" table:formula="of:=SUM([.G$1:.G$1048576]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1-16</text:p>
          </table:table-cell>
          <table:table-cell table:number-columns-repeated="3"/>
          <table:table-cell office:value-type="string" calcext:value-type="string">
            <text:p>2016-01-16</text:p>
          </table:table-cell>
          <table:table-cell table:formula="of:=[.E3]-[.E2]-1" office:value-type="float" office:value="14" calcext:value-type="float">
            <text:p>14</text:p>
          </table:table-cell>
          <table:table-cell table:formula="of:=IF([.F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1-24</text:p>
          </table:table-cell>
          <table:table-cell table:number-columns-repeated="3"/>
          <table:table-cell office:value-type="string" calcext:value-type="string">
            <text:p>2016-01-24</text:p>
          </table:table-cell>
          <table:table-cell table:formula="of:=[.E4]-[.E3]-1" office:value-type="float" office:value="7" calcext:value-type="float">
            <text:p>7</text:p>
          </table:table-cell>
          <table:table-cell table:formula="of:=IF([.F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2-19</text:p>
          </table:table-cell>
          <table:table-cell table:number-columns-repeated="3"/>
          <table:table-cell office:value-type="string" calcext:value-type="string">
            <text:p>2016-02-19</text:p>
          </table:table-cell>
          <table:table-cell table:formula="of:=[.E5]-[.E4]-1" office:value-type="float" office:value="25" calcext:value-type="float">
            <text:p>25</text:p>
          </table:table-cell>
          <table:table-cell table:formula="of:=IF([.F5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3-11</text:p>
          </table:table-cell>
          <table:table-cell table:number-columns-repeated="3"/>
          <table:table-cell office:value-type="string" calcext:value-type="string">
            <text:p>2016-03-11</text:p>
          </table:table-cell>
          <table:table-cell table:formula="of:=[.E6]-[.E5]-1" office:value-type="float" office:value="20" calcext:value-type="float">
            <text:p>20</text:p>
          </table:table-cell>
          <table:table-cell table:formula="of:=IF([.F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4-04</text:p>
          </table:table-cell>
          <table:table-cell table:number-columns-repeated="3"/>
          <table:table-cell office:value-type="string" calcext:value-type="string">
            <text:p>2016-04-04</text:p>
          </table:table-cell>
          <table:table-cell table:formula="of:=[.E7]-[.E6]-1" office:value-type="float" office:value="23" calcext:value-type="float">
            <text:p>23</text:p>
          </table:table-cell>
          <table:table-cell table:formula="of:=IF([.F7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4-22</text:p>
          </table:table-cell>
          <table:table-cell table:number-columns-repeated="3"/>
          <table:table-cell office:value-type="string" calcext:value-type="string">
            <text:p>2016-04-22</text:p>
          </table:table-cell>
          <table:table-cell table:formula="of:=[.E8]-[.E7]-1" office:value-type="float" office:value="17" calcext:value-type="float">
            <text:p>17</text:p>
          </table:table-cell>
          <table:table-cell table:formula="of:=IF([.F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5-14</text:p>
          </table:table-cell>
          <table:table-cell table:number-columns-repeated="3"/>
          <table:table-cell office:value-type="string" calcext:value-type="string">
            <text:p>2016-05-14</text:p>
          </table:table-cell>
          <table:table-cell table:formula="of:=[.E9]-[.E8]-1" office:value-type="float" office:value="21" calcext:value-type="float">
            <text:p>21</text:p>
          </table:table-cell>
          <table:table-cell table:formula="of:=IF([.F9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6-08</text:p>
          </table:table-cell>
          <table:table-cell table:number-columns-repeated="3"/>
          <table:table-cell office:value-type="string" calcext:value-type="string">
            <text:p>2016-06-08</text:p>
          </table:table-cell>
          <table:table-cell table:formula="of:=[.E10]-[.E9]-1" office:value-type="float" office:value="24" calcext:value-type="float">
            <text:p>24</text:p>
          </table:table-cell>
          <table:table-cell table:formula="of:=IF([.F10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6-21</text:p>
          </table:table-cell>
          <table:table-cell table:number-columns-repeated="3"/>
          <table:table-cell office:value-type="string" calcext:value-type="string">
            <text:p>2016-06-21</text:p>
          </table:table-cell>
          <table:table-cell table:formula="of:=[.E11]-[.E10]-1" office:value-type="float" office:value="12" calcext:value-type="float">
            <text:p>12</text:p>
          </table:table-cell>
          <table:table-cell table:formula="of:=IF([.F1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7-08</text:p>
          </table:table-cell>
          <table:table-cell table:number-columns-repeated="3"/>
          <table:table-cell office:value-type="string" calcext:value-type="string">
            <text:p>2016-07-08</text:p>
          </table:table-cell>
          <table:table-cell table:formula="of:=[.E12]-[.E11]-1" office:value-type="float" office:value="16" calcext:value-type="float">
            <text:p>16</text:p>
          </table:table-cell>
          <table:table-cell table:formula="of:=IF([.F1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7-23</text:p>
          </table:table-cell>
          <table:table-cell table:number-columns-repeated="3"/>
          <table:table-cell office:value-type="string" calcext:value-type="string">
            <text:p>2016-07-23</text:p>
          </table:table-cell>
          <table:table-cell table:formula="of:=[.E13]-[.E12]-1" office:value-type="float" office:value="14" calcext:value-type="float">
            <text:p>14</text:p>
          </table:table-cell>
          <table:table-cell table:formula="of:=IF([.F1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8-11</text:p>
          </table:table-cell>
          <table:table-cell table:number-columns-repeated="3"/>
          <table:table-cell office:value-type="string" calcext:value-type="string">
            <text:p>2016-08-11</text:p>
          </table:table-cell>
          <table:table-cell table:formula="of:=[.E14]-[.E13]-1" office:value-type="float" office:value="18" calcext:value-type="float">
            <text:p>18</text:p>
          </table:table-cell>
          <table:table-cell table:formula="of:=IF([.F1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9-06</text:p>
          </table:table-cell>
          <table:table-cell table:number-columns-repeated="3"/>
          <table:table-cell office:value-type="string" calcext:value-type="string">
            <text:p>2016-09-06</text:p>
          </table:table-cell>
          <table:table-cell table:formula="of:=[.E15]-[.E14]-1" office:value-type="float" office:value="25" calcext:value-type="float">
            <text:p>25</text:p>
          </table:table-cell>
          <table:table-cell table:formula="of:=IF([.F15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09-27</text:p>
          </table:table-cell>
          <table:table-cell table:number-columns-repeated="3"/>
          <table:table-cell office:value-type="string" calcext:value-type="string">
            <text:p>2016-09-27</text:p>
          </table:table-cell>
          <table:table-cell table:formula="of:=[.E16]-[.E15]-1" office:value-type="float" office:value="20" calcext:value-type="float">
            <text:p>20</text:p>
          </table:table-cell>
          <table:table-cell table:formula="of:=IF([.F1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0-21</text:p>
          </table:table-cell>
          <table:table-cell table:number-columns-repeated="3"/>
          <table:table-cell office:value-type="string" calcext:value-type="string">
            <text:p>2016-10-21</text:p>
          </table:table-cell>
          <table:table-cell table:formula="of:=[.E17]-[.E16]-1" office:value-type="float" office:value="23" calcext:value-type="float">
            <text:p>23</text:p>
          </table:table-cell>
          <table:table-cell table:formula="of:=IF([.F17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1-08</text:p>
          </table:table-cell>
          <table:table-cell table:number-columns-repeated="3"/>
          <table:table-cell office:value-type="string" calcext:value-type="string">
            <text:p>2016-11-08</text:p>
          </table:table-cell>
          <table:table-cell table:formula="of:=[.E18]-[.E17]-1" office:value-type="float" office:value="17" calcext:value-type="float">
            <text:p>17</text:p>
          </table:table-cell>
          <table:table-cell table:formula="of:=IF([.F1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1-30</text:p>
          </table:table-cell>
          <table:table-cell table:number-columns-repeated="3"/>
          <table:table-cell office:value-type="string" calcext:value-type="string">
            <text:p>2016-11-30</text:p>
          </table:table-cell>
          <table:table-cell table:formula="of:=[.E19]-[.E18]-1" office:value-type="float" office:value="21" calcext:value-type="float">
            <text:p>21</text:p>
          </table:table-cell>
          <table:table-cell table:formula="of:=IF([.F19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6-12-25</text:p>
          </table:table-cell>
          <table:table-cell table:number-columns-repeated="3"/>
          <table:table-cell office:value-type="string" calcext:value-type="string">
            <text:p>2016-12-25</text:p>
          </table:table-cell>
          <table:table-cell table:formula="of:=[.E20]-[.E19]-1" office:value-type="float" office:value="24" calcext:value-type="float">
            <text:p>24</text:p>
          </table:table-cell>
          <table:table-cell table:formula="of:=IF([.F20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1-07</text:p>
          </table:table-cell>
          <table:table-cell table:number-columns-repeated="3"/>
          <table:table-cell office:value-type="string" calcext:value-type="string">
            <text:p>2017-01-07</text:p>
          </table:table-cell>
          <table:table-cell table:formula="of:=[.E21]-[.E20]-1" office:value-type="float" office:value="12" calcext:value-type="float">
            <text:p>12</text:p>
          </table:table-cell>
          <table:table-cell table:formula="of:=IF([.F2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1-24</text:p>
          </table:table-cell>
          <table:table-cell table:number-columns-repeated="3"/>
          <table:table-cell office:value-type="string" calcext:value-type="string">
            <text:p>2017-01-24</text:p>
          </table:table-cell>
          <table:table-cell table:formula="of:=[.E22]-[.E21]-1" office:value-type="float" office:value="16" calcext:value-type="float">
            <text:p>16</text:p>
          </table:table-cell>
          <table:table-cell table:formula="of:=IF([.F2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2-08</text:p>
          </table:table-cell>
          <table:table-cell table:number-columns-repeated="3"/>
          <table:table-cell office:value-type="string" calcext:value-type="string">
            <text:p>2017-02-08</text:p>
          </table:table-cell>
          <table:table-cell table:formula="of:=[.E23]-[.E22]-1" office:value-type="float" office:value="14" calcext:value-type="float">
            <text:p>14</text:p>
          </table:table-cell>
          <table:table-cell table:formula="of:=IF([.F2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2-27</text:p>
          </table:table-cell>
          <table:table-cell table:number-columns-repeated="3"/>
          <table:table-cell office:value-type="string" calcext:value-type="string">
            <text:p>2017-02-27</text:p>
          </table:table-cell>
          <table:table-cell table:formula="of:=[.E24]-[.E23]-1" office:value-type="float" office:value="18" calcext:value-type="float">
            <text:p>18</text:p>
          </table:table-cell>
          <table:table-cell table:formula="of:=IF([.F2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3-25</text:p>
          </table:table-cell>
          <table:table-cell table:number-columns-repeated="3"/>
          <table:table-cell office:value-type="string" calcext:value-type="string">
            <text:p>2017-03-25</text:p>
          </table:table-cell>
          <table:table-cell table:formula="of:=[.E25]-[.E24]-1" office:value-type="float" office:value="25" calcext:value-type="float">
            <text:p>25</text:p>
          </table:table-cell>
          <table:table-cell table:formula="of:=IF([.F25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4-15</text:p>
          </table:table-cell>
          <table:table-cell table:number-columns-repeated="3"/>
          <table:table-cell office:value-type="string" calcext:value-type="string">
            <text:p>2017-04-15</text:p>
          </table:table-cell>
          <table:table-cell table:formula="of:=[.E26]-[.E25]-1" office:value-type="float" office:value="20" calcext:value-type="float">
            <text:p>20</text:p>
          </table:table-cell>
          <table:table-cell table:formula="of:=IF([.F2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5-09</text:p>
          </table:table-cell>
          <table:table-cell table:number-columns-repeated="3"/>
          <table:table-cell office:value-type="string" calcext:value-type="string">
            <text:p>2017-05-09</text:p>
          </table:table-cell>
          <table:table-cell table:formula="of:=[.E27]-[.E26]-1" office:value-type="float" office:value="23" calcext:value-type="float">
            <text:p>23</text:p>
          </table:table-cell>
          <table:table-cell table:formula="of:=IF([.F27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5-27</text:p>
          </table:table-cell>
          <table:table-cell table:number-columns-repeated="3"/>
          <table:table-cell office:value-type="string" calcext:value-type="string">
            <text:p>2017-05-27</text:p>
          </table:table-cell>
          <table:table-cell table:formula="of:=[.E28]-[.E27]-1" office:value-type="float" office:value="17" calcext:value-type="float">
            <text:p>17</text:p>
          </table:table-cell>
          <table:table-cell table:formula="of:=IF([.F2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6-18</text:p>
          </table:table-cell>
          <table:table-cell table:number-columns-repeated="3"/>
          <table:table-cell office:value-type="string" calcext:value-type="string">
            <text:p>2017-06-18</text:p>
          </table:table-cell>
          <table:table-cell table:formula="of:=[.E29]-[.E28]-1" office:value-type="float" office:value="21" calcext:value-type="float">
            <text:p>21</text:p>
          </table:table-cell>
          <table:table-cell table:formula="of:=IF([.F29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7-13</text:p>
          </table:table-cell>
          <table:table-cell table:number-columns-repeated="3"/>
          <table:table-cell office:value-type="string" calcext:value-type="string">
            <text:p>2017-07-13</text:p>
          </table:table-cell>
          <table:table-cell table:formula="of:=[.E30]-[.E29]-1" office:value-type="float" office:value="24" calcext:value-type="float">
            <text:p>24</text:p>
          </table:table-cell>
          <table:table-cell table:formula="of:=IF([.F30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7-26</text:p>
          </table:table-cell>
          <table:table-cell table:number-columns-repeated="3"/>
          <table:table-cell office:value-type="string" calcext:value-type="string">
            <text:p>2017-07-26</text:p>
          </table:table-cell>
          <table:table-cell table:formula="of:=[.E31]-[.E30]-1" office:value-type="float" office:value="12" calcext:value-type="float">
            <text:p>12</text:p>
          </table:table-cell>
          <table:table-cell table:formula="of:=IF([.F3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8-12</text:p>
          </table:table-cell>
          <table:table-cell table:number-columns-repeated="3"/>
          <table:table-cell office:value-type="string" calcext:value-type="string">
            <text:p>2017-08-12</text:p>
          </table:table-cell>
          <table:table-cell table:formula="of:=[.E32]-[.E31]-1" office:value-type="float" office:value="16" calcext:value-type="float">
            <text:p>16</text:p>
          </table:table-cell>
          <table:table-cell table:formula="of:=IF([.F3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8-27</text:p>
          </table:table-cell>
          <table:table-cell table:number-columns-repeated="3"/>
          <table:table-cell office:value-type="string" calcext:value-type="string">
            <text:p>2017-08-27</text:p>
          </table:table-cell>
          <table:table-cell table:formula="of:=[.E33]-[.E32]-1" office:value-type="float" office:value="14" calcext:value-type="float">
            <text:p>14</text:p>
          </table:table-cell>
          <table:table-cell table:formula="of:=IF([.F3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09-15</text:p>
          </table:table-cell>
          <table:table-cell table:number-columns-repeated="3"/>
          <table:table-cell office:value-type="string" calcext:value-type="string">
            <text:p>2017-09-15</text:p>
          </table:table-cell>
          <table:table-cell table:formula="of:=[.E34]-[.E33]-1" office:value-type="float" office:value="18" calcext:value-type="float">
            <text:p>18</text:p>
          </table:table-cell>
          <table:table-cell table:formula="of:=IF([.F3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0-11</text:p>
          </table:table-cell>
          <table:table-cell table:number-columns-repeated="3"/>
          <table:table-cell office:value-type="string" calcext:value-type="string">
            <text:p>2017-10-11</text:p>
          </table:table-cell>
          <table:table-cell table:formula="of:=[.E35]-[.E34]-1" office:value-type="float" office:value="25" calcext:value-type="float">
            <text:p>25</text:p>
          </table:table-cell>
          <table:table-cell table:formula="of:=IF([.F35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1-01</text:p>
          </table:table-cell>
          <table:table-cell table:number-columns-repeated="3"/>
          <table:table-cell office:value-type="string" calcext:value-type="string">
            <text:p>2017-11-01</text:p>
          </table:table-cell>
          <table:table-cell table:formula="of:=[.E36]-[.E35]-1" office:value-type="float" office:value="20" calcext:value-type="float">
            <text:p>20</text:p>
          </table:table-cell>
          <table:table-cell table:formula="of:=IF([.F3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1-25</text:p>
          </table:table-cell>
          <table:table-cell table:number-columns-repeated="3"/>
          <table:table-cell office:value-type="string" calcext:value-type="string">
            <text:p>2017-11-25</text:p>
          </table:table-cell>
          <table:table-cell table:formula="of:=[.E37]-[.E36]-1" office:value-type="float" office:value="23" calcext:value-type="float">
            <text:p>23</text:p>
          </table:table-cell>
          <table:table-cell table:formula="of:=IF([.F37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7-12-13</text:p>
          </table:table-cell>
          <table:table-cell table:number-columns-repeated="3"/>
          <table:table-cell office:value-type="string" calcext:value-type="string">
            <text:p>2017-12-13</text:p>
          </table:table-cell>
          <table:table-cell table:formula="of:=[.E38]-[.E37]-1" office:value-type="float" office:value="17" calcext:value-type="float">
            <text:p>17</text:p>
          </table:table-cell>
          <table:table-cell table:formula="of:=IF([.F3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04</text:p>
          </table:table-cell>
          <table:table-cell table:number-columns-repeated="3"/>
          <table:table-cell office:value-type="string" calcext:value-type="string">
            <text:p>2018-01-04</text:p>
          </table:table-cell>
          <table:table-cell table:formula="of:=[.E39]-[.E38]-1" office:value-type="float" office:value="21" calcext:value-type="float">
            <text:p>21</text:p>
          </table:table-cell>
          <table:table-cell table:formula="of:=IF([.F39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29</text:p>
          </table:table-cell>
          <table:table-cell table:number-columns-repeated="3"/>
          <table:table-cell office:value-type="string" calcext:value-type="string">
            <text:p>2018-01-29</text:p>
          </table:table-cell>
          <table:table-cell table:formula="of:=[.E40]-[.E39]-1" office:value-type="float" office:value="24" calcext:value-type="float">
            <text:p>24</text:p>
          </table:table-cell>
          <table:table-cell table:formula="of:=IF([.F40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1-30</text:p>
          </table:table-cell>
          <table:table-cell table:number-columns-repeated="3"/>
          <table:table-cell office:value-type="string" calcext:value-type="string">
            <text:p>2018-01-30</text:p>
          </table:table-cell>
          <table:table-cell table:formula="of:=[.E41]-[.E40]-1" office:value-type="float" office:value="0" calcext:value-type="float">
            <text:p>0</text:p>
          </table:table-cell>
          <table:table-cell table:formula="of:=IF([.F4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2-16</text:p>
          </table:table-cell>
          <table:table-cell table:number-columns-repeated="3"/>
          <table:table-cell office:value-type="string" calcext:value-type="string">
            <text:p>2018-02-16</text:p>
          </table:table-cell>
          <table:table-cell table:formula="of:=[.E42]-[.E41]-1" office:value-type="float" office:value="16" calcext:value-type="float">
            <text:p>16</text:p>
          </table:table-cell>
          <table:table-cell table:formula="of:=IF([.F4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3-03</text:p>
          </table:table-cell>
          <table:table-cell table:number-columns-repeated="3"/>
          <table:table-cell office:value-type="string" calcext:value-type="string">
            <text:p>2018-03-03</text:p>
          </table:table-cell>
          <table:table-cell table:formula="of:=[.E43]-[.E42]-1" office:value-type="float" office:value="14" calcext:value-type="float">
            <text:p>14</text:p>
          </table:table-cell>
          <table:table-cell table:formula="of:=IF([.F4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3-22</text:p>
          </table:table-cell>
          <table:table-cell table:number-columns-repeated="3"/>
          <table:table-cell office:value-type="string" calcext:value-type="string">
            <text:p>2018-03-22</text:p>
          </table:table-cell>
          <table:table-cell table:formula="of:=[.E44]-[.E43]-1" office:value-type="float" office:value="18" calcext:value-type="float">
            <text:p>18</text:p>
          </table:table-cell>
          <table:table-cell table:formula="of:=IF([.F4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4-17</text:p>
          </table:table-cell>
          <table:table-cell table:number-columns-repeated="3"/>
          <table:table-cell office:value-type="string" calcext:value-type="string">
            <text:p>2018-04-17</text:p>
          </table:table-cell>
          <table:table-cell table:formula="of:=[.E45]-[.E44]-1" office:value-type="float" office:value="25" calcext:value-type="float">
            <text:p>25</text:p>
          </table:table-cell>
          <table:table-cell table:formula="of:=IF([.F45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5-08</text:p>
          </table:table-cell>
          <table:table-cell table:number-columns-repeated="3"/>
          <table:table-cell office:value-type="string" calcext:value-type="string">
            <text:p>2018-05-08</text:p>
          </table:table-cell>
          <table:table-cell table:formula="of:=[.E46]-[.E45]-1" office:value-type="float" office:value="20" calcext:value-type="float">
            <text:p>20</text:p>
          </table:table-cell>
          <table:table-cell table:formula="of:=IF([.F4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01</text:p>
          </table:table-cell>
          <table:table-cell table:number-columns-repeated="3"/>
          <table:table-cell office:value-type="string" calcext:value-type="string">
            <text:p>2018-06-01</text:p>
          </table:table-cell>
          <table:table-cell table:formula="of:=[.E47]-[.E46]-1" office:value-type="float" office:value="23" calcext:value-type="float">
            <text:p>23</text:p>
          </table:table-cell>
          <table:table-cell table:formula="of:=IF([.F47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6-19</text:p>
          </table:table-cell>
          <table:table-cell table:number-columns-repeated="3"/>
          <table:table-cell office:value-type="string" calcext:value-type="string">
            <text:p>2018-06-19</text:p>
          </table:table-cell>
          <table:table-cell table:formula="of:=[.E48]-[.E47]-1" office:value-type="float" office:value="17" calcext:value-type="float">
            <text:p>17</text:p>
          </table:table-cell>
          <table:table-cell table:formula="of:=IF([.F48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7-11</text:p>
          </table:table-cell>
          <table:table-cell table:number-columns-repeated="3"/>
          <table:table-cell office:value-type="string" calcext:value-type="string">
            <text:p>2018-07-11</text:p>
          </table:table-cell>
          <table:table-cell table:formula="of:=[.E49]-[.E48]-1" office:value-type="float" office:value="21" calcext:value-type="float">
            <text:p>21</text:p>
          </table:table-cell>
          <table:table-cell table:formula="of:=IF([.F49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8-05</text:p>
          </table:table-cell>
          <table:table-cell table:number-columns-repeated="3"/>
          <table:table-cell office:value-type="string" calcext:value-type="string">
            <text:p>2018-08-05</text:p>
          </table:table-cell>
          <table:table-cell table:formula="of:=[.E50]-[.E49]-1" office:value-type="float" office:value="24" calcext:value-type="float">
            <text:p>24</text:p>
          </table:table-cell>
          <table:table-cell table:formula="of:=IF([.F50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8-18</text:p>
          </table:table-cell>
          <table:table-cell table:number-columns-repeated="3"/>
          <table:table-cell office:value-type="string" calcext:value-type="string">
            <text:p>2018-08-18</text:p>
          </table:table-cell>
          <table:table-cell table:formula="of:=[.E51]-[.E50]-1" office:value-type="float" office:value="12" calcext:value-type="float">
            <text:p>12</text:p>
          </table:table-cell>
          <table:table-cell table:formula="of:=IF([.F51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9-04</text:p>
          </table:table-cell>
          <table:table-cell table:number-columns-repeated="3"/>
          <table:table-cell office:value-type="string" calcext:value-type="string">
            <text:p>2018-09-04</text:p>
          </table:table-cell>
          <table:table-cell table:formula="of:=[.E52]-[.E51]-1" office:value-type="float" office:value="16" calcext:value-type="float">
            <text:p>16</text:p>
          </table:table-cell>
          <table:table-cell table:formula="of:=IF([.F52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09-19</text:p>
          </table:table-cell>
          <table:table-cell table:number-columns-repeated="3"/>
          <table:table-cell office:value-type="string" calcext:value-type="string">
            <text:p>2018-09-19</text:p>
          </table:table-cell>
          <table:table-cell table:formula="of:=[.E53]-[.E52]-1" office:value-type="float" office:value="14" calcext:value-type="float">
            <text:p>14</text:p>
          </table:table-cell>
          <table:table-cell table:formula="of:=IF([.F53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10-08</text:p>
          </table:table-cell>
          <table:table-cell table:number-columns-repeated="3"/>
          <table:table-cell office:value-type="string" calcext:value-type="string">
            <text:p>2018-10-08</text:p>
          </table:table-cell>
          <table:table-cell table:formula="of:=[.E54]-[.E53]-1" office:value-type="float" office:value="18" calcext:value-type="float">
            <text:p>18</text:p>
          </table:table-cell>
          <table:table-cell table:formula="of:=IF([.F54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11-03</text:p>
          </table:table-cell>
          <table:table-cell table:number-columns-repeated="3"/>
          <table:table-cell office:value-type="string" calcext:value-type="string">
            <text:p>2018-11-03</text:p>
          </table:table-cell>
          <table:table-cell table:formula="of:=[.E55]-[.E54]-1" office:value-type="float" office:value="25" calcext:value-type="float">
            <text:p>25</text:p>
          </table:table-cell>
          <table:table-cell table:formula="of:=IF([.F55]&gt;20;1;0)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018-11-24</text:p>
          </table:table-cell>
          <table:table-cell table:number-columns-repeated="3"/>
          <table:table-cell office:value-type="string" calcext:value-type="string">
            <text:p>2018-11-24</text:p>
          </table:table-cell>
          <table:table-cell table:formula="of:=[.E56]-[.E55]-1" office:value-type="float" office:value="20" calcext:value-type="float">
            <text:p>20</text:p>
          </table:table-cell>
          <table:table-cell table:formula="of:=IF([.F56]&gt;20;1;0)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2018-12-18</text:p>
          </table:table-cell>
          <table:table-cell table:style-name="ce17"/>
          <table:table-cell table:number-columns-repeated="2"/>
          <table:table-cell office:value-type="string" calcext:value-type="string">
            <text:p>2018-12-18</text:p>
          </table:table-cell>
          <table:table-cell table:formula="of:=[.E57]-[.E56]-1" office:value-type="float" office:value="23" calcext:value-type="float">
            <text:p>23</text:p>
          </table:table-cell>
          <table:table-cell table:formula="of:=IF([.F57]&gt;20;1;0)" office:value-type="float" office:value="1" calcext:value-type="float">
            <text:p>1</text:p>
          </table:table-cell>
          <table:table-cell table:number-columns-repeated="2"/>
        </table:table-row>
      </table:table>
      <table:table table:name="Tabela przestawna_Arkusz1_1" table:style-name="ta1">
        <table:table-column table:style-name="co7" table:default-cell-style-name="ce13"/>
        <table:table-column table:style-name="co7" table:default-cell-style-name="ce24"/>
        <table:table-column table:style-name="co7" table:default-cell-style-name="ce30"/>
        <table:table-row table:style-name="ro1">
          <table:table-cell table:style-name="Pivot_20_Table_20_Field" office:value-type="string" calcext:value-type="string">
            <text:p>Z/W</text:p>
          </table:table-cell>
          <table:table-cell table:style-name="ce5" office:value-type="string" calcext:value-type="string">
            <text:p>Z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9"/>
          <table:table-cell table:style-name="ce6" office:value-type="string" calcext:value-type="string">
            <text:p>Dane</text:p>
          </table:table-cell>
          <table:table-cell table:style-name="ce27"/>
        </table:table-row>
        <table:table-row table:style-name="ro1">
          <table:table-cell table:style-name="ce20" office:value-type="string" calcext:value-type="string">
            <text:p>towar</text:p>
          </table:table-cell>
          <table:table-cell table:style-name="ce22" office:value-type="string" calcext:value-type="string">
            <text:p>Liczba - ile ton</text:p>
          </table:table-cell>
          <table:table-cell table:style-name="ce28" office:value-type="string" calcext:value-type="string">
            <text:p>Suma - ile ton</text:p>
          </table:table-cell>
        </table:table-row>
        <table:table-row table:style-name="ro1">
          <table:table-cell table:style-name="ce12" office:value-type="string" calcext:value-type="string">
            <text:p>T1</text:p>
          </table:table-cell>
          <table:table-cell table:style-name="ce23" office:value-type="float" office:value="25" calcext:value-type="float">
            <text:p>25</text:p>
          </table:table-cell>
          <table:table-cell table:style-name="ce29" office:value-type="float" office:value="620" calcext:value-type="float">
            <text:p>620</text:p>
          </table:table-cell>
        </table:table-row>
        <table:table-row table:style-name="ro1">
          <table:table-cell office:value-type="string" calcext:value-type="string">
            <text:p>T2</text:p>
          </table:table-cell>
          <table:table-cell office:value-type="float" office:value="25" calcext:value-type="float">
            <text:p>25</text:p>
          </table:table-cell>
          <table:table-cell office:value-type="float" office:value="483" calcext:value-type="float">
            <text:p>483</text:p>
          </table:table-cell>
        </table:table-row>
        <table:table-row table:style-name="ro1">
          <table:table-cell office:value-type="string" calcext:value-type="string">
            <text:p>T3</text:p>
          </table:table-cell>
          <table:table-cell office:value-type="float" office:value="27" calcext:value-type="float">
            <text:p>27</text:p>
          </table:table-cell>
          <table:table-cell office:value-type="float" office:value="633" calcext:value-type="float">
            <text:p>633</text:p>
          </table:table-cell>
        </table:table-row>
        <table:table-row table:style-name="ro1">
          <table:table-cell office:value-type="string" calcext:value-type="string">
            <text:p>T4</text:p>
          </table:table-cell>
          <table:table-cell office:value-type="float" office:value="32" calcext:value-type="float">
            <text:p>32</text:p>
          </table:table-cell>
          <table:table-cell office:value-type="float" office:value="905" calcext:value-type="float">
            <text:p>905</text:p>
          </table:table-cell>
        </table:table-row>
        <table:table-row table:style-name="ro1">
          <table:table-cell office:value-type="string" calcext:value-type="string">
            <text:p>T5</text:p>
          </table:table-cell>
          <table:table-cell table:style-name="ce25" office:value-type="float" office:value="27" calcext:value-type="float">
            <text:p>27</text:p>
          </table:table-cell>
          <table:table-cell table:style-name="ce31" office:value-type="float" office:value="784" calcext:value-type="float">
            <text:p>784</text:p>
          </table:table-cell>
        </table:table-row>
        <table:table-row table:style-name="ro1">
          <table:table-cell table:style-name="ce21" office:value-type="string" calcext:value-type="string">
            <text:p>Razem Wynik</text:p>
          </table:table-cell>
          <table:table-cell table:style-name="ce26" office:value-type="float" office:value="136" calcext:value-type="float">
            <text:p>136</text:p>
          </table:table-cell>
          <table:table-cell table:style-name="ce32" office:value-type="float" office:value="3425" calcext:value-type="float">
            <text:p>3425</text:p>
          </table:table-cell>
        </table:table-row>
      </table:table>
      <table:table table:name="Arkusz4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5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t5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  <table:table-cell table:formula="of:=IF(AND([.$C3]=&quot;T1&quot;;[.$D3]=&quot;Z&quot;);[.G2]+[.$E3];IF(AND([.$C3]=&quot;T1&quot;;[.$D3]=&quot;W&quot;);[.G2]-[.$E3];[.G2]))" office:value-type="float" office:value="0" calcext:value-type="float">
            <text:p>0</text:p>
          </table:table-cell>
          <table:table-cell table:formula="of:=IF(AND([.$C3]=&quot;T2&quot;;[.$D3]=&quot;Z&quot;);[.H2]+[.$E3];IF(AND([.$C3]=&quot;T2&quot;;[.$D3]=&quot;W&quot;);[.H2]-[.$E3];[.H2]))" office:value-type="float" office:value="0" calcext:value-type="float">
            <text:p>0</text:p>
          </table:table-cell>
          <table:table-cell table:formula="of:=IF(AND([.$C3]=&quot;T3&quot;;[.$D3]=&quot;Z&quot;);[.I2]+[.$E3];IF(AND([.$C3]=&quot;T3&quot;;[.$D3]=&quot;W&quot;);[.I2]-[.$E3];[.I2]))" office:value-type="float" office:value="0" calcext:value-type="float">
            <text:p>0</text:p>
          </table:table-cell>
          <table:table-cell table:formula="of:=IF(AND([.$C3]=&quot;T4&quot;;[.$D3]=&quot;Z&quot;);[.J2]+[.$E3];IF(AND([.$C3]=&quot;T4&quot;;[.$D3]=&quot;W&quot;);[.J2]-[.$E3];[.J2]))" office:value-type="float" office:value="3" calcext:value-type="float">
            <text:p>3</text:p>
          </table:table-cell>
          <table:table-cell table:formula="of:=IF(AND([.$C3]=&quot;T5&quot;;[.$D3]=&quot;Z&quot;);[.K2]+[.$E3];IF(AND([.$C3]=&quot;T5&quot;;[.$D3]=&quot;W&quot;);[.K2]-[.$E3];[.K2]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  <table:table-cell table:formula="of:=IF(AND([.$C4]=&quot;T1&quot;;[.$D4]=&quot;Z&quot;);[.G3]+[.E4];IF(AND([.$C4]=&quot;T1&quot;;[.$D4]=&quot;W&quot;);[.G3]-[.E4];[.G3]))" office:value-type="float" office:value="38" calcext:value-type="float">
            <text:p>38</text:p>
          </table:table-cell>
          <table:table-cell table:formula="of:=IF(AND([.$C4]=&quot;T2&quot;;[.$D4]=&quot;Z&quot;);[.H3]+[.$E4];IF(AND([.$C4]=&quot;T2&quot;;[.$D4]=&quot;W&quot;);[.H3]-[.$E4];[.H3]))" office:value-type="float" office:value="0" calcext:value-type="float">
            <text:p>0</text:p>
          </table:table-cell>
          <table:table-cell table:formula="of:=IF(AND([.$C4]=&quot;T3&quot;;[.$D4]=&quot;Z&quot;);[.I3]+[.$E4];IF(AND([.$C4]=&quot;T3&quot;;[.$D4]=&quot;W&quot;);[.I3]-[.$E4];[.I3]))" office:value-type="float" office:value="0" calcext:value-type="float">
            <text:p>0</text:p>
          </table:table-cell>
          <table:table-cell table:formula="of:=IF(AND([.$C4]=&quot;T4&quot;;[.$D4]=&quot;Z&quot;);[.J3]+[.$E4];IF(AND([.$C4]=&quot;T4&quot;;[.$D4]=&quot;W&quot;);[.J3]-[.$E4];[.J3]))" office:value-type="float" office:value="3" calcext:value-type="float">
            <text:p>3</text:p>
          </table:table-cell>
          <table:table-cell table:formula="of:=IF(AND([.$C4]=&quot;T5&quot;;[.$D4]=&quot;Z&quot;);[.K3]+[.$E4];IF(AND([.$C4]=&quot;T5&quot;;[.$D4]=&quot;W&quot;);[.K3]-[.$E4];[.K3]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  <table:table-cell table:formula="of:=IF(AND([.$C5]=&quot;T1&quot;;[.$D5]=&quot;Z&quot;);[.G4]+[.E5];IF(AND([.$C5]=&quot;T1&quot;;[.$D5]=&quot;W&quot;);[.G4]-[.E5];[.G4]))" office:value-type="float" office:value="38" calcext:value-type="float">
            <text:p>38</text:p>
          </table:table-cell>
          <table:table-cell table:formula="of:=IF(AND([.$C5]=&quot;T2&quot;;[.$D5]=&quot;Z&quot;);[.H4]+[.$E5];IF(AND([.$C5]=&quot;T2&quot;;[.$D5]=&quot;W&quot;);[.H4]-[.$E5];[.H4]))" office:value-type="float" office:value="33" calcext:value-type="float">
            <text:p>33</text:p>
          </table:table-cell>
          <table:table-cell table:formula="of:=IF(AND([.$C5]=&quot;T3&quot;;[.$D5]=&quot;Z&quot;);[.I4]+[.$E5];IF(AND([.$C5]=&quot;T3&quot;;[.$D5]=&quot;W&quot;);[.I4]-[.$E5];[.I4]))" office:value-type="float" office:value="0" calcext:value-type="float">
            <text:p>0</text:p>
          </table:table-cell>
          <table:table-cell table:formula="of:=IF(AND([.$C5]=&quot;T4&quot;;[.$D5]=&quot;Z&quot;);[.J4]+[.$E5];IF(AND([.$C5]=&quot;T4&quot;;[.$D5]=&quot;W&quot;);[.J4]-[.$E5];[.J4]))" office:value-type="float" office:value="3" calcext:value-type="float">
            <text:p>3</text:p>
          </table:table-cell>
          <table:table-cell table:formula="of:=IF(AND([.$C5]=&quot;T5&quot;;[.$D5]=&quot;Z&quot;);[.K4]+[.$E5];IF(AND([.$C5]=&quot;T5&quot;;[.$D5]=&quot;W&quot;);[.K4]-[.$E5];[.K4]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  <table:table-cell table:formula="of:=IF(AND([.$C6]=&quot;T1&quot;;[.$D6]=&quot;Z&quot;);[.G5]+[.E6];IF(AND([.$C6]=&quot;T1&quot;;[.$D6]=&quot;W&quot;);[.G5]-[.E6];[.G5]))" office:value-type="float" office:value="38" calcext:value-type="float">
            <text:p>38</text:p>
          </table:table-cell>
          <table:table-cell table:formula="of:=IF(AND([.$C6]=&quot;T2&quot;;[.$D6]=&quot;Z&quot;);[.H5]+[.$E6];IF(AND([.$C6]=&quot;T2&quot;;[.$D6]=&quot;W&quot;);[.H5]-[.$E6];[.H5]))" office:value-type="float" office:value="33" calcext:value-type="float">
            <text:p>33</text:p>
          </table:table-cell>
          <table:table-cell table:formula="of:=IF(AND([.$C6]=&quot;T3&quot;;[.$D6]=&quot;Z&quot;);[.I5]+[.$E6];IF(AND([.$C6]=&quot;T3&quot;;[.$D6]=&quot;W&quot;);[.I5]-[.$E6];[.I5]))" office:value-type="float" office:value="43" calcext:value-type="float">
            <text:p>43</text:p>
          </table:table-cell>
          <table:table-cell table:formula="of:=IF(AND([.$C6]=&quot;T4&quot;;[.$D6]=&quot;Z&quot;);[.J5]+[.$E6];IF(AND([.$C6]=&quot;T4&quot;;[.$D6]=&quot;W&quot;);[.J5]-[.$E6];[.J5]))" office:value-type="float" office:value="3" calcext:value-type="float">
            <text:p>3</text:p>
          </table:table-cell>
          <table:table-cell table:formula="of:=IF(AND([.$C6]=&quot;T5&quot;;[.$D6]=&quot;Z&quot;);[.K5]+[.$E6];IF(AND([.$C6]=&quot;T5&quot;;[.$D6]=&quot;W&quot;);[.K5]-[.$E6];[.K5]))"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table:formula="of:=IF(AND([.$C7]=&quot;T1&quot;;[.$D7]=&quot;Z&quot;);[.G6]+[.E7];IF(AND([.$C7]=&quot;T1&quot;;[.$D7]=&quot;W&quot;);[.G6]-[.E7];[.G6]))" office:value-type="float" office:value="38" calcext:value-type="float">
            <text:p>38</text:p>
          </table:table-cell>
          <table:table-cell table:formula="of:=IF(AND([.$C7]=&quot;T2&quot;;[.$D7]=&quot;Z&quot;);[.H6]+[.$E7];IF(AND([.$C7]=&quot;T2&quot;;[.$D7]=&quot;W&quot;);[.H6]-[.$E7];[.H6]))" office:value-type="float" office:value="33" calcext:value-type="float">
            <text:p>33</text:p>
          </table:table-cell>
          <table:table-cell table:formula="of:=IF(AND([.$C7]=&quot;T3&quot;;[.$D7]=&quot;Z&quot;);[.I6]+[.$E7];IF(AND([.$C7]=&quot;T3&quot;;[.$D7]=&quot;W&quot;);[.I6]-[.$E7];[.I6]))" office:value-type="float" office:value="43" calcext:value-type="float">
            <text:p>43</text:p>
          </table:table-cell>
          <table:table-cell table:formula="of:=IF(AND([.$C7]=&quot;T4&quot;;[.$D7]=&quot;Z&quot;);[.J6]+[.$E7];IF(AND([.$C7]=&quot;T4&quot;;[.$D7]=&quot;W&quot;);[.J6]-[.$E7];[.J6]))" office:value-type="float" office:value="3" calcext:value-type="float">
            <text:p>3</text:p>
          </table:table-cell>
          <table:table-cell table:formula="of:=IF(AND([.$C7]=&quot;T5&quot;;[.$D7]=&quot;Z&quot;);[.K6]+[.$E7];IF(AND([.$C7]=&quot;T5&quot;;[.$D7]=&quot;W&quot;);[.K6]-[.$E7];[.K6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AND([.$C8]=&quot;T1&quot;;[.$D8]=&quot;Z&quot;);[.G7]+[.E8];IF(AND([.$C8]=&quot;T1&quot;;[.$D8]=&quot;W&quot;);[.G7]-[.E8];[.G7]))" office:value-type="float" office:value="38" calcext:value-type="float">
            <text:p>38</text:p>
          </table:table-cell>
          <table:table-cell table:formula="of:=IF(AND([.$C8]=&quot;T2&quot;;[.$D8]=&quot;Z&quot;);[.H7]+[.$E8];IF(AND([.$C8]=&quot;T2&quot;;[.$D8]=&quot;W&quot;);[.H7]-[.$E8];[.H7]))" office:value-type="float" office:value="47" calcext:value-type="float">
            <text:p>47</text:p>
          </table:table-cell>
          <table:table-cell table:formula="of:=IF(AND([.$C8]=&quot;T3&quot;;[.$D8]=&quot;Z&quot;);[.I7]+[.$E8];IF(AND([.$C8]=&quot;T3&quot;;[.$D8]=&quot;W&quot;);[.I7]-[.$E8];[.I7]))" office:value-type="float" office:value="43" calcext:value-type="float">
            <text:p>43</text:p>
          </table:table-cell>
          <table:table-cell table:formula="of:=IF(AND([.$C8]=&quot;T4&quot;;[.$D8]=&quot;Z&quot;);[.J7]+[.$E8];IF(AND([.$C8]=&quot;T4&quot;;[.$D8]=&quot;W&quot;);[.J7]-[.$E8];[.J7]))" office:value-type="float" office:value="3" calcext:value-type="float">
            <text:p>3</text:p>
          </table:table-cell>
          <table:table-cell table:formula="of:=IF(AND([.$C8]=&quot;T5&quot;;[.$D8]=&quot;Z&quot;);[.K7]+[.$E8];IF(AND([.$C8]=&quot;T5&quot;;[.$D8]=&quot;W&quot;);[.K7]-[.$E8];[.K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  <table:table-cell table:formula="of:=IF(AND([.$C9]=&quot;T1&quot;;[.$D9]=&quot;Z&quot;);[.G8]+[.E9];IF(AND([.$C9]=&quot;T1&quot;;[.$D9]=&quot;W&quot;);[.G8]-[.E9];[.G8]))" office:value-type="float" office:value="38" calcext:value-type="float">
            <text:p>38</text:p>
          </table:table-cell>
          <table:table-cell table:formula="of:=IF(AND([.$C9]=&quot;T2&quot;;[.$D9]=&quot;Z&quot;);[.H8]+[.$E9];IF(AND([.$C9]=&quot;T2&quot;;[.$D9]=&quot;W&quot;);[.H8]-[.$E9];[.H8]))" office:value-type="float" office:value="47" calcext:value-type="float">
            <text:p>47</text:p>
          </table:table-cell>
          <table:table-cell table:formula="of:=IF(AND([.$C9]=&quot;T3&quot;;[.$D9]=&quot;Z&quot;);[.I8]+[.$E9];IF(AND([.$C9]=&quot;T3&quot;;[.$D9]=&quot;W&quot;);[.I8]-[.$E9];[.I8]))" office:value-type="float" office:value="43" calcext:value-type="float">
            <text:p>43</text:p>
          </table:table-cell>
          <table:table-cell table:formula="of:=IF(AND([.$C9]=&quot;T4&quot;;[.$D9]=&quot;Z&quot;);[.J8]+[.$E9];IF(AND([.$C9]=&quot;T4&quot;;[.$D9]=&quot;W&quot;);[.J8]-[.$E9];[.J8]))" office:value-type="float" office:value="3" calcext:value-type="float">
            <text:p>3</text:p>
          </table:table-cell>
          <table:table-cell table:formula="of:=IF(AND([.$C9]=&quot;T5&quot;;[.$D9]=&quot;Z&quot;);[.K8]+[.$E9];IF(AND([.$C9]=&quot;T5&quot;;[.$D9]=&quot;W&quot;);[.K8]-[.$E9];[.K8]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  <table:table-cell table:formula="of:=IF(AND([.$C10]=&quot;T1&quot;;[.$D10]=&quot;Z&quot;);[.G9]+[.E10];IF(AND([.$C10]=&quot;T1&quot;;[.$D10]=&quot;W&quot;);[.G9]-[.E10];[.G9]))" office:value-type="float" office:value="38" calcext:value-type="float">
            <text:p>38</text:p>
          </table:table-cell>
          <table:table-cell table:formula="of:=IF(AND([.$C10]=&quot;T2&quot;;[.$D10]=&quot;Z&quot;);[.H9]+[.$E10];IF(AND([.$C10]=&quot;T2&quot;;[.$D10]=&quot;W&quot;);[.H9]-[.$E10];[.H9]))" office:value-type="float" office:value="48" calcext:value-type="float">
            <text:p>48</text:p>
          </table:table-cell>
          <table:table-cell table:formula="of:=IF(AND([.$C10]=&quot;T3&quot;;[.$D10]=&quot;Z&quot;);[.I9]+[.$E10];IF(AND([.$C10]=&quot;T3&quot;;[.$D10]=&quot;W&quot;);[.I9]-[.$E10];[.I9]))" office:value-type="float" office:value="43" calcext:value-type="float">
            <text:p>43</text:p>
          </table:table-cell>
          <table:table-cell table:formula="of:=IF(AND([.$C10]=&quot;T4&quot;;[.$D10]=&quot;Z&quot;);[.J9]+[.$E10];IF(AND([.$C10]=&quot;T4&quot;;[.$D10]=&quot;W&quot;);[.J9]-[.$E10];[.J9]))" office:value-type="float" office:value="3" calcext:value-type="float">
            <text:p>3</text:p>
          </table:table-cell>
          <table:table-cell table:formula="of:=IF(AND([.$C10]=&quot;T5&quot;;[.$D10]=&quot;Z&quot;);[.K9]+[.$E10];IF(AND([.$C10]=&quot;T5&quot;;[.$D10]=&quot;W&quot;);[.K9]-[.$E10];[.K9]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  <table:table-cell table:formula="of:=IF(AND([.$C11]=&quot;T1&quot;;[.$D11]=&quot;Z&quot;);[.G10]+[.E11];IF(AND([.$C11]=&quot;T1&quot;;[.$D11]=&quot;W&quot;);[.G10]-[.E11];[.G10]))" office:value-type="float" office:value="38" calcext:value-type="float">
            <text:p>38</text:p>
          </table:table-cell>
          <table:table-cell table:formula="of:=IF(AND([.$C11]=&quot;T2&quot;;[.$D11]=&quot;Z&quot;);[.H10]+[.$E11];IF(AND([.$C11]=&quot;T2&quot;;[.$D11]=&quot;W&quot;);[.H10]-[.$E11];[.H10]))" office:value-type="float" office:value="48" calcext:value-type="float">
            <text:p>48</text:p>
          </table:table-cell>
          <table:table-cell table:formula="of:=IF(AND([.$C11]=&quot;T3&quot;;[.$D11]=&quot;Z&quot;);[.I10]+[.$E11];IF(AND([.$C11]=&quot;T3&quot;;[.$D11]=&quot;W&quot;);[.I10]-[.$E11];[.I10]))" office:value-type="float" office:value="43" calcext:value-type="float">
            <text:p>43</text:p>
          </table:table-cell>
          <table:table-cell table:formula="of:=IF(AND([.$C11]=&quot;T4&quot;;[.$D11]=&quot;Z&quot;);[.J10]+[.$E11];IF(AND([.$C11]=&quot;T4&quot;;[.$D11]=&quot;W&quot;);[.J10]-[.$E11];[.J10]))" office:value-type="float" office:value="24" calcext:value-type="float">
            <text:p>24</text:p>
          </table:table-cell>
          <table:table-cell table:formula="of:=IF(AND([.$C11]=&quot;T5&quot;;[.$D11]=&quot;Z&quot;);[.K10]+[.$E11];IF(AND([.$C11]=&quot;T5&quot;;[.$D11]=&quot;W&quot;);[.K10]-[.$E11];[.K10]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  <table:table-cell table:formula="of:=IF(AND([.$C12]=&quot;T1&quot;;[.$D12]=&quot;Z&quot;);[.G11]+[.E12];IF(AND([.$C12]=&quot;T1&quot;;[.$D12]=&quot;W&quot;);[.G11]-[.E12];[.G11]))" office:value-type="float" office:value="38" calcext:value-type="float">
            <text:p>38</text:p>
          </table:table-cell>
          <table:table-cell table:formula="of:=IF(AND([.$C12]=&quot;T2&quot;;[.$D12]=&quot;Z&quot;);[.H11]+[.$E12];IF(AND([.$C12]=&quot;T2&quot;;[.$D12]=&quot;W&quot;);[.H11]-[.$E12];[.H11]))" office:value-type="float" office:value="48" calcext:value-type="float">
            <text:p>48</text:p>
          </table:table-cell>
          <table:table-cell table:formula="of:=IF(AND([.$C12]=&quot;T3&quot;;[.$D12]=&quot;Z&quot;);[.I11]+[.$E12];IF(AND([.$C12]=&quot;T3&quot;;[.$D12]=&quot;W&quot;);[.I11]-[.$E12];[.I11]))" office:value-type="float" office:value="0" calcext:value-type="float">
            <text:p>0</text:p>
          </table:table-cell>
          <table:table-cell table:formula="of:=IF(AND([.$C12]=&quot;T4&quot;;[.$D12]=&quot;Z&quot;);[.J11]+[.$E12];IF(AND([.$C12]=&quot;T4&quot;;[.$D12]=&quot;W&quot;);[.J11]-[.$E12];[.J11]))" office:value-type="float" office:value="24" calcext:value-type="float">
            <text:p>24</text:p>
          </table:table-cell>
          <table:table-cell table:formula="of:=IF(AND([.$C12]=&quot;T5&quot;;[.$D12]=&quot;Z&quot;);[.K11]+[.$E12];IF(AND([.$C12]=&quot;T5&quot;;[.$D12]=&quot;W&quot;);[.K11]-[.$E12];[.K11]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  <table:table-cell table:formula="of:=IF(AND([.$C13]=&quot;T1&quot;;[.$D13]=&quot;Z&quot;);[.G12]+[.E13];IF(AND([.$C13]=&quot;T1&quot;;[.$D13]=&quot;W&quot;);[.G12]-[.E13];[.G12]))" office:value-type="float" office:value="0" calcext:value-type="float">
            <text:p>0</text:p>
          </table:table-cell>
          <table:table-cell table:formula="of:=IF(AND([.$C13]=&quot;T2&quot;;[.$D13]=&quot;Z&quot;);[.H12]+[.$E13];IF(AND([.$C13]=&quot;T2&quot;;[.$D13]=&quot;W&quot;);[.H12]-[.$E13];[.H12]))" office:value-type="float" office:value="48" calcext:value-type="float">
            <text:p>48</text:p>
          </table:table-cell>
          <table:table-cell table:formula="of:=IF(AND([.$C13]=&quot;T3&quot;;[.$D13]=&quot;Z&quot;);[.I12]+[.$E13];IF(AND([.$C13]=&quot;T3&quot;;[.$D13]=&quot;W&quot;);[.I12]-[.$E13];[.I12]))" office:value-type="float" office:value="0" calcext:value-type="float">
            <text:p>0</text:p>
          </table:table-cell>
          <table:table-cell table:formula="of:=IF(AND([.$C13]=&quot;T4&quot;;[.$D13]=&quot;Z&quot;);[.J12]+[.$E13];IF(AND([.$C13]=&quot;T4&quot;;[.$D13]=&quot;W&quot;);[.J12]-[.$E13];[.J12]))" office:value-type="float" office:value="24" calcext:value-type="float">
            <text:p>24</text:p>
          </table:table-cell>
          <table:table-cell table:formula="of:=IF(AND([.$C13]=&quot;T5&quot;;[.$D13]=&quot;Z&quot;);[.K12]+[.$E13];IF(AND([.$C13]=&quot;T5&quot;;[.$D13]=&quot;W&quot;);[.K12]-[.$E13];[.K12]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  <table:table-cell table:formula="of:=IF(AND([.$C14]=&quot;T1&quot;;[.$D14]=&quot;Z&quot;);[.G13]+[.E14];IF(AND([.$C14]=&quot;T1&quot;;[.$D14]=&quot;W&quot;);[.G13]-[.E14];[.G13]))" office:value-type="float" office:value="0" calcext:value-type="float">
            <text:p>0</text:p>
          </table:table-cell>
          <table:table-cell table:formula="of:=IF(AND([.$C14]=&quot;T2&quot;;[.$D14]=&quot;Z&quot;);[.H13]+[.$E14];IF(AND([.$C14]=&quot;T2&quot;;[.$D14]=&quot;W&quot;);[.H13]-[.$E14];[.H13]))" office:value-type="float" office:value="48" calcext:value-type="float">
            <text:p>48</text:p>
          </table:table-cell>
          <table:table-cell table:formula="of:=IF(AND([.$C14]=&quot;T3&quot;;[.$D14]=&quot;Z&quot;);[.I13]+[.$E14];IF(AND([.$C14]=&quot;T3&quot;;[.$D14]=&quot;W&quot;);[.I13]-[.$E14];[.I13]))" office:value-type="float" office:value="0" calcext:value-type="float">
            <text:p>0</text:p>
          </table:table-cell>
          <table:table-cell table:formula="of:=IF(AND([.$C14]=&quot;T4&quot;;[.$D14]=&quot;Z&quot;);[.J13]+[.$E14];IF(AND([.$C14]=&quot;T4&quot;;[.$D14]=&quot;W&quot;);[.J13]-[.$E14];[.J13]))" office:value-type="float" office:value="33" calcext:value-type="float">
            <text:p>33</text:p>
          </table:table-cell>
          <table:table-cell table:formula="of:=IF(AND([.$C14]=&quot;T5&quot;;[.$D14]=&quot;Z&quot;);[.K13]+[.$E14];IF(AND([.$C14]=&quot;T5&quot;;[.$D14]=&quot;W&quot;);[.K13]-[.$E14];[.K13]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IF(AND([.$C15]=&quot;T1&quot;;[.$D15]=&quot;Z&quot;);[.G14]+[.E15];IF(AND([.$C15]=&quot;T1&quot;;[.$D15]=&quot;W&quot;);[.G14]-[.E15];[.G14]))" office:value-type="float" office:value="0" calcext:value-type="float">
            <text:p>0</text:p>
          </table:table-cell>
          <table:table-cell table:formula="of:=IF(AND([.$C15]=&quot;T2&quot;;[.$D15]=&quot;Z&quot;);[.H14]+[.$E15];IF(AND([.$C15]=&quot;T2&quot;;[.$D15]=&quot;W&quot;);[.H14]-[.$E15];[.H14]))" office:value-type="float" office:value="48" calcext:value-type="float">
            <text:p>48</text:p>
          </table:table-cell>
          <table:table-cell table:formula="of:=IF(AND([.$C15]=&quot;T3&quot;;[.$D15]=&quot;Z&quot;);[.I14]+[.$E15];IF(AND([.$C15]=&quot;T3&quot;;[.$D15]=&quot;W&quot;);[.I14]-[.$E15];[.I14]))" office:value-type="float" office:value="0" calcext:value-type="float">
            <text:p>0</text:p>
          </table:table-cell>
          <table:table-cell table:formula="of:=IF(AND([.$C15]=&quot;T4&quot;;[.$D15]=&quot;Z&quot;);[.J14]+[.$E15];IF(AND([.$C15]=&quot;T4&quot;;[.$D15]=&quot;W&quot;);[.J14]-[.$E15];[.J14]))" office:value-type="float" office:value="33" calcext:value-type="float">
            <text:p>33</text:p>
          </table:table-cell>
          <table:table-cell table:formula="of:=IF(AND([.$C15]=&quot;T5&quot;;[.$D15]=&quot;Z&quot;);[.K14]+[.$E15];IF(AND([.$C15]=&quot;T5&quot;;[.$D15]=&quot;W&quot;);[.K14]-[.$E15];[.K14]))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table:formula="of:=IF(AND([.$C16]=&quot;T1&quot;;[.$D16]=&quot;Z&quot;);[.G15]+[.E16];IF(AND([.$C16]=&quot;T1&quot;;[.$D16]=&quot;W&quot;);[.G15]-[.E16];[.G15]))" office:value-type="float" office:value="0" calcext:value-type="float">
            <text:p>0</text:p>
          </table:table-cell>
          <table:table-cell table:formula="of:=IF(AND([.$C16]=&quot;T2&quot;;[.$D16]=&quot;Z&quot;);[.H15]+[.$E16];IF(AND([.$C16]=&quot;T2&quot;;[.$D16]=&quot;W&quot;);[.H15]-[.$E16];[.H15]))" office:value-type="float" office:value="48" calcext:value-type="float">
            <text:p>48</text:p>
          </table:table-cell>
          <table:table-cell table:formula="of:=IF(AND([.$C16]=&quot;T3&quot;;[.$D16]=&quot;Z&quot;);[.I15]+[.$E16];IF(AND([.$C16]=&quot;T3&quot;;[.$D16]=&quot;W&quot;);[.I15]-[.$E16];[.I15]))" office:value-type="float" office:value="0" calcext:value-type="float">
            <text:p>0</text:p>
          </table:table-cell>
          <table:table-cell table:formula="of:=IF(AND([.$C16]=&quot;T4&quot;;[.$D16]=&quot;Z&quot;);[.J15]+[.$E16];IF(AND([.$C16]=&quot;T4&quot;;[.$D16]=&quot;W&quot;);[.J15]-[.$E16];[.J15]))" office:value-type="float" office:value="33" calcext:value-type="float">
            <text:p>33</text:p>
          </table:table-cell>
          <table:table-cell table:formula="of:=IF(AND([.$C16]=&quot;T5&quot;;[.$D16]=&quot;Z&quot;);[.K15]+[.$E16];IF(AND([.$C16]=&quot;T5&quot;;[.$D16]=&quot;W&quot;);[.K15]-[.$E16];[.K15]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  <table:table-cell table:formula="of:=IF(AND([.$C17]=&quot;T1&quot;;[.$D17]=&quot;Z&quot;);[.G16]+[.E17];IF(AND([.$C17]=&quot;T1&quot;;[.$D17]=&quot;W&quot;);[.G16]-[.E17];[.G16]))" office:value-type="float" office:value="0" calcext:value-type="float">
            <text:p>0</text:p>
          </table:table-cell>
          <table:table-cell table:formula="of:=IF(AND([.$C17]=&quot;T2&quot;;[.$D17]=&quot;Z&quot;);[.H16]+[.$E17];IF(AND([.$C17]=&quot;T2&quot;;[.$D17]=&quot;W&quot;);[.H16]-[.$E17];[.H16]))" office:value-type="float" office:value="48" calcext:value-type="float">
            <text:p>48</text:p>
          </table:table-cell>
          <table:table-cell table:formula="of:=IF(AND([.$C17]=&quot;T3&quot;;[.$D17]=&quot;Z&quot;);[.I16]+[.$E17];IF(AND([.$C17]=&quot;T3&quot;;[.$D17]=&quot;W&quot;);[.I16]-[.$E17];[.I16]))" office:value-type="float" office:value="32" calcext:value-type="float">
            <text:p>32</text:p>
          </table:table-cell>
          <table:table-cell table:formula="of:=IF(AND([.$C17]=&quot;T4&quot;;[.$D17]=&quot;Z&quot;);[.J16]+[.$E17];IF(AND([.$C17]=&quot;T4&quot;;[.$D17]=&quot;W&quot;);[.J16]-[.$E17];[.J16]))" office:value-type="float" office:value="33" calcext:value-type="float">
            <text:p>33</text:p>
          </table:table-cell>
          <table:table-cell table:formula="of:=IF(AND([.$C17]=&quot;T5&quot;;[.$D17]=&quot;Z&quot;);[.K16]+[.$E17];IF(AND([.$C17]=&quot;T5&quot;;[.$D17]=&quot;W&quot;);[.K16]-[.$E17];[.K16]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table:formula="of:=IF(AND([.$C18]=&quot;T1&quot;;[.$D18]=&quot;Z&quot;);[.G17]+[.E18];IF(AND([.$C18]=&quot;T1&quot;;[.$D18]=&quot;W&quot;);[.G17]-[.E18];[.G17]))" office:value-type="float" office:value="7" calcext:value-type="float">
            <text:p>7</text:p>
          </table:table-cell>
          <table:table-cell table:formula="of:=IF(AND([.$C18]=&quot;T2&quot;;[.$D18]=&quot;Z&quot;);[.H17]+[.$E18];IF(AND([.$C18]=&quot;T2&quot;;[.$D18]=&quot;W&quot;);[.H17]-[.$E18];[.H17]))" office:value-type="float" office:value="48" calcext:value-type="float">
            <text:p>48</text:p>
          </table:table-cell>
          <table:table-cell table:formula="of:=IF(AND([.$C18]=&quot;T3&quot;;[.$D18]=&quot;Z&quot;);[.I17]+[.$E18];IF(AND([.$C18]=&quot;T3&quot;;[.$D18]=&quot;W&quot;);[.I17]-[.$E18];[.I17]))" office:value-type="float" office:value="32" calcext:value-type="float">
            <text:p>32</text:p>
          </table:table-cell>
          <table:table-cell table:formula="of:=IF(AND([.$C18]=&quot;T4&quot;;[.$D18]=&quot;Z&quot;);[.J17]+[.$E18];IF(AND([.$C18]=&quot;T4&quot;;[.$D18]=&quot;W&quot;);[.J17]-[.$E18];[.J17]))" office:value-type="float" office:value="33" calcext:value-type="float">
            <text:p>33</text:p>
          </table:table-cell>
          <table:table-cell table:formula="of:=IF(AND([.$C18]=&quot;T5&quot;;[.$D18]=&quot;Z&quot;);[.K17]+[.$E18];IF(AND([.$C18]=&quot;T5&quot;;[.$D18]=&quot;W&quot;);[.K17]-[.$E18];[.K17]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  <table:table-cell table:formula="of:=IF(AND([.$C19]=&quot;T1&quot;;[.$D19]=&quot;Z&quot;);[.G18]+[.E19];IF(AND([.$C19]=&quot;T1&quot;;[.$D19]=&quot;W&quot;);[.G18]-[.E19];[.G18]))" office:value-type="float" office:value="7" calcext:value-type="float">
            <text:p>7</text:p>
          </table:table-cell>
          <table:table-cell table:formula="of:=IF(AND([.$C19]=&quot;T2&quot;;[.$D19]=&quot;Z&quot;);[.H18]+[.$E19];IF(AND([.$C19]=&quot;T2&quot;;[.$D19]=&quot;W&quot;);[.H18]-[.$E19];[.H18]))" office:value-type="float" office:value="58" calcext:value-type="float">
            <text:p>58</text:p>
          </table:table-cell>
          <table:table-cell table:formula="of:=IF(AND([.$C19]=&quot;T3&quot;;[.$D19]=&quot;Z&quot;);[.I18]+[.$E19];IF(AND([.$C19]=&quot;T3&quot;;[.$D19]=&quot;W&quot;);[.I18]-[.$E19];[.I18]))" office:value-type="float" office:value="32" calcext:value-type="float">
            <text:p>32</text:p>
          </table:table-cell>
          <table:table-cell table:formula="of:=IF(AND([.$C19]=&quot;T4&quot;;[.$D19]=&quot;Z&quot;);[.J18]+[.$E19];IF(AND([.$C19]=&quot;T4&quot;;[.$D19]=&quot;W&quot;);[.J18]-[.$E19];[.J18]))" office:value-type="float" office:value="33" calcext:value-type="float">
            <text:p>33</text:p>
          </table:table-cell>
          <table:table-cell table:formula="of:=IF(AND([.$C19]=&quot;T5&quot;;[.$D19]=&quot;Z&quot;);[.K18]+[.$E19];IF(AND([.$C19]=&quot;T5&quot;;[.$D19]=&quot;W&quot;);[.K18]-[.$E19];[.K18]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  <table:table-cell table:formula="of:=IF(AND([.$C20]=&quot;T1&quot;;[.$D20]=&quot;Z&quot;);[.G19]+[.E20];IF(AND([.$C20]=&quot;T1&quot;;[.$D20]=&quot;W&quot;);[.G19]-[.E20];[.G19]))" office:value-type="float" office:value="0" calcext:value-type="float">
            <text:p>0</text:p>
          </table:table-cell>
          <table:table-cell table:formula="of:=IF(AND([.$C20]=&quot;T2&quot;;[.$D20]=&quot;Z&quot;);[.H19]+[.$E20];IF(AND([.$C20]=&quot;T2&quot;;[.$D20]=&quot;W&quot;);[.H19]-[.$E20];[.H19]))" office:value-type="float" office:value="58" calcext:value-type="float">
            <text:p>58</text:p>
          </table:table-cell>
          <table:table-cell table:formula="of:=IF(AND([.$C20]=&quot;T3&quot;;[.$D20]=&quot;Z&quot;);[.I19]+[.$E20];IF(AND([.$C20]=&quot;T3&quot;;[.$D20]=&quot;W&quot;);[.I19]-[.$E20];[.I19]))" office:value-type="float" office:value="32" calcext:value-type="float">
            <text:p>32</text:p>
          </table:table-cell>
          <table:table-cell table:formula="of:=IF(AND([.$C20]=&quot;T4&quot;;[.$D20]=&quot;Z&quot;);[.J19]+[.$E20];IF(AND([.$C20]=&quot;T4&quot;;[.$D20]=&quot;W&quot;);[.J19]-[.$E20];[.J19]))" office:value-type="float" office:value="33" calcext:value-type="float">
            <text:p>33</text:p>
          </table:table-cell>
          <table:table-cell table:formula="of:=IF(AND([.$C20]=&quot;T5&quot;;[.$D20]=&quot;Z&quot;);[.K19]+[.$E20];IF(AND([.$C20]=&quot;T5&quot;;[.$D20]=&quot;W&quot;);[.K19]-[.$E20];[.K19]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  <table:table-cell table:formula="of:=IF(AND([.$C21]=&quot;T1&quot;;[.$D21]=&quot;Z&quot;);[.G20]+[.E21];IF(AND([.$C21]=&quot;T1&quot;;[.$D21]=&quot;W&quot;);[.G20]-[.E21];[.G20]))" office:value-type="float" office:value="0" calcext:value-type="float">
            <text:p>0</text:p>
          </table:table-cell>
          <table:table-cell table:formula="of:=IF(AND([.$C21]=&quot;T2&quot;;[.$D21]=&quot;Z&quot;);[.H20]+[.$E21];IF(AND([.$C21]=&quot;T2&quot;;[.$D21]=&quot;W&quot;);[.H20]-[.$E21];[.H20]))" office:value-type="float" office:value="58" calcext:value-type="float">
            <text:p>58</text:p>
          </table:table-cell>
          <table:table-cell table:formula="of:=IF(AND([.$C21]=&quot;T3&quot;;[.$D21]=&quot;Z&quot;);[.I20]+[.$E21];IF(AND([.$C21]=&quot;T3&quot;;[.$D21]=&quot;W&quot;);[.I20]-[.$E21];[.I20]))" office:value-type="float" office:value="57" calcext:value-type="float">
            <text:p>57</text:p>
          </table:table-cell>
          <table:table-cell table:formula="of:=IF(AND([.$C21]=&quot;T4&quot;;[.$D21]=&quot;Z&quot;);[.J20]+[.$E21];IF(AND([.$C21]=&quot;T4&quot;;[.$D21]=&quot;W&quot;);[.J20]-[.$E21];[.J20]))" office:value-type="float" office:value="33" calcext:value-type="float">
            <text:p>33</text:p>
          </table:table-cell>
          <table:table-cell table:formula="of:=IF(AND([.$C21]=&quot;T5&quot;;[.$D21]=&quot;Z&quot;);[.K20]+[.$E21];IF(AND([.$C21]=&quot;T5&quot;;[.$D21]=&quot;W&quot;);[.K20]-[.$E21];[.K20]))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AND([.$C22]=&quot;T1&quot;;[.$D22]=&quot;Z&quot;);[.G21]+[.E22];IF(AND([.$C22]=&quot;T1&quot;;[.$D22]=&quot;W&quot;);[.G21]-[.E22];[.G21]))" office:value-type="float" office:value="0" calcext:value-type="float">
            <text:p>0</text:p>
          </table:table-cell>
          <table:table-cell table:formula="of:=IF(AND([.$C22]=&quot;T2&quot;;[.$D22]=&quot;Z&quot;);[.H21]+[.$E22];IF(AND([.$C22]=&quot;T2&quot;;[.$D22]=&quot;W&quot;);[.H21]-[.$E22];[.H21]))" office:value-type="float" office:value="58" calcext:value-type="float">
            <text:p>58</text:p>
          </table:table-cell>
          <table:table-cell table:formula="of:=IF(AND([.$C22]=&quot;T3&quot;;[.$D22]=&quot;Z&quot;);[.I21]+[.$E22];IF(AND([.$C22]=&quot;T3&quot;;[.$D22]=&quot;W&quot;);[.I21]-[.$E22];[.I21]))" office:value-type="float" office:value="57" calcext:value-type="float">
            <text:p>57</text:p>
          </table:table-cell>
          <table:table-cell table:formula="of:=IF(AND([.$C22]=&quot;T4&quot;;[.$D22]=&quot;Z&quot;);[.J21]+[.$E22];IF(AND([.$C22]=&quot;T4&quot;;[.$D22]=&quot;W&quot;);[.J21]-[.$E22];[.J21]))" office:value-type="float" office:value="33" calcext:value-type="float">
            <text:p>33</text:p>
          </table:table-cell>
          <table:table-cell table:formula="of:=IF(AND([.$C22]=&quot;T5&quot;;[.$D22]=&quot;Z&quot;);[.K21]+[.$E22];IF(AND([.$C22]=&quot;T5&quot;;[.$D22]=&quot;W&quot;);[.K21]-[.$E22];[.K21]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  <table:table-cell table:formula="of:=IF(AND([.$C23]=&quot;T1&quot;;[.$D23]=&quot;Z&quot;);[.G22]+[.E23];IF(AND([.$C23]=&quot;T1&quot;;[.$D23]=&quot;W&quot;);[.G22]-[.E23];[.G22]))" office:value-type="float" office:value="0" calcext:value-type="float">
            <text:p>0</text:p>
          </table:table-cell>
          <table:table-cell table:formula="of:=IF(AND([.$C23]=&quot;T2&quot;;[.$D23]=&quot;Z&quot;);[.H22]+[.$E23];IF(AND([.$C23]=&quot;T2&quot;;[.$D23]=&quot;W&quot;);[.H22]-[.$E23];[.H22]))" office:value-type="float" office:value="22" calcext:value-type="float">
            <text:p>22</text:p>
          </table:table-cell>
          <table:table-cell table:formula="of:=IF(AND([.$C23]=&quot;T3&quot;;[.$D23]=&quot;Z&quot;);[.I22]+[.$E23];IF(AND([.$C23]=&quot;T3&quot;;[.$D23]=&quot;W&quot;);[.I22]-[.$E23];[.I22]))" office:value-type="float" office:value="57" calcext:value-type="float">
            <text:p>57</text:p>
          </table:table-cell>
          <table:table-cell table:formula="of:=IF(AND([.$C23]=&quot;T4&quot;;[.$D23]=&quot;Z&quot;);[.J22]+[.$E23];IF(AND([.$C23]=&quot;T4&quot;;[.$D23]=&quot;W&quot;);[.J22]-[.$E23];[.J22]))" office:value-type="float" office:value="33" calcext:value-type="float">
            <text:p>33</text:p>
          </table:table-cell>
          <table:table-cell table:formula="of:=IF(AND([.$C23]=&quot;T5&quot;;[.$D23]=&quot;Z&quot;);[.K22]+[.$E23];IF(AND([.$C23]=&quot;T5&quot;;[.$D23]=&quot;W&quot;);[.K22]-[.$E23];[.K22]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  <table:table-cell table:formula="of:=IF(AND([.$C24]=&quot;T1&quot;;[.$D24]=&quot;Z&quot;);[.G23]+[.E24];IF(AND([.$C24]=&quot;T1&quot;;[.$D24]=&quot;W&quot;);[.G23]-[.E24];[.G23]))" office:value-type="float" office:value="0" calcext:value-type="float">
            <text:p>0</text:p>
          </table:table-cell>
          <table:table-cell table:formula="of:=IF(AND([.$C24]=&quot;T2&quot;;[.$D24]=&quot;Z&quot;);[.H23]+[.$E24];IF(AND([.$C24]=&quot;T2&quot;;[.$D24]=&quot;W&quot;);[.H23]-[.$E24];[.H23]))" office:value-type="float" office:value="22" calcext:value-type="float">
            <text:p>22</text:p>
          </table:table-cell>
          <table:table-cell table:formula="of:=IF(AND([.$C24]=&quot;T3&quot;;[.$D24]=&quot;Z&quot;);[.I23]+[.$E24];IF(AND([.$C24]=&quot;T3&quot;;[.$D24]=&quot;W&quot;);[.I23]-[.$E24];[.I23]))" office:value-type="float" office:value="57" calcext:value-type="float">
            <text:p>57</text:p>
          </table:table-cell>
          <table:table-cell table:formula="of:=IF(AND([.$C24]=&quot;T4&quot;;[.$D24]=&quot;Z&quot;);[.J23]+[.$E24];IF(AND([.$C24]=&quot;T4&quot;;[.$D24]=&quot;W&quot;);[.J23]-[.$E24];[.J23]))" office:value-type="float" office:value="38" calcext:value-type="float">
            <text:p>38</text:p>
          </table:table-cell>
          <table:table-cell table:formula="of:=IF(AND([.$C24]=&quot;T5&quot;;[.$D24]=&quot;Z&quot;);[.K23]+[.$E24];IF(AND([.$C24]=&quot;T5&quot;;[.$D24]=&quot;W&quot;);[.K23]-[.$E24];[.K23]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table:formula="of:=IF(AND([.$C25]=&quot;T1&quot;;[.$D25]=&quot;Z&quot;);[.G24]+[.E25];IF(AND([.$C25]=&quot;T1&quot;;[.$D25]=&quot;W&quot;);[.G24]-[.E25];[.G24]))" office:value-type="float" office:value="0" calcext:value-type="float">
            <text:p>0</text:p>
          </table:table-cell>
          <table:table-cell table:formula="of:=IF(AND([.$C25]=&quot;T2&quot;;[.$D25]=&quot;Z&quot;);[.H24]+[.$E25];IF(AND([.$C25]=&quot;T2&quot;;[.$D25]=&quot;W&quot;);[.H24]-[.$E25];[.H24]))" office:value-type="float" office:value="22" calcext:value-type="float">
            <text:p>22</text:p>
          </table:table-cell>
          <table:table-cell table:formula="of:=IF(AND([.$C25]=&quot;T3&quot;;[.$D25]=&quot;Z&quot;);[.I24]+[.$E25];IF(AND([.$C25]=&quot;T3&quot;;[.$D25]=&quot;W&quot;);[.I24]-[.$E25];[.I24]))" office:value-type="float" office:value="57" calcext:value-type="float">
            <text:p>57</text:p>
          </table:table-cell>
          <table:table-cell table:formula="of:=IF(AND([.$C25]=&quot;T4&quot;;[.$D25]=&quot;Z&quot;);[.J24]+[.$E25];IF(AND([.$C25]=&quot;T4&quot;;[.$D25]=&quot;W&quot;);[.J24]-[.$E25];[.J24]))" office:value-type="float" office:value="38" calcext:value-type="float">
            <text:p>38</text:p>
          </table:table-cell>
          <table:table-cell table:formula="of:=IF(AND([.$C25]=&quot;T5&quot;;[.$D25]=&quot;Z&quot;);[.K24]+[.$E25];IF(AND([.$C25]=&quot;T5&quot;;[.$D25]=&quot;W&quot;);[.K24]-[.$E25];[.K24]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IF(AND([.$C26]=&quot;T1&quot;;[.$D26]=&quot;Z&quot;);[.G25]+[.E26];IF(AND([.$C26]=&quot;T1&quot;;[.$D26]=&quot;W&quot;);[.G25]-[.E26];[.G25]))" office:value-type="float" office:value="0" calcext:value-type="float">
            <text:p>0</text:p>
          </table:table-cell>
          <table:table-cell table:formula="of:=IF(AND([.$C26]=&quot;T2&quot;;[.$D26]=&quot;Z&quot;);[.H25]+[.$E26];IF(AND([.$C26]=&quot;T2&quot;;[.$D26]=&quot;W&quot;);[.H25]-[.$E26];[.H25]))" office:value-type="float" office:value="22" calcext:value-type="float">
            <text:p>22</text:p>
          </table:table-cell>
          <table:table-cell table:formula="of:=IF(AND([.$C26]=&quot;T3&quot;;[.$D26]=&quot;Z&quot;);[.I25]+[.$E26];IF(AND([.$C26]=&quot;T3&quot;;[.$D26]=&quot;W&quot;);[.I25]-[.$E26];[.I25]))" office:value-type="float" office:value="57" calcext:value-type="float">
            <text:p>57</text:p>
          </table:table-cell>
          <table:table-cell table:formula="of:=IF(AND([.$C26]=&quot;T4&quot;;[.$D26]=&quot;Z&quot;);[.J25]+[.$E26];IF(AND([.$C26]=&quot;T4&quot;;[.$D26]=&quot;W&quot;);[.J25]-[.$E26];[.J25]))" office:value-type="float" office:value="0" calcext:value-type="float">
            <text:p>0</text:p>
          </table:table-cell>
          <table:table-cell table:formula="of:=IF(AND([.$C26]=&quot;T5&quot;;[.$D26]=&quot;Z&quot;);[.K25]+[.$E26];IF(AND([.$C26]=&quot;T5&quot;;[.$D26]=&quot;W&quot;);[.K25]-[.$E26];[.K25]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  <table:table-cell table:formula="of:=IF(AND([.$C27]=&quot;T1&quot;;[.$D27]=&quot;Z&quot;);[.G26]+[.E27];IF(AND([.$C27]=&quot;T1&quot;;[.$D27]=&quot;W&quot;);[.G26]-[.E27];[.G26]))" office:value-type="float" office:value="0" calcext:value-type="float">
            <text:p>0</text:p>
          </table:table-cell>
          <table:table-cell table:formula="of:=IF(AND([.$C27]=&quot;T2&quot;;[.$D27]=&quot;Z&quot;);[.H26]+[.$E27];IF(AND([.$C27]=&quot;T2&quot;;[.$D27]=&quot;W&quot;);[.H26]-[.$E27];[.H26]))" office:value-type="float" office:value="32" calcext:value-type="float">
            <text:p>32</text:p>
          </table:table-cell>
          <table:table-cell table:formula="of:=IF(AND([.$C27]=&quot;T3&quot;;[.$D27]=&quot;Z&quot;);[.I26]+[.$E27];IF(AND([.$C27]=&quot;T3&quot;;[.$D27]=&quot;W&quot;);[.I26]-[.$E27];[.I26]))" office:value-type="float" office:value="57" calcext:value-type="float">
            <text:p>57</text:p>
          </table:table-cell>
          <table:table-cell table:formula="of:=IF(AND([.$C27]=&quot;T4&quot;;[.$D27]=&quot;Z&quot;);[.J26]+[.$E27];IF(AND([.$C27]=&quot;T4&quot;;[.$D27]=&quot;W&quot;);[.J26]-[.$E27];[.J26]))" office:value-type="float" office:value="0" calcext:value-type="float">
            <text:p>0</text:p>
          </table:table-cell>
          <table:table-cell table:formula="of:=IF(AND([.$C27]=&quot;T5&quot;;[.$D27]=&quot;Z&quot;);[.K26]+[.$E27];IF(AND([.$C27]=&quot;T5&quot;;[.$D27]=&quot;W&quot;);[.K26]-[.$E27];[.K26]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  <table:table-cell table:formula="of:=IF(AND([.$C28]=&quot;T1&quot;;[.$D28]=&quot;Z&quot;);[.G27]+[.E28];IF(AND([.$C28]=&quot;T1&quot;;[.$D28]=&quot;W&quot;);[.G27]-[.E28];[.G27]))" office:value-type="float" office:value="0" calcext:value-type="float">
            <text:p>0</text:p>
          </table:table-cell>
          <table:table-cell table:formula="of:=IF(AND([.$C28]=&quot;T2&quot;;[.$D28]=&quot;Z&quot;);[.H27]+[.$E28];IF(AND([.$C28]=&quot;T2&quot;;[.$D28]=&quot;W&quot;);[.H27]-[.$E28];[.H27]))" office:value-type="float" office:value="28" calcext:value-type="float">
            <text:p>28</text:p>
          </table:table-cell>
          <table:table-cell table:formula="of:=IF(AND([.$C28]=&quot;T3&quot;;[.$D28]=&quot;Z&quot;);[.I27]+[.$E28];IF(AND([.$C28]=&quot;T3&quot;;[.$D28]=&quot;W&quot;);[.I27]-[.$E28];[.I27]))" office:value-type="float" office:value="57" calcext:value-type="float">
            <text:p>57</text:p>
          </table:table-cell>
          <table:table-cell table:formula="of:=IF(AND([.$C28]=&quot;T4&quot;;[.$D28]=&quot;Z&quot;);[.J27]+[.$E28];IF(AND([.$C28]=&quot;T4&quot;;[.$D28]=&quot;W&quot;);[.J27]-[.$E28];[.J27]))" office:value-type="float" office:value="0" calcext:value-type="float">
            <text:p>0</text:p>
          </table:table-cell>
          <table:table-cell table:formula="of:=IF(AND([.$C28]=&quot;T5&quot;;[.$D28]=&quot;Z&quot;);[.K27]+[.$E28];IF(AND([.$C28]=&quot;T5&quot;;[.$D28]=&quot;W&quot;);[.K27]-[.$E28];[.K27]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  <table:table-cell table:formula="of:=IF(AND([.$C29]=&quot;T1&quot;;[.$D29]=&quot;Z&quot;);[.G28]+[.E29];IF(AND([.$C29]=&quot;T1&quot;;[.$D29]=&quot;W&quot;);[.G28]-[.E29];[.G28]))" office:value-type="float" office:value="0" calcext:value-type="float">
            <text:p>0</text:p>
          </table:table-cell>
          <table:table-cell table:formula="of:=IF(AND([.$C29]=&quot;T2&quot;;[.$D29]=&quot;Z&quot;);[.H28]+[.$E29];IF(AND([.$C29]=&quot;T2&quot;;[.$D29]=&quot;W&quot;);[.H28]-[.$E29];[.H28]))" office:value-type="float" office:value="28" calcext:value-type="float">
            <text:p>28</text:p>
          </table:table-cell>
          <table:table-cell table:formula="of:=IF(AND([.$C29]=&quot;T3&quot;;[.$D29]=&quot;Z&quot;);[.I28]+[.$E29];IF(AND([.$C29]=&quot;T3&quot;;[.$D29]=&quot;W&quot;);[.I28]-[.$E29];[.I28]))" office:value-type="float" office:value="57" calcext:value-type="float">
            <text:p>57</text:p>
          </table:table-cell>
          <table:table-cell table:formula="of:=IF(AND([.$C29]=&quot;T4&quot;;[.$D29]=&quot;Z&quot;);[.J28]+[.$E29];IF(AND([.$C29]=&quot;T4&quot;;[.$D29]=&quot;W&quot;);[.J28]-[.$E29];[.J28]))" office:value-type="float" office:value="42" calcext:value-type="float">
            <text:p>42</text:p>
          </table:table-cell>
          <table:table-cell table:formula="of:=IF(AND([.$C29]=&quot;T5&quot;;[.$D29]=&quot;Z&quot;);[.K28]+[.$E29];IF(AND([.$C29]=&quot;T5&quot;;[.$D29]=&quot;W&quot;);[.K28]-[.$E29];[.K28]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  <table:table-cell table:formula="of:=IF(AND([.$C30]=&quot;T1&quot;;[.$D30]=&quot;Z&quot;);[.G29]+[.E30];IF(AND([.$C30]=&quot;T1&quot;;[.$D30]=&quot;W&quot;);[.G29]-[.E30];[.G29]))" office:value-type="float" office:value="28" calcext:value-type="float">
            <text:p>28</text:p>
          </table:table-cell>
          <table:table-cell table:formula="of:=IF(AND([.$C30]=&quot;T2&quot;;[.$D30]=&quot;Z&quot;);[.H29]+[.$E30];IF(AND([.$C30]=&quot;T2&quot;;[.$D30]=&quot;W&quot;);[.H29]-[.$E30];[.H29]))" office:value-type="float" office:value="28" calcext:value-type="float">
            <text:p>28</text:p>
          </table:table-cell>
          <table:table-cell table:formula="of:=IF(AND([.$C30]=&quot;T3&quot;;[.$D30]=&quot;Z&quot;);[.I29]+[.$E30];IF(AND([.$C30]=&quot;T3&quot;;[.$D30]=&quot;W&quot;);[.I29]-[.$E30];[.I29]))" office:value-type="float" office:value="57" calcext:value-type="float">
            <text:p>57</text:p>
          </table:table-cell>
          <table:table-cell table:formula="of:=IF(AND([.$C30]=&quot;T4&quot;;[.$D30]=&quot;Z&quot;);[.J29]+[.$E30];IF(AND([.$C30]=&quot;T4&quot;;[.$D30]=&quot;W&quot;);[.J29]-[.$E30];[.J29]))" office:value-type="float" office:value="42" calcext:value-type="float">
            <text:p>42</text:p>
          </table:table-cell>
          <table:table-cell table:formula="of:=IF(AND([.$C30]=&quot;T5&quot;;[.$D30]=&quot;Z&quot;);[.K29]+[.$E30];IF(AND([.$C30]=&quot;T5&quot;;[.$D30]=&quot;W&quot;);[.K29]-[.$E30];[.K29]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  <table:table-cell table:formula="of:=IF(AND([.$C31]=&quot;T1&quot;;[.$D31]=&quot;Z&quot;);[.G30]+[.E31];IF(AND([.$C31]=&quot;T1&quot;;[.$D31]=&quot;W&quot;);[.G30]-[.E31];[.G30]))" office:value-type="float" office:value="28" calcext:value-type="float">
            <text:p>28</text:p>
          </table:table-cell>
          <table:table-cell table:formula="of:=IF(AND([.$C31]=&quot;T2&quot;;[.$D31]=&quot;Z&quot;);[.H30]+[.$E31];IF(AND([.$C31]=&quot;T2&quot;;[.$D31]=&quot;W&quot;);[.H30]-[.$E31];[.H30]))" office:value-type="float" office:value="28" calcext:value-type="float">
            <text:p>28</text:p>
          </table:table-cell>
          <table:table-cell table:formula="of:=IF(AND([.$C31]=&quot;T3&quot;;[.$D31]=&quot;Z&quot;);[.I30]+[.$E31];IF(AND([.$C31]=&quot;T3&quot;;[.$D31]=&quot;W&quot;);[.I30]-[.$E31];[.I30]))" office:value-type="float" office:value="76" calcext:value-type="float">
            <text:p>76</text:p>
          </table:table-cell>
          <table:table-cell table:formula="of:=IF(AND([.$C31]=&quot;T4&quot;;[.$D31]=&quot;Z&quot;);[.J30]+[.$E31];IF(AND([.$C31]=&quot;T4&quot;;[.$D31]=&quot;W&quot;);[.J30]-[.$E31];[.J30]))" office:value-type="float" office:value="42" calcext:value-type="float">
            <text:p>42</text:p>
          </table:table-cell>
          <table:table-cell table:formula="of:=IF(AND([.$C31]=&quot;T5&quot;;[.$D31]=&quot;Z&quot;);[.K30]+[.$E31];IF(AND([.$C31]=&quot;T5&quot;;[.$D31]=&quot;W&quot;);[.K30]-[.$E31];[.K30]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  <table:table-cell table:formula="of:=IF(AND([.$C32]=&quot;T1&quot;;[.$D32]=&quot;Z&quot;);[.G31]+[.E32];IF(AND([.$C32]=&quot;T1&quot;;[.$D32]=&quot;W&quot;);[.G31]-[.E32];[.G31]))" office:value-type="float" office:value="28" calcext:value-type="float">
            <text:p>28</text:p>
          </table:table-cell>
          <table:table-cell table:formula="of:=IF(AND([.$C32]=&quot;T2&quot;;[.$D32]=&quot;Z&quot;);[.H31]+[.$E32];IF(AND([.$C32]=&quot;T2&quot;;[.$D32]=&quot;W&quot;);[.H31]-[.$E32];[.H31]))" office:value-type="float" office:value="28" calcext:value-type="float">
            <text:p>28</text:p>
          </table:table-cell>
          <table:table-cell table:formula="of:=IF(AND([.$C32]=&quot;T3&quot;;[.$D32]=&quot;Z&quot;);[.I31]+[.$E32];IF(AND([.$C32]=&quot;T3&quot;;[.$D32]=&quot;W&quot;);[.I31]-[.$E32];[.I31]))" office:value-type="float" office:value="4" calcext:value-type="float">
            <text:p>4</text:p>
          </table:table-cell>
          <table:table-cell table:formula="of:=IF(AND([.$C32]=&quot;T4&quot;;[.$D32]=&quot;Z&quot;);[.J31]+[.$E32];IF(AND([.$C32]=&quot;T4&quot;;[.$D32]=&quot;W&quot;);[.J31]-[.$E32];[.J31]))" office:value-type="float" office:value="42" calcext:value-type="float">
            <text:p>42</text:p>
          </table:table-cell>
          <table:table-cell table:formula="of:=IF(AND([.$C32]=&quot;T5&quot;;[.$D32]=&quot;Z&quot;);[.K31]+[.$E32];IF(AND([.$C32]=&quot;T5&quot;;[.$D32]=&quot;W&quot;);[.K31]-[.$E32];[.K31]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  <table:table-cell table:formula="of:=IF(AND([.$C33]=&quot;T1&quot;;[.$D33]=&quot;Z&quot;);[.G32]+[.E33];IF(AND([.$C33]=&quot;T1&quot;;[.$D33]=&quot;W&quot;);[.G32]-[.E33];[.G32]))" office:value-type="float" office:value="28" calcext:value-type="float">
            <text:p>28</text:p>
          </table:table-cell>
          <table:table-cell table:formula="of:=IF(AND([.$C33]=&quot;T2&quot;;[.$D33]=&quot;Z&quot;);[.H32]+[.$E33];IF(AND([.$C33]=&quot;T2&quot;;[.$D33]=&quot;W&quot;);[.H32]-[.$E33];[.H32]))" office:value-type="float" office:value="28" calcext:value-type="float">
            <text:p>28</text:p>
          </table:table-cell>
          <table:table-cell table:formula="of:=IF(AND([.$C33]=&quot;T3&quot;;[.$D33]=&quot;Z&quot;);[.I32]+[.$E33];IF(AND([.$C33]=&quot;T3&quot;;[.$D33]=&quot;W&quot;);[.I32]-[.$E33];[.I32]))" office:value-type="float" office:value="4" calcext:value-type="float">
            <text:p>4</text:p>
          </table:table-cell>
          <table:table-cell table:formula="of:=IF(AND([.$C33]=&quot;T4&quot;;[.$D33]=&quot;Z&quot;);[.J32]+[.$E33];IF(AND([.$C33]=&quot;T4&quot;;[.$D33]=&quot;W&quot;);[.J32]-[.$E33];[.J32]))" office:value-type="float" office:value="0" calcext:value-type="float">
            <text:p>0</text:p>
          </table:table-cell>
          <table:table-cell table:formula="of:=IF(AND([.$C33]=&quot;T5&quot;;[.$D33]=&quot;Z&quot;);[.K32]+[.$E33];IF(AND([.$C33]=&quot;T5&quot;;[.$D33]=&quot;W&quot;);[.K32]-[.$E33];[.K32]))"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AND([.$C34]=&quot;T1&quot;;[.$D34]=&quot;Z&quot;);[.G33]+[.E34];IF(AND([.$C34]=&quot;T1&quot;;[.$D34]=&quot;W&quot;);[.G33]-[.E34];[.G33]))" office:value-type="float" office:value="28" calcext:value-type="float">
            <text:p>28</text:p>
          </table:table-cell>
          <table:table-cell table:formula="of:=IF(AND([.$C34]=&quot;T2&quot;;[.$D34]=&quot;Z&quot;);[.H33]+[.$E34];IF(AND([.$C34]=&quot;T2&quot;;[.$D34]=&quot;W&quot;);[.H33]-[.$E34];[.H33]))" office:value-type="float" office:value="28" calcext:value-type="float">
            <text:p>28</text:p>
          </table:table-cell>
          <table:table-cell table:formula="of:=IF(AND([.$C34]=&quot;T3&quot;;[.$D34]=&quot;Z&quot;);[.I33]+[.$E34];IF(AND([.$C34]=&quot;T3&quot;;[.$D34]=&quot;W&quot;);[.I33]-[.$E34];[.I33]))" office:value-type="float" office:value="4" calcext:value-type="float">
            <text:p>4</text:p>
          </table:table-cell>
          <table:table-cell table:formula="of:=IF(AND([.$C34]=&quot;T4&quot;;[.$D34]=&quot;Z&quot;);[.J33]+[.$E34];IF(AND([.$C34]=&quot;T4&quot;;[.$D34]=&quot;W&quot;);[.J33]-[.$E34];[.J33]))" office:value-type="float" office:value="0" calcext:value-type="float">
            <text:p>0</text:p>
          </table:table-cell>
          <table:table-cell table:formula="of:=IF(AND([.$C34]=&quot;T5&quot;;[.$D34]=&quot;Z&quot;);[.K33]+[.$E34];IF(AND([.$C34]=&quot;T5&quot;;[.$D34]=&quot;W&quot;);[.K33]-[.$E34];[.K33])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table:formula="of:=IF(AND([.$C35]=&quot;T1&quot;;[.$D35]=&quot;Z&quot;);[.G34]+[.E35];IF(AND([.$C35]=&quot;T1&quot;;[.$D35]=&quot;W&quot;);[.G34]-[.E35];[.G34]))" office:value-type="float" office:value="28" calcext:value-type="float">
            <text:p>28</text:p>
          </table:table-cell>
          <table:table-cell table:formula="of:=IF(AND([.$C35]=&quot;T2&quot;;[.$D35]=&quot;Z&quot;);[.H34]+[.$E35];IF(AND([.$C35]=&quot;T2&quot;;[.$D35]=&quot;W&quot;);[.H34]-[.$E35];[.H34]))" office:value-type="float" office:value="61" calcext:value-type="float">
            <text:p>61</text:p>
          </table:table-cell>
          <table:table-cell table:formula="of:=IF(AND([.$C35]=&quot;T3&quot;;[.$D35]=&quot;Z&quot;);[.I34]+[.$E35];IF(AND([.$C35]=&quot;T3&quot;;[.$D35]=&quot;W&quot;);[.I34]-[.$E35];[.I34]))" office:value-type="float" office:value="4" calcext:value-type="float">
            <text:p>4</text:p>
          </table:table-cell>
          <table:table-cell table:formula="of:=IF(AND([.$C35]=&quot;T4&quot;;[.$D35]=&quot;Z&quot;);[.J34]+[.$E35];IF(AND([.$C35]=&quot;T4&quot;;[.$D35]=&quot;W&quot;);[.J34]-[.$E35];[.J34]))" office:value-type="float" office:value="0" calcext:value-type="float">
            <text:p>0</text:p>
          </table:table-cell>
          <table:table-cell table:formula="of:=IF(AND([.$C35]=&quot;T5&quot;;[.$D35]=&quot;Z&quot;);[.K34]+[.$E35];IF(AND([.$C35]=&quot;T5&quot;;[.$D35]=&quot;W&quot;);[.K34]-[.$E35];[.K34])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  <table:table-cell table:formula="of:=IF(AND([.$C36]=&quot;T1&quot;;[.$D36]=&quot;Z&quot;);[.G35]+[.E36];IF(AND([.$C36]=&quot;T1&quot;;[.$D36]=&quot;W&quot;);[.G35]-[.E36];[.G35]))" office:value-type="float" office:value="37" calcext:value-type="float">
            <text:p>37</text:p>
          </table:table-cell>
          <table:table-cell table:formula="of:=IF(AND([.$C36]=&quot;T2&quot;;[.$D36]=&quot;Z&quot;);[.H35]+[.$E36];IF(AND([.$C36]=&quot;T2&quot;;[.$D36]=&quot;W&quot;);[.H35]-[.$E36];[.H35]))" office:value-type="float" office:value="61" calcext:value-type="float">
            <text:p>61</text:p>
          </table:table-cell>
          <table:table-cell table:formula="of:=IF(AND([.$C36]=&quot;T3&quot;;[.$D36]=&quot;Z&quot;);[.I35]+[.$E36];IF(AND([.$C36]=&quot;T3&quot;;[.$D36]=&quot;W&quot;);[.I35]-[.$E36];[.I35]))" office:value-type="float" office:value="4" calcext:value-type="float">
            <text:p>4</text:p>
          </table:table-cell>
          <table:table-cell table:formula="of:=IF(AND([.$C36]=&quot;T4&quot;;[.$D36]=&quot;Z&quot;);[.J35]+[.$E36];IF(AND([.$C36]=&quot;T4&quot;;[.$D36]=&quot;W&quot;);[.J35]-[.$E36];[.J35]))" office:value-type="float" office:value="0" calcext:value-type="float">
            <text:p>0</text:p>
          </table:table-cell>
          <table:table-cell table:formula="of:=IF(AND([.$C36]=&quot;T5&quot;;[.$D36]=&quot;Z&quot;);[.K35]+[.$E36];IF(AND([.$C36]=&quot;T5&quot;;[.$D36]=&quot;W&quot;);[.K35]-[.$E36];[.K35])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  <table:table-cell table:formula="of:=IF(AND([.$C37]=&quot;T1&quot;;[.$D37]=&quot;Z&quot;);[.G36]+[.E37];IF(AND([.$C37]=&quot;T1&quot;;[.$D37]=&quot;W&quot;);[.G36]-[.E37];[.G36]))" office:value-type="float" office:value="37" calcext:value-type="float">
            <text:p>37</text:p>
          </table:table-cell>
          <table:table-cell table:formula="of:=IF(AND([.$C37]=&quot;T2&quot;;[.$D37]=&quot;Z&quot;);[.H36]+[.$E37];IF(AND([.$C37]=&quot;T2&quot;;[.$D37]=&quot;W&quot;);[.H36]-[.$E37];[.H36]))" office:value-type="float" office:value="61" calcext:value-type="float">
            <text:p>61</text:p>
          </table:table-cell>
          <table:table-cell table:formula="of:=IF(AND([.$C37]=&quot;T3&quot;;[.$D37]=&quot;Z&quot;);[.I36]+[.$E37];IF(AND([.$C37]=&quot;T3&quot;;[.$D37]=&quot;W&quot;);[.I36]-[.$E37];[.I36]))" office:value-type="float" office:value="0" calcext:value-type="float">
            <text:p>0</text:p>
          </table:table-cell>
          <table:table-cell table:formula="of:=IF(AND([.$C37]=&quot;T4&quot;;[.$D37]=&quot;Z&quot;);[.J36]+[.$E37];IF(AND([.$C37]=&quot;T4&quot;;[.$D37]=&quot;W&quot;);[.J36]-[.$E37];[.J36]))" office:value-type="float" office:value="0" calcext:value-type="float">
            <text:p>0</text:p>
          </table:table-cell>
          <table:table-cell table:formula="of:=IF(AND([.$C37]=&quot;T5&quot;;[.$D37]=&quot;Z&quot;);[.K36]+[.$E37];IF(AND([.$C37]=&quot;T5&quot;;[.$D37]=&quot;W&quot;);[.K36]-[.$E37];[.K36])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  <table:table-cell table:formula="of:=IF(AND([.$C38]=&quot;T1&quot;;[.$D38]=&quot;Z&quot;);[.G37]+[.E38];IF(AND([.$C38]=&quot;T1&quot;;[.$D38]=&quot;W&quot;);[.G37]-[.E38];[.G37]))" office:value-type="float" office:value="0" calcext:value-type="float">
            <text:p>0</text:p>
          </table:table-cell>
          <table:table-cell table:formula="of:=IF(AND([.$C38]=&quot;T2&quot;;[.$D38]=&quot;Z&quot;);[.H37]+[.$E38];IF(AND([.$C38]=&quot;T2&quot;;[.$D38]=&quot;W&quot;);[.H37]-[.$E38];[.H37]))" office:value-type="float" office:value="61" calcext:value-type="float">
            <text:p>61</text:p>
          </table:table-cell>
          <table:table-cell table:formula="of:=IF(AND([.$C38]=&quot;T3&quot;;[.$D38]=&quot;Z&quot;);[.I37]+[.$E38];IF(AND([.$C38]=&quot;T3&quot;;[.$D38]=&quot;W&quot;);[.I37]-[.$E38];[.I37]))" office:value-type="float" office:value="0" calcext:value-type="float">
            <text:p>0</text:p>
          </table:table-cell>
          <table:table-cell table:formula="of:=IF(AND([.$C38]=&quot;T4&quot;;[.$D38]=&quot;Z&quot;);[.J37]+[.$E38];IF(AND([.$C38]=&quot;T4&quot;;[.$D38]=&quot;W&quot;);[.J37]-[.$E38];[.J37]))" office:value-type="float" office:value="0" calcext:value-type="float">
            <text:p>0</text:p>
          </table:table-cell>
          <table:table-cell table:formula="of:=IF(AND([.$C38]=&quot;T5&quot;;[.$D38]=&quot;Z&quot;);[.K37]+[.$E38];IF(AND([.$C38]=&quot;T5&quot;;[.$D38]=&quot;W&quot;);[.K37]-[.$E38];[.K37]))" office:value-type="float" office:value="112" calcext:value-type="float">
            <text:p>112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table:formula="of:=IF(AND([.$C39]=&quot;T1&quot;;[.$D39]=&quot;Z&quot;);[.G38]+[.E39];IF(AND([.$C39]=&quot;T1&quot;;[.$D39]=&quot;W&quot;);[.G38]-[.E39];[.G38]))" office:value-type="float" office:value="0" calcext:value-type="float">
            <text:p>0</text:p>
          </table:table-cell>
          <table:table-cell table:formula="of:=IF(AND([.$C39]=&quot;T2&quot;;[.$D39]=&quot;Z&quot;);[.H38]+[.$E39];IF(AND([.$C39]=&quot;T2&quot;;[.$D39]=&quot;W&quot;);[.H38]-[.$E39];[.H38]))" office:value-type="float" office:value="61" calcext:value-type="float">
            <text:p>61</text:p>
          </table:table-cell>
          <table:table-cell table:formula="of:=IF(AND([.$C39]=&quot;T3&quot;;[.$D39]=&quot;Z&quot;);[.I38]+[.$E39];IF(AND([.$C39]=&quot;T3&quot;;[.$D39]=&quot;W&quot;);[.I38]-[.$E39];[.I38]))" office:value-type="float" office:value="0" calcext:value-type="float">
            <text:p>0</text:p>
          </table:table-cell>
          <table:table-cell table:formula="of:=IF(AND([.$C39]=&quot;T4&quot;;[.$D39]=&quot;Z&quot;);[.J38]+[.$E39];IF(AND([.$C39]=&quot;T4&quot;;[.$D39]=&quot;W&quot;);[.J38]-[.$E39];[.J38]))" office:value-type="float" office:value="0" calcext:value-type="float">
            <text:p>0</text:p>
          </table:table-cell>
          <table:table-cell table:formula="of:=IF(AND([.$C39]=&quot;T5&quot;;[.$D39]=&quot;Z&quot;);[.K38]+[.$E39];IF(AND([.$C39]=&quot;T5&quot;;[.$D39]=&quot;W&quot;);[.K38]-[.$E39];[.K38]))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  <table:table-cell table:formula="of:=IF(AND([.$C40]=&quot;T1&quot;;[.$D40]=&quot;Z&quot;);[.G39]+[.E40];IF(AND([.$C40]=&quot;T1&quot;;[.$D40]=&quot;W&quot;);[.G39]-[.E40];[.G39]))" office:value-type="float" office:value="0" calcext:value-type="float">
            <text:p>0</text:p>
          </table:table-cell>
          <table:table-cell table:formula="of:=IF(AND([.$C40]=&quot;T2&quot;;[.$D40]=&quot;Z&quot;);[.H39]+[.$E40];IF(AND([.$C40]=&quot;T2&quot;;[.$D40]=&quot;W&quot;);[.H39]-[.$E40];[.H39]))" office:value-type="float" office:value="61" calcext:value-type="float">
            <text:p>61</text:p>
          </table:table-cell>
          <table:table-cell table:formula="of:=IF(AND([.$C40]=&quot;T3&quot;;[.$D40]=&quot;Z&quot;);[.I39]+[.$E40];IF(AND([.$C40]=&quot;T3&quot;;[.$D40]=&quot;W&quot;);[.I39]-[.$E40];[.I39]))" office:value-type="float" office:value="0" calcext:value-type="float">
            <text:p>0</text:p>
          </table:table-cell>
          <table:table-cell table:formula="of:=IF(AND([.$C40]=&quot;T4&quot;;[.$D40]=&quot;Z&quot;);[.J39]+[.$E40];IF(AND([.$C40]=&quot;T4&quot;;[.$D40]=&quot;W&quot;);[.J39]-[.$E40];[.J39]))" office:value-type="float" office:value="32" calcext:value-type="float">
            <text:p>32</text:p>
          </table:table-cell>
          <table:table-cell table:formula="of:=IF(AND([.$C40]=&quot;T5&quot;;[.$D40]=&quot;Z&quot;);[.K39]+[.$E40];IF(AND([.$C40]=&quot;T5&quot;;[.$D40]=&quot;W&quot;);[.K39]-[.$E40];[.K39]))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  <table:table-cell table:formula="of:=IF(AND([.$C41]=&quot;T1&quot;;[.$D41]=&quot;Z&quot;);[.G40]+[.E41];IF(AND([.$C41]=&quot;T1&quot;;[.$D41]=&quot;W&quot;);[.G40]-[.E41];[.G40]))" office:value-type="float" office:value="0" calcext:value-type="float">
            <text:p>0</text:p>
          </table:table-cell>
          <table:table-cell table:formula="of:=IF(AND([.$C41]=&quot;T2&quot;;[.$D41]=&quot;Z&quot;);[.H40]+[.$E41];IF(AND([.$C41]=&quot;T2&quot;;[.$D41]=&quot;W&quot;);[.H40]-[.$E41];[.H40]))" office:value-type="float" office:value="61" calcext:value-type="float">
            <text:p>61</text:p>
          </table:table-cell>
          <table:table-cell table:formula="of:=IF(AND([.$C41]=&quot;T3&quot;;[.$D41]=&quot;Z&quot;);[.I40]+[.$E41];IF(AND([.$C41]=&quot;T3&quot;;[.$D41]=&quot;W&quot;);[.I40]-[.$E41];[.I40]))" office:value-type="float" office:value="0" calcext:value-type="float">
            <text:p>0</text:p>
          </table:table-cell>
          <table:table-cell table:formula="of:=IF(AND([.$C41]=&quot;T4&quot;;[.$D41]=&quot;Z&quot;);[.J40]+[.$E41];IF(AND([.$C41]=&quot;T4&quot;;[.$D41]=&quot;W&quot;);[.J40]-[.$E41];[.J40]))" office:value-type="float" office:value="0" calcext:value-type="float">
            <text:p>0</text:p>
          </table:table-cell>
          <table:table-cell table:formula="of:=IF(AND([.$C41]=&quot;T5&quot;;[.$D41]=&quot;Z&quot;);[.K40]+[.$E41];IF(AND([.$C41]=&quot;T5&quot;;[.$D41]=&quot;W&quot;);[.K40]-[.$E41];[.K40]))" office:value-type="float" office:value="147" calcext:value-type="float">
            <text:p>147</text:p>
          </table:table-cell>
        </table:table-row>
        <table:table-row table:style-name="ro1">
          <table:table-cell office:value-type="string" calcext:value-type="string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  <table:table-cell table:formula="of:=IF(AND([.$C42]=&quot;T1&quot;;[.$D42]=&quot;Z&quot;);[.G41]+[.E42];IF(AND([.$C42]=&quot;T1&quot;;[.$D42]=&quot;W&quot;);[.G41]-[.E42];[.G41]))" office:value-type="float" office:value="0" calcext:value-type="float">
            <text:p>0</text:p>
          </table:table-cell>
          <table:table-cell table:formula="of:=IF(AND([.$C42]=&quot;T2&quot;;[.$D42]=&quot;Z&quot;);[.H41]+[.$E42];IF(AND([.$C42]=&quot;T2&quot;;[.$D42]=&quot;W&quot;);[.H41]-[.$E42];[.H41]))" office:value-type="float" office:value="61" calcext:value-type="float">
            <text:p>61</text:p>
          </table:table-cell>
          <table:table-cell table:formula="of:=IF(AND([.$C42]=&quot;T3&quot;;[.$D42]=&quot;Z&quot;);[.I41]+[.$E42];IF(AND([.$C42]=&quot;T3&quot;;[.$D42]=&quot;W&quot;);[.I41]-[.$E42];[.I41]))" office:value-type="float" office:value="0" calcext:value-type="float">
            <text:p>0</text:p>
          </table:table-cell>
          <table:table-cell table:formula="of:=IF(AND([.$C42]=&quot;T4&quot;;[.$D42]=&quot;Z&quot;);[.J41]+[.$E42];IF(AND([.$C42]=&quot;T4&quot;;[.$D42]=&quot;W&quot;);[.J41]-[.$E42];[.J41]))" office:value-type="float" office:value="0" calcext:value-type="float">
            <text:p>0</text:p>
          </table:table-cell>
          <table:table-cell table:formula="of:=IF(AND([.$C42]=&quot;T5&quot;;[.$D42]=&quot;Z&quot;);[.K41]+[.$E42];IF(AND([.$C42]=&quot;T5&quot;;[.$D42]=&quot;W&quot;);[.K41]-[.$E42];[.K41]))"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  <table:table-cell table:formula="of:=IF(AND([.$C43]=&quot;T1&quot;;[.$D43]=&quot;Z&quot;);[.G42]+[.E43];IF(AND([.$C43]=&quot;T1&quot;;[.$D43]=&quot;W&quot;);[.G42]-[.E43];[.G42]))" office:value-type="float" office:value="0" calcext:value-type="float">
            <text:p>0</text:p>
          </table:table-cell>
          <table:table-cell table:formula="of:=IF(AND([.$C43]=&quot;T2&quot;;[.$D43]=&quot;Z&quot;);[.H42]+[.$E43];IF(AND([.$C43]=&quot;T2&quot;;[.$D43]=&quot;W&quot;);[.H42]-[.$E43];[.H42]))" office:value-type="float" office:value="61" calcext:value-type="float">
            <text:p>61</text:p>
          </table:table-cell>
          <table:table-cell table:formula="of:=IF(AND([.$C43]=&quot;T3&quot;;[.$D43]=&quot;Z&quot;);[.I42]+[.$E43];IF(AND([.$C43]=&quot;T3&quot;;[.$D43]=&quot;W&quot;);[.I42]-[.$E43];[.I42]))" office:value-type="float" office:value="0" calcext:value-type="float">
            <text:p>0</text:p>
          </table:table-cell>
          <table:table-cell table:formula="of:=IF(AND([.$C43]=&quot;T4&quot;;[.$D43]=&quot;Z&quot;);[.J42]+[.$E43];IF(AND([.$C43]=&quot;T4&quot;;[.$D43]=&quot;W&quot;);[.J42]-[.$E43];[.J42]))" office:value-type="float" office:value="0" calcext:value-type="float">
            <text:p>0</text:p>
          </table:table-cell>
          <table:table-cell table:formula="of:=IF(AND([.$C43]=&quot;T5&quot;;[.$D43]=&quot;Z&quot;);[.K42]+[.$E43];IF(AND([.$C43]=&quot;T5&quot;;[.$D43]=&quot;W&quot;);[.K42]-[.$E43];[.K42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  <table:table-cell table:formula="of:=IF(AND([.$C44]=&quot;T1&quot;;[.$D44]=&quot;Z&quot;);[.G43]+[.E44];IF(AND([.$C44]=&quot;T1&quot;;[.$D44]=&quot;W&quot;);[.G43]-[.E44];[.G43]))" office:value-type="float" office:value="0" calcext:value-type="float">
            <text:p>0</text:p>
          </table:table-cell>
          <table:table-cell table:formula="of:=IF(AND([.$C44]=&quot;T2&quot;;[.$D44]=&quot;Z&quot;);[.H43]+[.$E44];IF(AND([.$C44]=&quot;T2&quot;;[.$D44]=&quot;W&quot;);[.H43]-[.$E44];[.H43]))" office:value-type="float" office:value="70" calcext:value-type="float">
            <text:p>70</text:p>
          </table:table-cell>
          <table:table-cell table:formula="of:=IF(AND([.$C44]=&quot;T3&quot;;[.$D44]=&quot;Z&quot;);[.I43]+[.$E44];IF(AND([.$C44]=&quot;T3&quot;;[.$D44]=&quot;W&quot;);[.I43]-[.$E44];[.I43]))" office:value-type="float" office:value="0" calcext:value-type="float">
            <text:p>0</text:p>
          </table:table-cell>
          <table:table-cell table:formula="of:=IF(AND([.$C44]=&quot;T4&quot;;[.$D44]=&quot;Z&quot;);[.J43]+[.$E44];IF(AND([.$C44]=&quot;T4&quot;;[.$D44]=&quot;W&quot;);[.J43]-[.$E44];[.J43]))" office:value-type="float" office:value="0" calcext:value-type="float">
            <text:p>0</text:p>
          </table:table-cell>
          <table:table-cell table:formula="of:=IF(AND([.$C44]=&quot;T5&quot;;[.$D44]=&quot;Z&quot;);[.K43]+[.$E44];IF(AND([.$C44]=&quot;T5&quot;;[.$D44]=&quot;W&quot;);[.K43]-[.$E44];[.K43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  <table:table-cell table:formula="of:=IF(AND([.$C45]=&quot;T1&quot;;[.$D45]=&quot;Z&quot;);[.G44]+[.E45];IF(AND([.$C45]=&quot;T1&quot;;[.$D45]=&quot;W&quot;);[.G44]-[.E45];[.G44]))" office:value-type="float" office:value="0" calcext:value-type="float">
            <text:p>0</text:p>
          </table:table-cell>
          <table:table-cell table:formula="of:=IF(AND([.$C45]=&quot;T2&quot;;[.$D45]=&quot;Z&quot;);[.H44]+[.$E45];IF(AND([.$C45]=&quot;T2&quot;;[.$D45]=&quot;W&quot;);[.H44]-[.$E45];[.H44]))" office:value-type="float" office:value="70" calcext:value-type="float">
            <text:p>70</text:p>
          </table:table-cell>
          <table:table-cell table:formula="of:=IF(AND([.$C45]=&quot;T3&quot;;[.$D45]=&quot;Z&quot;);[.I44]+[.$E45];IF(AND([.$C45]=&quot;T3&quot;;[.$D45]=&quot;W&quot;);[.I44]-[.$E45];[.I44]))" office:value-type="float" office:value="0" calcext:value-type="float">
            <text:p>0</text:p>
          </table:table-cell>
          <table:table-cell table:formula="of:=IF(AND([.$C45]=&quot;T4&quot;;[.$D45]=&quot;Z&quot;);[.J44]+[.$E45];IF(AND([.$C45]=&quot;T4&quot;;[.$D45]=&quot;W&quot;);[.J44]-[.$E45];[.J44]))" office:value-type="float" office:value="36" calcext:value-type="float">
            <text:p>36</text:p>
          </table:table-cell>
          <table:table-cell table:formula="of:=IF(AND([.$C45]=&quot;T5&quot;;[.$D45]=&quot;Z&quot;);[.K44]+[.$E45];IF(AND([.$C45]=&quot;T5&quot;;[.$D45]=&quot;W&quot;);[.K44]-[.$E45];[.K44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  <table:table-cell table:formula="of:=IF(AND([.$C46]=&quot;T1&quot;;[.$D46]=&quot;Z&quot;);[.G45]+[.E46];IF(AND([.$C46]=&quot;T1&quot;;[.$D46]=&quot;W&quot;);[.G45]-[.E46];[.G45]))" office:value-type="float" office:value="47" calcext:value-type="float">
            <text:p>47</text:p>
          </table:table-cell>
          <table:table-cell table:formula="of:=IF(AND([.$C46]=&quot;T2&quot;;[.$D46]=&quot;Z&quot;);[.H45]+[.$E46];IF(AND([.$C46]=&quot;T2&quot;;[.$D46]=&quot;W&quot;);[.H45]-[.$E46];[.H45]))" office:value-type="float" office:value="70" calcext:value-type="float">
            <text:p>70</text:p>
          </table:table-cell>
          <table:table-cell table:formula="of:=IF(AND([.$C46]=&quot;T3&quot;;[.$D46]=&quot;Z&quot;);[.I45]+[.$E46];IF(AND([.$C46]=&quot;T3&quot;;[.$D46]=&quot;W&quot;);[.I45]-[.$E46];[.I45]))" office:value-type="float" office:value="0" calcext:value-type="float">
            <text:p>0</text:p>
          </table:table-cell>
          <table:table-cell table:formula="of:=IF(AND([.$C46]=&quot;T4&quot;;[.$D46]=&quot;Z&quot;);[.J45]+[.$E46];IF(AND([.$C46]=&quot;T4&quot;;[.$D46]=&quot;W&quot;);[.J45]-[.$E46];[.J45]))" office:value-type="float" office:value="36" calcext:value-type="float">
            <text:p>36</text:p>
          </table:table-cell>
          <table:table-cell table:formula="of:=IF(AND([.$C46]=&quot;T5&quot;;[.$D46]=&quot;Z&quot;);[.K45]+[.$E46];IF(AND([.$C46]=&quot;T5&quot;;[.$D46]=&quot;W&quot;);[.K45]-[.$E46];[.K45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  <table:table-cell table:formula="of:=IF(AND([.$C47]=&quot;T1&quot;;[.$D47]=&quot;Z&quot;);[.G46]+[.E47];IF(AND([.$C47]=&quot;T1&quot;;[.$D47]=&quot;W&quot;);[.G46]-[.E47];[.G46]))" office:value-type="float" office:value="47" calcext:value-type="float">
            <text:p>47</text:p>
          </table:table-cell>
          <table:table-cell table:formula="of:=IF(AND([.$C47]=&quot;T2&quot;;[.$D47]=&quot;Z&quot;);[.H46]+[.$E47];IF(AND([.$C47]=&quot;T2&quot;;[.$D47]=&quot;W&quot;);[.H46]-[.$E47];[.H46]))" office:value-type="float" office:value="70" calcext:value-type="float">
            <text:p>70</text:p>
          </table:table-cell>
          <table:table-cell table:formula="of:=IF(AND([.$C47]=&quot;T3&quot;;[.$D47]=&quot;Z&quot;);[.I46]+[.$E47];IF(AND([.$C47]=&quot;T3&quot;;[.$D47]=&quot;W&quot;);[.I46]-[.$E47];[.I46]))" office:value-type="float" office:value="0" calcext:value-type="float">
            <text:p>0</text:p>
          </table:table-cell>
          <table:table-cell table:formula="of:=IF(AND([.$C47]=&quot;T4&quot;;[.$D47]=&quot;Z&quot;);[.J46]+[.$E47];IF(AND([.$C47]=&quot;T4&quot;;[.$D47]=&quot;W&quot;);[.J46]-[.$E47];[.J46]))" office:value-type="float" office:value="36" calcext:value-type="float">
            <text:p>36</text:p>
          </table:table-cell>
          <table:table-cell table:formula="of:=IF(AND([.$C47]=&quot;T5&quot;;[.$D47]=&quot;Z&quot;);[.K46]+[.$E47];IF(AND([.$C47]=&quot;T5&quot;;[.$D47]=&quot;W&quot;);[.K46]-[.$E47];[.K46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  <table:table-cell table:formula="of:=IF(AND([.$C48]=&quot;T1&quot;;[.$D48]=&quot;Z&quot;);[.G47]+[.E48];IF(AND([.$C48]=&quot;T1&quot;;[.$D48]=&quot;W&quot;);[.G47]-[.E48];[.G47]))" office:value-type="float" office:value="47" calcext:value-type="float">
            <text:p>47</text:p>
          </table:table-cell>
          <table:table-cell table:formula="of:=IF(AND([.$C48]=&quot;T2&quot;;[.$D48]=&quot;Z&quot;);[.H47]+[.$E48];IF(AND([.$C48]=&quot;T2&quot;;[.$D48]=&quot;W&quot;);[.H47]-[.$E48];[.H47]))" office:value-type="float" office:value="70" calcext:value-type="float">
            <text:p>70</text:p>
          </table:table-cell>
          <table:table-cell table:formula="of:=IF(AND([.$C48]=&quot;T3&quot;;[.$D48]=&quot;Z&quot;);[.I47]+[.$E48];IF(AND([.$C48]=&quot;T3&quot;;[.$D48]=&quot;W&quot;);[.I47]-[.$E48];[.I47]))" office:value-type="float" office:value="8" calcext:value-type="float">
            <text:p>8</text:p>
          </table:table-cell>
          <table:table-cell table:formula="of:=IF(AND([.$C48]=&quot;T4&quot;;[.$D48]=&quot;Z&quot;);[.J47]+[.$E48];IF(AND([.$C48]=&quot;T4&quot;;[.$D48]=&quot;W&quot;);[.J47]-[.$E48];[.J47]))" office:value-type="float" office:value="36" calcext:value-type="float">
            <text:p>36</text:p>
          </table:table-cell>
          <table:table-cell table:formula="of:=IF(AND([.$C48]=&quot;T5&quot;;[.$D48]=&quot;Z&quot;);[.K47]+[.$E48];IF(AND([.$C48]=&quot;T5&quot;;[.$D48]=&quot;W&quot;);[.K47]-[.$E48];[.K4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  <table:table-cell table:formula="of:=IF(AND([.$C49]=&quot;T1&quot;;[.$D49]=&quot;Z&quot;);[.G48]+[.E49];IF(AND([.$C49]=&quot;T1&quot;;[.$D49]=&quot;W&quot;);[.G48]-[.E49];[.G48]))" office:value-type="float" office:value="47" calcext:value-type="float">
            <text:p>47</text:p>
          </table:table-cell>
          <table:table-cell table:formula="of:=IF(AND([.$C49]=&quot;T2&quot;;[.$D49]=&quot;Z&quot;);[.H48]+[.$E49];IF(AND([.$C49]=&quot;T2&quot;;[.$D49]=&quot;W&quot;);[.H48]-[.$E49];[.H48]))" office:value-type="float" office:value="73" calcext:value-type="float">
            <text:p>73</text:p>
          </table:table-cell>
          <table:table-cell table:formula="of:=IF(AND([.$C49]=&quot;T3&quot;;[.$D49]=&quot;Z&quot;);[.I48]+[.$E49];IF(AND([.$C49]=&quot;T3&quot;;[.$D49]=&quot;W&quot;);[.I48]-[.$E49];[.I48]))" office:value-type="float" office:value="8" calcext:value-type="float">
            <text:p>8</text:p>
          </table:table-cell>
          <table:table-cell table:formula="of:=IF(AND([.$C49]=&quot;T4&quot;;[.$D49]=&quot;Z&quot;);[.J48]+[.$E49];IF(AND([.$C49]=&quot;T4&quot;;[.$D49]=&quot;W&quot;);[.J48]-[.$E49];[.J48]))" office:value-type="float" office:value="36" calcext:value-type="float">
            <text:p>36</text:p>
          </table:table-cell>
          <table:table-cell table:formula="of:=IF(AND([.$C49]=&quot;T5&quot;;[.$D49]=&quot;Z&quot;);[.K48]+[.$E49];IF(AND([.$C49]=&quot;T5&quot;;[.$D49]=&quot;W&quot;);[.K48]-[.$E49];[.K48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  <table:table-cell table:formula="of:=IF(AND([.$C50]=&quot;T1&quot;;[.$D50]=&quot;Z&quot;);[.G49]+[.E50];IF(AND([.$C50]=&quot;T1&quot;;[.$D50]=&quot;W&quot;);[.G49]-[.E50];[.G49]))" office:value-type="float" office:value="47" calcext:value-type="float">
            <text:p>47</text:p>
          </table:table-cell>
          <table:table-cell table:formula="of:=IF(AND([.$C50]=&quot;T2&quot;;[.$D50]=&quot;Z&quot;);[.H49]+[.$E50];IF(AND([.$C50]=&quot;T2&quot;;[.$D50]=&quot;W&quot;);[.H49]-[.$E50];[.H49]))" office:value-type="float" office:value="73" calcext:value-type="float">
            <text:p>73</text:p>
          </table:table-cell>
          <table:table-cell table:formula="of:=IF(AND([.$C50]=&quot;T3&quot;;[.$D50]=&quot;Z&quot;);[.I49]+[.$E50];IF(AND([.$C50]=&quot;T3&quot;;[.$D50]=&quot;W&quot;);[.I49]-[.$E50];[.I49]))" office:value-type="float" office:value="8" calcext:value-type="float">
            <text:p>8</text:p>
          </table:table-cell>
          <table:table-cell table:formula="of:=IF(AND([.$C50]=&quot;T4&quot;;[.$D50]=&quot;Z&quot;);[.J49]+[.$E50];IF(AND([.$C50]=&quot;T4&quot;;[.$D50]=&quot;W&quot;);[.J49]-[.$E50];[.J49]))" office:value-type="float" office:value="77" calcext:value-type="float">
            <text:p>77</text:p>
          </table:table-cell>
          <table:table-cell table:formula="of:=IF(AND([.$C50]=&quot;T5&quot;;[.$D50]=&quot;Z&quot;);[.K49]+[.$E50];IF(AND([.$C50]=&quot;T5&quot;;[.$D50]=&quot;W&quot;);[.K49]-[.$E50];[.K4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  <table:table-cell table:formula="of:=IF(AND([.$C51]=&quot;T1&quot;;[.$D51]=&quot;Z&quot;);[.G50]+[.E51];IF(AND([.$C51]=&quot;T1&quot;;[.$D51]=&quot;W&quot;);[.G50]-[.E51];[.G50]))" office:value-type="float" office:value="47" calcext:value-type="float">
            <text:p>47</text:p>
          </table:table-cell>
          <table:table-cell table:formula="of:=IF(AND([.$C51]=&quot;T2&quot;;[.$D51]=&quot;Z&quot;);[.H50]+[.$E51];IF(AND([.$C51]=&quot;T2&quot;;[.$D51]=&quot;W&quot;);[.H50]-[.$E51];[.H50]))" office:value-type="float" office:value="73" calcext:value-type="float">
            <text:p>73</text:p>
          </table:table-cell>
          <table:table-cell table:formula="of:=IF(AND([.$C51]=&quot;T3&quot;;[.$D51]=&quot;Z&quot;);[.I50]+[.$E51];IF(AND([.$C51]=&quot;T3&quot;;[.$D51]=&quot;W&quot;);[.I50]-[.$E51];[.I50]))" office:value-type="float" office:value="8" calcext:value-type="float">
            <text:p>8</text:p>
          </table:table-cell>
          <table:table-cell table:formula="of:=IF(AND([.$C51]=&quot;T4&quot;;[.$D51]=&quot;Z&quot;);[.J50]+[.$E51];IF(AND([.$C51]=&quot;T4&quot;;[.$D51]=&quot;W&quot;);[.J50]-[.$E51];[.J50]))" office:value-type="float" office:value="77" calcext:value-type="float">
            <text:p>77</text:p>
          </table:table-cell>
          <table:table-cell table:formula="of:=IF(AND([.$C51]=&quot;T5&quot;;[.$D51]=&quot;Z&quot;);[.K50]+[.$E51];IF(AND([.$C51]=&quot;T5&quot;;[.$D51]=&quot;W&quot;);[.K50]-[.$E51];[.K50]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  <table:table-cell table:formula="of:=IF(AND([.$C52]=&quot;T1&quot;;[.$D52]=&quot;Z&quot;);[.G51]+[.E52];IF(AND([.$C52]=&quot;T1&quot;;[.$D52]=&quot;W&quot;);[.G51]-[.E52];[.G51]))" office:value-type="float" office:value="2" calcext:value-type="float">
            <text:p>2</text:p>
          </table:table-cell>
          <table:table-cell table:formula="of:=IF(AND([.$C52]=&quot;T2&quot;;[.$D52]=&quot;Z&quot;);[.H51]+[.$E52];IF(AND([.$C52]=&quot;T2&quot;;[.$D52]=&quot;W&quot;);[.H51]-[.$E52];[.H51]))" office:value-type="float" office:value="73" calcext:value-type="float">
            <text:p>73</text:p>
          </table:table-cell>
          <table:table-cell table:formula="of:=IF(AND([.$C52]=&quot;T3&quot;;[.$D52]=&quot;Z&quot;);[.I51]+[.$E52];IF(AND([.$C52]=&quot;T3&quot;;[.$D52]=&quot;W&quot;);[.I51]-[.$E52];[.I51]))" office:value-type="float" office:value="8" calcext:value-type="float">
            <text:p>8</text:p>
          </table:table-cell>
          <table:table-cell table:formula="of:=IF(AND([.$C52]=&quot;T4&quot;;[.$D52]=&quot;Z&quot;);[.J51]+[.$E52];IF(AND([.$C52]=&quot;T4&quot;;[.$D52]=&quot;W&quot;);[.J51]-[.$E52];[.J51]))" office:value-type="float" office:value="77" calcext:value-type="float">
            <text:p>77</text:p>
          </table:table-cell>
          <table:table-cell table:formula="of:=IF(AND([.$C52]=&quot;T5&quot;;[.$D52]=&quot;Z&quot;);[.K51]+[.$E52];IF(AND([.$C52]=&quot;T5&quot;;[.$D52]=&quot;W&quot;);[.K51]-[.$E52];[.K51]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IF(AND([.$C53]=&quot;T1&quot;;[.$D53]=&quot;Z&quot;);[.G52]+[.E53];IF(AND([.$C53]=&quot;T1&quot;;[.$D53]=&quot;W&quot;);[.G52]-[.E53];[.G52]))" office:value-type="float" office:value="2" calcext:value-type="float">
            <text:p>2</text:p>
          </table:table-cell>
          <table:table-cell table:formula="of:=IF(AND([.$C53]=&quot;T2&quot;;[.$D53]=&quot;Z&quot;);[.H52]+[.$E53];IF(AND([.$C53]=&quot;T2&quot;;[.$D53]=&quot;W&quot;);[.H52]-[.$E53];[.H52]))" office:value-type="float" office:value="73" calcext:value-type="float">
            <text:p>73</text:p>
          </table:table-cell>
          <table:table-cell table:formula="of:=IF(AND([.$C53]=&quot;T3&quot;;[.$D53]=&quot;Z&quot;);[.I52]+[.$E53];IF(AND([.$C53]=&quot;T3&quot;;[.$D53]=&quot;W&quot;);[.I52]-[.$E53];[.I52]))" office:value-type="float" office:value="48" calcext:value-type="float">
            <text:p>48</text:p>
          </table:table-cell>
          <table:table-cell table:formula="of:=IF(AND([.$C53]=&quot;T4&quot;;[.$D53]=&quot;Z&quot;);[.J52]+[.$E53];IF(AND([.$C53]=&quot;T4&quot;;[.$D53]=&quot;W&quot;);[.J52]-[.$E53];[.J52]))" office:value-type="float" office:value="77" calcext:value-type="float">
            <text:p>77</text:p>
          </table:table-cell>
          <table:table-cell table:formula="of:=IF(AND([.$C53]=&quot;T5&quot;;[.$D53]=&quot;Z&quot;);[.K52]+[.$E53];IF(AND([.$C53]=&quot;T5&quot;;[.$D53]=&quot;W&quot;);[.K52]-[.$E53];[.K52]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  <table:table-cell table:formula="of:=IF(AND([.$C54]=&quot;T1&quot;;[.$D54]=&quot;Z&quot;);[.G53]+[.E54];IF(AND([.$C54]=&quot;T1&quot;;[.$D54]=&quot;W&quot;);[.G53]-[.E54];[.G53]))" office:value-type="float" office:value="2" calcext:value-type="float">
            <text:p>2</text:p>
          </table:table-cell>
          <table:table-cell table:formula="of:=IF(AND([.$C54]=&quot;T2&quot;;[.$D54]=&quot;Z&quot;);[.H53]+[.$E54];IF(AND([.$C54]=&quot;T2&quot;;[.$D54]=&quot;W&quot;);[.H53]-[.$E54];[.H53]))" office:value-type="float" office:value="73" calcext:value-type="float">
            <text:p>73</text:p>
          </table:table-cell>
          <table:table-cell table:formula="of:=IF(AND([.$C54]=&quot;T3&quot;;[.$D54]=&quot;Z&quot;);[.I53]+[.$E54];IF(AND([.$C54]=&quot;T3&quot;;[.$D54]=&quot;W&quot;);[.I53]-[.$E54];[.I53]))" office:value-type="float" office:value="48" calcext:value-type="float">
            <text:p>48</text:p>
          </table:table-cell>
          <table:table-cell table:formula="of:=IF(AND([.$C54]=&quot;T4&quot;;[.$D54]=&quot;Z&quot;);[.J53]+[.$E54];IF(AND([.$C54]=&quot;T4&quot;;[.$D54]=&quot;W&quot;);[.J53]-[.$E54];[.J53]))" office:value-type="float" office:value="80" calcext:value-type="float">
            <text:p>80</text:p>
          </table:table-cell>
          <table:table-cell table:formula="of:=IF(AND([.$C54]=&quot;T5&quot;;[.$D54]=&quot;Z&quot;);[.K53]+[.$E54];IF(AND([.$C54]=&quot;T5&quot;;[.$D54]=&quot;W&quot;);[.K53]-[.$E54];[.K53]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table:formula="of:=IF(AND([.$C55]=&quot;T1&quot;;[.$D55]=&quot;Z&quot;);[.G54]+[.E55];IF(AND([.$C55]=&quot;T1&quot;;[.$D55]=&quot;W&quot;);[.G54]-[.E55];[.G54]))" office:value-type="float" office:value="2" calcext:value-type="float">
            <text:p>2</text:p>
          </table:table-cell>
          <table:table-cell table:formula="of:=IF(AND([.$C55]=&quot;T2&quot;;[.$D55]=&quot;Z&quot;);[.H54]+[.$E55];IF(AND([.$C55]=&quot;T2&quot;;[.$D55]=&quot;W&quot;);[.H54]-[.$E55];[.H54]))" office:value-type="float" office:value="90" calcext:value-type="float">
            <text:p>90</text:p>
          </table:table-cell>
          <table:table-cell table:formula="of:=IF(AND([.$C55]=&quot;T3&quot;;[.$D55]=&quot;Z&quot;);[.I54]+[.$E55];IF(AND([.$C55]=&quot;T3&quot;;[.$D55]=&quot;W&quot;);[.I54]-[.$E55];[.I54]))" office:value-type="float" office:value="48" calcext:value-type="float">
            <text:p>48</text:p>
          </table:table-cell>
          <table:table-cell table:formula="of:=IF(AND([.$C55]=&quot;T4&quot;;[.$D55]=&quot;Z&quot;);[.J54]+[.$E55];IF(AND([.$C55]=&quot;T4&quot;;[.$D55]=&quot;W&quot;);[.J54]-[.$E55];[.J54]))" office:value-type="float" office:value="80" calcext:value-type="float">
            <text:p>80</text:p>
          </table:table-cell>
          <table:table-cell table:formula="of:=IF(AND([.$C55]=&quot;T5&quot;;[.$D55]=&quot;Z&quot;);[.K54]+[.$E55];IF(AND([.$C55]=&quot;T5&quot;;[.$D55]=&quot;W&quot;);[.K54]-[.$E55];[.K54]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formula="of:=IF(AND([.$C56]=&quot;T1&quot;;[.$D56]=&quot;Z&quot;);[.G55]+[.E56];IF(AND([.$C56]=&quot;T1&quot;;[.$D56]=&quot;W&quot;);[.G55]-[.E56];[.G55]))" office:value-type="float" office:value="0" calcext:value-type="float">
            <text:p>0</text:p>
          </table:table-cell>
          <table:table-cell table:formula="of:=IF(AND([.$C56]=&quot;T2&quot;;[.$D56]=&quot;Z&quot;);[.H55]+[.$E56];IF(AND([.$C56]=&quot;T2&quot;;[.$D56]=&quot;W&quot;);[.H55]-[.$E56];[.H55]))" office:value-type="float" office:value="90" calcext:value-type="float">
            <text:p>90</text:p>
          </table:table-cell>
          <table:table-cell table:formula="of:=IF(AND([.$C56]=&quot;T3&quot;;[.$D56]=&quot;Z&quot;);[.I55]+[.$E56];IF(AND([.$C56]=&quot;T3&quot;;[.$D56]=&quot;W&quot;);[.I55]-[.$E56];[.I55]))" office:value-type="float" office:value="48" calcext:value-type="float">
            <text:p>48</text:p>
          </table:table-cell>
          <table:table-cell table:formula="of:=IF(AND([.$C56]=&quot;T4&quot;;[.$D56]=&quot;Z&quot;);[.J55]+[.$E56];IF(AND([.$C56]=&quot;T4&quot;;[.$D56]=&quot;W&quot;);[.J55]-[.$E56];[.J55]))" office:value-type="float" office:value="80" calcext:value-type="float">
            <text:p>80</text:p>
          </table:table-cell>
          <table:table-cell table:formula="of:=IF(AND([.$C56]=&quot;T5&quot;;[.$D56]=&quot;Z&quot;);[.K55]+[.$E56];IF(AND([.$C56]=&quot;T5&quot;;[.$D56]=&quot;W&quot;);[.K55]-[.$E56];[.K55]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  <table:table-cell table:formula="of:=IF(AND([.$C57]=&quot;T1&quot;;[.$D57]=&quot;Z&quot;);[.G56]+[.E57];IF(AND([.$C57]=&quot;T1&quot;;[.$D57]=&quot;W&quot;);[.G56]-[.E57];[.G56]))" office:value-type="float" office:value="0" calcext:value-type="float">
            <text:p>0</text:p>
          </table:table-cell>
          <table:table-cell table:formula="of:=IF(AND([.$C57]=&quot;T2&quot;;[.$D57]=&quot;Z&quot;);[.H56]+[.$E57];IF(AND([.$C57]=&quot;T2&quot;;[.$D57]=&quot;W&quot;);[.H56]-[.$E57];[.H56]))" office:value-type="float" office:value="90" calcext:value-type="float">
            <text:p>90</text:p>
          </table:table-cell>
          <table:table-cell table:formula="of:=IF(AND([.$C57]=&quot;T3&quot;;[.$D57]=&quot;Z&quot;);[.I56]+[.$E57];IF(AND([.$C57]=&quot;T3&quot;;[.$D57]=&quot;W&quot;);[.I56]-[.$E57];[.I56]))" office:value-type="float" office:value="62" calcext:value-type="float">
            <text:p>62</text:p>
          </table:table-cell>
          <table:table-cell table:formula="of:=IF(AND([.$C57]=&quot;T4&quot;;[.$D57]=&quot;Z&quot;);[.J56]+[.$E57];IF(AND([.$C57]=&quot;T4&quot;;[.$D57]=&quot;W&quot;);[.J56]-[.$E57];[.J56]))" office:value-type="float" office:value="80" calcext:value-type="float">
            <text:p>80</text:p>
          </table:table-cell>
          <table:table-cell table:formula="of:=IF(AND([.$C57]=&quot;T5&quot;;[.$D57]=&quot;Z&quot;);[.K56]+[.$E57];IF(AND([.$C57]=&quot;T5&quot;;[.$D57]=&quot;W&quot;);[.K56]-[.$E57];[.K56]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IF(AND([.$C58]=&quot;T1&quot;;[.$D58]=&quot;Z&quot;);[.G57]+[.E58];IF(AND([.$C58]=&quot;T1&quot;;[.$D58]=&quot;W&quot;);[.G57]-[.E58];[.G57]))" office:value-type="float" office:value="0" calcext:value-type="float">
            <text:p>0</text:p>
          </table:table-cell>
          <table:table-cell table:formula="of:=IF(AND([.$C58]=&quot;T2&quot;;[.$D58]=&quot;Z&quot;);[.H57]+[.$E58];IF(AND([.$C58]=&quot;T2&quot;;[.$D58]=&quot;W&quot;);[.H57]-[.$E58];[.H57]))" office:value-type="float" office:value="113" calcext:value-type="float">
            <text:p>113</text:p>
          </table:table-cell>
          <table:table-cell table:formula="of:=IF(AND([.$C58]=&quot;T3&quot;;[.$D58]=&quot;Z&quot;);[.I57]+[.$E58];IF(AND([.$C58]=&quot;T3&quot;;[.$D58]=&quot;W&quot;);[.I57]-[.$E58];[.I57]))" office:value-type="float" office:value="62" calcext:value-type="float">
            <text:p>62</text:p>
          </table:table-cell>
          <table:table-cell table:formula="of:=IF(AND([.$C58]=&quot;T4&quot;;[.$D58]=&quot;Z&quot;);[.J57]+[.$E58];IF(AND([.$C58]=&quot;T4&quot;;[.$D58]=&quot;W&quot;);[.J57]-[.$E58];[.J57]))" office:value-type="float" office:value="80" calcext:value-type="float">
            <text:p>80</text:p>
          </table:table-cell>
          <table:table-cell table:formula="of:=IF(AND([.$C58]=&quot;T5&quot;;[.$D58]=&quot;Z&quot;);[.K57]+[.$E58];IF(AND([.$C58]=&quot;T5&quot;;[.$D58]=&quot;W&quot;);[.K57]-[.$E58];[.K57]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table:formula="of:=IF(AND([.$C59]=&quot;T1&quot;;[.$D59]=&quot;Z&quot;);[.G58]+[.E59];IF(AND([.$C59]=&quot;T1&quot;;[.$D59]=&quot;W&quot;);[.G58]-[.E59];[.G58]))" office:value-type="float" office:value="11" calcext:value-type="float">
            <text:p>11</text:p>
          </table:table-cell>
          <table:table-cell table:formula="of:=IF(AND([.$C59]=&quot;T2&quot;;[.$D59]=&quot;Z&quot;);[.H58]+[.$E59];IF(AND([.$C59]=&quot;T2&quot;;[.$D59]=&quot;W&quot;);[.H58]-[.$E59];[.H58]))" office:value-type="float" office:value="113" calcext:value-type="float">
            <text:p>113</text:p>
          </table:table-cell>
          <table:table-cell table:formula="of:=IF(AND([.$C59]=&quot;T3&quot;;[.$D59]=&quot;Z&quot;);[.I58]+[.$E59];IF(AND([.$C59]=&quot;T3&quot;;[.$D59]=&quot;W&quot;);[.I58]-[.$E59];[.I58]))" office:value-type="float" office:value="62" calcext:value-type="float">
            <text:p>62</text:p>
          </table:table-cell>
          <table:table-cell table:formula="of:=IF(AND([.$C59]=&quot;T4&quot;;[.$D59]=&quot;Z&quot;);[.J58]+[.$E59];IF(AND([.$C59]=&quot;T4&quot;;[.$D59]=&quot;W&quot;);[.J58]-[.$E59];[.J58]))" office:value-type="float" office:value="80" calcext:value-type="float">
            <text:p>80</text:p>
          </table:table-cell>
          <table:table-cell table:formula="of:=IF(AND([.$C59]=&quot;T5&quot;;[.$D59]=&quot;Z&quot;);[.K58]+[.$E59];IF(AND([.$C59]=&quot;T5&quot;;[.$D59]=&quot;W&quot;);[.K58]-[.$E59];[.K58]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  <table:table-cell table:formula="of:=IF(AND([.$C60]=&quot;T1&quot;;[.$D60]=&quot;Z&quot;);[.G59]+[.E60];IF(AND([.$C60]=&quot;T1&quot;;[.$D60]=&quot;W&quot;);[.G59]-[.E60];[.G59]))" office:value-type="float" office:value="11" calcext:value-type="float">
            <text:p>11</text:p>
          </table:table-cell>
          <table:table-cell table:formula="of:=IF(AND([.$C60]=&quot;T2&quot;;[.$D60]=&quot;Z&quot;);[.H59]+[.$E60];IF(AND([.$C60]=&quot;T2&quot;;[.$D60]=&quot;W&quot;);[.H59]-[.$E60];[.H59]))" office:value-type="float" office:value="113" calcext:value-type="float">
            <text:p>113</text:p>
          </table:table-cell>
          <table:table-cell table:formula="of:=IF(AND([.$C60]=&quot;T3&quot;;[.$D60]=&quot;Z&quot;);[.I59]+[.$E60];IF(AND([.$C60]=&quot;T3&quot;;[.$D60]=&quot;W&quot;);[.I59]-[.$E60];[.I59]))" office:value-type="float" office:value="62" calcext:value-type="float">
            <text:p>62</text:p>
          </table:table-cell>
          <table:table-cell table:formula="of:=IF(AND([.$C60]=&quot;T4&quot;;[.$D60]=&quot;Z&quot;);[.J59]+[.$E60];IF(AND([.$C60]=&quot;T4&quot;;[.$D60]=&quot;W&quot;);[.J59]-[.$E60];[.J59]))" office:value-type="float" office:value="97" calcext:value-type="float">
            <text:p>97</text:p>
          </table:table-cell>
          <table:table-cell table:formula="of:=IF(AND([.$C60]=&quot;T5&quot;;[.$D60]=&quot;Z&quot;);[.K59]+[.$E60];IF(AND([.$C60]=&quot;T5&quot;;[.$D60]=&quot;W&quot;);[.K59]-[.$E60];[.K59]))"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  <table:table-cell table:formula="of:=IF(AND([.$C61]=&quot;T1&quot;;[.$D61]=&quot;Z&quot;);[.G60]+[.E61];IF(AND([.$C61]=&quot;T1&quot;;[.$D61]=&quot;W&quot;);[.G60]-[.E61];[.G60]))" office:value-type="float" office:value="11" calcext:value-type="float">
            <text:p>11</text:p>
          </table:table-cell>
          <table:table-cell table:formula="of:=IF(AND([.$C61]=&quot;T2&quot;;[.$D61]=&quot;Z&quot;);[.H60]+[.$E61];IF(AND([.$C61]=&quot;T2&quot;;[.$D61]=&quot;W&quot;);[.H60]-[.$E61];[.H60]))" office:value-type="float" office:value="113" calcext:value-type="float">
            <text:p>113</text:p>
          </table:table-cell>
          <table:table-cell table:formula="of:=IF(AND([.$C61]=&quot;T3&quot;;[.$D61]=&quot;Z&quot;);[.I60]+[.$E61];IF(AND([.$C61]=&quot;T3&quot;;[.$D61]=&quot;W&quot;);[.I60]-[.$E61];[.I60]))" office:value-type="float" office:value="62" calcext:value-type="float">
            <text:p>62</text:p>
          </table:table-cell>
          <table:table-cell table:formula="of:=IF(AND([.$C61]=&quot;T4&quot;;[.$D61]=&quot;Z&quot;);[.J60]+[.$E61];IF(AND([.$C61]=&quot;T4&quot;;[.$D61]=&quot;W&quot;);[.J60]-[.$E61];[.J60]))" office:value-type="float" office:value="97" calcext:value-type="float">
            <text:p>97</text:p>
          </table:table-cell>
          <table:table-cell table:formula="of:=IF(AND([.$C61]=&quot;T5&quot;;[.$D61]=&quot;Z&quot;);[.K60]+[.$E61];IF(AND([.$C61]=&quot;T5&quot;;[.$D61]=&quot;W&quot;);[.K60]-[.$E61];[.K60]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table:formula="of:=IF(AND([.$C62]=&quot;T1&quot;;[.$D62]=&quot;Z&quot;);[.G61]+[.E62];IF(AND([.$C62]=&quot;T1&quot;;[.$D62]=&quot;W&quot;);[.G61]-[.E62];[.G61]))" office:value-type="float" office:value="11" calcext:value-type="float">
            <text:p>11</text:p>
          </table:table-cell>
          <table:table-cell table:formula="of:=IF(AND([.$C62]=&quot;T2&quot;;[.$D62]=&quot;Z&quot;);[.H61]+[.$E62];IF(AND([.$C62]=&quot;T2&quot;;[.$D62]=&quot;W&quot;);[.H61]-[.$E62];[.H61]))" office:value-type="float" office:value="113" calcext:value-type="float">
            <text:p>113</text:p>
          </table:table-cell>
          <table:table-cell table:formula="of:=IF(AND([.$C62]=&quot;T3&quot;;[.$D62]=&quot;Z&quot;);[.I61]+[.$E62];IF(AND([.$C62]=&quot;T3&quot;;[.$D62]=&quot;W&quot;);[.I61]-[.$E62];[.I61]))" office:value-type="float" office:value="62" calcext:value-type="float">
            <text:p>62</text:p>
          </table:table-cell>
          <table:table-cell table:formula="of:=IF(AND([.$C62]=&quot;T4&quot;;[.$D62]=&quot;Z&quot;);[.J61]+[.$E62];IF(AND([.$C62]=&quot;T4&quot;;[.$D62]=&quot;W&quot;);[.J61]-[.$E62];[.J61]))" office:value-type="float" office:value="0" calcext:value-type="float">
            <text:p>0</text:p>
          </table:table-cell>
          <table:table-cell table:formula="of:=IF(AND([.$C62]=&quot;T5&quot;;[.$D62]=&quot;Z&quot;);[.K61]+[.$E62];IF(AND([.$C62]=&quot;T5&quot;;[.$D62]=&quot;W&quot;);[.K61]-[.$E62];[.K61]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table:formula="of:=IF(AND([.$C63]=&quot;T1&quot;;[.$D63]=&quot;Z&quot;);[.G62]+[.E63];IF(AND([.$C63]=&quot;T1&quot;;[.$D63]=&quot;W&quot;);[.G62]-[.E63];[.G62]))" office:value-type="float" office:value="0" calcext:value-type="float">
            <text:p>0</text:p>
          </table:table-cell>
          <table:table-cell table:formula="of:=IF(AND([.$C63]=&quot;T2&quot;;[.$D63]=&quot;Z&quot;);[.H62]+[.$E63];IF(AND([.$C63]=&quot;T2&quot;;[.$D63]=&quot;W&quot;);[.H62]-[.$E63];[.H62]))" office:value-type="float" office:value="113" calcext:value-type="float">
            <text:p>113</text:p>
          </table:table-cell>
          <table:table-cell table:formula="of:=IF(AND([.$C63]=&quot;T3&quot;;[.$D63]=&quot;Z&quot;);[.I62]+[.$E63];IF(AND([.$C63]=&quot;T3&quot;;[.$D63]=&quot;W&quot;);[.I62]-[.$E63];[.I62]))" office:value-type="float" office:value="62" calcext:value-type="float">
            <text:p>62</text:p>
          </table:table-cell>
          <table:table-cell table:formula="of:=IF(AND([.$C63]=&quot;T4&quot;;[.$D63]=&quot;Z&quot;);[.J62]+[.$E63];IF(AND([.$C63]=&quot;T4&quot;;[.$D63]=&quot;W&quot;);[.J62]-[.$E63];[.J62]))" office:value-type="float" office:value="0" calcext:value-type="float">
            <text:p>0</text:p>
          </table:table-cell>
          <table:table-cell table:formula="of:=IF(AND([.$C63]=&quot;T5&quot;;[.$D63]=&quot;Z&quot;);[.K62]+[.$E63];IF(AND([.$C63]=&quot;T5&quot;;[.$D63]=&quot;W&quot;);[.K62]-[.$E63];[.K62]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table:formula="of:=IF(AND([.$C64]=&quot;T1&quot;;[.$D64]=&quot;Z&quot;);[.G63]+[.E64];IF(AND([.$C64]=&quot;T1&quot;;[.$D64]=&quot;W&quot;);[.G63]-[.E64];[.G63]))" office:value-type="float" office:value="0" calcext:value-type="float">
            <text:p>0</text:p>
          </table:table-cell>
          <table:table-cell table:formula="of:=IF(AND([.$C64]=&quot;T2&quot;;[.$D64]=&quot;Z&quot;);[.H63]+[.$E64];IF(AND([.$C64]=&quot;T2&quot;;[.$D64]=&quot;W&quot;);[.H63]-[.$E64];[.H63]))" office:value-type="float" office:value="113" calcext:value-type="float">
            <text:p>113</text:p>
          </table:table-cell>
          <table:table-cell table:formula="of:=IF(AND([.$C64]=&quot;T3&quot;;[.$D64]=&quot;Z&quot;);[.I63]+[.$E64];IF(AND([.$C64]=&quot;T3&quot;;[.$D64]=&quot;W&quot;);[.I63]-[.$E64];[.I63]))" office:value-type="float" office:value="79" calcext:value-type="float">
            <text:p>79</text:p>
          </table:table-cell>
          <table:table-cell table:formula="of:=IF(AND([.$C64]=&quot;T4&quot;;[.$D64]=&quot;Z&quot;);[.J63]+[.$E64];IF(AND([.$C64]=&quot;T4&quot;;[.$D64]=&quot;W&quot;);[.J63]-[.$E64];[.J63]))" office:value-type="float" office:value="0" calcext:value-type="float">
            <text:p>0</text:p>
          </table:table-cell>
          <table:table-cell table:formula="of:=IF(AND([.$C64]=&quot;T5&quot;;[.$D64]=&quot;Z&quot;);[.K63]+[.$E64];IF(AND([.$C64]=&quot;T5&quot;;[.$D64]=&quot;W&quot;);[.K63]-[.$E64];[.K63]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IF(AND([.$C65]=&quot;T1&quot;;[.$D65]=&quot;Z&quot;);[.G64]+[.E65];IF(AND([.$C65]=&quot;T1&quot;;[.$D65]=&quot;W&quot;);[.G64]-[.E65];[.G64]))" office:value-type="float" office:value="0" calcext:value-type="float">
            <text:p>0</text:p>
          </table:table-cell>
          <table:table-cell table:formula="of:=IF(AND([.$C65]=&quot;T2&quot;;[.$D65]=&quot;Z&quot;);[.H64]+[.$E65];IF(AND([.$C65]=&quot;T2&quot;;[.$D65]=&quot;W&quot;);[.H64]-[.$E65];[.H64]))" office:value-type="float" office:value="117" calcext:value-type="float">
            <text:p>117</text:p>
          </table:table-cell>
          <table:table-cell table:formula="of:=IF(AND([.$C65]=&quot;T3&quot;;[.$D65]=&quot;Z&quot;);[.I64]+[.$E65];IF(AND([.$C65]=&quot;T3&quot;;[.$D65]=&quot;W&quot;);[.I64]-[.$E65];[.I64]))" office:value-type="float" office:value="79" calcext:value-type="float">
            <text:p>79</text:p>
          </table:table-cell>
          <table:table-cell table:formula="of:=IF(AND([.$C65]=&quot;T4&quot;;[.$D65]=&quot;Z&quot;);[.J64]+[.$E65];IF(AND([.$C65]=&quot;T4&quot;;[.$D65]=&quot;W&quot;);[.J64]-[.$E65];[.J64]))" office:value-type="float" office:value="0" calcext:value-type="float">
            <text:p>0</text:p>
          </table:table-cell>
          <table:table-cell table:formula="of:=IF(AND([.$C65]=&quot;T5&quot;;[.$D65]=&quot;Z&quot;);[.K64]+[.$E65];IF(AND([.$C65]=&quot;T5&quot;;[.$D65]=&quot;W&quot;);[.K64]-[.$E65];[.K64]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  <table:table-cell table:formula="of:=IF(AND([.$C66]=&quot;T1&quot;;[.$D66]=&quot;Z&quot;);[.G65]+[.E66];IF(AND([.$C66]=&quot;T1&quot;;[.$D66]=&quot;W&quot;);[.G65]-[.E66];[.G65]))" office:value-type="float" office:value="0" calcext:value-type="float">
            <text:p>0</text:p>
          </table:table-cell>
          <table:table-cell table:formula="of:=IF(AND([.$C66]=&quot;T2&quot;;[.$D66]=&quot;Z&quot;);[.H65]+[.$E66];IF(AND([.$C66]=&quot;T2&quot;;[.$D66]=&quot;W&quot;);[.H65]-[.$E66];[.H65]))" office:value-type="float" office:value="117" calcext:value-type="float">
            <text:p>117</text:p>
          </table:table-cell>
          <table:table-cell table:formula="of:=IF(AND([.$C66]=&quot;T3&quot;;[.$D66]=&quot;Z&quot;);[.I65]+[.$E66];IF(AND([.$C66]=&quot;T3&quot;;[.$D66]=&quot;W&quot;);[.I65]-[.$E66];[.I65]))" office:value-type="float" office:value="0" calcext:value-type="float">
            <text:p>0</text:p>
          </table:table-cell>
          <table:table-cell table:formula="of:=IF(AND([.$C66]=&quot;T4&quot;;[.$D66]=&quot;Z&quot;);[.J65]+[.$E66];IF(AND([.$C66]=&quot;T4&quot;;[.$D66]=&quot;W&quot;);[.J65]-[.$E66];[.J65]))" office:value-type="float" office:value="0" calcext:value-type="float">
            <text:p>0</text:p>
          </table:table-cell>
          <table:table-cell table:formula="of:=IF(AND([.$C66]=&quot;T5&quot;;[.$D66]=&quot;Z&quot;);[.K65]+[.$E66];IF(AND([.$C66]=&quot;T5&quot;;[.$D66]=&quot;W&quot;);[.K65]-[.$E66];[.K65]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  <table:table-cell table:formula="of:=IF(AND([.$C67]=&quot;T1&quot;;[.$D67]=&quot;Z&quot;);[.G66]+[.E67];IF(AND([.$C67]=&quot;T1&quot;;[.$D67]=&quot;W&quot;);[.G66]-[.E67];[.G66]))" office:value-type="float" office:value="0" calcext:value-type="float">
            <text:p>0</text:p>
          </table:table-cell>
          <table:table-cell table:formula="of:=IF(AND([.$C67]=&quot;T2&quot;;[.$D67]=&quot;Z&quot;);[.H66]+[.$E67];IF(AND([.$C67]=&quot;T2&quot;;[.$D67]=&quot;W&quot;);[.H66]-[.$E67];[.H66]))" office:value-type="float" office:value="117" calcext:value-type="float">
            <text:p>117</text:p>
          </table:table-cell>
          <table:table-cell table:formula="of:=IF(AND([.$C67]=&quot;T3&quot;;[.$D67]=&quot;Z&quot;);[.I66]+[.$E67];IF(AND([.$C67]=&quot;T3&quot;;[.$D67]=&quot;W&quot;);[.I66]-[.$E67];[.I66]))" office:value-type="float" office:value="0" calcext:value-type="float">
            <text:p>0</text:p>
          </table:table-cell>
          <table:table-cell table:formula="of:=IF(AND([.$C67]=&quot;T4&quot;;[.$D67]=&quot;Z&quot;);[.J66]+[.$E67];IF(AND([.$C67]=&quot;T4&quot;;[.$D67]=&quot;W&quot;);[.J66]-[.$E67];[.J66]))" office:value-type="float" office:value="33" calcext:value-type="float">
            <text:p>33</text:p>
          </table:table-cell>
          <table:table-cell table:formula="of:=IF(AND([.$C67]=&quot;T5&quot;;[.$D67]=&quot;Z&quot;);[.K66]+[.$E67];IF(AND([.$C67]=&quot;T5&quot;;[.$D67]=&quot;W&quot;);[.K66]-[.$E67];[.K66]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  <table:table-cell table:formula="of:=IF(AND([.$C68]=&quot;T1&quot;;[.$D68]=&quot;Z&quot;);[.G67]+[.E68];IF(AND([.$C68]=&quot;T1&quot;;[.$D68]=&quot;W&quot;);[.G67]-[.E68];[.G67]))" office:value-type="float" office:value="0" calcext:value-type="float">
            <text:p>0</text:p>
          </table:table-cell>
          <table:table-cell table:formula="of:=IF(AND([.$C68]=&quot;T2&quot;;[.$D68]=&quot;Z&quot;);[.H67]+[.$E68];IF(AND([.$C68]=&quot;T2&quot;;[.$D68]=&quot;W&quot;);[.H67]-[.$E68];[.H67]))" office:value-type="float" office:value="143" calcext:value-type="float">
            <text:p>143</text:p>
          </table:table-cell>
          <table:table-cell table:formula="of:=IF(AND([.$C68]=&quot;T3&quot;;[.$D68]=&quot;Z&quot;);[.I67]+[.$E68];IF(AND([.$C68]=&quot;T3&quot;;[.$D68]=&quot;W&quot;);[.I67]-[.$E68];[.I67]))" office:value-type="float" office:value="0" calcext:value-type="float">
            <text:p>0</text:p>
          </table:table-cell>
          <table:table-cell table:formula="of:=IF(AND([.$C68]=&quot;T4&quot;;[.$D68]=&quot;Z&quot;);[.J67]+[.$E68];IF(AND([.$C68]=&quot;T4&quot;;[.$D68]=&quot;W&quot;);[.J67]-[.$E68];[.J67]))" office:value-type="float" office:value="33" calcext:value-type="float">
            <text:p>33</text:p>
          </table:table-cell>
          <table:table-cell table:formula="of:=IF(AND([.$C68]=&quot;T5&quot;;[.$D68]=&quot;Z&quot;);[.K67]+[.$E68];IF(AND([.$C68]=&quot;T5&quot;;[.$D68]=&quot;W&quot;);[.K67]-[.$E68];[.K67]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  <table:table-cell table:formula="of:=IF(AND([.$C69]=&quot;T1&quot;;[.$D69]=&quot;Z&quot;);[.G68]+[.E69];IF(AND([.$C69]=&quot;T1&quot;;[.$D69]=&quot;W&quot;);[.G68]-[.E69];[.G68]))" office:value-type="float" office:value="0" calcext:value-type="float">
            <text:p>0</text:p>
          </table:table-cell>
          <table:table-cell table:formula="of:=IF(AND([.$C69]=&quot;T2&quot;;[.$D69]=&quot;Z&quot;);[.H68]+[.$E69];IF(AND([.$C69]=&quot;T2&quot;;[.$D69]=&quot;W&quot;);[.H68]-[.$E69];[.H68]))" office:value-type="float" office:value="143" calcext:value-type="float">
            <text:p>143</text:p>
          </table:table-cell>
          <table:table-cell table:formula="of:=IF(AND([.$C69]=&quot;T3&quot;;[.$D69]=&quot;Z&quot;);[.I68]+[.$E69];IF(AND([.$C69]=&quot;T3&quot;;[.$D69]=&quot;W&quot;);[.I68]-[.$E69];[.I68]))" office:value-type="float" office:value="40" calcext:value-type="float">
            <text:p>40</text:p>
          </table:table-cell>
          <table:table-cell table:formula="of:=IF(AND([.$C69]=&quot;T4&quot;;[.$D69]=&quot;Z&quot;);[.J68]+[.$E69];IF(AND([.$C69]=&quot;T4&quot;;[.$D69]=&quot;W&quot;);[.J68]-[.$E69];[.J68]))" office:value-type="float" office:value="33" calcext:value-type="float">
            <text:p>33</text:p>
          </table:table-cell>
          <table:table-cell table:formula="of:=IF(AND([.$C69]=&quot;T5&quot;;[.$D69]=&quot;Z&quot;);[.K68]+[.$E69];IF(AND([.$C69]=&quot;T5&quot;;[.$D69]=&quot;W&quot;);[.K68]-[.$E69];[.K68]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  <table:table-cell table:formula="of:=IF(AND([.$C70]=&quot;T1&quot;;[.$D70]=&quot;Z&quot;);[.G69]+[.E70];IF(AND([.$C70]=&quot;T1&quot;;[.$D70]=&quot;W&quot;);[.G69]-[.E70];[.G69]))" office:value-type="float" office:value="42" calcext:value-type="float">
            <text:p>42</text:p>
          </table:table-cell>
          <table:table-cell table:formula="of:=IF(AND([.$C70]=&quot;T2&quot;;[.$D70]=&quot;Z&quot;);[.H69]+[.$E70];IF(AND([.$C70]=&quot;T2&quot;;[.$D70]=&quot;W&quot;);[.H69]-[.$E70];[.H69]))" office:value-type="float" office:value="143" calcext:value-type="float">
            <text:p>143</text:p>
          </table:table-cell>
          <table:table-cell table:formula="of:=IF(AND([.$C70]=&quot;T3&quot;;[.$D70]=&quot;Z&quot;);[.I69]+[.$E70];IF(AND([.$C70]=&quot;T3&quot;;[.$D70]=&quot;W&quot;);[.I69]-[.$E70];[.I69]))" office:value-type="float" office:value="40" calcext:value-type="float">
            <text:p>40</text:p>
          </table:table-cell>
          <table:table-cell table:formula="of:=IF(AND([.$C70]=&quot;T4&quot;;[.$D70]=&quot;Z&quot;);[.J69]+[.$E70];IF(AND([.$C70]=&quot;T4&quot;;[.$D70]=&quot;W&quot;);[.J69]-[.$E70];[.J69]))" office:value-type="float" office:value="33" calcext:value-type="float">
            <text:p>33</text:p>
          </table:table-cell>
          <table:table-cell table:formula="of:=IF(AND([.$C70]=&quot;T5&quot;;[.$D70]=&quot;Z&quot;);[.K69]+[.$E70];IF(AND([.$C70]=&quot;T5&quot;;[.$D70]=&quot;W&quot;);[.K69]-[.$E70];[.K69]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  <table:table-cell table:formula="of:=IF(AND([.$C71]=&quot;T1&quot;;[.$D71]=&quot;Z&quot;);[.G70]+[.E71];IF(AND([.$C71]=&quot;T1&quot;;[.$D71]=&quot;W&quot;);[.G70]-[.E71];[.G70]))" office:value-type="float" office:value="42" calcext:value-type="float">
            <text:p>42</text:p>
          </table:table-cell>
          <table:table-cell table:formula="of:=IF(AND([.$C71]=&quot;T2&quot;;[.$D71]=&quot;Z&quot;);[.H70]+[.$E71];IF(AND([.$C71]=&quot;T2&quot;;[.$D71]=&quot;W&quot;);[.H70]-[.$E71];[.H70]))" office:value-type="float" office:value="185" calcext:value-type="float">
            <text:p>185</text:p>
          </table:table-cell>
          <table:table-cell table:formula="of:=IF(AND([.$C71]=&quot;T3&quot;;[.$D71]=&quot;Z&quot;);[.I70]+[.$E71];IF(AND([.$C71]=&quot;T3&quot;;[.$D71]=&quot;W&quot;);[.I70]-[.$E71];[.I70]))" office:value-type="float" office:value="40" calcext:value-type="float">
            <text:p>40</text:p>
          </table:table-cell>
          <table:table-cell table:formula="of:=IF(AND([.$C71]=&quot;T4&quot;;[.$D71]=&quot;Z&quot;);[.J70]+[.$E71];IF(AND([.$C71]=&quot;T4&quot;;[.$D71]=&quot;W&quot;);[.J70]-[.$E71];[.J70]))" office:value-type="float" office:value="33" calcext:value-type="float">
            <text:p>33</text:p>
          </table:table-cell>
          <table:table-cell table:formula="of:=IF(AND([.$C71]=&quot;T5&quot;;[.$D71]=&quot;Z&quot;);[.K70]+[.$E71];IF(AND([.$C71]=&quot;T5&quot;;[.$D71]=&quot;W&quot;);[.K70]-[.$E71];[.K70]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  <table:table-cell table:formula="of:=IF(AND([.$C72]=&quot;T1&quot;;[.$D72]=&quot;Z&quot;);[.G71]+[.E72];IF(AND([.$C72]=&quot;T1&quot;;[.$D72]=&quot;W&quot;);[.G71]-[.E72];[.G71]))" office:value-type="float" office:value="42" calcext:value-type="float">
            <text:p>42</text:p>
          </table:table-cell>
          <table:table-cell table:formula="of:=IF(AND([.$C72]=&quot;T2&quot;;[.$D72]=&quot;Z&quot;);[.H71]+[.$E72];IF(AND([.$C72]=&quot;T2&quot;;[.$D72]=&quot;W&quot;);[.H71]-[.$E72];[.H71]))" office:value-type="float" office:value="185" calcext:value-type="float">
            <text:p>185</text:p>
          </table:table-cell>
          <table:table-cell table:formula="of:=IF(AND([.$C72]=&quot;T3&quot;;[.$D72]=&quot;Z&quot;);[.I71]+[.$E72];IF(AND([.$C72]=&quot;T3&quot;;[.$D72]=&quot;W&quot;);[.I71]-[.$E72];[.I71]))" office:value-type="float" office:value="40" calcext:value-type="float">
            <text:p>40</text:p>
          </table:table-cell>
          <table:table-cell table:formula="of:=IF(AND([.$C72]=&quot;T4&quot;;[.$D72]=&quot;Z&quot;);[.J71]+[.$E72];IF(AND([.$C72]=&quot;T4&quot;;[.$D72]=&quot;W&quot;);[.J71]-[.$E72];[.J71]))" office:value-type="float" office:value="42" calcext:value-type="float">
            <text:p>42</text:p>
          </table:table-cell>
          <table:table-cell table:formula="of:=IF(AND([.$C72]=&quot;T5&quot;;[.$D72]=&quot;Z&quot;);[.K71]+[.$E72];IF(AND([.$C72]=&quot;T5&quot;;[.$D72]=&quot;W&quot;);[.K71]-[.$E72];[.K71]))"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  <table:table-cell table:formula="of:=IF(AND([.$C73]=&quot;T1&quot;;[.$D73]=&quot;Z&quot;);[.G72]+[.E73];IF(AND([.$C73]=&quot;T1&quot;;[.$D73]=&quot;W&quot;);[.G72]-[.E73];[.G72]))" office:value-type="float" office:value="42" calcext:value-type="float">
            <text:p>42</text:p>
          </table:table-cell>
          <table:table-cell table:formula="of:=IF(AND([.$C73]=&quot;T2&quot;;[.$D73]=&quot;Z&quot;);[.H72]+[.$E73];IF(AND([.$C73]=&quot;T2&quot;;[.$D73]=&quot;W&quot;);[.H72]-[.$E73];[.H72]))" office:value-type="float" office:value="185" calcext:value-type="float">
            <text:p>185</text:p>
          </table:table-cell>
          <table:table-cell table:formula="of:=IF(AND([.$C73]=&quot;T3&quot;;[.$D73]=&quot;Z&quot;);[.I72]+[.$E73];IF(AND([.$C73]=&quot;T3&quot;;[.$D73]=&quot;W&quot;);[.I72]-[.$E73];[.I72]))" office:value-type="float" office:value="40" calcext:value-type="float">
            <text:p>40</text:p>
          </table:table-cell>
          <table:table-cell table:formula="of:=IF(AND([.$C73]=&quot;T4&quot;;[.$D73]=&quot;Z&quot;);[.J72]+[.$E73];IF(AND([.$C73]=&quot;T4&quot;;[.$D73]=&quot;W&quot;);[.J72]-[.$E73];[.J72]))" office:value-type="float" office:value="42" calcext:value-type="float">
            <text:p>42</text:p>
          </table:table-cell>
          <table:table-cell table:formula="of:=IF(AND([.$C73]=&quot;T5&quot;;[.$D73]=&quot;Z&quot;);[.K72]+[.$E73];IF(AND([.$C73]=&quot;T5&quot;;[.$D73]=&quot;W&quot;);[.K72]-[.$E73];[.K72]))" office:value-type="float" office:value="113" calcext:value-type="float">
            <text:p>113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  <table:table-cell table:formula="of:=IF(AND([.$C74]=&quot;T1&quot;;[.$D74]=&quot;Z&quot;);[.G73]+[.E74];IF(AND([.$C74]=&quot;T1&quot;;[.$D74]=&quot;W&quot;);[.G73]-[.E74];[.G73]))" office:value-type="float" office:value="42" calcext:value-type="float">
            <text:p>42</text:p>
          </table:table-cell>
          <table:table-cell table:formula="of:=IF(AND([.$C74]=&quot;T2&quot;;[.$D74]=&quot;Z&quot;);[.H73]+[.$E74];IF(AND([.$C74]=&quot;T2&quot;;[.$D74]=&quot;W&quot;);[.H73]-[.$E74];[.H73]))" office:value-type="float" office:value="185" calcext:value-type="float">
            <text:p>185</text:p>
          </table:table-cell>
          <table:table-cell table:formula="of:=IF(AND([.$C74]=&quot;T3&quot;;[.$D74]=&quot;Z&quot;);[.I73]+[.$E74];IF(AND([.$C74]=&quot;T3&quot;;[.$D74]=&quot;W&quot;);[.I73]-[.$E74];[.I73]))" office:value-type="float" office:value="40" calcext:value-type="float">
            <text:p>40</text:p>
          </table:table-cell>
          <table:table-cell table:formula="of:=IF(AND([.$C74]=&quot;T4&quot;;[.$D74]=&quot;Z&quot;);[.J73]+[.$E74];IF(AND([.$C74]=&quot;T4&quot;;[.$D74]=&quot;W&quot;);[.J73]-[.$E74];[.J73]))" office:value-type="float" office:value="42" calcext:value-type="float">
            <text:p>42</text:p>
          </table:table-cell>
          <table:table-cell table:formula="of:=IF(AND([.$C74]=&quot;T5&quot;;[.$D74]=&quot;Z&quot;);[.K73]+[.$E74];IF(AND([.$C74]=&quot;T5&quot;;[.$D74]=&quot;W&quot;);[.K73]-[.$E74];[.K73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  <table:table-cell table:formula="of:=IF(AND([.$C75]=&quot;T1&quot;;[.$D75]=&quot;Z&quot;);[.G74]+[.E75];IF(AND([.$C75]=&quot;T1&quot;;[.$D75]=&quot;W&quot;);[.G74]-[.E75];[.G74]))" office:value-type="float" office:value="42" calcext:value-type="float">
            <text:p>42</text:p>
          </table:table-cell>
          <table:table-cell table:formula="of:=IF(AND([.$C75]=&quot;T2&quot;;[.$D75]=&quot;Z&quot;);[.H74]+[.$E75];IF(AND([.$C75]=&quot;T2&quot;;[.$D75]=&quot;W&quot;);[.H74]-[.$E75];[.H74]))" office:value-type="float" office:value="185" calcext:value-type="float">
            <text:p>185</text:p>
          </table:table-cell>
          <table:table-cell table:formula="of:=IF(AND([.$C75]=&quot;T3&quot;;[.$D75]=&quot;Z&quot;);[.I74]+[.$E75];IF(AND([.$C75]=&quot;T3&quot;;[.$D75]=&quot;W&quot;);[.I74]-[.$E75];[.I74]))" office:value-type="float" office:value="40" calcext:value-type="float">
            <text:p>40</text:p>
          </table:table-cell>
          <table:table-cell table:formula="of:=IF(AND([.$C75]=&quot;T4&quot;;[.$D75]=&quot;Z&quot;);[.J74]+[.$E75];IF(AND([.$C75]=&quot;T4&quot;;[.$D75]=&quot;W&quot;);[.J74]-[.$E75];[.J74]))" office:value-type="float" office:value="76" calcext:value-type="float">
            <text:p>76</text:p>
          </table:table-cell>
          <table:table-cell table:formula="of:=IF(AND([.$C75]=&quot;T5&quot;;[.$D75]=&quot;Z&quot;);[.K74]+[.$E75];IF(AND([.$C75]=&quot;T5&quot;;[.$D75]=&quot;W&quot;);[.K74]-[.$E75];[.K74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table:formula="of:=IF(AND([.$C76]=&quot;T1&quot;;[.$D76]=&quot;Z&quot;);[.G75]+[.E76];IF(AND([.$C76]=&quot;T1&quot;;[.$D76]=&quot;W&quot;);[.G75]-[.E76];[.G75]))" office:value-type="float" office:value="42" calcext:value-type="float">
            <text:p>42</text:p>
          </table:table-cell>
          <table:table-cell table:formula="of:=IF(AND([.$C76]=&quot;T2&quot;;[.$D76]=&quot;Z&quot;);[.H75]+[.$E76];IF(AND([.$C76]=&quot;T2&quot;;[.$D76]=&quot;W&quot;);[.H75]-[.$E76];[.H75]))" office:value-type="float" office:value="185" calcext:value-type="float">
            <text:p>185</text:p>
          </table:table-cell>
          <table:table-cell table:formula="of:=IF(AND([.$C76]=&quot;T3&quot;;[.$D76]=&quot;Z&quot;);[.I75]+[.$E76];IF(AND([.$C76]=&quot;T3&quot;;[.$D76]=&quot;W&quot;);[.I75]-[.$E76];[.I75]))" office:value-type="float" office:value="45" calcext:value-type="float">
            <text:p>45</text:p>
          </table:table-cell>
          <table:table-cell table:formula="of:=IF(AND([.$C76]=&quot;T4&quot;;[.$D76]=&quot;Z&quot;);[.J75]+[.$E76];IF(AND([.$C76]=&quot;T4&quot;;[.$D76]=&quot;W&quot;);[.J75]-[.$E76];[.J75]))" office:value-type="float" office:value="76" calcext:value-type="float">
            <text:p>76</text:p>
          </table:table-cell>
          <table:table-cell table:formula="of:=IF(AND([.$C76]=&quot;T5&quot;;[.$D76]=&quot;Z&quot;);[.K75]+[.$E76];IF(AND([.$C76]=&quot;T5&quot;;[.$D76]=&quot;W&quot;);[.K75]-[.$E76];[.K75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  <table:table-cell table:formula="of:=IF(AND([.$C77]=&quot;T1&quot;;[.$D77]=&quot;Z&quot;);[.G76]+[.E77];IF(AND([.$C77]=&quot;T1&quot;;[.$D77]=&quot;W&quot;);[.G76]-[.E77];[.G76]))" office:value-type="float" office:value="42" calcext:value-type="float">
            <text:p>42</text:p>
          </table:table-cell>
          <table:table-cell table:formula="of:=IF(AND([.$C77]=&quot;T2&quot;;[.$D77]=&quot;Z&quot;);[.H76]+[.$E77];IF(AND([.$C77]=&quot;T2&quot;;[.$D77]=&quot;W&quot;);[.H76]-[.$E77];[.H76]))" office:value-type="float" office:value="185" calcext:value-type="float">
            <text:p>185</text:p>
          </table:table-cell>
          <table:table-cell table:formula="of:=IF(AND([.$C77]=&quot;T3&quot;;[.$D77]=&quot;Z&quot;);[.I76]+[.$E77];IF(AND([.$C77]=&quot;T3&quot;;[.$D77]=&quot;W&quot;);[.I76]-[.$E77];[.I76]))" office:value-type="float" office:value="45" calcext:value-type="float">
            <text:p>45</text:p>
          </table:table-cell>
          <table:table-cell table:formula="of:=IF(AND([.$C77]=&quot;T4&quot;;[.$D77]=&quot;Z&quot;);[.J76]+[.$E77];IF(AND([.$C77]=&quot;T4&quot;;[.$D77]=&quot;W&quot;);[.J76]-[.$E77];[.J76]))" office:value-type="float" office:value="2" calcext:value-type="float">
            <text:p>2</text:p>
          </table:table-cell>
          <table:table-cell table:formula="of:=IF(AND([.$C77]=&quot;T5&quot;;[.$D77]=&quot;Z&quot;);[.K76]+[.$E77];IF(AND([.$C77]=&quot;T5&quot;;[.$D77]=&quot;W&quot;);[.K76]-[.$E77];[.K76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  <table:table-cell table:formula="of:=IF(AND([.$C78]=&quot;T1&quot;;[.$D78]=&quot;Z&quot;);[.G77]+[.E78];IF(AND([.$C78]=&quot;T1&quot;;[.$D78]=&quot;W&quot;);[.G77]-[.E78];[.G77]))" office:value-type="float" office:value="42" calcext:value-type="float">
            <text:p>42</text:p>
          </table:table-cell>
          <table:table-cell table:formula="of:=IF(AND([.$C78]=&quot;T2&quot;;[.$D78]=&quot;Z&quot;);[.H77]+[.$E78];IF(AND([.$C78]=&quot;T2&quot;;[.$D78]=&quot;W&quot;);[.H77]-[.$E78];[.H77]))" office:value-type="float" office:value="199" calcext:value-type="float">
            <text:p>199</text:p>
          </table:table-cell>
          <table:table-cell table:formula="of:=IF(AND([.$C78]=&quot;T3&quot;;[.$D78]=&quot;Z&quot;);[.I77]+[.$E78];IF(AND([.$C78]=&quot;T3&quot;;[.$D78]=&quot;W&quot;);[.I77]-[.$E78];[.I77]))" office:value-type="float" office:value="45" calcext:value-type="float">
            <text:p>45</text:p>
          </table:table-cell>
          <table:table-cell table:formula="of:=IF(AND([.$C78]=&quot;T4&quot;;[.$D78]=&quot;Z&quot;);[.J77]+[.$E78];IF(AND([.$C78]=&quot;T4&quot;;[.$D78]=&quot;W&quot;);[.J77]-[.$E78];[.J77]))" office:value-type="float" office:value="2" calcext:value-type="float">
            <text:p>2</text:p>
          </table:table-cell>
          <table:table-cell table:formula="of:=IF(AND([.$C78]=&quot;T5&quot;;[.$D78]=&quot;Z&quot;);[.K77]+[.$E78];IF(AND([.$C78]=&quot;T5&quot;;[.$D78]=&quot;W&quot;);[.K77]-[.$E78];[.K77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IF(AND([.$C79]=&quot;T1&quot;;[.$D79]=&quot;Z&quot;);[.G78]+[.E79];IF(AND([.$C79]=&quot;T1&quot;;[.$D79]=&quot;W&quot;);[.G78]-[.E79];[.G78]))" office:value-type="float" office:value="42" calcext:value-type="float">
            <text:p>42</text:p>
          </table:table-cell>
          <table:table-cell table:formula="of:=IF(AND([.$C79]=&quot;T2&quot;;[.$D79]=&quot;Z&quot;);[.H78]+[.$E79];IF(AND([.$C79]=&quot;T2&quot;;[.$D79]=&quot;W&quot;);[.H78]-[.$E79];[.H78]))" office:value-type="float" office:value="199" calcext:value-type="float">
            <text:p>199</text:p>
          </table:table-cell>
          <table:table-cell table:formula="of:=IF(AND([.$C79]=&quot;T3&quot;;[.$D79]=&quot;Z&quot;);[.I78]+[.$E79];IF(AND([.$C79]=&quot;T3&quot;;[.$D79]=&quot;W&quot;);[.I78]-[.$E79];[.I78]))" office:value-type="float" office:value="45" calcext:value-type="float">
            <text:p>45</text:p>
          </table:table-cell>
          <table:table-cell table:formula="of:=IF(AND([.$C79]=&quot;T4&quot;;[.$D79]=&quot;Z&quot;);[.J78]+[.$E79];IF(AND([.$C79]=&quot;T4&quot;;[.$D79]=&quot;W&quot;);[.J78]-[.$E79];[.J78]))" office:value-type="float" office:value="2" calcext:value-type="float">
            <text:p>2</text:p>
          </table:table-cell>
          <table:table-cell table:formula="of:=IF(AND([.$C79]=&quot;T5&quot;;[.$D79]=&quot;Z&quot;);[.K78]+[.$E79];IF(AND([.$C79]=&quot;T5&quot;;[.$D79]=&quot;W&quot;);[.K78]-[.$E79];[.K78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  <table:table-cell table:formula="of:=IF(AND([.$C80]=&quot;T1&quot;;[.$D80]=&quot;Z&quot;);[.G79]+[.E80];IF(AND([.$C80]=&quot;T1&quot;;[.$D80]=&quot;W&quot;);[.G79]-[.E80];[.G79]))" office:value-type="float" office:value="42" calcext:value-type="float">
            <text:p>42</text:p>
          </table:table-cell>
          <table:table-cell table:formula="of:=IF(AND([.$C80]=&quot;T2&quot;;[.$D80]=&quot;Z&quot;);[.H79]+[.$E80];IF(AND([.$C80]=&quot;T2&quot;;[.$D80]=&quot;W&quot;);[.H79]-[.$E80];[.H79]))" office:value-type="float" office:value="156" calcext:value-type="float">
            <text:p>156</text:p>
          </table:table-cell>
          <table:table-cell table:formula="of:=IF(AND([.$C80]=&quot;T3&quot;;[.$D80]=&quot;Z&quot;);[.I79]+[.$E80];IF(AND([.$C80]=&quot;T3&quot;;[.$D80]=&quot;W&quot;);[.I79]-[.$E80];[.I79]))" office:value-type="float" office:value="45" calcext:value-type="float">
            <text:p>45</text:p>
          </table:table-cell>
          <table:table-cell table:formula="of:=IF(AND([.$C80]=&quot;T4&quot;;[.$D80]=&quot;Z&quot;);[.J79]+[.$E80];IF(AND([.$C80]=&quot;T4&quot;;[.$D80]=&quot;W&quot;);[.J79]-[.$E80];[.J79]))" office:value-type="float" office:value="2" calcext:value-type="float">
            <text:p>2</text:p>
          </table:table-cell>
          <table:table-cell table:formula="of:=IF(AND([.$C80]=&quot;T5&quot;;[.$D80]=&quot;Z&quot;);[.K79]+[.$E80];IF(AND([.$C80]=&quot;T5&quot;;[.$D80]=&quot;W&quot;);[.K79]-[.$E80];[.K7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  <table:table-cell table:formula="of:=IF(AND([.$C81]=&quot;T1&quot;;[.$D81]=&quot;Z&quot;);[.G80]+[.E81];IF(AND([.$C81]=&quot;T1&quot;;[.$D81]=&quot;W&quot;);[.G80]-[.E81];[.G80]))" office:value-type="float" office:value="72" calcext:value-type="float">
            <text:p>72</text:p>
          </table:table-cell>
          <table:table-cell table:formula="of:=IF(AND([.$C81]=&quot;T2&quot;;[.$D81]=&quot;Z&quot;);[.H80]+[.$E81];IF(AND([.$C81]=&quot;T2&quot;;[.$D81]=&quot;W&quot;);[.H80]-[.$E81];[.H80]))" office:value-type="float" office:value="156" calcext:value-type="float">
            <text:p>156</text:p>
          </table:table-cell>
          <table:table-cell table:formula="of:=IF(AND([.$C81]=&quot;T3&quot;;[.$D81]=&quot;Z&quot;);[.I80]+[.$E81];IF(AND([.$C81]=&quot;T3&quot;;[.$D81]=&quot;W&quot;);[.I80]-[.$E81];[.I80]))" office:value-type="float" office:value="45" calcext:value-type="float">
            <text:p>45</text:p>
          </table:table-cell>
          <table:table-cell table:formula="of:=IF(AND([.$C81]=&quot;T4&quot;;[.$D81]=&quot;Z&quot;);[.J80]+[.$E81];IF(AND([.$C81]=&quot;T4&quot;;[.$D81]=&quot;W&quot;);[.J80]-[.$E81];[.J80]))" office:value-type="float" office:value="2" calcext:value-type="float">
            <text:p>2</text:p>
          </table:table-cell>
          <table:table-cell table:formula="of:=IF(AND([.$C81]=&quot;T5&quot;;[.$D81]=&quot;Z&quot;);[.K80]+[.$E81];IF(AND([.$C81]=&quot;T5&quot;;[.$D81]=&quot;W&quot;);[.K80]-[.$E81];[.K80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IF(AND([.$C82]=&quot;T1&quot;;[.$D82]=&quot;Z&quot;);[.G81]+[.E82];IF(AND([.$C82]=&quot;T1&quot;;[.$D82]=&quot;W&quot;);[.G81]-[.E82];[.G81]))" office:value-type="float" office:value="72" calcext:value-type="float">
            <text:p>72</text:p>
          </table:table-cell>
          <table:table-cell table:formula="of:=IF(AND([.$C82]=&quot;T2&quot;;[.$D82]=&quot;Z&quot;);[.H81]+[.$E82];IF(AND([.$C82]=&quot;T2&quot;;[.$D82]=&quot;W&quot;);[.H81]-[.$E82];[.H81]))" office:value-type="float" office:value="156" calcext:value-type="float">
            <text:p>156</text:p>
          </table:table-cell>
          <table:table-cell table:formula="of:=IF(AND([.$C82]=&quot;T3&quot;;[.$D82]=&quot;Z&quot;);[.I81]+[.$E82];IF(AND([.$C82]=&quot;T3&quot;;[.$D82]=&quot;W&quot;);[.I81]-[.$E82];[.I81]))" office:value-type="float" office:value="59" calcext:value-type="float">
            <text:p>59</text:p>
          </table:table-cell>
          <table:table-cell table:formula="of:=IF(AND([.$C82]=&quot;T4&quot;;[.$D82]=&quot;Z&quot;);[.J81]+[.$E82];IF(AND([.$C82]=&quot;T4&quot;;[.$D82]=&quot;W&quot;);[.J81]-[.$E82];[.J81]))" office:value-type="float" office:value="2" calcext:value-type="float">
            <text:p>2</text:p>
          </table:table-cell>
          <table:table-cell table:formula="of:=IF(AND([.$C82]=&quot;T5&quot;;[.$D82]=&quot;Z&quot;);[.K81]+[.$E82];IF(AND([.$C82]=&quot;T5&quot;;[.$D82]=&quot;W&quot;);[.K81]-[.$E82];[.K81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AND([.$C83]=&quot;T1&quot;;[.$D83]=&quot;Z&quot;);[.G82]+[.E83];IF(AND([.$C83]=&quot;T1&quot;;[.$D83]=&quot;W&quot;);[.G82]-[.E83];[.G82]))" office:value-type="float" office:value="72" calcext:value-type="float">
            <text:p>72</text:p>
          </table:table-cell>
          <table:table-cell table:formula="of:=IF(AND([.$C83]=&quot;T2&quot;;[.$D83]=&quot;Z&quot;);[.H82]+[.$E83];IF(AND([.$C83]=&quot;T2&quot;;[.$D83]=&quot;W&quot;);[.H82]-[.$E83];[.H82]))" office:value-type="float" office:value="123" calcext:value-type="float">
            <text:p>123</text:p>
          </table:table-cell>
          <table:table-cell table:formula="of:=IF(AND([.$C83]=&quot;T3&quot;;[.$D83]=&quot;Z&quot;);[.I82]+[.$E83];IF(AND([.$C83]=&quot;T3&quot;;[.$D83]=&quot;W&quot;);[.I82]-[.$E83];[.I82]))" office:value-type="float" office:value="59" calcext:value-type="float">
            <text:p>59</text:p>
          </table:table-cell>
          <table:table-cell table:formula="of:=IF(AND([.$C83]=&quot;T4&quot;;[.$D83]=&quot;Z&quot;);[.J82]+[.$E83];IF(AND([.$C83]=&quot;T4&quot;;[.$D83]=&quot;W&quot;);[.J82]-[.$E83];[.J82]))" office:value-type="float" office:value="2" calcext:value-type="float">
            <text:p>2</text:p>
          </table:table-cell>
          <table:table-cell table:formula="of:=IF(AND([.$C83]=&quot;T5&quot;;[.$D83]=&quot;Z&quot;);[.K82]+[.$E83];IF(AND([.$C83]=&quot;T5&quot;;[.$D83]=&quot;W&quot;);[.K82]-[.$E83];[.K82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table:formula="of:=IF(AND([.$C84]=&quot;T1&quot;;[.$D84]=&quot;Z&quot;);[.G83]+[.E84];IF(AND([.$C84]=&quot;T1&quot;;[.$D84]=&quot;W&quot;);[.G83]-[.E84];[.G83]))" office:value-type="float" office:value="72" calcext:value-type="float">
            <text:p>72</text:p>
          </table:table-cell>
          <table:table-cell table:formula="of:=IF(AND([.$C84]=&quot;T2&quot;;[.$D84]=&quot;Z&quot;);[.H83]+[.$E84];IF(AND([.$C84]=&quot;T2&quot;;[.$D84]=&quot;W&quot;);[.H83]-[.$E84];[.H83]))" office:value-type="float" office:value="123" calcext:value-type="float">
            <text:p>123</text:p>
          </table:table-cell>
          <table:table-cell table:formula="of:=IF(AND([.$C84]=&quot;T3&quot;;[.$D84]=&quot;Z&quot;);[.I83]+[.$E84];IF(AND([.$C84]=&quot;T3&quot;;[.$D84]=&quot;W&quot;);[.I83]-[.$E84];[.I83]))" office:value-type="float" office:value="59" calcext:value-type="float">
            <text:p>59</text:p>
          </table:table-cell>
          <table:table-cell table:formula="of:=IF(AND([.$C84]=&quot;T4&quot;;[.$D84]=&quot;Z&quot;);[.J83]+[.$E84];IF(AND([.$C84]=&quot;T4&quot;;[.$D84]=&quot;W&quot;);[.J83]-[.$E84];[.J83]))" office:value-type="float" office:value="2" calcext:value-type="float">
            <text:p>2</text:p>
          </table:table-cell>
          <table:table-cell table:formula="of:=IF(AND([.$C84]=&quot;T5&quot;;[.$D84]=&quot;Z&quot;);[.K83]+[.$E84];IF(AND([.$C84]=&quot;T5&quot;;[.$D84]=&quot;W&quot;);[.K83]-[.$E84];[.K83]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  <table:table-cell table:formula="of:=IF(AND([.$C85]=&quot;T1&quot;;[.$D85]=&quot;Z&quot;);[.G84]+[.E85];IF(AND([.$C85]=&quot;T1&quot;;[.$D85]=&quot;W&quot;);[.G84]-[.E85];[.G84]))" office:value-type="float" office:value="72" calcext:value-type="float">
            <text:p>72</text:p>
          </table:table-cell>
          <table:table-cell table:formula="of:=IF(AND([.$C85]=&quot;T2&quot;;[.$D85]=&quot;Z&quot;);[.H84]+[.$E85];IF(AND([.$C85]=&quot;T2&quot;;[.$D85]=&quot;W&quot;);[.H84]-[.$E85];[.H84]))" office:value-type="float" office:value="123" calcext:value-type="float">
            <text:p>123</text:p>
          </table:table-cell>
          <table:table-cell table:formula="of:=IF(AND([.$C85]=&quot;T3&quot;;[.$D85]=&quot;Z&quot;);[.I84]+[.$E85];IF(AND([.$C85]=&quot;T3&quot;;[.$D85]=&quot;W&quot;);[.I84]-[.$E85];[.I84]))" office:value-type="float" office:value="99" calcext:value-type="float">
            <text:p>99</text:p>
          </table:table-cell>
          <table:table-cell table:formula="of:=IF(AND([.$C85]=&quot;T4&quot;;[.$D85]=&quot;Z&quot;);[.J84]+[.$E85];IF(AND([.$C85]=&quot;T4&quot;;[.$D85]=&quot;W&quot;);[.J84]-[.$E85];[.J84]))" office:value-type="float" office:value="2" calcext:value-type="float">
            <text:p>2</text:p>
          </table:table-cell>
          <table:table-cell table:formula="of:=IF(AND([.$C85]=&quot;T5&quot;;[.$D85]=&quot;Z&quot;);[.K84]+[.$E85];IF(AND([.$C85]=&quot;T5&quot;;[.$D85]=&quot;W&quot;);[.K84]-[.$E85];[.K84]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  <table:table-cell table:formula="of:=IF(AND([.$C86]=&quot;T1&quot;;[.$D86]=&quot;Z&quot;);[.G85]+[.E86];IF(AND([.$C86]=&quot;T1&quot;;[.$D86]=&quot;W&quot;);[.G85]-[.E86];[.G85]))" office:value-type="float" office:value="72" calcext:value-type="float">
            <text:p>72</text:p>
          </table:table-cell>
          <table:table-cell table:formula="of:=IF(AND([.$C86]=&quot;T2&quot;;[.$D86]=&quot;Z&quot;);[.H85]+[.$E86];IF(AND([.$C86]=&quot;T2&quot;;[.$D86]=&quot;W&quot;);[.H85]-[.$E86];[.H85]))" office:value-type="float" office:value="102" calcext:value-type="float">
            <text:p>102</text:p>
          </table:table-cell>
          <table:table-cell table:formula="of:=IF(AND([.$C86]=&quot;T3&quot;;[.$D86]=&quot;Z&quot;);[.I85]+[.$E86];IF(AND([.$C86]=&quot;T3&quot;;[.$D86]=&quot;W&quot;);[.I85]-[.$E86];[.I85]))" office:value-type="float" office:value="99" calcext:value-type="float">
            <text:p>99</text:p>
          </table:table-cell>
          <table:table-cell table:formula="of:=IF(AND([.$C86]=&quot;T4&quot;;[.$D86]=&quot;Z&quot;);[.J85]+[.$E86];IF(AND([.$C86]=&quot;T4&quot;;[.$D86]=&quot;W&quot;);[.J85]-[.$E86];[.J85]))" office:value-type="float" office:value="2" calcext:value-type="float">
            <text:p>2</text:p>
          </table:table-cell>
          <table:table-cell table:formula="of:=IF(AND([.$C86]=&quot;T5&quot;;[.$D86]=&quot;Z&quot;);[.K85]+[.$E86];IF(AND([.$C86]=&quot;T5&quot;;[.$D86]=&quot;W&quot;);[.K85]-[.$E86];[.K85]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  <table:table-cell table:formula="of:=IF(AND([.$C87]=&quot;T1&quot;;[.$D87]=&quot;Z&quot;);[.G86]+[.E87];IF(AND([.$C87]=&quot;T1&quot;;[.$D87]=&quot;W&quot;);[.G86]-[.E87];[.G86]))" office:value-type="float" office:value="72" calcext:value-type="float">
            <text:p>72</text:p>
          </table:table-cell>
          <table:table-cell table:formula="of:=IF(AND([.$C87]=&quot;T2&quot;;[.$D87]=&quot;Z&quot;);[.H86]+[.$E87];IF(AND([.$C87]=&quot;T2&quot;;[.$D87]=&quot;W&quot;);[.H86]-[.$E87];[.H86]))" office:value-type="float" office:value="102" calcext:value-type="float">
            <text:p>102</text:p>
          </table:table-cell>
          <table:table-cell table:formula="of:=IF(AND([.$C87]=&quot;T3&quot;;[.$D87]=&quot;Z&quot;);[.I86]+[.$E87];IF(AND([.$C87]=&quot;T3&quot;;[.$D87]=&quot;W&quot;);[.I86]-[.$E87];[.I86]))" office:value-type="float" office:value="99" calcext:value-type="float">
            <text:p>99</text:p>
          </table:table-cell>
          <table:table-cell table:formula="of:=IF(AND([.$C87]=&quot;T4&quot;;[.$D87]=&quot;Z&quot;);[.J86]+[.$E87];IF(AND([.$C87]=&quot;T4&quot;;[.$D87]=&quot;W&quot;);[.J86]-[.$E87];[.J86]))" office:value-type="float" office:value="0" calcext:value-type="float">
            <text:p>0</text:p>
          </table:table-cell>
          <table:table-cell table:formula="of:=IF(AND([.$C87]=&quot;T5&quot;;[.$D87]=&quot;Z&quot;);[.K86]+[.$E87];IF(AND([.$C87]=&quot;T5&quot;;[.$D87]=&quot;W&quot;);[.K86]-[.$E87];[.K86]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table:formula="of:=IF(AND([.$C88]=&quot;T1&quot;;[.$D88]=&quot;Z&quot;);[.G87]+[.E88];IF(AND([.$C88]=&quot;T1&quot;;[.$D88]=&quot;W&quot;);[.G87]-[.E88];[.G87]))" office:value-type="float" office:value="72" calcext:value-type="float">
            <text:p>72</text:p>
          </table:table-cell>
          <table:table-cell table:formula="of:=IF(AND([.$C88]=&quot;T2&quot;;[.$D88]=&quot;Z&quot;);[.H87]+[.$E88];IF(AND([.$C88]=&quot;T2&quot;;[.$D88]=&quot;W&quot;);[.H87]-[.$E88];[.H87]))" office:value-type="float" office:value="102" calcext:value-type="float">
            <text:p>102</text:p>
          </table:table-cell>
          <table:table-cell table:formula="of:=IF(AND([.$C88]=&quot;T3&quot;;[.$D88]=&quot;Z&quot;);[.I87]+[.$E88];IF(AND([.$C88]=&quot;T3&quot;;[.$D88]=&quot;W&quot;);[.I87]-[.$E88];[.I87]))" office:value-type="float" office:value="111" calcext:value-type="float">
            <text:p>111</text:p>
          </table:table-cell>
          <table:table-cell table:formula="of:=IF(AND([.$C88]=&quot;T4&quot;;[.$D88]=&quot;Z&quot;);[.J87]+[.$E88];IF(AND([.$C88]=&quot;T4&quot;;[.$D88]=&quot;W&quot;);[.J87]-[.$E88];[.J87]))" office:value-type="float" office:value="0" calcext:value-type="float">
            <text:p>0</text:p>
          </table:table-cell>
          <table:table-cell table:formula="of:=IF(AND([.$C88]=&quot;T5&quot;;[.$D88]=&quot;Z&quot;);[.K87]+[.$E88];IF(AND([.$C88]=&quot;T5&quot;;[.$D88]=&quot;W&quot;);[.K87]-[.$E88];[.K87]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AND([.$C89]=&quot;T1&quot;;[.$D89]=&quot;Z&quot;);[.G88]+[.E89];IF(AND([.$C89]=&quot;T1&quot;;[.$D89]=&quot;W&quot;);[.G88]-[.E89];[.G88]))" office:value-type="float" office:value="87" calcext:value-type="float">
            <text:p>87</text:p>
          </table:table-cell>
          <table:table-cell table:formula="of:=IF(AND([.$C89]=&quot;T2&quot;;[.$D89]=&quot;Z&quot;);[.H88]+[.$E89];IF(AND([.$C89]=&quot;T2&quot;;[.$D89]=&quot;W&quot;);[.H88]-[.$E89];[.H88]))" office:value-type="float" office:value="102" calcext:value-type="float">
            <text:p>102</text:p>
          </table:table-cell>
          <table:table-cell table:formula="of:=IF(AND([.$C89]=&quot;T3&quot;;[.$D89]=&quot;Z&quot;);[.I88]+[.$E89];IF(AND([.$C89]=&quot;T3&quot;;[.$D89]=&quot;W&quot;);[.I88]-[.$E89];[.I88]))" office:value-type="float" office:value="111" calcext:value-type="float">
            <text:p>111</text:p>
          </table:table-cell>
          <table:table-cell table:formula="of:=IF(AND([.$C89]=&quot;T4&quot;;[.$D89]=&quot;Z&quot;);[.J88]+[.$E89];IF(AND([.$C89]=&quot;T4&quot;;[.$D89]=&quot;W&quot;);[.J88]-[.$E89];[.J88]))" office:value-type="float" office:value="0" calcext:value-type="float">
            <text:p>0</text:p>
          </table:table-cell>
          <table:table-cell table:formula="of:=IF(AND([.$C89]=&quot;T5&quot;;[.$D89]=&quot;Z&quot;);[.K88]+[.$E89];IF(AND([.$C89]=&quot;T5&quot;;[.$D89]=&quot;W&quot;);[.K88]-[.$E89];[.K88]))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IF(AND([.$C90]=&quot;T1&quot;;[.$D90]=&quot;Z&quot;);[.G89]+[.E90];IF(AND([.$C90]=&quot;T1&quot;;[.$D90]=&quot;W&quot;);[.G89]-[.E90];[.G89]))" office:value-type="float" office:value="87" calcext:value-type="float">
            <text:p>87</text:p>
          </table:table-cell>
          <table:table-cell table:formula="of:=IF(AND([.$C90]=&quot;T2&quot;;[.$D90]=&quot;Z&quot;);[.H89]+[.$E90];IF(AND([.$C90]=&quot;T2&quot;;[.$D90]=&quot;W&quot;);[.H89]-[.$E90];[.H89]))" office:value-type="float" office:value="102" calcext:value-type="float">
            <text:p>102</text:p>
          </table:table-cell>
          <table:table-cell table:formula="of:=IF(AND([.$C90]=&quot;T3&quot;;[.$D90]=&quot;Z&quot;);[.I89]+[.$E90];IF(AND([.$C90]=&quot;T3&quot;;[.$D90]=&quot;W&quot;);[.I89]-[.$E90];[.I89]))" office:value-type="float" office:value="111" calcext:value-type="float">
            <text:p>111</text:p>
          </table:table-cell>
          <table:table-cell table:formula="of:=IF(AND([.$C90]=&quot;T4&quot;;[.$D90]=&quot;Z&quot;);[.J89]+[.$E90];IF(AND([.$C90]=&quot;T4&quot;;[.$D90]=&quot;W&quot;);[.J89]-[.$E90];[.J89]))" office:value-type="float" office:value="0" calcext:value-type="float">
            <text:p>0</text:p>
          </table:table-cell>
          <table:table-cell table:formula="of:=IF(AND([.$C90]=&quot;T5&quot;;[.$D90]=&quot;Z&quot;);[.K89]+[.$E90];IF(AND([.$C90]=&quot;T5&quot;;[.$D90]=&quot;W&quot;);[.K89]-[.$E90];[.K89]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  <table:table-cell table:formula="of:=IF(AND([.$C91]=&quot;T1&quot;;[.$D91]=&quot;Z&quot;);[.G90]+[.E91];IF(AND([.$C91]=&quot;T1&quot;;[.$D91]=&quot;W&quot;);[.G90]-[.E91];[.G90]))" office:value-type="float" office:value="1" calcext:value-type="float">
            <text:p>1</text:p>
          </table:table-cell>
          <table:table-cell table:formula="of:=IF(AND([.$C91]=&quot;T2&quot;;[.$D91]=&quot;Z&quot;);[.H90]+[.$E91];IF(AND([.$C91]=&quot;T2&quot;;[.$D91]=&quot;W&quot;);[.H90]-[.$E91];[.H90]))" office:value-type="float" office:value="102" calcext:value-type="float">
            <text:p>102</text:p>
          </table:table-cell>
          <table:table-cell table:formula="of:=IF(AND([.$C91]=&quot;T3&quot;;[.$D91]=&quot;Z&quot;);[.I90]+[.$E91];IF(AND([.$C91]=&quot;T3&quot;;[.$D91]=&quot;W&quot;);[.I90]-[.$E91];[.I90]))" office:value-type="float" office:value="111" calcext:value-type="float">
            <text:p>111</text:p>
          </table:table-cell>
          <table:table-cell table:formula="of:=IF(AND([.$C91]=&quot;T4&quot;;[.$D91]=&quot;Z&quot;);[.J90]+[.$E91];IF(AND([.$C91]=&quot;T4&quot;;[.$D91]=&quot;W&quot;);[.J90]-[.$E91];[.J90]))" office:value-type="float" office:value="0" calcext:value-type="float">
            <text:p>0</text:p>
          </table:table-cell>
          <table:table-cell table:formula="of:=IF(AND([.$C91]=&quot;T5&quot;;[.$D91]=&quot;Z&quot;);[.K90]+[.$E91];IF(AND([.$C91]=&quot;T5&quot;;[.$D91]=&quot;W&quot;);[.K90]-[.$E91];[.K90]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  <table:table-cell table:formula="of:=IF(AND([.$C92]=&quot;T1&quot;;[.$D92]=&quot;Z&quot;);[.G91]+[.E92];IF(AND([.$C92]=&quot;T1&quot;;[.$D92]=&quot;W&quot;);[.G91]-[.E92];[.G91]))" office:value-type="float" office:value="1" calcext:value-type="float">
            <text:p>1</text:p>
          </table:table-cell>
          <table:table-cell table:formula="of:=IF(AND([.$C92]=&quot;T2&quot;;[.$D92]=&quot;Z&quot;);[.H91]+[.$E92];IF(AND([.$C92]=&quot;T2&quot;;[.$D92]=&quot;W&quot;);[.H91]-[.$E92];[.H91]))" office:value-type="float" office:value="102" calcext:value-type="float">
            <text:p>102</text:p>
          </table:table-cell>
          <table:table-cell table:formula="of:=IF(AND([.$C92]=&quot;T3&quot;;[.$D92]=&quot;Z&quot;);[.I91]+[.$E92];IF(AND([.$C92]=&quot;T3&quot;;[.$D92]=&quot;W&quot;);[.I91]-[.$E92];[.I91]))" office:value-type="float" office:value="1" calcext:value-type="float">
            <text:p>1</text:p>
          </table:table-cell>
          <table:table-cell table:formula="of:=IF(AND([.$C92]=&quot;T4&quot;;[.$D92]=&quot;Z&quot;);[.J91]+[.$E92];IF(AND([.$C92]=&quot;T4&quot;;[.$D92]=&quot;W&quot;);[.J91]-[.$E92];[.J91]))" office:value-type="float" office:value="0" calcext:value-type="float">
            <text:p>0</text:p>
          </table:table-cell>
          <table:table-cell table:formula="of:=IF(AND([.$C92]=&quot;T5&quot;;[.$D92]=&quot;Z&quot;);[.K91]+[.$E92];IF(AND([.$C92]=&quot;T5&quot;;[.$D92]=&quot;W&quot;);[.K91]-[.$E92];[.K91]))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  <table:table-cell table:formula="of:=IF(AND([.$C93]=&quot;T1&quot;;[.$D93]=&quot;Z&quot;);[.G92]+[.E93];IF(AND([.$C93]=&quot;T1&quot;;[.$D93]=&quot;W&quot;);[.G92]-[.E93];[.G92]))" office:value-type="float" office:value="1" calcext:value-type="float">
            <text:p>1</text:p>
          </table:table-cell>
          <table:table-cell table:formula="of:=IF(AND([.$C93]=&quot;T2&quot;;[.$D93]=&quot;Z&quot;);[.H92]+[.$E93];IF(AND([.$C93]=&quot;T2&quot;;[.$D93]=&quot;W&quot;);[.H92]-[.$E93];[.H92]))" office:value-type="float" office:value="102" calcext:value-type="float">
            <text:p>102</text:p>
          </table:table-cell>
          <table:table-cell table:formula="of:=IF(AND([.$C93]=&quot;T3&quot;;[.$D93]=&quot;Z&quot;);[.I92]+[.$E93];IF(AND([.$C93]=&quot;T3&quot;;[.$D93]=&quot;W&quot;);[.I92]-[.$E93];[.I92]))" office:value-type="float" office:value="1" calcext:value-type="float">
            <text:p>1</text:p>
          </table:table-cell>
          <table:table-cell table:formula="of:=IF(AND([.$C93]=&quot;T4&quot;;[.$D93]=&quot;Z&quot;);[.J92]+[.$E93];IF(AND([.$C93]=&quot;T4&quot;;[.$D93]=&quot;W&quot;);[.J92]-[.$E93];[.J92]))" office:value-type="float" office:value="0" calcext:value-type="float">
            <text:p>0</text:p>
          </table:table-cell>
          <table:table-cell table:formula="of:=IF(AND([.$C93]=&quot;T5&quot;;[.$D93]=&quot;Z&quot;);[.K92]+[.$E93];IF(AND([.$C93]=&quot;T5&quot;;[.$D93]=&quot;W&quot;);[.K92]-[.$E93];[.K92]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IF(AND([.$C94]=&quot;T1&quot;;[.$D94]=&quot;Z&quot;);[.G93]+[.E94];IF(AND([.$C94]=&quot;T1&quot;;[.$D94]=&quot;W&quot;);[.G93]-[.E94];[.G93]))" office:value-type="float" office:value="1" calcext:value-type="float">
            <text:p>1</text:p>
          </table:table-cell>
          <table:table-cell table:formula="of:=IF(AND([.$C94]=&quot;T2&quot;;[.$D94]=&quot;Z&quot;);[.H93]+[.$E94];IF(AND([.$C94]=&quot;T2&quot;;[.$D94]=&quot;W&quot;);[.H93]-[.$E94];[.H93]))" office:value-type="float" office:value="115" calcext:value-type="float">
            <text:p>115</text:p>
          </table:table-cell>
          <table:table-cell table:formula="of:=IF(AND([.$C94]=&quot;T3&quot;;[.$D94]=&quot;Z&quot;);[.I93]+[.$E94];IF(AND([.$C94]=&quot;T3&quot;;[.$D94]=&quot;W&quot;);[.I93]-[.$E94];[.I93]))" office:value-type="float" office:value="1" calcext:value-type="float">
            <text:p>1</text:p>
          </table:table-cell>
          <table:table-cell table:formula="of:=IF(AND([.$C94]=&quot;T4&quot;;[.$D94]=&quot;Z&quot;);[.J93]+[.$E94];IF(AND([.$C94]=&quot;T4&quot;;[.$D94]=&quot;W&quot;);[.J93]-[.$E94];[.J93]))" office:value-type="float" office:value="0" calcext:value-type="float">
            <text:p>0</text:p>
          </table:table-cell>
          <table:table-cell table:formula="of:=IF(AND([.$C94]=&quot;T5&quot;;[.$D94]=&quot;Z&quot;);[.K93]+[.$E94];IF(AND([.$C94]=&quot;T5&quot;;[.$D94]=&quot;W&quot;);[.K93]-[.$E94];[.K93]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table:formula="of:=IF(AND([.$C95]=&quot;T1&quot;;[.$D95]=&quot;Z&quot;);[.G94]+[.E95];IF(AND([.$C95]=&quot;T1&quot;;[.$D95]=&quot;W&quot;);[.G94]-[.E95];[.G94]))" office:value-type="float" office:value="1" calcext:value-type="float">
            <text:p>1</text:p>
          </table:table-cell>
          <table:table-cell table:formula="of:=IF(AND([.$C95]=&quot;T2&quot;;[.$D95]=&quot;Z&quot;);[.H94]+[.$E95];IF(AND([.$C95]=&quot;T2&quot;;[.$D95]=&quot;W&quot;);[.H94]-[.$E95];[.H94]))" office:value-type="float" office:value="115" calcext:value-type="float">
            <text:p>115</text:p>
          </table:table-cell>
          <table:table-cell table:formula="of:=IF(AND([.$C95]=&quot;T3&quot;;[.$D95]=&quot;Z&quot;);[.I94]+[.$E95];IF(AND([.$C95]=&quot;T3&quot;;[.$D95]=&quot;W&quot;);[.I94]-[.$E95];[.I94]))" office:value-type="float" office:value="1" calcext:value-type="float">
            <text:p>1</text:p>
          </table:table-cell>
          <table:table-cell table:formula="of:=IF(AND([.$C95]=&quot;T4&quot;;[.$D95]=&quot;Z&quot;);[.J94]+[.$E95];IF(AND([.$C95]=&quot;T4&quot;;[.$D95]=&quot;W&quot;);[.J94]-[.$E95];[.J94]))" office:value-type="float" office:value="37" calcext:value-type="float">
            <text:p>37</text:p>
          </table:table-cell>
          <table:table-cell table:formula="of:=IF(AND([.$C95]=&quot;T5&quot;;[.$D95]=&quot;Z&quot;);[.K94]+[.$E95];IF(AND([.$C95]=&quot;T5&quot;;[.$D95]=&quot;W&quot;);[.K94]-[.$E95];[.K94]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IF(AND([.$C96]=&quot;T1&quot;;[.$D96]=&quot;Z&quot;);[.G95]+[.E96];IF(AND([.$C96]=&quot;T1&quot;;[.$D96]=&quot;W&quot;);[.G95]-[.E96];[.G95]))" office:value-type="float" office:value="0" calcext:value-type="float">
            <text:p>0</text:p>
          </table:table-cell>
          <table:table-cell table:formula="of:=IF(AND([.$C96]=&quot;T2&quot;;[.$D96]=&quot;Z&quot;);[.H95]+[.$E96];IF(AND([.$C96]=&quot;T2&quot;;[.$D96]=&quot;W&quot;);[.H95]-[.$E96];[.H95]))" office:value-type="float" office:value="115" calcext:value-type="float">
            <text:p>115</text:p>
          </table:table-cell>
          <table:table-cell table:formula="of:=IF(AND([.$C96]=&quot;T3&quot;;[.$D96]=&quot;Z&quot;);[.I95]+[.$E96];IF(AND([.$C96]=&quot;T3&quot;;[.$D96]=&quot;W&quot;);[.I95]-[.$E96];[.I95]))" office:value-type="float" office:value="1" calcext:value-type="float">
            <text:p>1</text:p>
          </table:table-cell>
          <table:table-cell table:formula="of:=IF(AND([.$C96]=&quot;T4&quot;;[.$D96]=&quot;Z&quot;);[.J95]+[.$E96];IF(AND([.$C96]=&quot;T4&quot;;[.$D96]=&quot;W&quot;);[.J95]-[.$E96];[.J95]))" office:value-type="float" office:value="37" calcext:value-type="float">
            <text:p>37</text:p>
          </table:table-cell>
          <table:table-cell table:formula="of:=IF(AND([.$C96]=&quot;T5&quot;;[.$D96]=&quot;Z&quot;);[.K95]+[.$E96];IF(AND([.$C96]=&quot;T5&quot;;[.$D96]=&quot;W&quot;);[.K95]-[.$E96];[.K95]))" office:value-type="float" office:value="69" calcext:value-type="float">
            <text:p>69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  <table:table-cell table:formula="of:=IF(AND([.$C97]=&quot;T1&quot;;[.$D97]=&quot;Z&quot;);[.G96]+[.E97];IF(AND([.$C97]=&quot;T1&quot;;[.$D97]=&quot;W&quot;);[.G96]-[.E97];[.G96]))" office:value-type="float" office:value="0" calcext:value-type="float">
            <text:p>0</text:p>
          </table:table-cell>
          <table:table-cell table:formula="of:=IF(AND([.$C97]=&quot;T2&quot;;[.$D97]=&quot;Z&quot;);[.H96]+[.$E97];IF(AND([.$C97]=&quot;T2&quot;;[.$D97]=&quot;W&quot;);[.H96]-[.$E97];[.H96]))" office:value-type="float" office:value="115" calcext:value-type="float">
            <text:p>115</text:p>
          </table:table-cell>
          <table:table-cell table:formula="of:=IF(AND([.$C97]=&quot;T3&quot;;[.$D97]=&quot;Z&quot;);[.I96]+[.$E97];IF(AND([.$C97]=&quot;T3&quot;;[.$D97]=&quot;W&quot;);[.I96]-[.$E97];[.I96]))" office:value-type="float" office:value="1" calcext:value-type="float">
            <text:p>1</text:p>
          </table:table-cell>
          <table:table-cell table:formula="of:=IF(AND([.$C97]=&quot;T4&quot;;[.$D97]=&quot;Z&quot;);[.J96]+[.$E97];IF(AND([.$C97]=&quot;T4&quot;;[.$D97]=&quot;W&quot;);[.J96]-[.$E97];[.J96]))" office:value-type="float" office:value="37" calcext:value-type="float">
            <text:p>37</text:p>
          </table:table-cell>
          <table:table-cell table:formula="of:=IF(AND([.$C97]=&quot;T5&quot;;[.$D97]=&quot;Z&quot;);[.K96]+[.$E97];IF(AND([.$C97]=&quot;T5&quot;;[.$D97]=&quot;W&quot;);[.K96]-[.$E97];[.K96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  <table:table-cell table:formula="of:=IF(AND([.$C98]=&quot;T1&quot;;[.$D98]=&quot;Z&quot;);[.G97]+[.E98];IF(AND([.$C98]=&quot;T1&quot;;[.$D98]=&quot;W&quot;);[.G97]-[.E98];[.G97]))" office:value-type="float" office:value="0" calcext:value-type="float">
            <text:p>0</text:p>
          </table:table-cell>
          <table:table-cell table:formula="of:=IF(AND([.$C98]=&quot;T2&quot;;[.$D98]=&quot;Z&quot;);[.H97]+[.$E98];IF(AND([.$C98]=&quot;T2&quot;;[.$D98]=&quot;W&quot;);[.H97]-[.$E98];[.H97]))" office:value-type="float" office:value="115" calcext:value-type="float">
            <text:p>115</text:p>
          </table:table-cell>
          <table:table-cell table:formula="of:=IF(AND([.$C98]=&quot;T3&quot;;[.$D98]=&quot;Z&quot;);[.I97]+[.$E98];IF(AND([.$C98]=&quot;T3&quot;;[.$D98]=&quot;W&quot;);[.I97]-[.$E98];[.I97]))" office:value-type="float" office:value="1" calcext:value-type="float">
            <text:p>1</text:p>
          </table:table-cell>
          <table:table-cell table:formula="of:=IF(AND([.$C98]=&quot;T4&quot;;[.$D98]=&quot;Z&quot;);[.J97]+[.$E98];IF(AND([.$C98]=&quot;T4&quot;;[.$D98]=&quot;W&quot;);[.J97]-[.$E98];[.J97]))" office:value-type="float" office:value="72" calcext:value-type="float">
            <text:p>72</text:p>
          </table:table-cell>
          <table:table-cell table:formula="of:=IF(AND([.$C98]=&quot;T5&quot;;[.$D98]=&quot;Z&quot;);[.K97]+[.$E98];IF(AND([.$C98]=&quot;T5&quot;;[.$D98]=&quot;W&quot;);[.K97]-[.$E98];[.K97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  <table:table-cell table:formula="of:=IF(AND([.$C99]=&quot;T1&quot;;[.$D99]=&quot;Z&quot;);[.G98]+[.E99];IF(AND([.$C99]=&quot;T1&quot;;[.$D99]=&quot;W&quot;);[.G98]-[.E99];[.G98]))" office:value-type="float" office:value="0" calcext:value-type="float">
            <text:p>0</text:p>
          </table:table-cell>
          <table:table-cell table:formula="of:=IF(AND([.$C99]=&quot;T2&quot;;[.$D99]=&quot;Z&quot;);[.H98]+[.$E99];IF(AND([.$C99]=&quot;T2&quot;;[.$D99]=&quot;W&quot;);[.H98]-[.$E99];[.H98]))" office:value-type="float" office:value="115" calcext:value-type="float">
            <text:p>115</text:p>
          </table:table-cell>
          <table:table-cell table:formula="of:=IF(AND([.$C99]=&quot;T3&quot;;[.$D99]=&quot;Z&quot;);[.I98]+[.$E99];IF(AND([.$C99]=&quot;T3&quot;;[.$D99]=&quot;W&quot;);[.I98]-[.$E99];[.I98]))" office:value-type="float" office:value="26" calcext:value-type="float">
            <text:p>26</text:p>
          </table:table-cell>
          <table:table-cell table:formula="of:=IF(AND([.$C99]=&quot;T4&quot;;[.$D99]=&quot;Z&quot;);[.J98]+[.$E99];IF(AND([.$C99]=&quot;T4&quot;;[.$D99]=&quot;W&quot;);[.J98]-[.$E99];[.J98]))" office:value-type="float" office:value="72" calcext:value-type="float">
            <text:p>72</text:p>
          </table:table-cell>
          <table:table-cell table:formula="of:=IF(AND([.$C99]=&quot;T5&quot;;[.$D99]=&quot;Z&quot;);[.K98]+[.$E99];IF(AND([.$C99]=&quot;T5&quot;;[.$D99]=&quot;W&quot;);[.K98]-[.$E99];[.K98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table:formula="of:=IF(AND([.$C100]=&quot;T1&quot;;[.$D100]=&quot;Z&quot;);[.G99]+[.E100];IF(AND([.$C100]=&quot;T1&quot;;[.$D100]=&quot;W&quot;);[.G99]-[.E100];[.G99]))" office:value-type="float" office:value="0" calcext:value-type="float">
            <text:p>0</text:p>
          </table:table-cell>
          <table:table-cell table:formula="of:=IF(AND([.$C100]=&quot;T2&quot;;[.$D100]=&quot;Z&quot;);[.H99]+[.$E100];IF(AND([.$C100]=&quot;T2&quot;;[.$D100]=&quot;W&quot;);[.H99]-[.$E100];[.H99]))" office:value-type="float" office:value="125" calcext:value-type="float">
            <text:p>125</text:p>
          </table:table-cell>
          <table:table-cell table:formula="of:=IF(AND([.$C100]=&quot;T3&quot;;[.$D100]=&quot;Z&quot;);[.I99]+[.$E100];IF(AND([.$C100]=&quot;T3&quot;;[.$D100]=&quot;W&quot;);[.I99]-[.$E100];[.I99]))" office:value-type="float" office:value="26" calcext:value-type="float">
            <text:p>26</text:p>
          </table:table-cell>
          <table:table-cell table:formula="of:=IF(AND([.$C100]=&quot;T4&quot;;[.$D100]=&quot;Z&quot;);[.J99]+[.$E100];IF(AND([.$C100]=&quot;T4&quot;;[.$D100]=&quot;W&quot;);[.J99]-[.$E100];[.J99]))" office:value-type="float" office:value="72" calcext:value-type="float">
            <text:p>72</text:p>
          </table:table-cell>
          <table:table-cell table:formula="of:=IF(AND([.$C100]=&quot;T5&quot;;[.$D100]=&quot;Z&quot;);[.K99]+[.$E100];IF(AND([.$C100]=&quot;T5&quot;;[.$D100]=&quot;W&quot;);[.K99]-[.$E100];[.K99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  <table:table-cell table:formula="of:=IF(AND([.$C101]=&quot;T1&quot;;[.$D101]=&quot;Z&quot;);[.G100]+[.E101];IF(AND([.$C101]=&quot;T1&quot;;[.$D101]=&quot;W&quot;);[.G100]-[.E101];[.G100]))" office:value-type="float" office:value="0" calcext:value-type="float">
            <text:p>0</text:p>
          </table:table-cell>
          <table:table-cell table:formula="of:=IF(AND([.$C101]=&quot;T2&quot;;[.$D101]=&quot;Z&quot;);[.H100]+[.$E101];IF(AND([.$C101]=&quot;T2&quot;;[.$D101]=&quot;W&quot;);[.H100]-[.$E101];[.H100]))" office:value-type="float" office:value="87" calcext:value-type="float">
            <text:p>87</text:p>
          </table:table-cell>
          <table:table-cell table:formula="of:=IF(AND([.$C101]=&quot;T3&quot;;[.$D101]=&quot;Z&quot;);[.I100]+[.$E101];IF(AND([.$C101]=&quot;T3&quot;;[.$D101]=&quot;W&quot;);[.I100]-[.$E101];[.I100]))" office:value-type="float" office:value="26" calcext:value-type="float">
            <text:p>26</text:p>
          </table:table-cell>
          <table:table-cell table:formula="of:=IF(AND([.$C101]=&quot;T4&quot;;[.$D101]=&quot;Z&quot;);[.J100]+[.$E101];IF(AND([.$C101]=&quot;T4&quot;;[.$D101]=&quot;W&quot;);[.J100]-[.$E101];[.J100]))" office:value-type="float" office:value="72" calcext:value-type="float">
            <text:p>72</text:p>
          </table:table-cell>
          <table:table-cell table:formula="of:=IF(AND([.$C101]=&quot;T5&quot;;[.$D101]=&quot;Z&quot;);[.K100]+[.$E101];IF(AND([.$C101]=&quot;T5&quot;;[.$D101]=&quot;W&quot;);[.K100]-[.$E101];[.K100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IF(AND([.$C102]=&quot;T1&quot;;[.$D102]=&quot;Z&quot;);[.G101]+[.E102];IF(AND([.$C102]=&quot;T1&quot;;[.$D102]=&quot;W&quot;);[.G101]-[.E102];[.G101]))" office:value-type="float" office:value="22" calcext:value-type="float">
            <text:p>22</text:p>
          </table:table-cell>
          <table:table-cell table:formula="of:=IF(AND([.$C102]=&quot;T2&quot;;[.$D102]=&quot;Z&quot;);[.H101]+[.$E102];IF(AND([.$C102]=&quot;T2&quot;;[.$D102]=&quot;W&quot;);[.H101]-[.$E102];[.H101]))" office:value-type="float" office:value="87" calcext:value-type="float">
            <text:p>87</text:p>
          </table:table-cell>
          <table:table-cell table:formula="of:=IF(AND([.$C102]=&quot;T3&quot;;[.$D102]=&quot;Z&quot;);[.I101]+[.$E102];IF(AND([.$C102]=&quot;T3&quot;;[.$D102]=&quot;W&quot;);[.I101]-[.$E102];[.I101]))" office:value-type="float" office:value="26" calcext:value-type="float">
            <text:p>26</text:p>
          </table:table-cell>
          <table:table-cell table:formula="of:=IF(AND([.$C102]=&quot;T4&quot;;[.$D102]=&quot;Z&quot;);[.J101]+[.$E102];IF(AND([.$C102]=&quot;T4&quot;;[.$D102]=&quot;W&quot;);[.J101]-[.$E102];[.J101]))" office:value-type="float" office:value="72" calcext:value-type="float">
            <text:p>72</text:p>
          </table:table-cell>
          <table:table-cell table:formula="of:=IF(AND([.$C102]=&quot;T5&quot;;[.$D102]=&quot;Z&quot;);[.K101]+[.$E102];IF(AND([.$C102]=&quot;T5&quot;;[.$D102]=&quot;W&quot;);[.K101]-[.$E102];[.K101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formula="of:=IF(AND([.$C103]=&quot;T1&quot;;[.$D103]=&quot;Z&quot;);[.G102]+[.E103];IF(AND([.$C103]=&quot;T1&quot;;[.$D103]=&quot;W&quot;);[.G102]-[.E103];[.G102]))" office:value-type="float" office:value="22" calcext:value-type="float">
            <text:p>22</text:p>
          </table:table-cell>
          <table:table-cell table:formula="of:=IF(AND([.$C103]=&quot;T2&quot;;[.$D103]=&quot;Z&quot;);[.H102]+[.$E103];IF(AND([.$C103]=&quot;T2&quot;;[.$D103]=&quot;W&quot;);[.H102]-[.$E103];[.H102]))" office:value-type="float" office:value="87" calcext:value-type="float">
            <text:p>87</text:p>
          </table:table-cell>
          <table:table-cell table:formula="of:=IF(AND([.$C103]=&quot;T3&quot;;[.$D103]=&quot;Z&quot;);[.I102]+[.$E103];IF(AND([.$C103]=&quot;T3&quot;;[.$D103]=&quot;W&quot;);[.I102]-[.$E103];[.I102]))" office:value-type="float" office:value="51" calcext:value-type="float">
            <text:p>51</text:p>
          </table:table-cell>
          <table:table-cell table:formula="of:=IF(AND([.$C103]=&quot;T4&quot;;[.$D103]=&quot;Z&quot;);[.J102]+[.$E103];IF(AND([.$C103]=&quot;T4&quot;;[.$D103]=&quot;W&quot;);[.J102]-[.$E103];[.J102]))" office:value-type="float" office:value="72" calcext:value-type="float">
            <text:p>72</text:p>
          </table:table-cell>
          <table:table-cell table:formula="of:=IF(AND([.$C103]=&quot;T5&quot;;[.$D103]=&quot;Z&quot;);[.K102]+[.$E103];IF(AND([.$C103]=&quot;T5&quot;;[.$D103]=&quot;W&quot;);[.K102]-[.$E103];[.K102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  <table:table-cell table:formula="of:=IF(AND([.$C104]=&quot;T1&quot;;[.$D104]=&quot;Z&quot;);[.G103]+[.E104];IF(AND([.$C104]=&quot;T1&quot;;[.$D104]=&quot;W&quot;);[.G103]-[.E104];[.G103]))" office:value-type="float" office:value="22" calcext:value-type="float">
            <text:p>22</text:p>
          </table:table-cell>
          <table:table-cell table:formula="of:=IF(AND([.$C104]=&quot;T2&quot;;[.$D104]=&quot;Z&quot;);[.H103]+[.$E104];IF(AND([.$C104]=&quot;T2&quot;;[.$D104]=&quot;W&quot;);[.H103]-[.$E104];[.H103]))" office:value-type="float" office:value="87" calcext:value-type="float">
            <text:p>87</text:p>
          </table:table-cell>
          <table:table-cell table:formula="of:=IF(AND([.$C104]=&quot;T3&quot;;[.$D104]=&quot;Z&quot;);[.I103]+[.$E104];IF(AND([.$C104]=&quot;T3&quot;;[.$D104]=&quot;W&quot;);[.I103]-[.$E104];[.I103]))" office:value-type="float" office:value="51" calcext:value-type="float">
            <text:p>51</text:p>
          </table:table-cell>
          <table:table-cell table:formula="of:=IF(AND([.$C104]=&quot;T4&quot;;[.$D104]=&quot;Z&quot;);[.J103]+[.$E104];IF(AND([.$C104]=&quot;T4&quot;;[.$D104]=&quot;W&quot;);[.J103]-[.$E104];[.J103]))" office:value-type="float" office:value="72" calcext:value-type="float">
            <text:p>72</text:p>
          </table:table-cell>
          <table:table-cell table:formula="of:=IF(AND([.$C104]=&quot;T5&quot;;[.$D104]=&quot;Z&quot;);[.K103]+[.$E104];IF(AND([.$C104]=&quot;T5&quot;;[.$D104]=&quot;W&quot;);[.K103]-[.$E104];[.K103]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  <table:table-cell table:formula="of:=IF(AND([.$C105]=&quot;T1&quot;;[.$D105]=&quot;Z&quot;);[.G104]+[.E105];IF(AND([.$C105]=&quot;T1&quot;;[.$D105]=&quot;W&quot;);[.G104]-[.E105];[.G104]))" office:value-type="float" office:value="22" calcext:value-type="float">
            <text:p>22</text:p>
          </table:table-cell>
          <table:table-cell table:formula="of:=IF(AND([.$C105]=&quot;T2&quot;;[.$D105]=&quot;Z&quot;);[.H104]+[.$E105];IF(AND([.$C105]=&quot;T2&quot;;[.$D105]=&quot;W&quot;);[.H104]-[.$E105];[.H104]))" office:value-type="float" office:value="87" calcext:value-type="float">
            <text:p>87</text:p>
          </table:table-cell>
          <table:table-cell table:formula="of:=IF(AND([.$C105]=&quot;T3&quot;;[.$D105]=&quot;Z&quot;);[.I104]+[.$E105];IF(AND([.$C105]=&quot;T3&quot;;[.$D105]=&quot;W&quot;);[.I104]-[.$E105];[.I104]))" office:value-type="float" office:value="51" calcext:value-type="float">
            <text:p>51</text:p>
          </table:table-cell>
          <table:table-cell table:formula="of:=IF(AND([.$C105]=&quot;T4&quot;;[.$D105]=&quot;Z&quot;);[.J104]+[.$E105];IF(AND([.$C105]=&quot;T4&quot;;[.$D105]=&quot;W&quot;);[.J104]-[.$E105];[.J104]))" office:value-type="float" office:value="117" calcext:value-type="float">
            <text:p>117</text:p>
          </table:table-cell>
          <table:table-cell table:formula="of:=IF(AND([.$C105]=&quot;T5&quot;;[.$D105]=&quot;Z&quot;);[.K104]+[.$E105];IF(AND([.$C105]=&quot;T5&quot;;[.$D105]=&quot;W&quot;);[.K104]-[.$E105];[.K104]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  <table:table-cell table:formula="of:=IF(AND([.$C106]=&quot;T1&quot;;[.$D106]=&quot;Z&quot;);[.G105]+[.E106];IF(AND([.$C106]=&quot;T1&quot;;[.$D106]=&quot;W&quot;);[.G105]-[.E106];[.G105]))" office:value-type="float" office:value="22" calcext:value-type="float">
            <text:p>22</text:p>
          </table:table-cell>
          <table:table-cell table:formula="of:=IF(AND([.$C106]=&quot;T2&quot;;[.$D106]=&quot;Z&quot;);[.H105]+[.$E106];IF(AND([.$C106]=&quot;T2&quot;;[.$D106]=&quot;W&quot;);[.H105]-[.$E106];[.H105]))" office:value-type="float" office:value="87" calcext:value-type="float">
            <text:p>87</text:p>
          </table:table-cell>
          <table:table-cell table:formula="of:=IF(AND([.$C106]=&quot;T3&quot;;[.$D106]=&quot;Z&quot;);[.I105]+[.$E106];IF(AND([.$C106]=&quot;T3&quot;;[.$D106]=&quot;W&quot;);[.I105]-[.$E106];[.I105]))" office:value-type="float" office:value="51" calcext:value-type="float">
            <text:p>51</text:p>
          </table:table-cell>
          <table:table-cell table:formula="of:=IF(AND([.$C106]=&quot;T4&quot;;[.$D106]=&quot;Z&quot;);[.J105]+[.$E106];IF(AND([.$C106]=&quot;T4&quot;;[.$D106]=&quot;W&quot;);[.J105]-[.$E106];[.J105]))" office:value-type="float" office:value="1" calcext:value-type="float">
            <text:p>1</text:p>
          </table:table-cell>
          <table:table-cell table:formula="of:=IF(AND([.$C106]=&quot;T5&quot;;[.$D106]=&quot;Z&quot;);[.K105]+[.$E106];IF(AND([.$C106]=&quot;T5&quot;;[.$D106]=&quot;W&quot;);[.K105]-[.$E106];[.K105]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table:formula="of:=IF(AND([.$C107]=&quot;T1&quot;;[.$D107]=&quot;Z&quot;);[.G106]+[.E107];IF(AND([.$C107]=&quot;T1&quot;;[.$D107]=&quot;W&quot;);[.G106]-[.E107];[.G106]))" office:value-type="float" office:value="22" calcext:value-type="float">
            <text:p>22</text:p>
          </table:table-cell>
          <table:table-cell table:formula="of:=IF(AND([.$C107]=&quot;T2&quot;;[.$D107]=&quot;Z&quot;);[.H106]+[.$E107];IF(AND([.$C107]=&quot;T2&quot;;[.$D107]=&quot;W&quot;);[.H106]-[.$E107];[.H106]))" office:value-type="float" office:value="87" calcext:value-type="float">
            <text:p>87</text:p>
          </table:table-cell>
          <table:table-cell table:formula="of:=IF(AND([.$C107]=&quot;T3&quot;;[.$D107]=&quot;Z&quot;);[.I106]+[.$E107];IF(AND([.$C107]=&quot;T3&quot;;[.$D107]=&quot;W&quot;);[.I106]-[.$E107];[.I106]))" office:value-type="float" office:value="80" calcext:value-type="float">
            <text:p>80</text:p>
          </table:table-cell>
          <table:table-cell table:formula="of:=IF(AND([.$C107]=&quot;T4&quot;;[.$D107]=&quot;Z&quot;);[.J106]+[.$E107];IF(AND([.$C107]=&quot;T4&quot;;[.$D107]=&quot;W&quot;);[.J106]-[.$E107];[.J106]))" office:value-type="float" office:value="1" calcext:value-type="float">
            <text:p>1</text:p>
          </table:table-cell>
          <table:table-cell table:formula="of:=IF(AND([.$C107]=&quot;T5&quot;;[.$D107]=&quot;Z&quot;);[.K106]+[.$E107];IF(AND([.$C107]=&quot;T5&quot;;[.$D107]=&quot;W&quot;);[.K106]-[.$E107];[.K106]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  <table:table-cell table:formula="of:=IF(AND([.$C108]=&quot;T1&quot;;[.$D108]=&quot;Z&quot;);[.G107]+[.E108];IF(AND([.$C108]=&quot;T1&quot;;[.$D108]=&quot;W&quot;);[.G107]-[.E108];[.G107]))" office:value-type="float" office:value="22" calcext:value-type="float">
            <text:p>22</text:p>
          </table:table-cell>
          <table:table-cell table:formula="of:=IF(AND([.$C108]=&quot;T2&quot;;[.$D108]=&quot;Z&quot;);[.H107]+[.$E108];IF(AND([.$C108]=&quot;T2&quot;;[.$D108]=&quot;W&quot;);[.H107]-[.$E108];[.H107]))" office:value-type="float" office:value="82" calcext:value-type="float">
            <text:p>82</text:p>
          </table:table-cell>
          <table:table-cell table:formula="of:=IF(AND([.$C108]=&quot;T3&quot;;[.$D108]=&quot;Z&quot;);[.I107]+[.$E108];IF(AND([.$C108]=&quot;T3&quot;;[.$D108]=&quot;W&quot;);[.I107]-[.$E108];[.I107]))" office:value-type="float" office:value="80" calcext:value-type="float">
            <text:p>80</text:p>
          </table:table-cell>
          <table:table-cell table:formula="of:=IF(AND([.$C108]=&quot;T4&quot;;[.$D108]=&quot;Z&quot;);[.J107]+[.$E108];IF(AND([.$C108]=&quot;T4&quot;;[.$D108]=&quot;W&quot;);[.J107]-[.$E108];[.J107]))" office:value-type="float" office:value="1" calcext:value-type="float">
            <text:p>1</text:p>
          </table:table-cell>
          <table:table-cell table:formula="of:=IF(AND([.$C108]=&quot;T5&quot;;[.$D108]=&quot;Z&quot;);[.K107]+[.$E108];IF(AND([.$C108]=&quot;T5&quot;;[.$D108]=&quot;W&quot;);[.K107]-[.$E108];[.K107]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  <table:table-cell table:formula="of:=IF(AND([.$C109]=&quot;T1&quot;;[.$D109]=&quot;Z&quot;);[.G108]+[.E109];IF(AND([.$C109]=&quot;T1&quot;;[.$D109]=&quot;W&quot;);[.G108]-[.E109];[.G108]))" office:value-type="float" office:value="0" calcext:value-type="float">
            <text:p>0</text:p>
          </table:table-cell>
          <table:table-cell table:formula="of:=IF(AND([.$C109]=&quot;T2&quot;;[.$D109]=&quot;Z&quot;);[.H108]+[.$E109];IF(AND([.$C109]=&quot;T2&quot;;[.$D109]=&quot;W&quot;);[.H108]-[.$E109];[.H108]))" office:value-type="float" office:value="82" calcext:value-type="float">
            <text:p>82</text:p>
          </table:table-cell>
          <table:table-cell table:formula="of:=IF(AND([.$C109]=&quot;T3&quot;;[.$D109]=&quot;Z&quot;);[.I108]+[.$E109];IF(AND([.$C109]=&quot;T3&quot;;[.$D109]=&quot;W&quot;);[.I108]-[.$E109];[.I108]))" office:value-type="float" office:value="80" calcext:value-type="float">
            <text:p>80</text:p>
          </table:table-cell>
          <table:table-cell table:formula="of:=IF(AND([.$C109]=&quot;T4&quot;;[.$D109]=&quot;Z&quot;);[.J108]+[.$E109];IF(AND([.$C109]=&quot;T4&quot;;[.$D109]=&quot;W&quot;);[.J108]-[.$E109];[.J108]))" office:value-type="float" office:value="1" calcext:value-type="float">
            <text:p>1</text:p>
          </table:table-cell>
          <table:table-cell table:formula="of:=IF(AND([.$C109]=&quot;T5&quot;;[.$D109]=&quot;Z&quot;);[.K108]+[.$E109];IF(AND([.$C109]=&quot;T5&quot;;[.$D109]=&quot;W&quot;);[.K108]-[.$E109];[.K108]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  <table:table-cell table:formula="of:=IF(AND([.$C110]=&quot;T1&quot;;[.$D110]=&quot;Z&quot;);[.G109]+[.E110];IF(AND([.$C110]=&quot;T1&quot;;[.$D110]=&quot;W&quot;);[.G109]-[.E110];[.G109]))" office:value-type="float" office:value="0" calcext:value-type="float">
            <text:p>0</text:p>
          </table:table-cell>
          <table:table-cell table:formula="of:=IF(AND([.$C110]=&quot;T2&quot;;[.$D110]=&quot;Z&quot;);[.H109]+[.$E110];IF(AND([.$C110]=&quot;T2&quot;;[.$D110]=&quot;W&quot;);[.H109]-[.$E110];[.H109]))" office:value-type="float" office:value="82" calcext:value-type="float">
            <text:p>82</text:p>
          </table:table-cell>
          <table:table-cell table:formula="of:=IF(AND([.$C110]=&quot;T3&quot;;[.$D110]=&quot;Z&quot;);[.I109]+[.$E110];IF(AND([.$C110]=&quot;T3&quot;;[.$D110]=&quot;W&quot;);[.I109]-[.$E110];[.I109]))" office:value-type="float" office:value="117" calcext:value-type="float">
            <text:p>117</text:p>
          </table:table-cell>
          <table:table-cell table:formula="of:=IF(AND([.$C110]=&quot;T4&quot;;[.$D110]=&quot;Z&quot;);[.J109]+[.$E110];IF(AND([.$C110]=&quot;T4&quot;;[.$D110]=&quot;W&quot;);[.J109]-[.$E110];[.J109]))" office:value-type="float" office:value="1" calcext:value-type="float">
            <text:p>1</text:p>
          </table:table-cell>
          <table:table-cell table:formula="of:=IF(AND([.$C110]=&quot;T5&quot;;[.$D110]=&quot;Z&quot;);[.K109]+[.$E110];IF(AND([.$C110]=&quot;T5&quot;;[.$D110]=&quot;W&quot;);[.K109]-[.$E110];[.K109]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  <table:table-cell table:formula="of:=IF(AND([.$C111]=&quot;T1&quot;;[.$D111]=&quot;Z&quot;);[.G110]+[.E111];IF(AND([.$C111]=&quot;T1&quot;;[.$D111]=&quot;W&quot;);[.G110]-[.E111];[.G110]))" office:value-type="float" office:value="0" calcext:value-type="float">
            <text:p>0</text:p>
          </table:table-cell>
          <table:table-cell table:formula="of:=IF(AND([.$C111]=&quot;T2&quot;;[.$D111]=&quot;Z&quot;);[.H110]+[.$E111];IF(AND([.$C111]=&quot;T2&quot;;[.$D111]=&quot;W&quot;);[.H110]-[.$E111];[.H110]))" office:value-type="float" office:value="82" calcext:value-type="float">
            <text:p>82</text:p>
          </table:table-cell>
          <table:table-cell table:formula="of:=IF(AND([.$C111]=&quot;T3&quot;;[.$D111]=&quot;Z&quot;);[.I110]+[.$E111];IF(AND([.$C111]=&quot;T3&quot;;[.$D111]=&quot;W&quot;);[.I110]-[.$E111];[.I110]))" office:value-type="float" office:value="117" calcext:value-type="float">
            <text:p>117</text:p>
          </table:table-cell>
          <table:table-cell table:formula="of:=IF(AND([.$C111]=&quot;T4&quot;;[.$D111]=&quot;Z&quot;);[.J110]+[.$E111];IF(AND([.$C111]=&quot;T4&quot;;[.$D111]=&quot;W&quot;);[.J110]-[.$E111];[.J110]))" office:value-type="float" office:value="11" calcext:value-type="float">
            <text:p>11</text:p>
          </table:table-cell>
          <table:table-cell table:formula="of:=IF(AND([.$C111]=&quot;T5&quot;;[.$D111]=&quot;Z&quot;);[.K110]+[.$E111];IF(AND([.$C111]=&quot;T5&quot;;[.$D111]=&quot;W&quot;);[.K110]-[.$E111];[.K110]))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  <table:table-cell table:formula="of:=IF(AND([.$C112]=&quot;T1&quot;;[.$D112]=&quot;Z&quot;);[.G111]+[.E112];IF(AND([.$C112]=&quot;T1&quot;;[.$D112]=&quot;W&quot;);[.G111]-[.E112];[.G111]))" office:value-type="float" office:value="0" calcext:value-type="float">
            <text:p>0</text:p>
          </table:table-cell>
          <table:table-cell table:formula="of:=IF(AND([.$C112]=&quot;T2&quot;;[.$D112]=&quot;Z&quot;);[.H111]+[.$E112];IF(AND([.$C112]=&quot;T2&quot;;[.$D112]=&quot;W&quot;);[.H111]-[.$E112];[.H111]))" office:value-type="float" office:value="82" calcext:value-type="float">
            <text:p>82</text:p>
          </table:table-cell>
          <table:table-cell table:formula="of:=IF(AND([.$C112]=&quot;T3&quot;;[.$D112]=&quot;Z&quot;);[.I111]+[.$E112];IF(AND([.$C112]=&quot;T3&quot;;[.$D112]=&quot;W&quot;);[.I111]-[.$E112];[.I111]))" office:value-type="float" office:value="117" calcext:value-type="float">
            <text:p>117</text:p>
          </table:table-cell>
          <table:table-cell table:formula="of:=IF(AND([.$C112]=&quot;T4&quot;;[.$D112]=&quot;Z&quot;);[.J111]+[.$E112];IF(AND([.$C112]=&quot;T4&quot;;[.$D112]=&quot;W&quot;);[.J111]-[.$E112];[.J111]))" office:value-type="float" office:value="11" calcext:value-type="float">
            <text:p>11</text:p>
          </table:table-cell>
          <table:table-cell table:formula="of:=IF(AND([.$C112]=&quot;T5&quot;;[.$D112]=&quot;Z&quot;);[.K111]+[.$E112];IF(AND([.$C112]=&quot;T5&quot;;[.$D112]=&quot;W&quot;);[.K111]-[.$E112];[.K111]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  <table:table-cell table:formula="of:=IF(AND([.$C113]=&quot;T1&quot;;[.$D113]=&quot;Z&quot;);[.G112]+[.E113];IF(AND([.$C113]=&quot;T1&quot;;[.$D113]=&quot;W&quot;);[.G112]-[.E113];[.G112]))" office:value-type="float" office:value="0" calcext:value-type="float">
            <text:p>0</text:p>
          </table:table-cell>
          <table:table-cell table:formula="of:=IF(AND([.$C113]=&quot;T2&quot;;[.$D113]=&quot;Z&quot;);[.H112]+[.$E113];IF(AND([.$C113]=&quot;T2&quot;;[.$D113]=&quot;W&quot;);[.H112]-[.$E113];[.H112]))" office:value-type="float" office:value="82" calcext:value-type="float">
            <text:p>82</text:p>
          </table:table-cell>
          <table:table-cell table:formula="of:=IF(AND([.$C113]=&quot;T3&quot;;[.$D113]=&quot;Z&quot;);[.I112]+[.$E113];IF(AND([.$C113]=&quot;T3&quot;;[.$D113]=&quot;W&quot;);[.I112]-[.$E113];[.I112]))" office:value-type="float" office:value="117" calcext:value-type="float">
            <text:p>117</text:p>
          </table:table-cell>
          <table:table-cell table:formula="of:=IF(AND([.$C113]=&quot;T4&quot;;[.$D113]=&quot;Z&quot;);[.J112]+[.$E113];IF(AND([.$C113]=&quot;T4&quot;;[.$D113]=&quot;W&quot;);[.J112]-[.$E113];[.J112]))" office:value-type="float" office:value="0" calcext:value-type="float">
            <text:p>0</text:p>
          </table:table-cell>
          <table:table-cell table:formula="of:=IF(AND([.$C113]=&quot;T5&quot;;[.$D113]=&quot;Z&quot;);[.K112]+[.$E113];IF(AND([.$C113]=&quot;T5&quot;;[.$D113]=&quot;W&quot;);[.K112]-[.$E113];[.K112]))" office:value-type="float" office:value="51" calcext:value-type="float">
            <text:p>51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table:formula="of:=IF(AND([.$C114]=&quot;T1&quot;;[.$D114]=&quot;Z&quot;);[.G113]+[.E114];IF(AND([.$C114]=&quot;T1&quot;;[.$D114]=&quot;W&quot;);[.G113]-[.E114];[.G113]))" office:value-type="float" office:value="0" calcext:value-type="float">
            <text:p>0</text:p>
          </table:table-cell>
          <table:table-cell table:formula="of:=IF(AND([.$C114]=&quot;T2&quot;;[.$D114]=&quot;Z&quot;);[.H113]+[.$E114];IF(AND([.$C114]=&quot;T2&quot;;[.$D114]=&quot;W&quot;);[.H113]-[.$E114];[.H113]))" office:value-type="float" office:value="82" calcext:value-type="float">
            <text:p>82</text:p>
          </table:table-cell>
          <table:table-cell table:formula="of:=IF(AND([.$C114]=&quot;T3&quot;;[.$D114]=&quot;Z&quot;);[.I113]+[.$E114];IF(AND([.$C114]=&quot;T3&quot;;[.$D114]=&quot;W&quot;);[.I113]-[.$E114];[.I113]))" office:value-type="float" office:value="117" calcext:value-type="float">
            <text:p>117</text:p>
          </table:table-cell>
          <table:table-cell table:formula="of:=IF(AND([.$C114]=&quot;T4&quot;;[.$D114]=&quot;Z&quot;);[.J113]+[.$E114];IF(AND([.$C114]=&quot;T4&quot;;[.$D114]=&quot;W&quot;);[.J113]-[.$E114];[.J113]))" office:value-type="float" office:value="0" calcext:value-type="float">
            <text:p>0</text:p>
          </table:table-cell>
          <table:table-cell table:formula="of:=IF(AND([.$C114]=&quot;T5&quot;;[.$D114]=&quot;Z&quot;);[.K113]+[.$E114];IF(AND([.$C114]=&quot;T5&quot;;[.$D114]=&quot;W&quot;);[.K113]-[.$E114];[.K113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table:formula="of:=IF(AND([.$C115]=&quot;T1&quot;;[.$D115]=&quot;Z&quot;);[.G114]+[.E115];IF(AND([.$C115]=&quot;T1&quot;;[.$D115]=&quot;W&quot;);[.G114]-[.E115];[.G114]))" office:value-type="float" office:value="0" calcext:value-type="float">
            <text:p>0</text:p>
          </table:table-cell>
          <table:table-cell table:formula="of:=IF(AND([.$C115]=&quot;T2&quot;;[.$D115]=&quot;Z&quot;);[.H114]+[.$E115];IF(AND([.$C115]=&quot;T2&quot;;[.$D115]=&quot;W&quot;);[.H114]-[.$E115];[.H114]))" office:value-type="float" office:value="82" calcext:value-type="float">
            <text:p>82</text:p>
          </table:table-cell>
          <table:table-cell table:formula="of:=IF(AND([.$C115]=&quot;T3&quot;;[.$D115]=&quot;Z&quot;);[.I114]+[.$E115];IF(AND([.$C115]=&quot;T3&quot;;[.$D115]=&quot;W&quot;);[.I114]-[.$E115];[.I114]))" office:value-type="float" office:value="137" calcext:value-type="float">
            <text:p>137</text:p>
          </table:table-cell>
          <table:table-cell table:formula="of:=IF(AND([.$C115]=&quot;T4&quot;;[.$D115]=&quot;Z&quot;);[.J114]+[.$E115];IF(AND([.$C115]=&quot;T4&quot;;[.$D115]=&quot;W&quot;);[.J114]-[.$E115];[.J114]))" office:value-type="float" office:value="0" calcext:value-type="float">
            <text:p>0</text:p>
          </table:table-cell>
          <table:table-cell table:formula="of:=IF(AND([.$C115]=&quot;T5&quot;;[.$D115]=&quot;Z&quot;);[.K114]+[.$E115];IF(AND([.$C115]=&quot;T5&quot;;[.$D115]=&quot;W&quot;);[.K114]-[.$E115];[.K114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  <table:table-cell table:formula="of:=IF(AND([.$C116]=&quot;T1&quot;;[.$D116]=&quot;Z&quot;);[.G115]+[.E116];IF(AND([.$C116]=&quot;T1&quot;;[.$D116]=&quot;W&quot;);[.G115]-[.E116];[.G115]))" office:value-type="float" office:value="0" calcext:value-type="float">
            <text:p>0</text:p>
          </table:table-cell>
          <table:table-cell table:formula="of:=IF(AND([.$C116]=&quot;T2&quot;;[.$D116]=&quot;Z&quot;);[.H115]+[.$E116];IF(AND([.$C116]=&quot;T2&quot;;[.$D116]=&quot;W&quot;);[.H115]-[.$E116];[.H115]))" office:value-type="float" office:value="108" calcext:value-type="float">
            <text:p>108</text:p>
          </table:table-cell>
          <table:table-cell table:formula="of:=IF(AND([.$C116]=&quot;T3&quot;;[.$D116]=&quot;Z&quot;);[.I115]+[.$E116];IF(AND([.$C116]=&quot;T3&quot;;[.$D116]=&quot;W&quot;);[.I115]-[.$E116];[.I115]))" office:value-type="float" office:value="137" calcext:value-type="float">
            <text:p>137</text:p>
          </table:table-cell>
          <table:table-cell table:formula="of:=IF(AND([.$C116]=&quot;T4&quot;;[.$D116]=&quot;Z&quot;);[.J115]+[.$E116];IF(AND([.$C116]=&quot;T4&quot;;[.$D116]=&quot;W&quot;);[.J115]-[.$E116];[.J115]))" office:value-type="float" office:value="0" calcext:value-type="float">
            <text:p>0</text:p>
          </table:table-cell>
          <table:table-cell table:formula="of:=IF(AND([.$C116]=&quot;T5&quot;;[.$D116]=&quot;Z&quot;);[.K115]+[.$E116];IF(AND([.$C116]=&quot;T5&quot;;[.$D116]=&quot;W&quot;);[.K115]-[.$E116];[.K115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AND([.$C117]=&quot;T1&quot;;[.$D117]=&quot;Z&quot;);[.G116]+[.E117];IF(AND([.$C117]=&quot;T1&quot;;[.$D117]=&quot;W&quot;);[.G116]-[.E117];[.G116]))" office:value-type="float" office:value="24" calcext:value-type="float">
            <text:p>24</text:p>
          </table:table-cell>
          <table:table-cell table:formula="of:=IF(AND([.$C117]=&quot;T2&quot;;[.$D117]=&quot;Z&quot;);[.H116]+[.$E117];IF(AND([.$C117]=&quot;T2&quot;;[.$D117]=&quot;W&quot;);[.H116]-[.$E117];[.H116]))" office:value-type="float" office:value="108" calcext:value-type="float">
            <text:p>108</text:p>
          </table:table-cell>
          <table:table-cell table:formula="of:=IF(AND([.$C117]=&quot;T3&quot;;[.$D117]=&quot;Z&quot;);[.I116]+[.$E117];IF(AND([.$C117]=&quot;T3&quot;;[.$D117]=&quot;W&quot;);[.I116]-[.$E117];[.I116]))" office:value-type="float" office:value="137" calcext:value-type="float">
            <text:p>137</text:p>
          </table:table-cell>
          <table:table-cell table:formula="of:=IF(AND([.$C117]=&quot;T4&quot;;[.$D117]=&quot;Z&quot;);[.J116]+[.$E117];IF(AND([.$C117]=&quot;T4&quot;;[.$D117]=&quot;W&quot;);[.J116]-[.$E117];[.J116]))" office:value-type="float" office:value="0" calcext:value-type="float">
            <text:p>0</text:p>
          </table:table-cell>
          <table:table-cell table:formula="of:=IF(AND([.$C117]=&quot;T5&quot;;[.$D117]=&quot;Z&quot;);[.K116]+[.$E117];IF(AND([.$C117]=&quot;T5&quot;;[.$D117]=&quot;W&quot;);[.K116]-[.$E117];[.K116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  <table:table-cell table:formula="of:=IF(AND([.$C118]=&quot;T1&quot;;[.$D118]=&quot;Z&quot;);[.G117]+[.E118];IF(AND([.$C118]=&quot;T1&quot;;[.$D118]=&quot;W&quot;);[.G117]-[.E118];[.G117]))" office:value-type="float" office:value="24" calcext:value-type="float">
            <text:p>24</text:p>
          </table:table-cell>
          <table:table-cell table:formula="of:=IF(AND([.$C118]=&quot;T2&quot;;[.$D118]=&quot;Z&quot;);[.H117]+[.$E118];IF(AND([.$C118]=&quot;T2&quot;;[.$D118]=&quot;W&quot;);[.H117]-[.$E118];[.H117]))" office:value-type="float" office:value="108" calcext:value-type="float">
            <text:p>108</text:p>
          </table:table-cell>
          <table:table-cell table:formula="of:=IF(AND([.$C118]=&quot;T3&quot;;[.$D118]=&quot;Z&quot;);[.I117]+[.$E118];IF(AND([.$C118]=&quot;T3&quot;;[.$D118]=&quot;W&quot;);[.I117]-[.$E118];[.I117]))" office:value-type="float" office:value="137" calcext:value-type="float">
            <text:p>137</text:p>
          </table:table-cell>
          <table:table-cell table:formula="of:=IF(AND([.$C118]=&quot;T4&quot;;[.$D118]=&quot;Z&quot;);[.J117]+[.$E118];IF(AND([.$C118]=&quot;T4&quot;;[.$D118]=&quot;W&quot;);[.J117]-[.$E118];[.J117]))" office:value-type="float" office:value="38" calcext:value-type="float">
            <text:p>38</text:p>
          </table:table-cell>
          <table:table-cell table:formula="of:=IF(AND([.$C118]=&quot;T5&quot;;[.$D118]=&quot;Z&quot;);[.K117]+[.$E118];IF(AND([.$C118]=&quot;T5&quot;;[.$D118]=&quot;W&quot;);[.K117]-[.$E118];[.K117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table:formula="of:=IF(AND([.$C119]=&quot;T1&quot;;[.$D119]=&quot;Z&quot;);[.G118]+[.E119];IF(AND([.$C119]=&quot;T1&quot;;[.$D119]=&quot;W&quot;);[.G118]-[.E119];[.G118]))" office:value-type="float" office:value="24" calcext:value-type="float">
            <text:p>24</text:p>
          </table:table-cell>
          <table:table-cell table:formula="of:=IF(AND([.$C119]=&quot;T2&quot;;[.$D119]=&quot;Z&quot;);[.H118]+[.$E119];IF(AND([.$C119]=&quot;T2&quot;;[.$D119]=&quot;W&quot;);[.H118]-[.$E119];[.H118]))" office:value-type="float" office:value="108" calcext:value-type="float">
            <text:p>108</text:p>
          </table:table-cell>
          <table:table-cell table:formula="of:=IF(AND([.$C119]=&quot;T3&quot;;[.$D119]=&quot;Z&quot;);[.I118]+[.$E119];IF(AND([.$C119]=&quot;T3&quot;;[.$D119]=&quot;W&quot;);[.I118]-[.$E119];[.I118]))" office:value-type="float" office:value="151" calcext:value-type="float">
            <text:p>151</text:p>
          </table:table-cell>
          <table:table-cell table:formula="of:=IF(AND([.$C119]=&quot;T4&quot;;[.$D119]=&quot;Z&quot;);[.J118]+[.$E119];IF(AND([.$C119]=&quot;T4&quot;;[.$D119]=&quot;W&quot;);[.J118]-[.$E119];[.J118]))" office:value-type="float" office:value="38" calcext:value-type="float">
            <text:p>38</text:p>
          </table:table-cell>
          <table:table-cell table:formula="of:=IF(AND([.$C119]=&quot;T5&quot;;[.$D119]=&quot;Z&quot;);[.K118]+[.$E119];IF(AND([.$C119]=&quot;T5&quot;;[.$D119]=&quot;W&quot;);[.K118]-[.$E119];[.K118]))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  <table:table-cell table:formula="of:=IF(AND([.$C120]=&quot;T1&quot;;[.$D120]=&quot;Z&quot;);[.G119]+[.E120];IF(AND([.$C120]=&quot;T1&quot;;[.$D120]=&quot;W&quot;);[.G119]-[.E120];[.G119]))" office:value-type="float" office:value="24" calcext:value-type="float">
            <text:p>24</text:p>
          </table:table-cell>
          <table:table-cell table:formula="of:=IF(AND([.$C120]=&quot;T2&quot;;[.$D120]=&quot;Z&quot;);[.H119]+[.$E120];IF(AND([.$C120]=&quot;T2&quot;;[.$D120]=&quot;W&quot;);[.H119]-[.$E120];[.H119]))" office:value-type="float" office:value="108" calcext:value-type="float">
            <text:p>108</text:p>
          </table:table-cell>
          <table:table-cell table:formula="of:=IF(AND([.$C120]=&quot;T3&quot;;[.$D120]=&quot;Z&quot;);[.I119]+[.$E120];IF(AND([.$C120]=&quot;T3&quot;;[.$D120]=&quot;W&quot;);[.I119]-[.$E120];[.I119]))" office:value-type="float" office:value="151" calcext:value-type="float">
            <text:p>151</text:p>
          </table:table-cell>
          <table:table-cell table:formula="of:=IF(AND([.$C120]=&quot;T4&quot;;[.$D120]=&quot;Z&quot;);[.J119]+[.$E120];IF(AND([.$C120]=&quot;T4&quot;;[.$D120]=&quot;W&quot;);[.J119]-[.$E120];[.J119]))" office:value-type="float" office:value="38" calcext:value-type="float">
            <text:p>38</text:p>
          </table:table-cell>
          <table:table-cell table:formula="of:=IF(AND([.$C120]=&quot;T5&quot;;[.$D120]=&quot;Z&quot;);[.K119]+[.$E120];IF(AND([.$C120]=&quot;T5&quot;;[.$D120]=&quot;W&quot;);[.K119]-[.$E120];[.K119]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  <table:table-cell table:formula="of:=IF(AND([.$C121]=&quot;T1&quot;;[.$D121]=&quot;Z&quot;);[.G120]+[.E121];IF(AND([.$C121]=&quot;T1&quot;;[.$D121]=&quot;W&quot;);[.G120]-[.E121];[.G120]))" office:value-type="float" office:value="24" calcext:value-type="float">
            <text:p>24</text:p>
          </table:table-cell>
          <table:table-cell table:formula="of:=IF(AND([.$C121]=&quot;T2&quot;;[.$D121]=&quot;Z&quot;);[.H120]+[.$E121];IF(AND([.$C121]=&quot;T2&quot;;[.$D121]=&quot;W&quot;);[.H120]-[.$E121];[.H120]))" office:value-type="float" office:value="89" calcext:value-type="float">
            <text:p>89</text:p>
          </table:table-cell>
          <table:table-cell table:formula="of:=IF(AND([.$C121]=&quot;T3&quot;;[.$D121]=&quot;Z&quot;);[.I120]+[.$E121];IF(AND([.$C121]=&quot;T3&quot;;[.$D121]=&quot;W&quot;);[.I120]-[.$E121];[.I120]))" office:value-type="float" office:value="151" calcext:value-type="float">
            <text:p>151</text:p>
          </table:table-cell>
          <table:table-cell table:formula="of:=IF(AND([.$C121]=&quot;T4&quot;;[.$D121]=&quot;Z&quot;);[.J120]+[.$E121];IF(AND([.$C121]=&quot;T4&quot;;[.$D121]=&quot;W&quot;);[.J120]-[.$E121];[.J120]))" office:value-type="float" office:value="38" calcext:value-type="float">
            <text:p>38</text:p>
          </table:table-cell>
          <table:table-cell table:formula="of:=IF(AND([.$C121]=&quot;T5&quot;;[.$D121]=&quot;Z&quot;);[.K120]+[.$E121];IF(AND([.$C121]=&quot;T5&quot;;[.$D121]=&quot;W&quot;);[.K120]-[.$E121];[.K120]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  <table:table-cell table:formula="of:=IF(AND([.$C122]=&quot;T1&quot;;[.$D122]=&quot;Z&quot;);[.G121]+[.E122];IF(AND([.$C122]=&quot;T1&quot;;[.$D122]=&quot;W&quot;);[.G121]-[.E122];[.G121]))" office:value-type="float" office:value="24" calcext:value-type="float">
            <text:p>24</text:p>
          </table:table-cell>
          <table:table-cell table:formula="of:=IF(AND([.$C122]=&quot;T2&quot;;[.$D122]=&quot;Z&quot;);[.H121]+[.$E122];IF(AND([.$C122]=&quot;T2&quot;;[.$D122]=&quot;W&quot;);[.H121]-[.$E122];[.H121]))" office:value-type="float" office:value="89" calcext:value-type="float">
            <text:p>89</text:p>
          </table:table-cell>
          <table:table-cell table:formula="of:=IF(AND([.$C122]=&quot;T3&quot;;[.$D122]=&quot;Z&quot;);[.I121]+[.$E122];IF(AND([.$C122]=&quot;T3&quot;;[.$D122]=&quot;W&quot;);[.I121]-[.$E122];[.I121]))" office:value-type="float" office:value="151" calcext:value-type="float">
            <text:p>151</text:p>
          </table:table-cell>
          <table:table-cell table:formula="of:=IF(AND([.$C122]=&quot;T4&quot;;[.$D122]=&quot;Z&quot;);[.J121]+[.$E122];IF(AND([.$C122]=&quot;T4&quot;;[.$D122]=&quot;W&quot;);[.J121]-[.$E122];[.J121]))" office:value-type="float" office:value="68" calcext:value-type="float">
            <text:p>68</text:p>
          </table:table-cell>
          <table:table-cell table:formula="of:=IF(AND([.$C122]=&quot;T5&quot;;[.$D122]=&quot;Z&quot;);[.K121]+[.$E122];IF(AND([.$C122]=&quot;T5&quot;;[.$D122]=&quot;W&quot;);[.K121]-[.$E122];[.K121]))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  <table:table-cell table:formula="of:=IF(AND([.$C123]=&quot;T1&quot;;[.$D123]=&quot;Z&quot;);[.G122]+[.E123];IF(AND([.$C123]=&quot;T1&quot;;[.$D123]=&quot;W&quot;);[.G122]-[.E123];[.G122]))" office:value-type="float" office:value="24" calcext:value-type="float">
            <text:p>24</text:p>
          </table:table-cell>
          <table:table-cell table:formula="of:=IF(AND([.$C123]=&quot;T2&quot;;[.$D123]=&quot;Z&quot;);[.H122]+[.$E123];IF(AND([.$C123]=&quot;T2&quot;;[.$D123]=&quot;W&quot;);[.H122]-[.$E123];[.H122]))" office:value-type="float" office:value="89" calcext:value-type="float">
            <text:p>89</text:p>
          </table:table-cell>
          <table:table-cell table:formula="of:=IF(AND([.$C123]=&quot;T3&quot;;[.$D123]=&quot;Z&quot;);[.I122]+[.$E123];IF(AND([.$C123]=&quot;T3&quot;;[.$D123]=&quot;W&quot;);[.I122]-[.$E123];[.I122]))" office:value-type="float" office:value="151" calcext:value-type="float">
            <text:p>151</text:p>
          </table:table-cell>
          <table:table-cell table:formula="of:=IF(AND([.$C123]=&quot;T4&quot;;[.$D123]=&quot;Z&quot;);[.J122]+[.$E123];IF(AND([.$C123]=&quot;T4&quot;;[.$D123]=&quot;W&quot;);[.J122]-[.$E123];[.J122]))" office:value-type="float" office:value="68" calcext:value-type="float">
            <text:p>68</text:p>
          </table:table-cell>
          <table:table-cell table:formula="of:=IF(AND([.$C123]=&quot;T5&quot;;[.$D123]=&quot;Z&quot;);[.K122]+[.$E123];IF(AND([.$C123]=&quot;T5&quot;;[.$D123]=&quot;W&quot;);[.K122]-[.$E123];[.K122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  <table:table-cell table:formula="of:=IF(AND([.$C124]=&quot;T1&quot;;[.$D124]=&quot;Z&quot;);[.G123]+[.E124];IF(AND([.$C124]=&quot;T1&quot;;[.$D124]=&quot;W&quot;);[.G123]-[.E124];[.G123]))" office:value-type="float" office:value="24" calcext:value-type="float">
            <text:p>24</text:p>
          </table:table-cell>
          <table:table-cell table:formula="of:=IF(AND([.$C124]=&quot;T2&quot;;[.$D124]=&quot;Z&quot;);[.H123]+[.$E124];IF(AND([.$C124]=&quot;T2&quot;;[.$D124]=&quot;W&quot;);[.H123]-[.$E124];[.H123]))" office:value-type="float" office:value="89" calcext:value-type="float">
            <text:p>89</text:p>
          </table:table-cell>
          <table:table-cell table:formula="of:=IF(AND([.$C124]=&quot;T3&quot;;[.$D124]=&quot;Z&quot;);[.I123]+[.$E124];IF(AND([.$C124]=&quot;T3&quot;;[.$D124]=&quot;W&quot;);[.I123]-[.$E124];[.I123]))" office:value-type="float" office:value="151" calcext:value-type="float">
            <text:p>151</text:p>
          </table:table-cell>
          <table:table-cell table:formula="of:=IF(AND([.$C124]=&quot;T4&quot;;[.$D124]=&quot;Z&quot;);[.J123]+[.$E124];IF(AND([.$C124]=&quot;T4&quot;;[.$D124]=&quot;W&quot;);[.J123]-[.$E124];[.J123]))" office:value-type="float" office:value="111" calcext:value-type="float">
            <text:p>111</text:p>
          </table:table-cell>
          <table:table-cell table:formula="of:=IF(AND([.$C124]=&quot;T5&quot;;[.$D124]=&quot;Z&quot;);[.K123]+[.$E124];IF(AND([.$C124]=&quot;T5&quot;;[.$D124]=&quot;W&quot;);[.K123]-[.$E124];[.K123]))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  <table:table-cell table:formula="of:=IF(AND([.$C125]=&quot;T1&quot;;[.$D125]=&quot;Z&quot;);[.G124]+[.E125];IF(AND([.$C125]=&quot;T1&quot;;[.$D125]=&quot;W&quot;);[.G124]-[.E125];[.G124]))" office:value-type="float" office:value="24" calcext:value-type="float">
            <text:p>24</text:p>
          </table:table-cell>
          <table:table-cell table:formula="of:=IF(AND([.$C125]=&quot;T2&quot;;[.$D125]=&quot;Z&quot;);[.H124]+[.$E125];IF(AND([.$C125]=&quot;T2&quot;;[.$D125]=&quot;W&quot;);[.H124]-[.$E125];[.H124]))" office:value-type="float" office:value="89" calcext:value-type="float">
            <text:p>89</text:p>
          </table:table-cell>
          <table:table-cell table:formula="of:=IF(AND([.$C125]=&quot;T3&quot;;[.$D125]=&quot;Z&quot;);[.I124]+[.$E125];IF(AND([.$C125]=&quot;T3&quot;;[.$D125]=&quot;W&quot;);[.I124]-[.$E125];[.I124]))" office:value-type="float" office:value="151" calcext:value-type="float">
            <text:p>151</text:p>
          </table:table-cell>
          <table:table-cell table:formula="of:=IF(AND([.$C125]=&quot;T4&quot;;[.$D125]=&quot;Z&quot;);[.J124]+[.$E125];IF(AND([.$C125]=&quot;T4&quot;;[.$D125]=&quot;W&quot;);[.J124]-[.$E125];[.J124]))" office:value-type="float" office:value="111" calcext:value-type="float">
            <text:p>111</text:p>
          </table:table-cell>
          <table:table-cell table:formula="of:=IF(AND([.$C125]=&quot;T5&quot;;[.$D125]=&quot;Z&quot;);[.K124]+[.$E125];IF(AND([.$C125]=&quot;T5&quot;;[.$D125]=&quot;W&quot;);[.K124]-[.$E125];[.K124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  <table:table-cell table:formula="of:=IF(AND([.$C126]=&quot;T1&quot;;[.$D126]=&quot;Z&quot;);[.G125]+[.E126];IF(AND([.$C126]=&quot;T1&quot;;[.$D126]=&quot;W&quot;);[.G125]-[.E126];[.G125]))" office:value-type="float" office:value="24" calcext:value-type="float">
            <text:p>24</text:p>
          </table:table-cell>
          <table:table-cell table:formula="of:=IF(AND([.$C126]=&quot;T2&quot;;[.$D126]=&quot;Z&quot;);[.H125]+[.$E126];IF(AND([.$C126]=&quot;T2&quot;;[.$D126]=&quot;W&quot;);[.H125]-[.$E126];[.H125]))" office:value-type="float" office:value="89" calcext:value-type="float">
            <text:p>89</text:p>
          </table:table-cell>
          <table:table-cell table:formula="of:=IF(AND([.$C126]=&quot;T3&quot;;[.$D126]=&quot;Z&quot;);[.I125]+[.$E126];IF(AND([.$C126]=&quot;T3&quot;;[.$D126]=&quot;W&quot;);[.I125]-[.$E126];[.I125]))" office:value-type="float" office:value="4" calcext:value-type="float">
            <text:p>4</text:p>
          </table:table-cell>
          <table:table-cell table:formula="of:=IF(AND([.$C126]=&quot;T4&quot;;[.$D126]=&quot;Z&quot;);[.J125]+[.$E126];IF(AND([.$C126]=&quot;T4&quot;;[.$D126]=&quot;W&quot;);[.J125]-[.$E126];[.J125]))" office:value-type="float" office:value="111" calcext:value-type="float">
            <text:p>111</text:p>
          </table:table-cell>
          <table:table-cell table:formula="of:=IF(AND([.$C126]=&quot;T5&quot;;[.$D126]=&quot;Z&quot;);[.K125]+[.$E126];IF(AND([.$C126]=&quot;T5&quot;;[.$D126]=&quot;W&quot;);[.K125]-[.$E126];[.K125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  <table:table-cell table:formula="of:=IF(AND([.$C127]=&quot;T1&quot;;[.$D127]=&quot;Z&quot;);[.G126]+[.E127];IF(AND([.$C127]=&quot;T1&quot;;[.$D127]=&quot;W&quot;);[.G126]-[.E127];[.G126]))" office:value-type="float" office:value="39" calcext:value-type="float">
            <text:p>39</text:p>
          </table:table-cell>
          <table:table-cell table:formula="of:=IF(AND([.$C127]=&quot;T2&quot;;[.$D127]=&quot;Z&quot;);[.H126]+[.$E127];IF(AND([.$C127]=&quot;T2&quot;;[.$D127]=&quot;W&quot;);[.H126]-[.$E127];[.H126]))" office:value-type="float" office:value="89" calcext:value-type="float">
            <text:p>89</text:p>
          </table:table-cell>
          <table:table-cell table:formula="of:=IF(AND([.$C127]=&quot;T3&quot;;[.$D127]=&quot;Z&quot;);[.I126]+[.$E127];IF(AND([.$C127]=&quot;T3&quot;;[.$D127]=&quot;W&quot;);[.I126]-[.$E127];[.I126]))" office:value-type="float" office:value="4" calcext:value-type="float">
            <text:p>4</text:p>
          </table:table-cell>
          <table:table-cell table:formula="of:=IF(AND([.$C127]=&quot;T4&quot;;[.$D127]=&quot;Z&quot;);[.J126]+[.$E127];IF(AND([.$C127]=&quot;T4&quot;;[.$D127]=&quot;W&quot;);[.J126]-[.$E127];[.J126]))" office:value-type="float" office:value="111" calcext:value-type="float">
            <text:p>111</text:p>
          </table:table-cell>
          <table:table-cell table:formula="of:=IF(AND([.$C127]=&quot;T5&quot;;[.$D127]=&quot;Z&quot;);[.K126]+[.$E127];IF(AND([.$C127]=&quot;T5&quot;;[.$D127]=&quot;W&quot;);[.K126]-[.$E127];[.K126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  <table:table-cell table:formula="of:=IF(AND([.$C128]=&quot;T1&quot;;[.$D128]=&quot;Z&quot;);[.G127]+[.E128];IF(AND([.$C128]=&quot;T1&quot;;[.$D128]=&quot;W&quot;);[.G127]-[.E128];[.G127]))" office:value-type="float" office:value="39" calcext:value-type="float">
            <text:p>39</text:p>
          </table:table-cell>
          <table:table-cell table:formula="of:=IF(AND([.$C128]=&quot;T2&quot;;[.$D128]=&quot;Z&quot;);[.H127]+[.$E128];IF(AND([.$C128]=&quot;T2&quot;;[.$D128]=&quot;W&quot;);[.H127]-[.$E128];[.H127]))" office:value-type="float" office:value="89" calcext:value-type="float">
            <text:p>89</text:p>
          </table:table-cell>
          <table:table-cell table:formula="of:=IF(AND([.$C128]=&quot;T3&quot;;[.$D128]=&quot;Z&quot;);[.I127]+[.$E128];IF(AND([.$C128]=&quot;T3&quot;;[.$D128]=&quot;W&quot;);[.I127]-[.$E128];[.I127]))" office:value-type="float" office:value="4" calcext:value-type="float">
            <text:p>4</text:p>
          </table:table-cell>
          <table:table-cell table:formula="of:=IF(AND([.$C128]=&quot;T4&quot;;[.$D128]=&quot;Z&quot;);[.J127]+[.$E128];IF(AND([.$C128]=&quot;T4&quot;;[.$D128]=&quot;W&quot;);[.J127]-[.$E128];[.J127]))" office:value-type="float" office:value="135" calcext:value-type="float">
            <text:p>135</text:p>
          </table:table-cell>
          <table:table-cell table:formula="of:=IF(AND([.$C128]=&quot;T5&quot;;[.$D128]=&quot;Z&quot;);[.K127]+[.$E128];IF(AND([.$C128]=&quot;T5&quot;;[.$D128]=&quot;W&quot;);[.K127]-[.$E128];[.K12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table:formula="of:=IF(AND([.$C129]=&quot;T1&quot;;[.$D129]=&quot;Z&quot;);[.G128]+[.E129];IF(AND([.$C129]=&quot;T1&quot;;[.$D129]=&quot;W&quot;);[.G128]-[.E129];[.G128]))" office:value-type="float" office:value="39" calcext:value-type="float">
            <text:p>39</text:p>
          </table:table-cell>
          <table:table-cell table:formula="of:=IF(AND([.$C129]=&quot;T2&quot;;[.$D129]=&quot;Z&quot;);[.H128]+[.$E129];IF(AND([.$C129]=&quot;T2&quot;;[.$D129]=&quot;W&quot;);[.H128]-[.$E129];[.H128]))" office:value-type="float" office:value="108" calcext:value-type="float">
            <text:p>108</text:p>
          </table:table-cell>
          <table:table-cell table:formula="of:=IF(AND([.$C129]=&quot;T3&quot;;[.$D129]=&quot;Z&quot;);[.I128]+[.$E129];IF(AND([.$C129]=&quot;T3&quot;;[.$D129]=&quot;W&quot;);[.I128]-[.$E129];[.I128]))" office:value-type="float" office:value="4" calcext:value-type="float">
            <text:p>4</text:p>
          </table:table-cell>
          <table:table-cell table:formula="of:=IF(AND([.$C129]=&quot;T4&quot;;[.$D129]=&quot;Z&quot;);[.J128]+[.$E129];IF(AND([.$C129]=&quot;T4&quot;;[.$D129]=&quot;W&quot;);[.J128]-[.$E129];[.J128]))" office:value-type="float" office:value="135" calcext:value-type="float">
            <text:p>135</text:p>
          </table:table-cell>
          <table:table-cell table:formula="of:=IF(AND([.$C129]=&quot;T5&quot;;[.$D129]=&quot;Z&quot;);[.K128]+[.$E129];IF(AND([.$C129]=&quot;T5&quot;;[.$D129]=&quot;W&quot;);[.K128]-[.$E129];[.K128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  <table:table-cell table:formula="of:=IF(AND([.$C130]=&quot;T1&quot;;[.$D130]=&quot;Z&quot;);[.G129]+[.E130];IF(AND([.$C130]=&quot;T1&quot;;[.$D130]=&quot;W&quot;);[.G129]-[.E130];[.G129]))" office:value-type="float" office:value="39" calcext:value-type="float">
            <text:p>39</text:p>
          </table:table-cell>
          <table:table-cell table:formula="of:=IF(AND([.$C130]=&quot;T2&quot;;[.$D130]=&quot;Z&quot;);[.H129]+[.$E130];IF(AND([.$C130]=&quot;T2&quot;;[.$D130]=&quot;W&quot;);[.H129]-[.$E130];[.H129]))" office:value-type="float" office:value="108" calcext:value-type="float">
            <text:p>108</text:p>
          </table:table-cell>
          <table:table-cell table:formula="of:=IF(AND([.$C130]=&quot;T3&quot;;[.$D130]=&quot;Z&quot;);[.I129]+[.$E130];IF(AND([.$C130]=&quot;T3&quot;;[.$D130]=&quot;W&quot;);[.I129]-[.$E130];[.I129]))" office:value-type="float" office:value="4" calcext:value-type="float">
            <text:p>4</text:p>
          </table:table-cell>
          <table:table-cell table:formula="of:=IF(AND([.$C130]=&quot;T4&quot;;[.$D130]=&quot;Z&quot;);[.J129]+[.$E130];IF(AND([.$C130]=&quot;T4&quot;;[.$D130]=&quot;W&quot;);[.J129]-[.$E130];[.J129]))" office:value-type="float" office:value="1" calcext:value-type="float">
            <text:p>1</text:p>
          </table:table-cell>
          <table:table-cell table:formula="of:=IF(AND([.$C130]=&quot;T5&quot;;[.$D130]=&quot;Z&quot;);[.K129]+[.$E130];IF(AND([.$C130]=&quot;T5&quot;;[.$D130]=&quot;W&quot;);[.K129]-[.$E130];[.K12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  <table:table-cell table:formula="of:=IF(AND([.$C131]=&quot;T1&quot;;[.$D131]=&quot;Z&quot;);[.G130]+[.E131];IF(AND([.$C131]=&quot;T1&quot;;[.$D131]=&quot;W&quot;);[.G130]-[.E131];[.G130]))" office:value-type="float" office:value="39" calcext:value-type="float">
            <text:p>39</text:p>
          </table:table-cell>
          <table:table-cell table:formula="of:=IF(AND([.$C131]=&quot;T2&quot;;[.$D131]=&quot;Z&quot;);[.H130]+[.$E131];IF(AND([.$C131]=&quot;T2&quot;;[.$D131]=&quot;W&quot;);[.H130]-[.$E131];[.H130]))" office:value-type="float" office:value="108" calcext:value-type="float">
            <text:p>108</text:p>
          </table:table-cell>
          <table:table-cell table:formula="of:=IF(AND([.$C131]=&quot;T3&quot;;[.$D131]=&quot;Z&quot;);[.I130]+[.$E131];IF(AND([.$C131]=&quot;T3&quot;;[.$D131]=&quot;W&quot;);[.I130]-[.$E131];[.I130]))" office:value-type="float" office:value="4" calcext:value-type="float">
            <text:p>4</text:p>
          </table:table-cell>
          <table:table-cell table:formula="of:=IF(AND([.$C131]=&quot;T4&quot;;[.$D131]=&quot;Z&quot;);[.J130]+[.$E131];IF(AND([.$C131]=&quot;T4&quot;;[.$D131]=&quot;W&quot;);[.J130]-[.$E131];[.J130]))" office:value-type="float" office:value="1" calcext:value-type="float">
            <text:p>1</text:p>
          </table:table-cell>
          <table:table-cell table:formula="of:=IF(AND([.$C131]=&quot;T5&quot;;[.$D131]=&quot;Z&quot;);[.K130]+[.$E131];IF(AND([.$C131]=&quot;T5&quot;;[.$D131]=&quot;W&quot;);[.K130]-[.$E131];[.K130]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  <table:table-cell table:formula="of:=IF(AND([.$C132]=&quot;T1&quot;;[.$D132]=&quot;Z&quot;);[.G131]+[.E132];IF(AND([.$C132]=&quot;T1&quot;;[.$D132]=&quot;W&quot;);[.G131]-[.E132];[.G131]))" office:value-type="float" office:value="39" calcext:value-type="float">
            <text:p>39</text:p>
          </table:table-cell>
          <table:table-cell table:formula="of:=IF(AND([.$C132]=&quot;T2&quot;;[.$D132]=&quot;Z&quot;);[.H131]+[.$E132];IF(AND([.$C132]=&quot;T2&quot;;[.$D132]=&quot;W&quot;);[.H131]-[.$E132];[.H131]))" office:value-type="float" office:value="108" calcext:value-type="float">
            <text:p>108</text:p>
          </table:table-cell>
          <table:table-cell table:formula="of:=IF(AND([.$C132]=&quot;T3&quot;;[.$D132]=&quot;Z&quot;);[.I131]+[.$E132];IF(AND([.$C132]=&quot;T3&quot;;[.$D132]=&quot;W&quot;);[.I131]-[.$E132];[.I131]))" office:value-type="float" office:value="0" calcext:value-type="float">
            <text:p>0</text:p>
          </table:table-cell>
          <table:table-cell table:formula="of:=IF(AND([.$C132]=&quot;T4&quot;;[.$D132]=&quot;Z&quot;);[.J131]+[.$E132];IF(AND([.$C132]=&quot;T4&quot;;[.$D132]=&quot;W&quot;);[.J131]-[.$E132];[.J131]))" office:value-type="float" office:value="1" calcext:value-type="float">
            <text:p>1</text:p>
          </table:table-cell>
          <table:table-cell table:formula="of:=IF(AND([.$C132]=&quot;T5&quot;;[.$D132]=&quot;Z&quot;);[.K131]+[.$E132];IF(AND([.$C132]=&quot;T5&quot;;[.$D132]=&quot;W&quot;);[.K131]-[.$E132];[.K131]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table:formula="of:=IF(AND([.$C133]=&quot;T1&quot;;[.$D133]=&quot;Z&quot;);[.G132]+[.E133];IF(AND([.$C133]=&quot;T1&quot;;[.$D133]=&quot;W&quot;);[.G132]-[.E133];[.G132]))" office:value-type="float" office:value="65" calcext:value-type="float">
            <text:p>65</text:p>
          </table:table-cell>
          <table:table-cell table:formula="of:=IF(AND([.$C133]=&quot;T2&quot;;[.$D133]=&quot;Z&quot;);[.H132]+[.$E133];IF(AND([.$C133]=&quot;T2&quot;;[.$D133]=&quot;W&quot;);[.H132]-[.$E133];[.H132]))" office:value-type="float" office:value="108" calcext:value-type="float">
            <text:p>108</text:p>
          </table:table-cell>
          <table:table-cell table:formula="of:=IF(AND([.$C133]=&quot;T3&quot;;[.$D133]=&quot;Z&quot;);[.I132]+[.$E133];IF(AND([.$C133]=&quot;T3&quot;;[.$D133]=&quot;W&quot;);[.I132]-[.$E133];[.I132]))" office:value-type="float" office:value="0" calcext:value-type="float">
            <text:p>0</text:p>
          </table:table-cell>
          <table:table-cell table:formula="of:=IF(AND([.$C133]=&quot;T4&quot;;[.$D133]=&quot;Z&quot;);[.J132]+[.$E133];IF(AND([.$C133]=&quot;T4&quot;;[.$D133]=&quot;W&quot;);[.J132]-[.$E133];[.J132]))" office:value-type="float" office:value="1" calcext:value-type="float">
            <text:p>1</text:p>
          </table:table-cell>
          <table:table-cell table:formula="of:=IF(AND([.$C133]=&quot;T5&quot;;[.$D133]=&quot;Z&quot;);[.K132]+[.$E133];IF(AND([.$C133]=&quot;T5&quot;;[.$D133]=&quot;W&quot;);[.K132]-[.$E133];[.K132]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  <table:table-cell table:formula="of:=IF(AND([.$C134]=&quot;T1&quot;;[.$D134]=&quot;Z&quot;);[.G133]+[.E134];IF(AND([.$C134]=&quot;T1&quot;;[.$D134]=&quot;W&quot;);[.G133]-[.E134];[.G133]))" office:value-type="float" office:value="65" calcext:value-type="float">
            <text:p>65</text:p>
          </table:table-cell>
          <table:table-cell table:formula="of:=IF(AND([.$C134]=&quot;T2&quot;;[.$D134]=&quot;Z&quot;);[.H133]+[.$E134];IF(AND([.$C134]=&quot;T2&quot;;[.$D134]=&quot;W&quot;);[.H133]-[.$E134];[.H133]))" office:value-type="float" office:value="108" calcext:value-type="float">
            <text:p>108</text:p>
          </table:table-cell>
          <table:table-cell table:formula="of:=IF(AND([.$C134]=&quot;T3&quot;;[.$D134]=&quot;Z&quot;);[.I133]+[.$E134];IF(AND([.$C134]=&quot;T3&quot;;[.$D134]=&quot;W&quot;);[.I133]-[.$E134];[.I133]))" office:value-type="float" office:value="0" calcext:value-type="float">
            <text:p>0</text:p>
          </table:table-cell>
          <table:table-cell table:formula="of:=IF(AND([.$C134]=&quot;T4&quot;;[.$D134]=&quot;Z&quot;);[.J133]+[.$E134];IF(AND([.$C134]=&quot;T4&quot;;[.$D134]=&quot;W&quot;);[.J133]-[.$E134];[.J133]))" office:value-type="float" office:value="39" calcext:value-type="float">
            <text:p>39</text:p>
          </table:table-cell>
          <table:table-cell table:formula="of:=IF(AND([.$C134]=&quot;T5&quot;;[.$D134]=&quot;Z&quot;);[.K133]+[.$E134];IF(AND([.$C134]=&quot;T5&quot;;[.$D134]=&quot;W&quot;);[.K133]-[.$E134];[.K133]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  <table:table-cell table:formula="of:=IF(AND([.$C135]=&quot;T1&quot;;[.$D135]=&quot;Z&quot;);[.G134]+[.E135];IF(AND([.$C135]=&quot;T1&quot;;[.$D135]=&quot;W&quot;);[.G134]-[.E135];[.G134]))" office:value-type="float" office:value="65" calcext:value-type="float">
            <text:p>65</text:p>
          </table:table-cell>
          <table:table-cell table:formula="of:=IF(AND([.$C135]=&quot;T2&quot;;[.$D135]=&quot;Z&quot;);[.H134]+[.$E135];IF(AND([.$C135]=&quot;T2&quot;;[.$D135]=&quot;W&quot;);[.H134]-[.$E135];[.H134]))" office:value-type="float" office:value="108" calcext:value-type="float">
            <text:p>108</text:p>
          </table:table-cell>
          <table:table-cell table:formula="of:=IF(AND([.$C135]=&quot;T3&quot;;[.$D135]=&quot;Z&quot;);[.I134]+[.$E135];IF(AND([.$C135]=&quot;T3&quot;;[.$D135]=&quot;W&quot;);[.I134]-[.$E135];[.I134]))" office:value-type="float" office:value="0" calcext:value-type="float">
            <text:p>0</text:p>
          </table:table-cell>
          <table:table-cell table:formula="of:=IF(AND([.$C135]=&quot;T4&quot;;[.$D135]=&quot;Z&quot;);[.J134]+[.$E135];IF(AND([.$C135]=&quot;T4&quot;;[.$D135]=&quot;W&quot;);[.J134]-[.$E135];[.J134]))" office:value-type="float" office:value="1" calcext:value-type="float">
            <text:p>1</text:p>
          </table:table-cell>
          <table:table-cell table:formula="of:=IF(AND([.$C135]=&quot;T5&quot;;[.$D135]=&quot;Z&quot;);[.K134]+[.$E135];IF(AND([.$C135]=&quot;T5&quot;;[.$D135]=&quot;W&quot;);[.K134]-[.$E135];[.K134]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  <table:table-cell table:formula="of:=IF(AND([.$C136]=&quot;T1&quot;;[.$D136]=&quot;Z&quot;);[.G135]+[.E136];IF(AND([.$C136]=&quot;T1&quot;;[.$D136]=&quot;W&quot;);[.G135]-[.E136];[.G135]))" office:value-type="float" office:value="65" calcext:value-type="float">
            <text:p>65</text:p>
          </table:table-cell>
          <table:table-cell table:formula="of:=IF(AND([.$C136]=&quot;T2&quot;;[.$D136]=&quot;Z&quot;);[.H135]+[.$E136];IF(AND([.$C136]=&quot;T2&quot;;[.$D136]=&quot;W&quot;);[.H135]-[.$E136];[.H135]))" office:value-type="float" office:value="64" calcext:value-type="float">
            <text:p>64</text:p>
          </table:table-cell>
          <table:table-cell table:formula="of:=IF(AND([.$C136]=&quot;T3&quot;;[.$D136]=&quot;Z&quot;);[.I135]+[.$E136];IF(AND([.$C136]=&quot;T3&quot;;[.$D136]=&quot;W&quot;);[.I135]-[.$E136];[.I135]))" office:value-type="float" office:value="0" calcext:value-type="float">
            <text:p>0</text:p>
          </table:table-cell>
          <table:table-cell table:formula="of:=IF(AND([.$C136]=&quot;T4&quot;;[.$D136]=&quot;Z&quot;);[.J135]+[.$E136];IF(AND([.$C136]=&quot;T4&quot;;[.$D136]=&quot;W&quot;);[.J135]-[.$E136];[.J135]))" office:value-type="float" office:value="1" calcext:value-type="float">
            <text:p>1</text:p>
          </table:table-cell>
          <table:table-cell table:formula="of:=IF(AND([.$C136]=&quot;T5&quot;;[.$D136]=&quot;Z&quot;);[.K135]+[.$E136];IF(AND([.$C136]=&quot;T5&quot;;[.$D136]=&quot;W&quot;);[.K135]-[.$E136];[.K135]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  <table:table-cell table:formula="of:=IF(AND([.$C137]=&quot;T1&quot;;[.$D137]=&quot;Z&quot;);[.G136]+[.E137];IF(AND([.$C137]=&quot;T1&quot;;[.$D137]=&quot;W&quot;);[.G136]-[.E137];[.G136]))" office:value-type="float" office:value="86" calcext:value-type="float">
            <text:p>86</text:p>
          </table:table-cell>
          <table:table-cell table:formula="of:=IF(AND([.$C137]=&quot;T2&quot;;[.$D137]=&quot;Z&quot;);[.H136]+[.$E137];IF(AND([.$C137]=&quot;T2&quot;;[.$D137]=&quot;W&quot;);[.H136]-[.$E137];[.H136]))" office:value-type="float" office:value="64" calcext:value-type="float">
            <text:p>64</text:p>
          </table:table-cell>
          <table:table-cell table:formula="of:=IF(AND([.$C137]=&quot;T3&quot;;[.$D137]=&quot;Z&quot;);[.I136]+[.$E137];IF(AND([.$C137]=&quot;T3&quot;;[.$D137]=&quot;W&quot;);[.I136]-[.$E137];[.I136]))" office:value-type="float" office:value="0" calcext:value-type="float">
            <text:p>0</text:p>
          </table:table-cell>
          <table:table-cell table:formula="of:=IF(AND([.$C137]=&quot;T4&quot;;[.$D137]=&quot;Z&quot;);[.J136]+[.$E137];IF(AND([.$C137]=&quot;T4&quot;;[.$D137]=&quot;W&quot;);[.J136]-[.$E137];[.J136]))" office:value-type="float" office:value="1" calcext:value-type="float">
            <text:p>1</text:p>
          </table:table-cell>
          <table:table-cell table:formula="of:=IF(AND([.$C137]=&quot;T5&quot;;[.$D137]=&quot;Z&quot;);[.K136]+[.$E137];IF(AND([.$C137]=&quot;T5&quot;;[.$D137]=&quot;W&quot;);[.K136]-[.$E137];[.K136]))"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  <table:table-cell table:formula="of:=IF(AND([.$C138]=&quot;T1&quot;;[.$D138]=&quot;Z&quot;);[.G137]+[.E138];IF(AND([.$C138]=&quot;T1&quot;;[.$D138]=&quot;W&quot;);[.G137]-[.E138];[.G137]))" office:value-type="float" office:value="86" calcext:value-type="float">
            <text:p>86</text:p>
          </table:table-cell>
          <table:table-cell table:formula="of:=IF(AND([.$C138]=&quot;T2&quot;;[.$D138]=&quot;Z&quot;);[.H137]+[.$E138];IF(AND([.$C138]=&quot;T2&quot;;[.$D138]=&quot;W&quot;);[.H137]-[.$E138];[.H137]))" office:value-type="float" office:value="64" calcext:value-type="float">
            <text:p>64</text:p>
          </table:table-cell>
          <table:table-cell table:formula="of:=IF(AND([.$C138]=&quot;T3&quot;;[.$D138]=&quot;Z&quot;);[.I137]+[.$E138];IF(AND([.$C138]=&quot;T3&quot;;[.$D138]=&quot;W&quot;);[.I137]-[.$E138];[.I137]))" office:value-type="float" office:value="0" calcext:value-type="float">
            <text:p>0</text:p>
          </table:table-cell>
          <table:table-cell table:formula="of:=IF(AND([.$C138]=&quot;T4&quot;;[.$D138]=&quot;Z&quot;);[.J137]+[.$E138];IF(AND([.$C138]=&quot;T4&quot;;[.$D138]=&quot;W&quot;);[.J137]-[.$E138];[.J137]))" office:value-type="float" office:value="1" calcext:value-type="float">
            <text:p>1</text:p>
          </table:table-cell>
          <table:table-cell table:formula="of:=IF(AND([.$C138]=&quot;T5&quot;;[.$D138]=&quot;Z&quot;);[.K137]+[.$E138];IF(AND([.$C138]=&quot;T5&quot;;[.$D138]=&quot;W&quot;);[.K137]-[.$E138];[.K137]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  <table:table-cell table:formula="of:=IF(AND([.$C139]=&quot;T1&quot;;[.$D139]=&quot;Z&quot;);[.G138]+[.E139];IF(AND([.$C139]=&quot;T1&quot;;[.$D139]=&quot;W&quot;);[.G138]-[.E139];[.G138]))" office:value-type="float" office:value="86" calcext:value-type="float">
            <text:p>86</text:p>
          </table:table-cell>
          <table:table-cell table:formula="of:=IF(AND([.$C139]=&quot;T2&quot;;[.$D139]=&quot;Z&quot;);[.H138]+[.$E139];IF(AND([.$C139]=&quot;T2&quot;;[.$D139]=&quot;W&quot;);[.H138]-[.$E139];[.H138]))" office:value-type="float" office:value="49" calcext:value-type="float">
            <text:p>49</text:p>
          </table:table-cell>
          <table:table-cell table:formula="of:=IF(AND([.$C139]=&quot;T3&quot;;[.$D139]=&quot;Z&quot;);[.I138]+[.$E139];IF(AND([.$C139]=&quot;T3&quot;;[.$D139]=&quot;W&quot;);[.I138]-[.$E139];[.I138]))" office:value-type="float" office:value="0" calcext:value-type="float">
            <text:p>0</text:p>
          </table:table-cell>
          <table:table-cell table:formula="of:=IF(AND([.$C139]=&quot;T4&quot;;[.$D139]=&quot;Z&quot;);[.J138]+[.$E139];IF(AND([.$C139]=&quot;T4&quot;;[.$D139]=&quot;W&quot;);[.J138]-[.$E139];[.J138]))" office:value-type="float" office:value="1" calcext:value-type="float">
            <text:p>1</text:p>
          </table:table-cell>
          <table:table-cell table:formula="of:=IF(AND([.$C139]=&quot;T5&quot;;[.$D139]=&quot;Z&quot;);[.K138]+[.$E139];IF(AND([.$C139]=&quot;T5&quot;;[.$D139]=&quot;W&quot;);[.K138]-[.$E139];[.K138]))"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  <table:table-cell table:formula="of:=IF(AND([.$C140]=&quot;T1&quot;;[.$D140]=&quot;Z&quot;);[.G139]+[.E140];IF(AND([.$C140]=&quot;T1&quot;;[.$D140]=&quot;W&quot;);[.G139]-[.E140];[.G139]))" office:value-type="float" office:value="86" calcext:value-type="float">
            <text:p>86</text:p>
          </table:table-cell>
          <table:table-cell table:formula="of:=IF(AND([.$C140]=&quot;T2&quot;;[.$D140]=&quot;Z&quot;);[.H139]+[.$E140];IF(AND([.$C140]=&quot;T2&quot;;[.$D140]=&quot;W&quot;);[.H139]-[.$E140];[.H139]))" office:value-type="float" office:value="49" calcext:value-type="float">
            <text:p>49</text:p>
          </table:table-cell>
          <table:table-cell table:formula="of:=IF(AND([.$C140]=&quot;T3&quot;;[.$D140]=&quot;Z&quot;);[.I139]+[.$E140];IF(AND([.$C140]=&quot;T3&quot;;[.$D140]=&quot;W&quot;);[.I139]-[.$E140];[.I139]))" office:value-type="float" office:value="0" calcext:value-type="float">
            <text:p>0</text:p>
          </table:table-cell>
          <table:table-cell table:formula="of:=IF(AND([.$C140]=&quot;T4&quot;;[.$D140]=&quot;Z&quot;);[.J139]+[.$E140];IF(AND([.$C140]=&quot;T4&quot;;[.$D140]=&quot;W&quot;);[.J139]-[.$E140];[.J139]))" office:value-type="float" office:value="1" calcext:value-type="float">
            <text:p>1</text:p>
          </table:table-cell>
          <table:table-cell table:formula="of:=IF(AND([.$C140]=&quot;T5&quot;;[.$D140]=&quot;Z&quot;);[.K139]+[.$E140];IF(AND([.$C140]=&quot;T5&quot;;[.$D140]=&quot;W&quot;);[.K139]-[.$E140];[.K13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  <table:table-cell table:formula="of:=IF(AND([.$C141]=&quot;T1&quot;;[.$D141]=&quot;Z&quot;);[.G140]+[.E141];IF(AND([.$C141]=&quot;T1&quot;;[.$D141]=&quot;W&quot;);[.G140]-[.E141];[.G140]))" office:value-type="float" office:value="86" calcext:value-type="float">
            <text:p>86</text:p>
          </table:table-cell>
          <table:table-cell table:formula="of:=IF(AND([.$C141]=&quot;T2&quot;;[.$D141]=&quot;Z&quot;);[.H140]+[.$E141];IF(AND([.$C141]=&quot;T2&quot;;[.$D141]=&quot;W&quot;);[.H140]-[.$E141];[.H140]))" office:value-type="float" office:value="49" calcext:value-type="float">
            <text:p>49</text:p>
          </table:table-cell>
          <table:table-cell table:formula="of:=IF(AND([.$C141]=&quot;T3&quot;;[.$D141]=&quot;Z&quot;);[.I140]+[.$E141];IF(AND([.$C141]=&quot;T3&quot;;[.$D141]=&quot;W&quot;);[.I140]-[.$E141];[.I140]))" office:value-type="float" office:value="0" calcext:value-type="float">
            <text:p>0</text:p>
          </table:table-cell>
          <table:table-cell table:formula="of:=IF(AND([.$C141]=&quot;T4&quot;;[.$D141]=&quot;Z&quot;);[.J140]+[.$E141];IF(AND([.$C141]=&quot;T4&quot;;[.$D141]=&quot;W&quot;);[.J140]-[.$E141];[.J140]))" office:value-type="float" office:value="10" calcext:value-type="float">
            <text:p>10</text:p>
          </table:table-cell>
          <table:table-cell table:formula="of:=IF(AND([.$C141]=&quot;T5&quot;;[.$D141]=&quot;Z&quot;);[.K140]+[.$E141];IF(AND([.$C141]=&quot;T5&quot;;[.$D141]=&quot;W&quot;);[.K140]-[.$E141];[.K140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table:formula="of:=IF(AND([.$C142]=&quot;T1&quot;;[.$D142]=&quot;Z&quot;);[.G141]+[.E142];IF(AND([.$C142]=&quot;T1&quot;;[.$D142]=&quot;W&quot;);[.G141]-[.E142];[.G141]))" office:value-type="float" office:value="86" calcext:value-type="float">
            <text:p>86</text:p>
          </table:table-cell>
          <table:table-cell table:formula="of:=IF(AND([.$C142]=&quot;T2&quot;;[.$D142]=&quot;Z&quot;);[.H141]+[.$E142];IF(AND([.$C142]=&quot;T2&quot;;[.$D142]=&quot;W&quot;);[.H141]-[.$E142];[.H141]))" office:value-type="float" office:value="49" calcext:value-type="float">
            <text:p>49</text:p>
          </table:table-cell>
          <table:table-cell table:formula="of:=IF(AND([.$C142]=&quot;T3&quot;;[.$D142]=&quot;Z&quot;);[.I141]+[.$E142];IF(AND([.$C142]=&quot;T3&quot;;[.$D142]=&quot;W&quot;);[.I141]-[.$E142];[.I141]))" office:value-type="float" office:value="6" calcext:value-type="float">
            <text:p>6</text:p>
          </table:table-cell>
          <table:table-cell table:formula="of:=IF(AND([.$C142]=&quot;T4&quot;;[.$D142]=&quot;Z&quot;);[.J141]+[.$E142];IF(AND([.$C142]=&quot;T4&quot;;[.$D142]=&quot;W&quot;);[.J141]-[.$E142];[.J141]))" office:value-type="float" office:value="10" calcext:value-type="float">
            <text:p>10</text:p>
          </table:table-cell>
          <table:table-cell table:formula="of:=IF(AND([.$C142]=&quot;T5&quot;;[.$D142]=&quot;Z&quot;);[.K141]+[.$E142];IF(AND([.$C142]=&quot;T5&quot;;[.$D142]=&quot;W&quot;);[.K141]-[.$E142];[.K141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table:formula="of:=IF(AND([.$C143]=&quot;T1&quot;;[.$D143]=&quot;Z&quot;);[.G142]+[.E143];IF(AND([.$C143]=&quot;T1&quot;;[.$D143]=&quot;W&quot;);[.G142]-[.E143];[.G142]))" office:value-type="float" office:value="90" calcext:value-type="float">
            <text:p>90</text:p>
          </table:table-cell>
          <table:table-cell table:formula="of:=IF(AND([.$C143]=&quot;T2&quot;;[.$D143]=&quot;Z&quot;);[.H142]+[.$E143];IF(AND([.$C143]=&quot;T2&quot;;[.$D143]=&quot;W&quot;);[.H142]-[.$E143];[.H142]))" office:value-type="float" office:value="49" calcext:value-type="float">
            <text:p>49</text:p>
          </table:table-cell>
          <table:table-cell table:formula="of:=IF(AND([.$C143]=&quot;T3&quot;;[.$D143]=&quot;Z&quot;);[.I142]+[.$E143];IF(AND([.$C143]=&quot;T3&quot;;[.$D143]=&quot;W&quot;);[.I142]-[.$E143];[.I142]))" office:value-type="float" office:value="6" calcext:value-type="float">
            <text:p>6</text:p>
          </table:table-cell>
          <table:table-cell table:formula="of:=IF(AND([.$C143]=&quot;T4&quot;;[.$D143]=&quot;Z&quot;);[.J142]+[.$E143];IF(AND([.$C143]=&quot;T4&quot;;[.$D143]=&quot;W&quot;);[.J142]-[.$E143];[.J142]))" office:value-type="float" office:value="10" calcext:value-type="float">
            <text:p>10</text:p>
          </table:table-cell>
          <table:table-cell table:formula="of:=IF(AND([.$C143]=&quot;T5&quot;;[.$D143]=&quot;Z&quot;);[.K142]+[.$E143];IF(AND([.$C143]=&quot;T5&quot;;[.$D143]=&quot;W&quot;);[.K142]-[.$E143];[.K142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AND([.$C144]=&quot;T1&quot;;[.$D144]=&quot;Z&quot;);[.G143]+[.E144];IF(AND([.$C144]=&quot;T1&quot;;[.$D144]=&quot;W&quot;);[.G143]-[.E144];[.G143]))" office:value-type="float" office:value="90" calcext:value-type="float">
            <text:p>90</text:p>
          </table:table-cell>
          <table:table-cell table:formula="of:=IF(AND([.$C144]=&quot;T2&quot;;[.$D144]=&quot;Z&quot;);[.H143]+[.$E144];IF(AND([.$C144]=&quot;T2&quot;;[.$D144]=&quot;W&quot;);[.H143]-[.$E144];[.H143]))" office:value-type="float" office:value="49" calcext:value-type="float">
            <text:p>49</text:p>
          </table:table-cell>
          <table:table-cell table:formula="of:=IF(AND([.$C144]=&quot;T3&quot;;[.$D144]=&quot;Z&quot;);[.I143]+[.$E144];IF(AND([.$C144]=&quot;T3&quot;;[.$D144]=&quot;W&quot;);[.I143]-[.$E144];[.I143]))" office:value-type="float" office:value="0" calcext:value-type="float">
            <text:p>0</text:p>
          </table:table-cell>
          <table:table-cell table:formula="of:=IF(AND([.$C144]=&quot;T4&quot;;[.$D144]=&quot;Z&quot;);[.J143]+[.$E144];IF(AND([.$C144]=&quot;T4&quot;;[.$D144]=&quot;W&quot;);[.J143]-[.$E144];[.J143]))" office:value-type="float" office:value="10" calcext:value-type="float">
            <text:p>10</text:p>
          </table:table-cell>
          <table:table-cell table:formula="of:=IF(AND([.$C144]=&quot;T5&quot;;[.$D144]=&quot;Z&quot;);[.K143]+[.$E144];IF(AND([.$C144]=&quot;T5&quot;;[.$D144]=&quot;W&quot;);[.K143]-[.$E144];[.K143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  <table:table-cell table:formula="of:=IF(AND([.$C145]=&quot;T1&quot;;[.$D145]=&quot;Z&quot;);[.G144]+[.E145];IF(AND([.$C145]=&quot;T1&quot;;[.$D145]=&quot;W&quot;);[.G144]-[.E145];[.G144]))" office:value-type="float" office:value="90" calcext:value-type="float">
            <text:p>90</text:p>
          </table:table-cell>
          <table:table-cell table:formula="of:=IF(AND([.$C145]=&quot;T2&quot;;[.$D145]=&quot;Z&quot;);[.H144]+[.$E145];IF(AND([.$C145]=&quot;T2&quot;;[.$D145]=&quot;W&quot;);[.H144]-[.$E145];[.H144]))" office:value-type="float" office:value="49" calcext:value-type="float">
            <text:p>49</text:p>
          </table:table-cell>
          <table:table-cell table:formula="of:=IF(AND([.$C145]=&quot;T3&quot;;[.$D145]=&quot;Z&quot;);[.I144]+[.$E145];IF(AND([.$C145]=&quot;T3&quot;;[.$D145]=&quot;W&quot;);[.I144]-[.$E145];[.I144]))" office:value-type="float" office:value="0" calcext:value-type="float">
            <text:p>0</text:p>
          </table:table-cell>
          <table:table-cell table:formula="of:=IF(AND([.$C145]=&quot;T4&quot;;[.$D145]=&quot;Z&quot;);[.J144]+[.$E145];IF(AND([.$C145]=&quot;T4&quot;;[.$D145]=&quot;W&quot;);[.J144]-[.$E145];[.J144]))" office:value-type="float" office:value="58" calcext:value-type="float">
            <text:p>58</text:p>
          </table:table-cell>
          <table:table-cell table:formula="of:=IF(AND([.$C145]=&quot;T5&quot;;[.$D145]=&quot;Z&quot;);[.K144]+[.$E145];IF(AND([.$C145]=&quot;T5&quot;;[.$D145]=&quot;W&quot;);[.K144]-[.$E145];[.K144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  <table:table-cell table:formula="of:=IF(AND([.$C146]=&quot;T1&quot;;[.$D146]=&quot;Z&quot;);[.G145]+[.E146];IF(AND([.$C146]=&quot;T1&quot;;[.$D146]=&quot;W&quot;);[.G145]-[.E146];[.G145]))" office:value-type="float" office:value="90" calcext:value-type="float">
            <text:p>90</text:p>
          </table:table-cell>
          <table:table-cell table:formula="of:=IF(AND([.$C146]=&quot;T2&quot;;[.$D146]=&quot;Z&quot;);[.H145]+[.$E146];IF(AND([.$C146]=&quot;T2&quot;;[.$D146]=&quot;W&quot;);[.H145]-[.$E146];[.H145]))" office:value-type="float" office:value="49" calcext:value-type="float">
            <text:p>49</text:p>
          </table:table-cell>
          <table:table-cell table:formula="of:=IF(AND([.$C146]=&quot;T3&quot;;[.$D146]=&quot;Z&quot;);[.I145]+[.$E146];IF(AND([.$C146]=&quot;T3&quot;;[.$D146]=&quot;W&quot;);[.I145]-[.$E146];[.I145]))" office:value-type="float" office:value="0" calcext:value-type="float">
            <text:p>0</text:p>
          </table:table-cell>
          <table:table-cell table:formula="of:=IF(AND([.$C146]=&quot;T4&quot;;[.$D146]=&quot;Z&quot;);[.J145]+[.$E146];IF(AND([.$C146]=&quot;T4&quot;;[.$D146]=&quot;W&quot;);[.J145]-[.$E146];[.J145]))" office:value-type="float" office:value="58" calcext:value-type="float">
            <text:p>58</text:p>
          </table:table-cell>
          <table:table-cell table:formula="of:=IF(AND([.$C146]=&quot;T5&quot;;[.$D146]=&quot;Z&quot;);[.K145]+[.$E146];IF(AND([.$C146]=&quot;T5&quot;;[.$D146]=&quot;W&quot;);[.K145]-[.$E146];[.K145]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  <table:table-cell table:formula="of:=IF(AND([.$C147]=&quot;T1&quot;;[.$D147]=&quot;Z&quot;);[.G146]+[.E147];IF(AND([.$C147]=&quot;T1&quot;;[.$D147]=&quot;W&quot;);[.G146]-[.E147];[.G146]))" office:value-type="float" office:value="90" calcext:value-type="float">
            <text:p>90</text:p>
          </table:table-cell>
          <table:table-cell table:formula="of:=IF(AND([.$C147]=&quot;T2&quot;;[.$D147]=&quot;Z&quot;);[.H146]+[.$E147];IF(AND([.$C147]=&quot;T2&quot;;[.$D147]=&quot;W&quot;);[.H146]-[.$E147];[.H146]))" office:value-type="float" office:value="0" calcext:value-type="float">
            <text:p>0</text:p>
          </table:table-cell>
          <table:table-cell table:formula="of:=IF(AND([.$C147]=&quot;T3&quot;;[.$D147]=&quot;Z&quot;);[.I146]+[.$E147];IF(AND([.$C147]=&quot;T3&quot;;[.$D147]=&quot;W&quot;);[.I146]-[.$E147];[.I146]))" office:value-type="float" office:value="0" calcext:value-type="float">
            <text:p>0</text:p>
          </table:table-cell>
          <table:table-cell table:formula="of:=IF(AND([.$C147]=&quot;T4&quot;;[.$D147]=&quot;Z&quot;);[.J146]+[.$E147];IF(AND([.$C147]=&quot;T4&quot;;[.$D147]=&quot;W&quot;);[.J146]-[.$E147];[.J146]))" office:value-type="float" office:value="58" calcext:value-type="float">
            <text:p>58</text:p>
          </table:table-cell>
          <table:table-cell table:formula="of:=IF(AND([.$C147]=&quot;T5&quot;;[.$D147]=&quot;Z&quot;);[.K146]+[.$E147];IF(AND([.$C147]=&quot;T5&quot;;[.$D147]=&quot;W&quot;);[.K146]-[.$E147];[.K146]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table:formula="of:=IF(AND([.$C148]=&quot;T1&quot;;[.$D148]=&quot;Z&quot;);[.G147]+[.E148];IF(AND([.$C148]=&quot;T1&quot;;[.$D148]=&quot;W&quot;);[.G147]-[.E148];[.G147]))" office:value-type="float" office:value="100" calcext:value-type="float">
            <text:p>100</text:p>
          </table:table-cell>
          <table:table-cell table:formula="of:=IF(AND([.$C148]=&quot;T2&quot;;[.$D148]=&quot;Z&quot;);[.H147]+[.$E148];IF(AND([.$C148]=&quot;T2&quot;;[.$D148]=&quot;W&quot;);[.H147]-[.$E148];[.H147]))" office:value-type="float" office:value="0" calcext:value-type="float">
            <text:p>0</text:p>
          </table:table-cell>
          <table:table-cell table:formula="of:=IF(AND([.$C148]=&quot;T3&quot;;[.$D148]=&quot;Z&quot;);[.I147]+[.$E148];IF(AND([.$C148]=&quot;T3&quot;;[.$D148]=&quot;W&quot;);[.I147]-[.$E148];[.I147]))" office:value-type="float" office:value="0" calcext:value-type="float">
            <text:p>0</text:p>
          </table:table-cell>
          <table:table-cell table:formula="of:=IF(AND([.$C148]=&quot;T4&quot;;[.$D148]=&quot;Z&quot;);[.J147]+[.$E148];IF(AND([.$C148]=&quot;T4&quot;;[.$D148]=&quot;W&quot;);[.J147]-[.$E148];[.J147]))" office:value-type="float" office:value="58" calcext:value-type="float">
            <text:p>58</text:p>
          </table:table-cell>
          <table:table-cell table:formula="of:=IF(AND([.$C148]=&quot;T5&quot;;[.$D148]=&quot;Z&quot;);[.K147]+[.$E148];IF(AND([.$C148]=&quot;T5&quot;;[.$D148]=&quot;W&quot;);[.K147]-[.$E148];[.K147]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  <table:table-cell table:formula="of:=IF(AND([.$C149]=&quot;T1&quot;;[.$D149]=&quot;Z&quot;);[.G148]+[.E149];IF(AND([.$C149]=&quot;T1&quot;;[.$D149]=&quot;W&quot;);[.G148]-[.E149];[.G148]))" office:value-type="float" office:value="100" calcext:value-type="float">
            <text:p>100</text:p>
          </table:table-cell>
          <table:table-cell table:formula="of:=IF(AND([.$C149]=&quot;T2&quot;;[.$D149]=&quot;Z&quot;);[.H148]+[.$E149];IF(AND([.$C149]=&quot;T2&quot;;[.$D149]=&quot;W&quot;);[.H148]-[.$E149];[.H148]))" office:value-type="float" office:value="0" calcext:value-type="float">
            <text:p>0</text:p>
          </table:table-cell>
          <table:table-cell table:formula="of:=IF(AND([.$C149]=&quot;T3&quot;;[.$D149]=&quot;Z&quot;);[.I148]+[.$E149];IF(AND([.$C149]=&quot;T3&quot;;[.$D149]=&quot;W&quot;);[.I148]-[.$E149];[.I148]))" office:value-type="float" office:value="47" calcext:value-type="float">
            <text:p>47</text:p>
          </table:table-cell>
          <table:table-cell table:formula="of:=IF(AND([.$C149]=&quot;T4&quot;;[.$D149]=&quot;Z&quot;);[.J148]+[.$E149];IF(AND([.$C149]=&quot;T4&quot;;[.$D149]=&quot;W&quot;);[.J148]-[.$E149];[.J148]))" office:value-type="float" office:value="58" calcext:value-type="float">
            <text:p>58</text:p>
          </table:table-cell>
          <table:table-cell table:formula="of:=IF(AND([.$C149]=&quot;T5&quot;;[.$D149]=&quot;Z&quot;);[.K148]+[.$E149];IF(AND([.$C149]=&quot;T5&quot;;[.$D149]=&quot;W&quot;);[.K148]-[.$E149];[.K148]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  <table:table-cell table:formula="of:=IF(AND([.$C150]=&quot;T1&quot;;[.$D150]=&quot;Z&quot;);[.G149]+[.E150];IF(AND([.$C150]=&quot;T1&quot;;[.$D150]=&quot;W&quot;);[.G149]-[.E150];[.G149]))" office:value-type="float" office:value="100" calcext:value-type="float">
            <text:p>100</text:p>
          </table:table-cell>
          <table:table-cell table:formula="of:=IF(AND([.$C150]=&quot;T2&quot;;[.$D150]=&quot;Z&quot;);[.H149]+[.$E150];IF(AND([.$C150]=&quot;T2&quot;;[.$D150]=&quot;W&quot;);[.H149]-[.$E150];[.H149]))" office:value-type="float" office:value="0" calcext:value-type="float">
            <text:p>0</text:p>
          </table:table-cell>
          <table:table-cell table:formula="of:=IF(AND([.$C150]=&quot;T3&quot;;[.$D150]=&quot;Z&quot;);[.I149]+[.$E150];IF(AND([.$C150]=&quot;T3&quot;;[.$D150]=&quot;W&quot;);[.I149]-[.$E150];[.I149]))" office:value-type="float" office:value="47" calcext:value-type="float">
            <text:p>47</text:p>
          </table:table-cell>
          <table:table-cell table:formula="of:=IF(AND([.$C150]=&quot;T4&quot;;[.$D150]=&quot;Z&quot;);[.J149]+[.$E150];IF(AND([.$C150]=&quot;T4&quot;;[.$D150]=&quot;W&quot;);[.J149]-[.$E150];[.J149]))" office:value-type="float" office:value="106" calcext:value-type="float">
            <text:p>106</text:p>
          </table:table-cell>
          <table:table-cell table:formula="of:=IF(AND([.$C150]=&quot;T5&quot;;[.$D150]=&quot;Z&quot;);[.K149]+[.$E150];IF(AND([.$C150]=&quot;T5&quot;;[.$D150]=&quot;W&quot;);[.K149]-[.$E150];[.K149]))"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  <table:table-cell table:formula="of:=IF(AND([.$C151]=&quot;T1&quot;;[.$D151]=&quot;Z&quot;);[.G150]+[.E151];IF(AND([.$C151]=&quot;T1&quot;;[.$D151]=&quot;W&quot;);[.G150]-[.E151];[.G150]))" office:value-type="float" office:value="100" calcext:value-type="float">
            <text:p>100</text:p>
          </table:table-cell>
          <table:table-cell table:formula="of:=IF(AND([.$C151]=&quot;T2&quot;;[.$D151]=&quot;Z&quot;);[.H150]+[.$E151];IF(AND([.$C151]=&quot;T2&quot;;[.$D151]=&quot;W&quot;);[.H150]-[.$E151];[.H150]))" office:value-type="float" office:value="0" calcext:value-type="float">
            <text:p>0</text:p>
          </table:table-cell>
          <table:table-cell table:formula="of:=IF(AND([.$C151]=&quot;T3&quot;;[.$D151]=&quot;Z&quot;);[.I150]+[.$E151];IF(AND([.$C151]=&quot;T3&quot;;[.$D151]=&quot;W&quot;);[.I150]-[.$E151];[.I150]))" office:value-type="float" office:value="47" calcext:value-type="float">
            <text:p>47</text:p>
          </table:table-cell>
          <table:table-cell table:formula="of:=IF(AND([.$C151]=&quot;T4&quot;;[.$D151]=&quot;Z&quot;);[.J150]+[.$E151];IF(AND([.$C151]=&quot;T4&quot;;[.$D151]=&quot;W&quot;);[.J150]-[.$E151];[.J150]))" office:value-type="float" office:value="106" calcext:value-type="float">
            <text:p>106</text:p>
          </table:table-cell>
          <table:table-cell table:formula="of:=IF(AND([.$C151]=&quot;T5&quot;;[.$D151]=&quot;Z&quot;);[.K150]+[.$E151];IF(AND([.$C151]=&quot;T5&quot;;[.$D151]=&quot;W&quot;);[.K150]-[.$E151];[.K150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IF(AND([.$C152]=&quot;T1&quot;;[.$D152]=&quot;Z&quot;);[.G151]+[.E152];IF(AND([.$C152]=&quot;T1&quot;;[.$D152]=&quot;W&quot;);[.G151]-[.E152];[.G151]))" office:value-type="float" office:value="105" calcext:value-type="float">
            <text:p>105</text:p>
          </table:table-cell>
          <table:table-cell table:formula="of:=IF(AND([.$C152]=&quot;T2&quot;;[.$D152]=&quot;Z&quot;);[.H151]+[.$E152];IF(AND([.$C152]=&quot;T2&quot;;[.$D152]=&quot;W&quot;);[.H151]-[.$E152];[.H151]))" office:value-type="float" office:value="0" calcext:value-type="float">
            <text:p>0</text:p>
          </table:table-cell>
          <table:table-cell table:formula="of:=IF(AND([.$C152]=&quot;T3&quot;;[.$D152]=&quot;Z&quot;);[.I151]+[.$E152];IF(AND([.$C152]=&quot;T3&quot;;[.$D152]=&quot;W&quot;);[.I151]-[.$E152];[.I151]))" office:value-type="float" office:value="47" calcext:value-type="float">
            <text:p>47</text:p>
          </table:table-cell>
          <table:table-cell table:formula="of:=IF(AND([.$C152]=&quot;T4&quot;;[.$D152]=&quot;Z&quot;);[.J151]+[.$E152];IF(AND([.$C152]=&quot;T4&quot;;[.$D152]=&quot;W&quot;);[.J151]-[.$E152];[.J151]))" office:value-type="float" office:value="106" calcext:value-type="float">
            <text:p>106</text:p>
          </table:table-cell>
          <table:table-cell table:formula="of:=IF(AND([.$C152]=&quot;T5&quot;;[.$D152]=&quot;Z&quot;);[.K151]+[.$E152];IF(AND([.$C152]=&quot;T5&quot;;[.$D152]=&quot;W&quot;);[.K151]-[.$E152];[.K151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  <table:table-cell table:formula="of:=IF(AND([.$C153]=&quot;T1&quot;;[.$D153]=&quot;Z&quot;);[.G152]+[.E153];IF(AND([.$C153]=&quot;T1&quot;;[.$D153]=&quot;W&quot;);[.G152]-[.E153];[.G152]))" office:value-type="float" office:value="105" calcext:value-type="float">
            <text:p>105</text:p>
          </table:table-cell>
          <table:table-cell table:formula="of:=IF(AND([.$C153]=&quot;T2&quot;;[.$D153]=&quot;Z&quot;);[.H152]+[.$E153];IF(AND([.$C153]=&quot;T2&quot;;[.$D153]=&quot;W&quot;);[.H152]-[.$E153];[.H152]))" office:value-type="float" office:value="0" calcext:value-type="float">
            <text:p>0</text:p>
          </table:table-cell>
          <table:table-cell table:formula="of:=IF(AND([.$C153]=&quot;T3&quot;;[.$D153]=&quot;Z&quot;);[.I152]+[.$E153];IF(AND([.$C153]=&quot;T3&quot;;[.$D153]=&quot;W&quot;);[.I152]-[.$E153];[.I152]))" office:value-type="float" office:value="1" calcext:value-type="float">
            <text:p>1</text:p>
          </table:table-cell>
          <table:table-cell table:formula="of:=IF(AND([.$C153]=&quot;T4&quot;;[.$D153]=&quot;Z&quot;);[.J152]+[.$E153];IF(AND([.$C153]=&quot;T4&quot;;[.$D153]=&quot;W&quot;);[.J152]-[.$E153];[.J152]))" office:value-type="float" office:value="106" calcext:value-type="float">
            <text:p>106</text:p>
          </table:table-cell>
          <table:table-cell table:formula="of:=IF(AND([.$C153]=&quot;T5&quot;;[.$D153]=&quot;Z&quot;);[.K152]+[.$E153];IF(AND([.$C153]=&quot;T5&quot;;[.$D153]=&quot;W&quot;);[.K152]-[.$E153];[.K152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  <table:table-cell table:formula="of:=IF(AND([.$C154]=&quot;T1&quot;;[.$D154]=&quot;Z&quot;);[.G153]+[.E154];IF(AND([.$C154]=&quot;T1&quot;;[.$D154]=&quot;W&quot;);[.G153]-[.E154];[.G153]))" office:value-type="float" office:value="105" calcext:value-type="float">
            <text:p>105</text:p>
          </table:table-cell>
          <table:table-cell table:formula="of:=IF(AND([.$C154]=&quot;T2&quot;;[.$D154]=&quot;Z&quot;);[.H153]+[.$E154];IF(AND([.$C154]=&quot;T2&quot;;[.$D154]=&quot;W&quot;);[.H153]-[.$E154];[.H153]))" office:value-type="float" office:value="0" calcext:value-type="float">
            <text:p>0</text:p>
          </table:table-cell>
          <table:table-cell table:formula="of:=IF(AND([.$C154]=&quot;T3&quot;;[.$D154]=&quot;Z&quot;);[.I153]+[.$E154];IF(AND([.$C154]=&quot;T3&quot;;[.$D154]=&quot;W&quot;);[.I153]-[.$E154];[.I153]))" office:value-type="float" office:value="1" calcext:value-type="float">
            <text:p>1</text:p>
          </table:table-cell>
          <table:table-cell table:formula="of:=IF(AND([.$C154]=&quot;T4&quot;;[.$D154]=&quot;Z&quot;);[.J153]+[.$E154];IF(AND([.$C154]=&quot;T4&quot;;[.$D154]=&quot;W&quot;);[.J153]-[.$E154];[.J153]))" office:value-type="float" office:value="155" calcext:value-type="float">
            <text:p>155</text:p>
          </table:table-cell>
          <table:table-cell table:formula="of:=IF(AND([.$C154]=&quot;T5&quot;;[.$D154]=&quot;Z&quot;);[.K153]+[.$E154];IF(AND([.$C154]=&quot;T5&quot;;[.$D154]=&quot;W&quot;);[.K153]-[.$E154];[.K153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IF(AND([.$C155]=&quot;T1&quot;;[.$D155]=&quot;Z&quot;);[.G154]+[.E155];IF(AND([.$C155]=&quot;T1&quot;;[.$D155]=&quot;W&quot;);[.G154]-[.E155];[.G154]))" office:value-type="float" office:value="121" calcext:value-type="float">
            <text:p>121</text:p>
          </table:table-cell>
          <table:table-cell table:formula="of:=IF(AND([.$C155]=&quot;T2&quot;;[.$D155]=&quot;Z&quot;);[.H154]+[.$E155];IF(AND([.$C155]=&quot;T2&quot;;[.$D155]=&quot;W&quot;);[.H154]-[.$E155];[.H154]))" office:value-type="float" office:value="0" calcext:value-type="float">
            <text:p>0</text:p>
          </table:table-cell>
          <table:table-cell table:formula="of:=IF(AND([.$C155]=&quot;T3&quot;;[.$D155]=&quot;Z&quot;);[.I154]+[.$E155];IF(AND([.$C155]=&quot;T3&quot;;[.$D155]=&quot;W&quot;);[.I154]-[.$E155];[.I154]))" office:value-type="float" office:value="1" calcext:value-type="float">
            <text:p>1</text:p>
          </table:table-cell>
          <table:table-cell table:formula="of:=IF(AND([.$C155]=&quot;T4&quot;;[.$D155]=&quot;Z&quot;);[.J154]+[.$E155];IF(AND([.$C155]=&quot;T4&quot;;[.$D155]=&quot;W&quot;);[.J154]-[.$E155];[.J154]))" office:value-type="float" office:value="155" calcext:value-type="float">
            <text:p>155</text:p>
          </table:table-cell>
          <table:table-cell table:formula="of:=IF(AND([.$C155]=&quot;T5&quot;;[.$D155]=&quot;Z&quot;);[.K154]+[.$E155];IF(AND([.$C155]=&quot;T5&quot;;[.$D155]=&quot;W&quot;);[.K154]-[.$E155];[.K154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  <table:table-cell table:formula="of:=IF(AND([.$C156]=&quot;T1&quot;;[.$D156]=&quot;Z&quot;);[.G155]+[.E156];IF(AND([.$C156]=&quot;T1&quot;;[.$D156]=&quot;W&quot;);[.G155]-[.E156];[.G155]))" office:value-type="float" office:value="121" calcext:value-type="float">
            <text:p>121</text:p>
          </table:table-cell>
          <table:table-cell table:formula="of:=IF(AND([.$C156]=&quot;T2&quot;;[.$D156]=&quot;Z&quot;);[.H155]+[.$E156];IF(AND([.$C156]=&quot;T2&quot;;[.$D156]=&quot;W&quot;);[.H155]-[.$E156];[.H155]))" office:value-type="float" office:value="0" calcext:value-type="float">
            <text:p>0</text:p>
          </table:table-cell>
          <table:table-cell table:formula="of:=IF(AND([.$C156]=&quot;T3&quot;;[.$D156]=&quot;Z&quot;);[.I155]+[.$E156];IF(AND([.$C156]=&quot;T3&quot;;[.$D156]=&quot;W&quot;);[.I155]-[.$E156];[.I155]))" office:value-type="float" office:value="1" calcext:value-type="float">
            <text:p>1</text:p>
          </table:table-cell>
          <table:table-cell table:formula="of:=IF(AND([.$C156]=&quot;T4&quot;;[.$D156]=&quot;Z&quot;);[.J155]+[.$E156];IF(AND([.$C156]=&quot;T4&quot;;[.$D156]=&quot;W&quot;);[.J155]-[.$E156];[.J155]))" office:value-type="float" office:value="155" calcext:value-type="float">
            <text:p>155</text:p>
          </table:table-cell>
          <table:table-cell table:formula="of:=IF(AND([.$C156]=&quot;T5&quot;;[.$D156]=&quot;Z&quot;);[.K155]+[.$E156];IF(AND([.$C156]=&quot;T5&quot;;[.$D156]=&quot;W&quot;);[.K155]-[.$E156];[.K155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IF(AND([.$C157]=&quot;T1&quot;;[.$D157]=&quot;Z&quot;);[.G156]+[.E157];IF(AND([.$C157]=&quot;T1&quot;;[.$D157]=&quot;W&quot;);[.G156]-[.E157];[.G156]))" office:value-type="float" office:value="121" calcext:value-type="float">
            <text:p>121</text:p>
          </table:table-cell>
          <table:table-cell table:formula="of:=IF(AND([.$C157]=&quot;T2&quot;;[.$D157]=&quot;Z&quot;);[.H156]+[.$E157];IF(AND([.$C157]=&quot;T2&quot;;[.$D157]=&quot;W&quot;);[.H156]-[.$E157];[.H156]))" office:value-type="float" office:value="0" calcext:value-type="float">
            <text:p>0</text:p>
          </table:table-cell>
          <table:table-cell table:formula="of:=IF(AND([.$C157]=&quot;T3&quot;;[.$D157]=&quot;Z&quot;);[.I156]+[.$E157];IF(AND([.$C157]=&quot;T3&quot;;[.$D157]=&quot;W&quot;);[.I156]-[.$E157];[.I156]))" office:value-type="float" office:value="0" calcext:value-type="float">
            <text:p>0</text:p>
          </table:table-cell>
          <table:table-cell table:formula="of:=IF(AND([.$C157]=&quot;T4&quot;;[.$D157]=&quot;Z&quot;);[.J156]+[.$E157];IF(AND([.$C157]=&quot;T4&quot;;[.$D157]=&quot;W&quot;);[.J156]-[.$E157];[.J156]))" office:value-type="float" office:value="155" calcext:value-type="float">
            <text:p>155</text:p>
          </table:table-cell>
          <table:table-cell table:formula="of:=IF(AND([.$C157]=&quot;T5&quot;;[.$D157]=&quot;Z&quot;);[.K156]+[.$E157];IF(AND([.$C157]=&quot;T5&quot;;[.$D157]=&quot;W&quot;);[.K156]-[.$E157];[.K156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  <table:table-cell table:formula="of:=IF(AND([.$C158]=&quot;T1&quot;;[.$D158]=&quot;Z&quot;);[.G157]+[.E158];IF(AND([.$C158]=&quot;T1&quot;;[.$D158]=&quot;W&quot;);[.G157]-[.E158];[.G157]))" office:value-type="float" office:value="155" calcext:value-type="float">
            <text:p>155</text:p>
          </table:table-cell>
          <table:table-cell table:formula="of:=IF(AND([.$C158]=&quot;T2&quot;;[.$D158]=&quot;Z&quot;);[.H157]+[.$E158];IF(AND([.$C158]=&quot;T2&quot;;[.$D158]=&quot;W&quot;);[.H157]-[.$E158];[.H157]))" office:value-type="float" office:value="0" calcext:value-type="float">
            <text:p>0</text:p>
          </table:table-cell>
          <table:table-cell table:formula="of:=IF(AND([.$C158]=&quot;T3&quot;;[.$D158]=&quot;Z&quot;);[.I157]+[.$E158];IF(AND([.$C158]=&quot;T3&quot;;[.$D158]=&quot;W&quot;);[.I157]-[.$E158];[.I157]))" office:value-type="float" office:value="0" calcext:value-type="float">
            <text:p>0</text:p>
          </table:table-cell>
          <table:table-cell table:formula="of:=IF(AND([.$C158]=&quot;T4&quot;;[.$D158]=&quot;Z&quot;);[.J157]+[.$E158];IF(AND([.$C158]=&quot;T4&quot;;[.$D158]=&quot;W&quot;);[.J157]-[.$E158];[.J157]))" office:value-type="float" office:value="155" calcext:value-type="float">
            <text:p>155</text:p>
          </table:table-cell>
          <table:table-cell table:formula="of:=IF(AND([.$C158]=&quot;T5&quot;;[.$D158]=&quot;Z&quot;);[.K157]+[.$E158];IF(AND([.$C158]=&quot;T5&quot;;[.$D158]=&quot;W&quot;);[.K157]-[.$E158];[.K157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  <table:table-cell table:formula="of:=IF(AND([.$C159]=&quot;T1&quot;;[.$D159]=&quot;Z&quot;);[.G158]+[.E159];IF(AND([.$C159]=&quot;T1&quot;;[.$D159]=&quot;W&quot;);[.G158]-[.E159];[.G158]))" office:value-type="float" office:value="155" calcext:value-type="float">
            <text:p>155</text:p>
          </table:table-cell>
          <table:table-cell table:formula="of:=IF(AND([.$C159]=&quot;T2&quot;;[.$D159]=&quot;Z&quot;);[.H158]+[.$E159];IF(AND([.$C159]=&quot;T2&quot;;[.$D159]=&quot;W&quot;);[.H158]-[.$E159];[.H158]))" office:value-type="float" office:value="0" calcext:value-type="float">
            <text:p>0</text:p>
          </table:table-cell>
          <table:table-cell table:formula="of:=IF(AND([.$C159]=&quot;T3&quot;;[.$D159]=&quot;Z&quot;);[.I158]+[.$E159];IF(AND([.$C159]=&quot;T3&quot;;[.$D159]=&quot;W&quot;);[.I158]-[.$E159];[.I158]))" office:value-type="float" office:value="0" calcext:value-type="float">
            <text:p>0</text:p>
          </table:table-cell>
          <table:table-cell table:formula="of:=IF(AND([.$C159]=&quot;T4&quot;;[.$D159]=&quot;Z&quot;);[.J158]+[.$E159];IF(AND([.$C159]=&quot;T4&quot;;[.$D159]=&quot;W&quot;);[.J158]-[.$E159];[.J158]))" office:value-type="float" office:value="184" calcext:value-type="float">
            <text:p>184</text:p>
          </table:table-cell>
          <table:table-cell table:formula="of:=IF(AND([.$C159]=&quot;T5&quot;;[.$D159]=&quot;Z&quot;);[.K158]+[.$E159];IF(AND([.$C159]=&quot;T5&quot;;[.$D159]=&quot;W&quot;);[.K158]-[.$E159];[.K158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  <table:table-cell table:formula="of:=IF(AND([.$C160]=&quot;T1&quot;;[.$D160]=&quot;Z&quot;);[.G159]+[.E160];IF(AND([.$C160]=&quot;T1&quot;;[.$D160]=&quot;W&quot;);[.G159]-[.E160];[.G159]))" office:value-type="float" office:value="155" calcext:value-type="float">
            <text:p>155</text:p>
          </table:table-cell>
          <table:table-cell table:formula="of:=IF(AND([.$C160]=&quot;T2&quot;;[.$D160]=&quot;Z&quot;);[.H159]+[.$E160];IF(AND([.$C160]=&quot;T2&quot;;[.$D160]=&quot;W&quot;);[.H159]-[.$E160];[.H159]))" office:value-type="float" office:value="34" calcext:value-type="float">
            <text:p>34</text:p>
          </table:table-cell>
          <table:table-cell table:formula="of:=IF(AND([.$C160]=&quot;T3&quot;;[.$D160]=&quot;Z&quot;);[.I159]+[.$E160];IF(AND([.$C160]=&quot;T3&quot;;[.$D160]=&quot;W&quot;);[.I159]-[.$E160];[.I159]))" office:value-type="float" office:value="0" calcext:value-type="float">
            <text:p>0</text:p>
          </table:table-cell>
          <table:table-cell table:formula="of:=IF(AND([.$C160]=&quot;T4&quot;;[.$D160]=&quot;Z&quot;);[.J159]+[.$E160];IF(AND([.$C160]=&quot;T4&quot;;[.$D160]=&quot;W&quot;);[.J159]-[.$E160];[.J159]))" office:value-type="float" office:value="184" calcext:value-type="float">
            <text:p>184</text:p>
          </table:table-cell>
          <table:table-cell table:formula="of:=IF(AND([.$C160]=&quot;T5&quot;;[.$D160]=&quot;Z&quot;);[.K159]+[.$E160];IF(AND([.$C160]=&quot;T5&quot;;[.$D160]=&quot;W&quot;);[.K159]-[.$E160];[.K159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  <table:table-cell table:formula="of:=IF(AND([.$C161]=&quot;T1&quot;;[.$D161]=&quot;Z&quot;);[.G160]+[.E161];IF(AND([.$C161]=&quot;T1&quot;;[.$D161]=&quot;W&quot;);[.G160]-[.E161];[.G160]))" office:value-type="float" office:value="155" calcext:value-type="float">
            <text:p>155</text:p>
          </table:table-cell>
          <table:table-cell table:formula="of:=IF(AND([.$C161]=&quot;T2&quot;;[.$D161]=&quot;Z&quot;);[.H160]+[.$E161];IF(AND([.$C161]=&quot;T2&quot;;[.$D161]=&quot;W&quot;);[.H160]-[.$E161];[.H160]))" office:value-type="float" office:value="34" calcext:value-type="float">
            <text:p>34</text:p>
          </table:table-cell>
          <table:table-cell table:formula="of:=IF(AND([.$C161]=&quot;T3&quot;;[.$D161]=&quot;Z&quot;);[.I160]+[.$E161];IF(AND([.$C161]=&quot;T3&quot;;[.$D161]=&quot;W&quot;);[.I160]-[.$E161];[.I160]))" office:value-type="float" office:value="27" calcext:value-type="float">
            <text:p>27</text:p>
          </table:table-cell>
          <table:table-cell table:formula="of:=IF(AND([.$C161]=&quot;T4&quot;;[.$D161]=&quot;Z&quot;);[.J160]+[.$E161];IF(AND([.$C161]=&quot;T4&quot;;[.$D161]=&quot;W&quot;);[.J160]-[.$E161];[.J160]))" office:value-type="float" office:value="184" calcext:value-type="float">
            <text:p>184</text:p>
          </table:table-cell>
          <table:table-cell table:formula="of:=IF(AND([.$C161]=&quot;T5&quot;;[.$D161]=&quot;Z&quot;);[.K160]+[.$E161];IF(AND([.$C161]=&quot;T5&quot;;[.$D161]=&quot;W&quot;);[.K160]-[.$E161];[.K160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formula="of:=IF(AND([.$C162]=&quot;T1&quot;;[.$D162]=&quot;Z&quot;);[.G161]+[.E162];IF(AND([.$C162]=&quot;T1&quot;;[.$D162]=&quot;W&quot;);[.G161]-[.E162];[.G161]))" office:value-type="float" office:value="195" calcext:value-type="float">
            <text:p>195</text:p>
          </table:table-cell>
          <table:table-cell table:formula="of:=IF(AND([.$C162]=&quot;T2&quot;;[.$D162]=&quot;Z&quot;);[.H161]+[.$E162];IF(AND([.$C162]=&quot;T2&quot;;[.$D162]=&quot;W&quot;);[.H161]-[.$E162];[.H161]))" office:value-type="float" office:value="34" calcext:value-type="float">
            <text:p>34</text:p>
          </table:table-cell>
          <table:table-cell table:formula="of:=IF(AND([.$C162]=&quot;T3&quot;;[.$D162]=&quot;Z&quot;);[.I161]+[.$E162];IF(AND([.$C162]=&quot;T3&quot;;[.$D162]=&quot;W&quot;);[.I161]-[.$E162];[.I161]))" office:value-type="float" office:value="27" calcext:value-type="float">
            <text:p>27</text:p>
          </table:table-cell>
          <table:table-cell table:formula="of:=IF(AND([.$C162]=&quot;T4&quot;;[.$D162]=&quot;Z&quot;);[.J161]+[.$E162];IF(AND([.$C162]=&quot;T4&quot;;[.$D162]=&quot;W&quot;);[.J161]-[.$E162];[.J161]))" office:value-type="float" office:value="184" calcext:value-type="float">
            <text:p>184</text:p>
          </table:table-cell>
          <table:table-cell table:formula="of:=IF(AND([.$C162]=&quot;T5&quot;;[.$D162]=&quot;Z&quot;);[.K161]+[.$E162];IF(AND([.$C162]=&quot;T5&quot;;[.$D162]=&quot;W&quot;);[.K161]-[.$E162];[.K161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  <table:table-cell table:formula="of:=IF(AND([.$C163]=&quot;T1&quot;;[.$D163]=&quot;Z&quot;);[.G162]+[.E163];IF(AND([.$C163]=&quot;T1&quot;;[.$D163]=&quot;W&quot;);[.G162]-[.E163];[.G162]))" office:value-type="float" office:value="195" calcext:value-type="float">
            <text:p>195</text:p>
          </table:table-cell>
          <table:table-cell table:formula="of:=IF(AND([.$C163]=&quot;T2&quot;;[.$D163]=&quot;Z&quot;);[.H162]+[.$E163];IF(AND([.$C163]=&quot;T2&quot;;[.$D163]=&quot;W&quot;);[.H162]-[.$E163];[.H162]))" office:value-type="float" office:value="34" calcext:value-type="float">
            <text:p>34</text:p>
          </table:table-cell>
          <table:table-cell table:formula="of:=IF(AND([.$C163]=&quot;T3&quot;;[.$D163]=&quot;Z&quot;);[.I162]+[.$E163];IF(AND([.$C163]=&quot;T3&quot;;[.$D163]=&quot;W&quot;);[.I162]-[.$E163];[.I162]))" office:value-type="float" office:value="27" calcext:value-type="float">
            <text:p>27</text:p>
          </table:table-cell>
          <table:table-cell table:formula="of:=IF(AND([.$C163]=&quot;T4&quot;;[.$D163]=&quot;Z&quot;);[.J162]+[.$E163];IF(AND([.$C163]=&quot;T4&quot;;[.$D163]=&quot;W&quot;);[.J162]-[.$E163];[.J162]))" office:value-type="float" office:value="0" calcext:value-type="float">
            <text:p>0</text:p>
          </table:table-cell>
          <table:table-cell table:formula="of:=IF(AND([.$C163]=&quot;T5&quot;;[.$D163]=&quot;Z&quot;);[.K162]+[.$E163];IF(AND([.$C163]=&quot;T5&quot;;[.$D163]=&quot;W&quot;);[.K162]-[.$E163];[.K162]))"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  <table:table-cell table:formula="of:=IF(AND([.$C164]=&quot;T1&quot;;[.$D164]=&quot;Z&quot;);[.G163]+[.E164];IF(AND([.$C164]=&quot;T1&quot;;[.$D164]=&quot;W&quot;);[.G163]-[.E164];[.G163]))" office:value-type="float" office:value="195" calcext:value-type="float">
            <text:p>195</text:p>
          </table:table-cell>
          <table:table-cell table:formula="of:=IF(AND([.$C164]=&quot;T2&quot;;[.$D164]=&quot;Z&quot;);[.H163]+[.$E164];IF(AND([.$C164]=&quot;T2&quot;;[.$D164]=&quot;W&quot;);[.H163]-[.$E164];[.H163]))" office:value-type="float" office:value="34" calcext:value-type="float">
            <text:p>34</text:p>
          </table:table-cell>
          <table:table-cell table:formula="of:=IF(AND([.$C164]=&quot;T3&quot;;[.$D164]=&quot;Z&quot;);[.I163]+[.$E164];IF(AND([.$C164]=&quot;T3&quot;;[.$D164]=&quot;W&quot;);[.I163]-[.$E164];[.I163]))" office:value-type="float" office:value="27" calcext:value-type="float">
            <text:p>27</text:p>
          </table:table-cell>
          <table:table-cell table:formula="of:=IF(AND([.$C164]=&quot;T4&quot;;[.$D164]=&quot;Z&quot;);[.J163]+[.$E164];IF(AND([.$C164]=&quot;T4&quot;;[.$D164]=&quot;W&quot;);[.J163]-[.$E164];[.J163]))" office:value-type="float" office:value="0" calcext:value-type="float">
            <text:p>0</text:p>
          </table:table-cell>
          <table:table-cell table:formula="of:=IF(AND([.$C164]=&quot;T5&quot;;[.$D164]=&quot;Z&quot;);[.K163]+[.$E164];IF(AND([.$C164]=&quot;T5&quot;;[.$D164]=&quot;W&quot;);[.K163]-[.$E164];[.K163]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IF(AND([.$C165]=&quot;T1&quot;;[.$D165]=&quot;Z&quot;);[.G164]+[.E165];IF(AND([.$C165]=&quot;T1&quot;;[.$D165]=&quot;W&quot;);[.G164]-[.E165];[.G164]))" office:value-type="float" office:value="195" calcext:value-type="float">
            <text:p>195</text:p>
          </table:table-cell>
          <table:table-cell table:formula="of:=IF(AND([.$C165]=&quot;T2&quot;;[.$D165]=&quot;Z&quot;);[.H164]+[.$E165];IF(AND([.$C165]=&quot;T2&quot;;[.$D165]=&quot;W&quot;);[.H164]-[.$E165];[.H164]))" office:value-type="float" office:value="55" calcext:value-type="float">
            <text:p>55</text:p>
          </table:table-cell>
          <table:table-cell table:formula="of:=IF(AND([.$C165]=&quot;T3&quot;;[.$D165]=&quot;Z&quot;);[.I164]+[.$E165];IF(AND([.$C165]=&quot;T3&quot;;[.$D165]=&quot;W&quot;);[.I164]-[.$E165];[.I164]))" office:value-type="float" office:value="27" calcext:value-type="float">
            <text:p>27</text:p>
          </table:table-cell>
          <table:table-cell table:formula="of:=IF(AND([.$C165]=&quot;T4&quot;;[.$D165]=&quot;Z&quot;);[.J164]+[.$E165];IF(AND([.$C165]=&quot;T4&quot;;[.$D165]=&quot;W&quot;);[.J164]-[.$E165];[.J164]))" office:value-type="float" office:value="0" calcext:value-type="float">
            <text:p>0</text:p>
          </table:table-cell>
          <table:table-cell table:formula="of:=IF(AND([.$C165]=&quot;T5&quot;;[.$D165]=&quot;Z&quot;);[.K164]+[.$E165];IF(AND([.$C165]=&quot;T5&quot;;[.$D165]=&quot;W&quot;);[.K164]-[.$E165];[.K164]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  <table:table-cell table:formula="of:=IF(AND([.$C166]=&quot;T1&quot;;[.$D166]=&quot;Z&quot;);[.G165]+[.E166];IF(AND([.$C166]=&quot;T1&quot;;[.$D166]=&quot;W&quot;);[.G165]-[.E166];[.G165]))" office:value-type="float" office:value="195" calcext:value-type="float">
            <text:p>195</text:p>
          </table:table-cell>
          <table:table-cell table:formula="of:=IF(AND([.$C166]=&quot;T2&quot;;[.$D166]=&quot;Z&quot;);[.H165]+[.$E166];IF(AND([.$C166]=&quot;T2&quot;;[.$D166]=&quot;W&quot;);[.H165]-[.$E166];[.H165]))" office:value-type="float" office:value="55" calcext:value-type="float">
            <text:p>55</text:p>
          </table:table-cell>
          <table:table-cell table:formula="of:=IF(AND([.$C166]=&quot;T3&quot;;[.$D166]=&quot;Z&quot;);[.I165]+[.$E166];IF(AND([.$C166]=&quot;T3&quot;;[.$D166]=&quot;W&quot;);[.I165]-[.$E166];[.I165]))" office:value-type="float" office:value="27" calcext:value-type="float">
            <text:p>27</text:p>
          </table:table-cell>
          <table:table-cell table:formula="of:=IF(AND([.$C166]=&quot;T4&quot;;[.$D166]=&quot;Z&quot;);[.J165]+[.$E166];IF(AND([.$C166]=&quot;T4&quot;;[.$D166]=&quot;W&quot;);[.J165]-[.$E166];[.J165]))" office:value-type="float" office:value="47" calcext:value-type="float">
            <text:p>47</text:p>
          </table:table-cell>
          <table:table-cell table:formula="of:=IF(AND([.$C166]=&quot;T5&quot;;[.$D166]=&quot;Z&quot;);[.K165]+[.$E166];IF(AND([.$C166]=&quot;T5&quot;;[.$D166]=&quot;W&quot;);[.K165]-[.$E166];[.K165]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  <table:table-cell table:formula="of:=IF(AND([.$C167]=&quot;T1&quot;;[.$D167]=&quot;Z&quot;);[.G166]+[.E167];IF(AND([.$C167]=&quot;T1&quot;;[.$D167]=&quot;W&quot;);[.G166]-[.E167];[.G166]))" office:value-type="float" office:value="195" calcext:value-type="float">
            <text:p>195</text:p>
          </table:table-cell>
          <table:table-cell table:formula="of:=IF(AND([.$C167]=&quot;T2&quot;;[.$D167]=&quot;Z&quot;);[.H166]+[.$E167];IF(AND([.$C167]=&quot;T2&quot;;[.$D167]=&quot;W&quot;);[.H166]-[.$E167];[.H166]))" office:value-type="float" office:value="61" calcext:value-type="float">
            <text:p>61</text:p>
          </table:table-cell>
          <table:table-cell table:formula="of:=IF(AND([.$C167]=&quot;T3&quot;;[.$D167]=&quot;Z&quot;);[.I166]+[.$E167];IF(AND([.$C167]=&quot;T3&quot;;[.$D167]=&quot;W&quot;);[.I166]-[.$E167];[.I166]))" office:value-type="float" office:value="27" calcext:value-type="float">
            <text:p>27</text:p>
          </table:table-cell>
          <table:table-cell table:formula="of:=IF(AND([.$C167]=&quot;T4&quot;;[.$D167]=&quot;Z&quot;);[.J166]+[.$E167];IF(AND([.$C167]=&quot;T4&quot;;[.$D167]=&quot;W&quot;);[.J166]-[.$E167];[.J166]))" office:value-type="float" office:value="47" calcext:value-type="float">
            <text:p>47</text:p>
          </table:table-cell>
          <table:table-cell table:formula="of:=IF(AND([.$C167]=&quot;T5&quot;;[.$D167]=&quot;Z&quot;);[.K166]+[.$E167];IF(AND([.$C167]=&quot;T5&quot;;[.$D167]=&quot;W&quot;);[.K166]-[.$E167];[.K166]))" office:value-type="float" office:value="53" calcext:value-type="float">
            <text:p>53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  <table:table-cell table:formula="of:=IF(AND([.$C168]=&quot;T1&quot;;[.$D168]=&quot;Z&quot;);[.G167]+[.E168];IF(AND([.$C168]=&quot;T1&quot;;[.$D168]=&quot;W&quot;);[.G167]-[.E168];[.G167]))" office:value-type="float" office:value="195" calcext:value-type="float">
            <text:p>195</text:p>
          </table:table-cell>
          <table:table-cell table:formula="of:=IF(AND([.$C168]=&quot;T2&quot;;[.$D168]=&quot;Z&quot;);[.H167]+[.$E168];IF(AND([.$C168]=&quot;T2&quot;;[.$D168]=&quot;W&quot;);[.H167]-[.$E168];[.H167]))" office:value-type="float" office:value="61" calcext:value-type="float">
            <text:p>61</text:p>
          </table:table-cell>
          <table:table-cell table:formula="of:=IF(AND([.$C168]=&quot;T3&quot;;[.$D168]=&quot;Z&quot;);[.I167]+[.$E168];IF(AND([.$C168]=&quot;T3&quot;;[.$D168]=&quot;W&quot;);[.I167]-[.$E168];[.I167]))" office:value-type="float" office:value="27" calcext:value-type="float">
            <text:p>27</text:p>
          </table:table-cell>
          <table:table-cell table:formula="of:=IF(AND([.$C168]=&quot;T4&quot;;[.$D168]=&quot;Z&quot;);[.J167]+[.$E168];IF(AND([.$C168]=&quot;T4&quot;;[.$D168]=&quot;W&quot;);[.J167]-[.$E168];[.J167]))" office:value-type="float" office:value="47" calcext:value-type="float">
            <text:p>47</text:p>
          </table:table-cell>
          <table:table-cell table:formula="of:=IF(AND([.$C168]=&quot;T5&quot;;[.$D168]=&quot;Z&quot;);[.K167]+[.$E168];IF(AND([.$C168]=&quot;T5&quot;;[.$D168]=&quot;W&quot;);[.K167]-[.$E168];[.K167]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  <table:table-cell table:formula="of:=IF(AND([.$C169]=&quot;T1&quot;;[.$D169]=&quot;Z&quot;);[.G168]+[.E169];IF(AND([.$C169]=&quot;T1&quot;;[.$D169]=&quot;W&quot;);[.G168]-[.E169];[.G168]))" office:value-type="float" office:value="3" calcext:value-type="float">
            <text:p>3</text:p>
          </table:table-cell>
          <table:table-cell table:formula="of:=IF(AND([.$C169]=&quot;T2&quot;;[.$D169]=&quot;Z&quot;);[.H168]+[.$E169];IF(AND([.$C169]=&quot;T2&quot;;[.$D169]=&quot;W&quot;);[.H168]-[.$E169];[.H168]))" office:value-type="float" office:value="61" calcext:value-type="float">
            <text:p>61</text:p>
          </table:table-cell>
          <table:table-cell table:formula="of:=IF(AND([.$C169]=&quot;T3&quot;;[.$D169]=&quot;Z&quot;);[.I168]+[.$E169];IF(AND([.$C169]=&quot;T3&quot;;[.$D169]=&quot;W&quot;);[.I168]-[.$E169];[.I168]))" office:value-type="float" office:value="27" calcext:value-type="float">
            <text:p>27</text:p>
          </table:table-cell>
          <table:table-cell table:formula="of:=IF(AND([.$C169]=&quot;T4&quot;;[.$D169]=&quot;Z&quot;);[.J168]+[.$E169];IF(AND([.$C169]=&quot;T4&quot;;[.$D169]=&quot;W&quot;);[.J168]-[.$E169];[.J168]))" office:value-type="float" office:value="47" calcext:value-type="float">
            <text:p>47</text:p>
          </table:table-cell>
          <table:table-cell table:formula="of:=IF(AND([.$C169]=&quot;T5&quot;;[.$D169]=&quot;Z&quot;);[.K168]+[.$E169];IF(AND([.$C169]=&quot;T5&quot;;[.$D169]=&quot;W&quot;);[.K168]-[.$E169];[.K168]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AND([.$C170]=&quot;T1&quot;;[.$D170]=&quot;Z&quot;);[.G169]+[.E170];IF(AND([.$C170]=&quot;T1&quot;;[.$D170]=&quot;W&quot;);[.G169]-[.E170];[.G169]))" office:value-type="float" office:value="3" calcext:value-type="float">
            <text:p>3</text:p>
          </table:table-cell>
          <table:table-cell table:formula="of:=IF(AND([.$C170]=&quot;T2&quot;;[.$D170]=&quot;Z&quot;);[.H169]+[.$E170];IF(AND([.$C170]=&quot;T2&quot;;[.$D170]=&quot;W&quot;);[.H169]-[.$E170];[.H169]))" office:value-type="float" office:value="13" calcext:value-type="float">
            <text:p>13</text:p>
          </table:table-cell>
          <table:table-cell table:formula="of:=IF(AND([.$C170]=&quot;T3&quot;;[.$D170]=&quot;Z&quot;);[.I169]+[.$E170];IF(AND([.$C170]=&quot;T3&quot;;[.$D170]=&quot;W&quot;);[.I169]-[.$E170];[.I169]))" office:value-type="float" office:value="27" calcext:value-type="float">
            <text:p>27</text:p>
          </table:table-cell>
          <table:table-cell table:formula="of:=IF(AND([.$C170]=&quot;T4&quot;;[.$D170]=&quot;Z&quot;);[.J169]+[.$E170];IF(AND([.$C170]=&quot;T4&quot;;[.$D170]=&quot;W&quot;);[.J169]-[.$E170];[.J169]))" office:value-type="float" office:value="47" calcext:value-type="float">
            <text:p>47</text:p>
          </table:table-cell>
          <table:table-cell table:formula="of:=IF(AND([.$C170]=&quot;T5&quot;;[.$D170]=&quot;Z&quot;);[.K169]+[.$E170];IF(AND([.$C170]=&quot;T5&quot;;[.$D170]=&quot;W&quot;);[.K169]-[.$E170];[.K169]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  <table:table-cell table:formula="of:=IF(AND([.$C171]=&quot;T1&quot;;[.$D171]=&quot;Z&quot;);[.G170]+[.E171];IF(AND([.$C171]=&quot;T1&quot;;[.$D171]=&quot;W&quot;);[.G170]-[.E171];[.G170]))" office:value-type="float" office:value="3" calcext:value-type="float">
            <text:p>3</text:p>
          </table:table-cell>
          <table:table-cell table:formula="of:=IF(AND([.$C171]=&quot;T2&quot;;[.$D171]=&quot;Z&quot;);[.H170]+[.$E171];IF(AND([.$C171]=&quot;T2&quot;;[.$D171]=&quot;W&quot;);[.H170]-[.$E171];[.H170]))" office:value-type="float" office:value="13" calcext:value-type="float">
            <text:p>13</text:p>
          </table:table-cell>
          <table:table-cell table:formula="of:=IF(AND([.$C171]=&quot;T3&quot;;[.$D171]=&quot;Z&quot;);[.I170]+[.$E171];IF(AND([.$C171]=&quot;T3&quot;;[.$D171]=&quot;W&quot;);[.I170]-[.$E171];[.I170]))" office:value-type="float" office:value="27" calcext:value-type="float">
            <text:p>27</text:p>
          </table:table-cell>
          <table:table-cell table:formula="of:=IF(AND([.$C171]=&quot;T4&quot;;[.$D171]=&quot;Z&quot;);[.J170]+[.$E171];IF(AND([.$C171]=&quot;T4&quot;;[.$D171]=&quot;W&quot;);[.J170]-[.$E171];[.J170]))" office:value-type="float" office:value="65" calcext:value-type="float">
            <text:p>65</text:p>
          </table:table-cell>
          <table:table-cell table:formula="of:=IF(AND([.$C171]=&quot;T5&quot;;[.$D171]=&quot;Z&quot;);[.K170]+[.$E171];IF(AND([.$C171]=&quot;T5&quot;;[.$D171]=&quot;W&quot;);[.K170]-[.$E171];[.K170]))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  <table:table-cell table:formula="of:=IF(AND([.$C172]=&quot;T1&quot;;[.$D172]=&quot;Z&quot;);[.G171]+[.E172];IF(AND([.$C172]=&quot;T1&quot;;[.$D172]=&quot;W&quot;);[.G171]-[.E172];[.G171]))" office:value-type="float" office:value="3" calcext:value-type="float">
            <text:p>3</text:p>
          </table:table-cell>
          <table:table-cell table:formula="of:=IF(AND([.$C172]=&quot;T2&quot;;[.$D172]=&quot;Z&quot;);[.H171]+[.$E172];IF(AND([.$C172]=&quot;T2&quot;;[.$D172]=&quot;W&quot;);[.H171]-[.$E172];[.H171]))" office:value-type="float" office:value="13" calcext:value-type="float">
            <text:p>13</text:p>
          </table:table-cell>
          <table:table-cell table:formula="of:=IF(AND([.$C172]=&quot;T3&quot;;[.$D172]=&quot;Z&quot;);[.I171]+[.$E172];IF(AND([.$C172]=&quot;T3&quot;;[.$D172]=&quot;W&quot;);[.I171]-[.$E172];[.I171]))" office:value-type="float" office:value="27" calcext:value-type="float">
            <text:p>27</text:p>
          </table:table-cell>
          <table:table-cell table:formula="of:=IF(AND([.$C172]=&quot;T4&quot;;[.$D172]=&quot;Z&quot;);[.J171]+[.$E172];IF(AND([.$C172]=&quot;T4&quot;;[.$D172]=&quot;W&quot;);[.J171]-[.$E172];[.J171]))" office:value-type="float" office:value="65" calcext:value-type="float">
            <text:p>65</text:p>
          </table:table-cell>
          <table:table-cell table:formula="of:=IF(AND([.$C172]=&quot;T5&quot;;[.$D172]=&quot;Z&quot;);[.K171]+[.$E172];IF(AND([.$C172]=&quot;T5&quot;;[.$D172]=&quot;W&quot;);[.K171]-[.$E172];[.K171])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table:formula="of:=IF(AND([.$C173]=&quot;T1&quot;;[.$D173]=&quot;Z&quot;);[.G172]+[.E173];IF(AND([.$C173]=&quot;T1&quot;;[.$D173]=&quot;W&quot;);[.G172]-[.E173];[.G172]))" office:value-type="float" office:value="3" calcext:value-type="float">
            <text:p>3</text:p>
          </table:table-cell>
          <table:table-cell table:formula="of:=IF(AND([.$C173]=&quot;T2&quot;;[.$D173]=&quot;Z&quot;);[.H172]+[.$E173];IF(AND([.$C173]=&quot;T2&quot;;[.$D173]=&quot;W&quot;);[.H172]-[.$E173];[.H172]))" office:value-type="float" office:value="13" calcext:value-type="float">
            <text:p>13</text:p>
          </table:table-cell>
          <table:table-cell table:formula="of:=IF(AND([.$C173]=&quot;T3&quot;;[.$D173]=&quot;Z&quot;);[.I172]+[.$E173];IF(AND([.$C173]=&quot;T3&quot;;[.$D173]=&quot;W&quot;);[.I172]-[.$E173];[.I172]))" office:value-type="float" office:value="29" calcext:value-type="float">
            <text:p>29</text:p>
          </table:table-cell>
          <table:table-cell table:formula="of:=IF(AND([.$C173]=&quot;T4&quot;;[.$D173]=&quot;Z&quot;);[.J172]+[.$E173];IF(AND([.$C173]=&quot;T4&quot;;[.$D173]=&quot;W&quot;);[.J172]-[.$E173];[.J172]))" office:value-type="float" office:value="65" calcext:value-type="float">
            <text:p>65</text:p>
          </table:table-cell>
          <table:table-cell table:formula="of:=IF(AND([.$C173]=&quot;T5&quot;;[.$D173]=&quot;Z&quot;);[.K172]+[.$E173];IF(AND([.$C173]=&quot;T5&quot;;[.$D173]=&quot;W&quot;);[.K172]-[.$E173];[.K172])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  <table:table-cell table:formula="of:=IF(AND([.$C174]=&quot;T1&quot;;[.$D174]=&quot;Z&quot;);[.G173]+[.E174];IF(AND([.$C174]=&quot;T1&quot;;[.$D174]=&quot;W&quot;);[.G173]-[.E174];[.G173]))" office:value-type="float" office:value="3" calcext:value-type="float">
            <text:p>3</text:p>
          </table:table-cell>
          <table:table-cell table:formula="of:=IF(AND([.$C174]=&quot;T2&quot;;[.$D174]=&quot;Z&quot;);[.H173]+[.$E174];IF(AND([.$C174]=&quot;T2&quot;;[.$D174]=&quot;W&quot;);[.H173]-[.$E174];[.H173]))" office:value-type="float" office:value="0" calcext:value-type="float">
            <text:p>0</text:p>
          </table:table-cell>
          <table:table-cell table:formula="of:=IF(AND([.$C174]=&quot;T3&quot;;[.$D174]=&quot;Z&quot;);[.I173]+[.$E174];IF(AND([.$C174]=&quot;T3&quot;;[.$D174]=&quot;W&quot;);[.I173]-[.$E174];[.I173]))" office:value-type="float" office:value="29" calcext:value-type="float">
            <text:p>29</text:p>
          </table:table-cell>
          <table:table-cell table:formula="of:=IF(AND([.$C174]=&quot;T4&quot;;[.$D174]=&quot;Z&quot;);[.J173]+[.$E174];IF(AND([.$C174]=&quot;T4&quot;;[.$D174]=&quot;W&quot;);[.J173]-[.$E174];[.J173]))" office:value-type="float" office:value="65" calcext:value-type="float">
            <text:p>65</text:p>
          </table:table-cell>
          <table:table-cell table:formula="of:=IF(AND([.$C174]=&quot;T5&quot;;[.$D174]=&quot;Z&quot;);[.K173]+[.$E174];IF(AND([.$C174]=&quot;T5&quot;;[.$D174]=&quot;W&quot;);[.K173]-[.$E174];[.K173]))" office:value-type="float" office:value="125" calcext:value-type="float">
            <text:p>125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  <table:table-cell table:formula="of:=IF(AND([.$C175]=&quot;T1&quot;;[.$D175]=&quot;Z&quot;);[.G174]+[.E175];IF(AND([.$C175]=&quot;T1&quot;;[.$D175]=&quot;W&quot;);[.G174]-[.E175];[.G174]))" office:value-type="float" office:value="3" calcext:value-type="float">
            <text:p>3</text:p>
          </table:table-cell>
          <table:table-cell table:formula="of:=IF(AND([.$C175]=&quot;T2&quot;;[.$D175]=&quot;Z&quot;);[.H174]+[.$E175];IF(AND([.$C175]=&quot;T2&quot;;[.$D175]=&quot;W&quot;);[.H174]-[.$E175];[.H174]))" office:value-type="float" office:value="0" calcext:value-type="float">
            <text:p>0</text:p>
          </table:table-cell>
          <table:table-cell table:formula="of:=IF(AND([.$C175]=&quot;T3&quot;;[.$D175]=&quot;Z&quot;);[.I174]+[.$E175];IF(AND([.$C175]=&quot;T3&quot;;[.$D175]=&quot;W&quot;);[.I174]-[.$E175];[.I174]))" office:value-type="float" office:value="29" calcext:value-type="float">
            <text:p>29</text:p>
          </table:table-cell>
          <table:table-cell table:formula="of:=IF(AND([.$C175]=&quot;T4&quot;;[.$D175]=&quot;Z&quot;);[.J174]+[.$E175];IF(AND([.$C175]=&quot;T4&quot;;[.$D175]=&quot;W&quot;);[.J174]-[.$E175];[.J174]))" office:value-type="float" office:value="65" calcext:value-type="float">
            <text:p>65</text:p>
          </table:table-cell>
          <table:table-cell table:formula="of:=IF(AND([.$C175]=&quot;T5&quot;;[.$D175]=&quot;Z&quot;);[.K174]+[.$E175];IF(AND([.$C175]=&quot;T5&quot;;[.$D175]=&quot;W&quot;);[.K174]-[.$E175];[.K174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  <table:table-cell table:formula="of:=IF(AND([.$C176]=&quot;T1&quot;;[.$D176]=&quot;Z&quot;);[.G175]+[.E176];IF(AND([.$C176]=&quot;T1&quot;;[.$D176]=&quot;W&quot;);[.G175]-[.E176];[.G175]))" office:value-type="float" office:value="3" calcext:value-type="float">
            <text:p>3</text:p>
          </table:table-cell>
          <table:table-cell table:formula="of:=IF(AND([.$C176]=&quot;T2&quot;;[.$D176]=&quot;Z&quot;);[.H175]+[.$E176];IF(AND([.$C176]=&quot;T2&quot;;[.$D176]=&quot;W&quot;);[.H175]-[.$E176];[.H175]))" office:value-type="float" office:value="0" calcext:value-type="float">
            <text:p>0</text:p>
          </table:table-cell>
          <table:table-cell table:formula="of:=IF(AND([.$C176]=&quot;T3&quot;;[.$D176]=&quot;Z&quot;);[.I175]+[.$E176];IF(AND([.$C176]=&quot;T3&quot;;[.$D176]=&quot;W&quot;);[.I175]-[.$E176];[.I175]))" office:value-type="float" office:value="59" calcext:value-type="float">
            <text:p>59</text:p>
          </table:table-cell>
          <table:table-cell table:formula="of:=IF(AND([.$C176]=&quot;T4&quot;;[.$D176]=&quot;Z&quot;);[.J175]+[.$E176];IF(AND([.$C176]=&quot;T4&quot;;[.$D176]=&quot;W&quot;);[.J175]-[.$E176];[.J175]))" office:value-type="float" office:value="65" calcext:value-type="float">
            <text:p>65</text:p>
          </table:table-cell>
          <table:table-cell table:formula="of:=IF(AND([.$C176]=&quot;T5&quot;;[.$D176]=&quot;Z&quot;);[.K175]+[.$E176];IF(AND([.$C176]=&quot;T5&quot;;[.$D176]=&quot;W&quot;);[.K175]-[.$E176];[.K175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  <table:table-cell table:formula="of:=IF(AND([.$C177]=&quot;T1&quot;;[.$D177]=&quot;Z&quot;);[.G176]+[.E177];IF(AND([.$C177]=&quot;T1&quot;;[.$D177]=&quot;W&quot;);[.G176]-[.E177];[.G176]))" office:value-type="float" office:value="49" calcext:value-type="float">
            <text:p>49</text:p>
          </table:table-cell>
          <table:table-cell table:formula="of:=IF(AND([.$C177]=&quot;T2&quot;;[.$D177]=&quot;Z&quot;);[.H176]+[.$E177];IF(AND([.$C177]=&quot;T2&quot;;[.$D177]=&quot;W&quot;);[.H176]-[.$E177];[.H176]))" office:value-type="float" office:value="0" calcext:value-type="float">
            <text:p>0</text:p>
          </table:table-cell>
          <table:table-cell table:formula="of:=IF(AND([.$C177]=&quot;T3&quot;;[.$D177]=&quot;Z&quot;);[.I176]+[.$E177];IF(AND([.$C177]=&quot;T3&quot;;[.$D177]=&quot;W&quot;);[.I176]-[.$E177];[.I176]))" office:value-type="float" office:value="59" calcext:value-type="float">
            <text:p>59</text:p>
          </table:table-cell>
          <table:table-cell table:formula="of:=IF(AND([.$C177]=&quot;T4&quot;;[.$D177]=&quot;Z&quot;);[.J176]+[.$E177];IF(AND([.$C177]=&quot;T4&quot;;[.$D177]=&quot;W&quot;);[.J176]-[.$E177];[.J176]))" office:value-type="float" office:value="65" calcext:value-type="float">
            <text:p>65</text:p>
          </table:table-cell>
          <table:table-cell table:formula="of:=IF(AND([.$C177]=&quot;T5&quot;;[.$D177]=&quot;Z&quot;);[.K176]+[.$E177];IF(AND([.$C177]=&quot;T5&quot;;[.$D177]=&quot;W&quot;);[.K176]-[.$E177];[.K176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  <table:table-cell table:formula="of:=IF(AND([.$C178]=&quot;T1&quot;;[.$D178]=&quot;Z&quot;);[.G177]+[.E178];IF(AND([.$C178]=&quot;T1&quot;;[.$D178]=&quot;W&quot;);[.G177]-[.E178];[.G177]))" office:value-type="float" office:value="0" calcext:value-type="float">
            <text:p>0</text:p>
          </table:table-cell>
          <table:table-cell table:formula="of:=IF(AND([.$C178]=&quot;T2&quot;;[.$D178]=&quot;Z&quot;);[.H177]+[.$E178];IF(AND([.$C178]=&quot;T2&quot;;[.$D178]=&quot;W&quot;);[.H177]-[.$E178];[.H177]))" office:value-type="float" office:value="0" calcext:value-type="float">
            <text:p>0</text:p>
          </table:table-cell>
          <table:table-cell table:formula="of:=IF(AND([.$C178]=&quot;T3&quot;;[.$D178]=&quot;Z&quot;);[.I177]+[.$E178];IF(AND([.$C178]=&quot;T3&quot;;[.$D178]=&quot;W&quot;);[.I177]-[.$E178];[.I177]))" office:value-type="float" office:value="59" calcext:value-type="float">
            <text:p>59</text:p>
          </table:table-cell>
          <table:table-cell table:formula="of:=IF(AND([.$C178]=&quot;T4&quot;;[.$D178]=&quot;Z&quot;);[.J177]+[.$E178];IF(AND([.$C178]=&quot;T4&quot;;[.$D178]=&quot;W&quot;);[.J177]-[.$E178];[.J177]))" office:value-type="float" office:value="65" calcext:value-type="float">
            <text:p>65</text:p>
          </table:table-cell>
          <table:table-cell table:formula="of:=IF(AND([.$C178]=&quot;T5&quot;;[.$D178]=&quot;Z&quot;);[.K177]+[.$E178];IF(AND([.$C178]=&quot;T5&quot;;[.$D178]=&quot;W&quot;);[.K177]-[.$E178];[.K177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  <table:table-cell table:formula="of:=IF(AND([.$C179]=&quot;T1&quot;;[.$D179]=&quot;Z&quot;);[.G178]+[.E179];IF(AND([.$C179]=&quot;T1&quot;;[.$D179]=&quot;W&quot;);[.G178]-[.E179];[.G178]))" office:value-type="float" office:value="0" calcext:value-type="float">
            <text:p>0</text:p>
          </table:table-cell>
          <table:table-cell table:formula="of:=IF(AND([.$C179]=&quot;T2&quot;;[.$D179]=&quot;Z&quot;);[.H178]+[.$E179];IF(AND([.$C179]=&quot;T2&quot;;[.$D179]=&quot;W&quot;);[.H178]-[.$E179];[.H178]))" office:value-type="float" office:value="0" calcext:value-type="float">
            <text:p>0</text:p>
          </table:table-cell>
          <table:table-cell table:formula="of:=IF(AND([.$C179]=&quot;T3&quot;;[.$D179]=&quot;Z&quot;);[.I178]+[.$E179];IF(AND([.$C179]=&quot;T3&quot;;[.$D179]=&quot;W&quot;);[.I178]-[.$E179];[.I178]))" office:value-type="float" office:value="59" calcext:value-type="float">
            <text:p>59</text:p>
          </table:table-cell>
          <table:table-cell table:formula="of:=IF(AND([.$C179]=&quot;T4&quot;;[.$D179]=&quot;Z&quot;);[.J178]+[.$E179];IF(AND([.$C179]=&quot;T4&quot;;[.$D179]=&quot;W&quot;);[.J178]-[.$E179];[.J178]))" office:value-type="float" office:value="4" calcext:value-type="float">
            <text:p>4</text:p>
          </table:table-cell>
          <table:table-cell table:formula="of:=IF(AND([.$C179]=&quot;T5&quot;;[.$D179]=&quot;Z&quot;);[.K178]+[.$E179];IF(AND([.$C179]=&quot;T5&quot;;[.$D179]=&quot;W&quot;);[.K178]-[.$E179];[.K178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  <table:table-cell table:formula="of:=IF(AND([.$C180]=&quot;T1&quot;;[.$D180]=&quot;Z&quot;);[.G179]+[.E180];IF(AND([.$C180]=&quot;T1&quot;;[.$D180]=&quot;W&quot;);[.G179]-[.E180];[.G179]))" office:value-type="float" office:value="0" calcext:value-type="float">
            <text:p>0</text:p>
          </table:table-cell>
          <table:table-cell table:formula="of:=IF(AND([.$C180]=&quot;T2&quot;;[.$D180]=&quot;Z&quot;);[.H179]+[.$E180];IF(AND([.$C180]=&quot;T2&quot;;[.$D180]=&quot;W&quot;);[.H179]-[.$E180];[.H179]))" office:value-type="float" office:value="0" calcext:value-type="float">
            <text:p>0</text:p>
          </table:table-cell>
          <table:table-cell table:formula="of:=IF(AND([.$C180]=&quot;T3&quot;;[.$D180]=&quot;Z&quot;);[.I179]+[.$E180];IF(AND([.$C180]=&quot;T3&quot;;[.$D180]=&quot;W&quot;);[.I179]-[.$E180];[.I179]))" office:value-type="float" office:value="78" calcext:value-type="float">
            <text:p>78</text:p>
          </table:table-cell>
          <table:table-cell table:formula="of:=IF(AND([.$C180]=&quot;T4&quot;;[.$D180]=&quot;Z&quot;);[.J179]+[.$E180];IF(AND([.$C180]=&quot;T4&quot;;[.$D180]=&quot;W&quot;);[.J179]-[.$E180];[.J179]))" office:value-type="float" office:value="4" calcext:value-type="float">
            <text:p>4</text:p>
          </table:table-cell>
          <table:table-cell table:formula="of:=IF(AND([.$C180]=&quot;T5&quot;;[.$D180]=&quot;Z&quot;);[.K179]+[.$E180];IF(AND([.$C180]=&quot;T5&quot;;[.$D180]=&quot;W&quot;);[.K179]-[.$E180];[.K179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  <table:table-cell table:formula="of:=IF(AND([.$C181]=&quot;T1&quot;;[.$D181]=&quot;Z&quot;);[.G180]+[.E181];IF(AND([.$C181]=&quot;T1&quot;;[.$D181]=&quot;W&quot;);[.G180]-[.E181];[.G180]))" office:value-type="float" office:value="0" calcext:value-type="float">
            <text:p>0</text:p>
          </table:table-cell>
          <table:table-cell table:formula="of:=IF(AND([.$C181]=&quot;T2&quot;;[.$D181]=&quot;Z&quot;);[.H180]+[.$E181];IF(AND([.$C181]=&quot;T2&quot;;[.$D181]=&quot;W&quot;);[.H180]-[.$E181];[.H180]))" office:value-type="float" office:value="0" calcext:value-type="float">
            <text:p>0</text:p>
          </table:table-cell>
          <table:table-cell table:formula="of:=IF(AND([.$C181]=&quot;T3&quot;;[.$D181]=&quot;Z&quot;);[.I180]+[.$E181];IF(AND([.$C181]=&quot;T3&quot;;[.$D181]=&quot;W&quot;);[.I180]-[.$E181];[.I180]))" office:value-type="float" office:value="78" calcext:value-type="float">
            <text:p>78</text:p>
          </table:table-cell>
          <table:table-cell table:formula="of:=IF(AND([.$C181]=&quot;T4&quot;;[.$D181]=&quot;Z&quot;);[.J180]+[.$E181];IF(AND([.$C181]=&quot;T4&quot;;[.$D181]=&quot;W&quot;);[.J180]-[.$E181];[.J180]))" office:value-type="float" office:value="4" calcext:value-type="float">
            <text:p>4</text:p>
          </table:table-cell>
          <table:table-cell table:formula="of:=IF(AND([.$C181]=&quot;T5&quot;;[.$D181]=&quot;Z&quot;);[.K180]+[.$E181];IF(AND([.$C181]=&quot;T5&quot;;[.$D181]=&quot;W&quot;);[.K180]-[.$E181];[.K180]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table:formula="of:=IF(AND([.$C182]=&quot;T1&quot;;[.$D182]=&quot;Z&quot;);[.G181]+[.E182];IF(AND([.$C182]=&quot;T1&quot;;[.$D182]=&quot;W&quot;);[.G181]-[.E182];[.G181]))" office:value-type="float" office:value="0" calcext:value-type="float">
            <text:p>0</text:p>
          </table:table-cell>
          <table:table-cell table:formula="of:=IF(AND([.$C182]=&quot;T2&quot;;[.$D182]=&quot;Z&quot;);[.H181]+[.$E182];IF(AND([.$C182]=&quot;T2&quot;;[.$D182]=&quot;W&quot;);[.H181]-[.$E182];[.H181]))" office:value-type="float" office:value="9" calcext:value-type="float">
            <text:p>9</text:p>
          </table:table-cell>
          <table:table-cell table:formula="of:=IF(AND([.$C182]=&quot;T3&quot;;[.$D182]=&quot;Z&quot;);[.I181]+[.$E182];IF(AND([.$C182]=&quot;T3&quot;;[.$D182]=&quot;W&quot;);[.I181]-[.$E182];[.I181]))" office:value-type="float" office:value="78" calcext:value-type="float">
            <text:p>78</text:p>
          </table:table-cell>
          <table:table-cell table:formula="of:=IF(AND([.$C182]=&quot;T4&quot;;[.$D182]=&quot;Z&quot;);[.J181]+[.$E182];IF(AND([.$C182]=&quot;T4&quot;;[.$D182]=&quot;W&quot;);[.J181]-[.$E182];[.J181]))" office:value-type="float" office:value="4" calcext:value-type="float">
            <text:p>4</text:p>
          </table:table-cell>
          <table:table-cell table:formula="of:=IF(AND([.$C182]=&quot;T5&quot;;[.$D182]=&quot;Z&quot;);[.K181]+[.$E182];IF(AND([.$C182]=&quot;T5&quot;;[.$D182]=&quot;W&quot;);[.K181]-[.$E182];[.K181]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  <table:table-cell table:formula="of:=IF(AND([.$C183]=&quot;T1&quot;;[.$D183]=&quot;Z&quot;);[.G182]+[.E183];IF(AND([.$C183]=&quot;T1&quot;;[.$D183]=&quot;W&quot;);[.G182]-[.E183];[.G182]))" office:value-type="float" office:value="0" calcext:value-type="float">
            <text:p>0</text:p>
          </table:table-cell>
          <table:table-cell table:formula="of:=IF(AND([.$C183]=&quot;T2&quot;;[.$D183]=&quot;Z&quot;);[.H182]+[.$E183];IF(AND([.$C183]=&quot;T2&quot;;[.$D183]=&quot;W&quot;);[.H182]-[.$E183];[.H182]))" office:value-type="float" office:value="9" calcext:value-type="float">
            <text:p>9</text:p>
          </table:table-cell>
          <table:table-cell table:formula="of:=IF(AND([.$C183]=&quot;T3&quot;;[.$D183]=&quot;Z&quot;);[.I182]+[.$E183];IF(AND([.$C183]=&quot;T3&quot;;[.$D183]=&quot;W&quot;);[.I182]-[.$E183];[.I182]))" office:value-type="float" office:value="78" calcext:value-type="float">
            <text:p>78</text:p>
          </table:table-cell>
          <table:table-cell table:formula="of:=IF(AND([.$C183]=&quot;T4&quot;;[.$D183]=&quot;Z&quot;);[.J182]+[.$E183];IF(AND([.$C183]=&quot;T4&quot;;[.$D183]=&quot;W&quot;);[.J182]-[.$E183];[.J182]))" office:value-type="float" office:value="0" calcext:value-type="float">
            <text:p>0</text:p>
          </table:table-cell>
          <table:table-cell table:formula="of:=IF(AND([.$C183]=&quot;T5&quot;;[.$D183]=&quot;Z&quot;);[.K182]+[.$E183];IF(AND([.$C183]=&quot;T5&quot;;[.$D183]=&quot;W&quot;);[.K182]-[.$E183];[.K182]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table:formula="of:=IF(AND([.$C184]=&quot;T1&quot;;[.$D184]=&quot;Z&quot;);[.G183]+[.E184];IF(AND([.$C184]=&quot;T1&quot;;[.$D184]=&quot;W&quot;);[.G183]-[.E184];[.G183]))" office:value-type="float" office:value="0" calcext:value-type="float">
            <text:p>0</text:p>
          </table:table-cell>
          <table:table-cell table:formula="of:=IF(AND([.$C184]=&quot;T2&quot;;[.$D184]=&quot;Z&quot;);[.H183]+[.$E184];IF(AND([.$C184]=&quot;T2&quot;;[.$D184]=&quot;W&quot;);[.H183]-[.$E184];[.H183]))" office:value-type="float" office:value="9" calcext:value-type="float">
            <text:p>9</text:p>
          </table:table-cell>
          <table:table-cell table:formula="of:=IF(AND([.$C184]=&quot;T3&quot;;[.$D184]=&quot;Z&quot;);[.I183]+[.$E184];IF(AND([.$C184]=&quot;T3&quot;;[.$D184]=&quot;W&quot;);[.I183]-[.$E184];[.I183]))" office:value-type="float" office:value="86" calcext:value-type="float">
            <text:p>86</text:p>
          </table:table-cell>
          <table:table-cell table:formula="of:=IF(AND([.$C184]=&quot;T4&quot;;[.$D184]=&quot;Z&quot;);[.J183]+[.$E184];IF(AND([.$C184]=&quot;T4&quot;;[.$D184]=&quot;W&quot;);[.J183]-[.$E184];[.J183]))" office:value-type="float" office:value="0" calcext:value-type="float">
            <text:p>0</text:p>
          </table:table-cell>
          <table:table-cell table:formula="of:=IF(AND([.$C184]=&quot;T5&quot;;[.$D184]=&quot;Z&quot;);[.K183]+[.$E184];IF(AND([.$C184]=&quot;T5&quot;;[.$D184]=&quot;W&quot;);[.K183]-[.$E184];[.K183]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  <table:table-cell table:formula="of:=IF(AND([.$C185]=&quot;T1&quot;;[.$D185]=&quot;Z&quot;);[.G184]+[.E185];IF(AND([.$C185]=&quot;T1&quot;;[.$D185]=&quot;W&quot;);[.G184]-[.E185];[.G184]))" office:value-type="float" office:value="47" calcext:value-type="float">
            <text:p>47</text:p>
          </table:table-cell>
          <table:table-cell table:formula="of:=IF(AND([.$C185]=&quot;T2&quot;;[.$D185]=&quot;Z&quot;);[.H184]+[.$E185];IF(AND([.$C185]=&quot;T2&quot;;[.$D185]=&quot;W&quot;);[.H184]-[.$E185];[.H184]))" office:value-type="float" office:value="9" calcext:value-type="float">
            <text:p>9</text:p>
          </table:table-cell>
          <table:table-cell table:formula="of:=IF(AND([.$C185]=&quot;T3&quot;;[.$D185]=&quot;Z&quot;);[.I184]+[.$E185];IF(AND([.$C185]=&quot;T3&quot;;[.$D185]=&quot;W&quot;);[.I184]-[.$E185];[.I184]))" office:value-type="float" office:value="86" calcext:value-type="float">
            <text:p>86</text:p>
          </table:table-cell>
          <table:table-cell table:formula="of:=IF(AND([.$C185]=&quot;T4&quot;;[.$D185]=&quot;Z&quot;);[.J184]+[.$E185];IF(AND([.$C185]=&quot;T4&quot;;[.$D185]=&quot;W&quot;);[.J184]-[.$E185];[.J184]))" office:value-type="float" office:value="0" calcext:value-type="float">
            <text:p>0</text:p>
          </table:table-cell>
          <table:table-cell table:formula="of:=IF(AND([.$C185]=&quot;T5&quot;;[.$D185]=&quot;Z&quot;);[.K184]+[.$E185];IF(AND([.$C185]=&quot;T5&quot;;[.$D185]=&quot;W&quot;);[.K184]-[.$E185];[.K184]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  <table:table-cell table:formula="of:=IF(AND([.$C186]=&quot;T1&quot;;[.$D186]=&quot;Z&quot;);[.G185]+[.E186];IF(AND([.$C186]=&quot;T1&quot;;[.$D186]=&quot;W&quot;);[.G185]-[.E186];[.G185]))" office:value-type="float" office:value="47" calcext:value-type="float">
            <text:p>47</text:p>
          </table:table-cell>
          <table:table-cell table:formula="of:=IF(AND([.$C186]=&quot;T2&quot;;[.$D186]=&quot;Z&quot;);[.H185]+[.$E186];IF(AND([.$C186]=&quot;T2&quot;;[.$D186]=&quot;W&quot;);[.H185]-[.$E186];[.H185]))" office:value-type="float" office:value="9" calcext:value-type="float">
            <text:p>9</text:p>
          </table:table-cell>
          <table:table-cell table:formula="of:=IF(AND([.$C186]=&quot;T3&quot;;[.$D186]=&quot;Z&quot;);[.I185]+[.$E186];IF(AND([.$C186]=&quot;T3&quot;;[.$D186]=&quot;W&quot;);[.I185]-[.$E186];[.I185]))" office:value-type="float" office:value="4" calcext:value-type="float">
            <text:p>4</text:p>
          </table:table-cell>
          <table:table-cell table:formula="of:=IF(AND([.$C186]=&quot;T4&quot;;[.$D186]=&quot;Z&quot;);[.J185]+[.$E186];IF(AND([.$C186]=&quot;T4&quot;;[.$D186]=&quot;W&quot;);[.J185]-[.$E186];[.J185]))" office:value-type="float" office:value="0" calcext:value-type="float">
            <text:p>0</text:p>
          </table:table-cell>
          <table:table-cell table:formula="of:=IF(AND([.$C186]=&quot;T5&quot;;[.$D186]=&quot;Z&quot;);[.K185]+[.$E186];IF(AND([.$C186]=&quot;T5&quot;;[.$D186]=&quot;W&quot;);[.K185]-[.$E186];[.K185]))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  <table:table-cell table:formula="of:=IF(AND([.$C187]=&quot;T1&quot;;[.$D187]=&quot;Z&quot;);[.G186]+[.E187];IF(AND([.$C187]=&quot;T1&quot;;[.$D187]=&quot;W&quot;);[.G186]-[.E187];[.G186]))" office:value-type="float" office:value="47" calcext:value-type="float">
            <text:p>47</text:p>
          </table:table-cell>
          <table:table-cell table:formula="of:=IF(AND([.$C187]=&quot;T2&quot;;[.$D187]=&quot;Z&quot;);[.H186]+[.$E187];IF(AND([.$C187]=&quot;T2&quot;;[.$D187]=&quot;W&quot;);[.H186]-[.$E187];[.H186]))" office:value-type="float" office:value="9" calcext:value-type="float">
            <text:p>9</text:p>
          </table:table-cell>
          <table:table-cell table:formula="of:=IF(AND([.$C187]=&quot;T3&quot;;[.$D187]=&quot;Z&quot;);[.I186]+[.$E187];IF(AND([.$C187]=&quot;T3&quot;;[.$D187]=&quot;W&quot;);[.I186]-[.$E187];[.I186]))" office:value-type="float" office:value="4" calcext:value-type="float">
            <text:p>4</text:p>
          </table:table-cell>
          <table:table-cell table:formula="of:=IF(AND([.$C187]=&quot;T4&quot;;[.$D187]=&quot;Z&quot;);[.J186]+[.$E187];IF(AND([.$C187]=&quot;T4&quot;;[.$D187]=&quot;W&quot;);[.J186]-[.$E187];[.J186]))" office:value-type="float" office:value="0" calcext:value-type="float">
            <text:p>0</text:p>
          </table:table-cell>
          <table:table-cell table:formula="of:=IF(AND([.$C187]=&quot;T5&quot;;[.$D187]=&quot;Z&quot;);[.K186]+[.$E187];IF(AND([.$C187]=&quot;T5&quot;;[.$D187]=&quot;W&quot;);[.K186]-[.$E187];[.K186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  <table:table-cell table:formula="of:=IF(AND([.$C188]=&quot;T1&quot;;[.$D188]=&quot;Z&quot;);[.G187]+[.E188];IF(AND([.$C188]=&quot;T1&quot;;[.$D188]=&quot;W&quot;);[.G187]-[.E188];[.G187]))" office:value-type="float" office:value="71" calcext:value-type="float">
            <text:p>71</text:p>
          </table:table-cell>
          <table:table-cell table:formula="of:=IF(AND([.$C188]=&quot;T2&quot;;[.$D188]=&quot;Z&quot;);[.H187]+[.$E188];IF(AND([.$C188]=&quot;T2&quot;;[.$D188]=&quot;W&quot;);[.H187]-[.$E188];[.H187]))" office:value-type="float" office:value="9" calcext:value-type="float">
            <text:p>9</text:p>
          </table:table-cell>
          <table:table-cell table:formula="of:=IF(AND([.$C188]=&quot;T3&quot;;[.$D188]=&quot;Z&quot;);[.I187]+[.$E188];IF(AND([.$C188]=&quot;T3&quot;;[.$D188]=&quot;W&quot;);[.I187]-[.$E188];[.I187]))" office:value-type="float" office:value="4" calcext:value-type="float">
            <text:p>4</text:p>
          </table:table-cell>
          <table:table-cell table:formula="of:=IF(AND([.$C188]=&quot;T4&quot;;[.$D188]=&quot;Z&quot;);[.J187]+[.$E188];IF(AND([.$C188]=&quot;T4&quot;;[.$D188]=&quot;W&quot;);[.J187]-[.$E188];[.J187]))" office:value-type="float" office:value="0" calcext:value-type="float">
            <text:p>0</text:p>
          </table:table-cell>
          <table:table-cell table:formula="of:=IF(AND([.$C188]=&quot;T5&quot;;[.$D188]=&quot;Z&quot;);[.K187]+[.$E188];IF(AND([.$C188]=&quot;T5&quot;;[.$D188]=&quot;W&quot;);[.K187]-[.$E188];[.K187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  <table:table-cell table:formula="of:=IF(AND([.$C189]=&quot;T1&quot;;[.$D189]=&quot;Z&quot;);[.G188]+[.E189];IF(AND([.$C189]=&quot;T1&quot;;[.$D189]=&quot;W&quot;);[.G188]-[.E189];[.G188]))" office:value-type="float" office:value="71" calcext:value-type="float">
            <text:p>71</text:p>
          </table:table-cell>
          <table:table-cell table:formula="of:=IF(AND([.$C189]=&quot;T2&quot;;[.$D189]=&quot;Z&quot;);[.H188]+[.$E189];IF(AND([.$C189]=&quot;T2&quot;;[.$D189]=&quot;W&quot;);[.H188]-[.$E189];[.H188]))" office:value-type="float" office:value="45" calcext:value-type="float">
            <text:p>45</text:p>
          </table:table-cell>
          <table:table-cell table:formula="of:=IF(AND([.$C189]=&quot;T3&quot;;[.$D189]=&quot;Z&quot;);[.I188]+[.$E189];IF(AND([.$C189]=&quot;T3&quot;;[.$D189]=&quot;W&quot;);[.I188]-[.$E189];[.I188]))" office:value-type="float" office:value="4" calcext:value-type="float">
            <text:p>4</text:p>
          </table:table-cell>
          <table:table-cell table:formula="of:=IF(AND([.$C189]=&quot;T4&quot;;[.$D189]=&quot;Z&quot;);[.J188]+[.$E189];IF(AND([.$C189]=&quot;T4&quot;;[.$D189]=&quot;W&quot;);[.J188]-[.$E189];[.J188]))" office:value-type="float" office:value="0" calcext:value-type="float">
            <text:p>0</text:p>
          </table:table-cell>
          <table:table-cell table:formula="of:=IF(AND([.$C189]=&quot;T5&quot;;[.$D189]=&quot;Z&quot;);[.K188]+[.$E189];IF(AND([.$C189]=&quot;T5&quot;;[.$D189]=&quot;W&quot;);[.K188]-[.$E189];[.K188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  <table:table-cell table:formula="of:=IF(AND([.$C190]=&quot;T1&quot;;[.$D190]=&quot;Z&quot;);[.G189]+[.E190];IF(AND([.$C190]=&quot;T1&quot;;[.$D190]=&quot;W&quot;);[.G189]-[.E190];[.G189]))" office:value-type="float" office:value="71" calcext:value-type="float">
            <text:p>71</text:p>
          </table:table-cell>
          <table:table-cell table:formula="of:=IF(AND([.$C190]=&quot;T2&quot;;[.$D190]=&quot;Z&quot;);[.H189]+[.$E190];IF(AND([.$C190]=&quot;T2&quot;;[.$D190]=&quot;W&quot;);[.H189]-[.$E190];[.H189]))" office:value-type="float" office:value="45" calcext:value-type="float">
            <text:p>45</text:p>
          </table:table-cell>
          <table:table-cell table:formula="of:=IF(AND([.$C190]=&quot;T3&quot;;[.$D190]=&quot;Z&quot;);[.I189]+[.$E190];IF(AND([.$C190]=&quot;T3&quot;;[.$D190]=&quot;W&quot;);[.I189]-[.$E190];[.I189]))" office:value-type="float" office:value="4" calcext:value-type="float">
            <text:p>4</text:p>
          </table:table-cell>
          <table:table-cell table:formula="of:=IF(AND([.$C190]=&quot;T4&quot;;[.$D190]=&quot;Z&quot;);[.J189]+[.$E190];IF(AND([.$C190]=&quot;T4&quot;;[.$D190]=&quot;W&quot;);[.J189]-[.$E190];[.J189]))" office:value-type="float" office:value="6" calcext:value-type="float">
            <text:p>6</text:p>
          </table:table-cell>
          <table:table-cell table:formula="of:=IF(AND([.$C190]=&quot;T5&quot;;[.$D190]=&quot;Z&quot;);[.K189]+[.$E190];IF(AND([.$C190]=&quot;T5&quot;;[.$D190]=&quot;W&quot;);[.K189]-[.$E190];[.K18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table:formula="of:=IF(AND([.$C191]=&quot;T1&quot;;[.$D191]=&quot;Z&quot;);[.G190]+[.E191];IF(AND([.$C191]=&quot;T1&quot;;[.$D191]=&quot;W&quot;);[.G190]-[.E191];[.G190]))" office:value-type="float" office:value="71" calcext:value-type="float">
            <text:p>71</text:p>
          </table:table-cell>
          <table:table-cell table:formula="of:=IF(AND([.$C191]=&quot;T2&quot;;[.$D191]=&quot;Z&quot;);[.H190]+[.$E191];IF(AND([.$C191]=&quot;T2&quot;;[.$D191]=&quot;W&quot;);[.H190]-[.$E191];[.H190]))" office:value-type="float" office:value="0" calcext:value-type="float">
            <text:p>0</text:p>
          </table:table-cell>
          <table:table-cell table:formula="of:=IF(AND([.$C191]=&quot;T3&quot;;[.$D191]=&quot;Z&quot;);[.I190]+[.$E191];IF(AND([.$C191]=&quot;T3&quot;;[.$D191]=&quot;W&quot;);[.I190]-[.$E191];[.I190]))" office:value-type="float" office:value="4" calcext:value-type="float">
            <text:p>4</text:p>
          </table:table-cell>
          <table:table-cell table:formula="of:=IF(AND([.$C191]=&quot;T4&quot;;[.$D191]=&quot;Z&quot;);[.J190]+[.$E191];IF(AND([.$C191]=&quot;T4&quot;;[.$D191]=&quot;W&quot;);[.J190]-[.$E191];[.J190]))" office:value-type="float" office:value="6" calcext:value-type="float">
            <text:p>6</text:p>
          </table:table-cell>
          <table:table-cell table:formula="of:=IF(AND([.$C191]=&quot;T5&quot;;[.$D191]=&quot;Z&quot;);[.K190]+[.$E191];IF(AND([.$C191]=&quot;T5&quot;;[.$D191]=&quot;W&quot;);[.K190]-[.$E191];[.K190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table:formula="of:=IF(AND([.$C192]=&quot;T1&quot;;[.$D192]=&quot;Z&quot;);[.G191]+[.E192];IF(AND([.$C192]=&quot;T1&quot;;[.$D192]=&quot;W&quot;);[.G191]-[.E192];[.G191]))" office:value-type="float" office:value="89" calcext:value-type="float">
            <text:p>89</text:p>
          </table:table-cell>
          <table:table-cell table:formula="of:=IF(AND([.$C192]=&quot;T2&quot;;[.$D192]=&quot;Z&quot;);[.H191]+[.$E192];IF(AND([.$C192]=&quot;T2&quot;;[.$D192]=&quot;W&quot;);[.H191]-[.$E192];[.H191]))" office:value-type="float" office:value="0" calcext:value-type="float">
            <text:p>0</text:p>
          </table:table-cell>
          <table:table-cell table:formula="of:=IF(AND([.$C192]=&quot;T3&quot;;[.$D192]=&quot;Z&quot;);[.I191]+[.$E192];IF(AND([.$C192]=&quot;T3&quot;;[.$D192]=&quot;W&quot;);[.I191]-[.$E192];[.I191]))" office:value-type="float" office:value="4" calcext:value-type="float">
            <text:p>4</text:p>
          </table:table-cell>
          <table:table-cell table:formula="of:=IF(AND([.$C192]=&quot;T4&quot;;[.$D192]=&quot;Z&quot;);[.J191]+[.$E192];IF(AND([.$C192]=&quot;T4&quot;;[.$D192]=&quot;W&quot;);[.J191]-[.$E192];[.J191]))" office:value-type="float" office:value="6" calcext:value-type="float">
            <text:p>6</text:p>
          </table:table-cell>
          <table:table-cell table:formula="of:=IF(AND([.$C192]=&quot;T5&quot;;[.$D192]=&quot;Z&quot;);[.K191]+[.$E192];IF(AND([.$C192]=&quot;T5&quot;;[.$D192]=&quot;W&quot;);[.K191]-[.$E192];[.K191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IF(AND([.$C193]=&quot;T1&quot;;[.$D193]=&quot;Z&quot;);[.G192]+[.E193];IF(AND([.$C193]=&quot;T1&quot;;[.$D193]=&quot;W&quot;);[.G192]-[.E193];[.G192]))" office:value-type="float" office:value="89" calcext:value-type="float">
            <text:p>89</text:p>
          </table:table-cell>
          <table:table-cell table:formula="of:=IF(AND([.$C193]=&quot;T2&quot;;[.$D193]=&quot;Z&quot;);[.H192]+[.$E193];IF(AND([.$C193]=&quot;T2&quot;;[.$D193]=&quot;W&quot;);[.H192]-[.$E193];[.H192]))" office:value-type="float" office:value="0" calcext:value-type="float">
            <text:p>0</text:p>
          </table:table-cell>
          <table:table-cell table:formula="of:=IF(AND([.$C193]=&quot;T3&quot;;[.$D193]=&quot;Z&quot;);[.I192]+[.$E193];IF(AND([.$C193]=&quot;T3&quot;;[.$D193]=&quot;W&quot;);[.I192]-[.$E193];[.I192]))" office:value-type="float" office:value="4" calcext:value-type="float">
            <text:p>4</text:p>
          </table:table-cell>
          <table:table-cell table:formula="of:=IF(AND([.$C193]=&quot;T4&quot;;[.$D193]=&quot;Z&quot;);[.J192]+[.$E193];IF(AND([.$C193]=&quot;T4&quot;;[.$D193]=&quot;W&quot;);[.J192]-[.$E193];[.J192]))" office:value-type="float" office:value="6" calcext:value-type="float">
            <text:p>6</text:p>
          </table:table-cell>
          <table:table-cell table:formula="of:=IF(AND([.$C193]=&quot;T5&quot;;[.$D193]=&quot;Z&quot;);[.K192]+[.$E193];IF(AND([.$C193]=&quot;T5&quot;;[.$D193]=&quot;W&quot;);[.K192]-[.$E193];[.K192]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table:formula="of:=IF(AND([.$C194]=&quot;T1&quot;;[.$D194]=&quot;Z&quot;);[.G193]+[.E194];IF(AND([.$C194]=&quot;T1&quot;;[.$D194]=&quot;W&quot;);[.G193]-[.E194];[.G193]))" office:value-type="float" office:value="89" calcext:value-type="float">
            <text:p>89</text:p>
          </table:table-cell>
          <table:table-cell table:formula="of:=IF(AND([.$C194]=&quot;T2&quot;;[.$D194]=&quot;Z&quot;);[.H193]+[.$E194];IF(AND([.$C194]=&quot;T2&quot;;[.$D194]=&quot;W&quot;);[.H193]-[.$E194];[.H193]))" office:value-type="float" office:value="0" calcext:value-type="float">
            <text:p>0</text:p>
          </table:table-cell>
          <table:table-cell table:formula="of:=IF(AND([.$C194]=&quot;T3&quot;;[.$D194]=&quot;Z&quot;);[.I193]+[.$E194];IF(AND([.$C194]=&quot;T3&quot;;[.$D194]=&quot;W&quot;);[.I193]-[.$E194];[.I193]))" office:value-type="float" office:value="0" calcext:value-type="float">
            <text:p>0</text:p>
          </table:table-cell>
          <table:table-cell table:formula="of:=IF(AND([.$C194]=&quot;T4&quot;;[.$D194]=&quot;Z&quot;);[.J193]+[.$E194];IF(AND([.$C194]=&quot;T4&quot;;[.$D194]=&quot;W&quot;);[.J193]-[.$E194];[.J193]))" office:value-type="float" office:value="6" calcext:value-type="float">
            <text:p>6</text:p>
          </table:table-cell>
          <table:table-cell table:formula="of:=IF(AND([.$C194]=&quot;T5&quot;;[.$D194]=&quot;Z&quot;);[.K193]+[.$E194];IF(AND([.$C194]=&quot;T5&quot;;[.$D194]=&quot;W&quot;);[.K193]-[.$E194];[.K193]))"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  <table:table-cell table:formula="of:=IF(AND([.$C195]=&quot;T1&quot;;[.$D195]=&quot;Z&quot;);[.G194]+[.E195];IF(AND([.$C195]=&quot;T1&quot;;[.$D195]=&quot;W&quot;);[.G194]-[.E195];[.G194]))" office:value-type="float" office:value="89" calcext:value-type="float">
            <text:p>89</text:p>
          </table:table-cell>
          <table:table-cell table:formula="of:=IF(AND([.$C195]=&quot;T2&quot;;[.$D195]=&quot;Z&quot;);[.H194]+[.$E195];IF(AND([.$C195]=&quot;T2&quot;;[.$D195]=&quot;W&quot;);[.H194]-[.$E195];[.H194]))" office:value-type="float" office:value="0" calcext:value-type="float">
            <text:p>0</text:p>
          </table:table-cell>
          <table:table-cell table:formula="of:=IF(AND([.$C195]=&quot;T3&quot;;[.$D195]=&quot;Z&quot;);[.I194]+[.$E195];IF(AND([.$C195]=&quot;T3&quot;;[.$D195]=&quot;W&quot;);[.I194]-[.$E195];[.I194]))" office:value-type="float" office:value="0" calcext:value-type="float">
            <text:p>0</text:p>
          </table:table-cell>
          <table:table-cell table:formula="of:=IF(AND([.$C195]=&quot;T4&quot;;[.$D195]=&quot;Z&quot;);[.J194]+[.$E195];IF(AND([.$C195]=&quot;T4&quot;;[.$D195]=&quot;W&quot;);[.J194]-[.$E195];[.J194]))" office:value-type="float" office:value="6" calcext:value-type="float">
            <text:p>6</text:p>
          </table:table-cell>
          <table:table-cell table:formula="of:=IF(AND([.$C195]=&quot;T5&quot;;[.$D195]=&quot;Z&quot;);[.K194]+[.$E195];IF(AND([.$C195]=&quot;T5&quot;;[.$D195]=&quot;W&quot;);[.K194]-[.$E195];[.K194]))"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  <table:table-cell table:formula="of:=IF(AND([.$C196]=&quot;T1&quot;;[.$D196]=&quot;Z&quot;);[.G195]+[.E196];IF(AND([.$C196]=&quot;T1&quot;;[.$D196]=&quot;W&quot;);[.G195]-[.E196];[.G195]))" office:value-type="float" office:value="89" calcext:value-type="float">
            <text:p>89</text:p>
          </table:table-cell>
          <table:table-cell table:formula="of:=IF(AND([.$C196]=&quot;T2&quot;;[.$D196]=&quot;Z&quot;);[.H195]+[.$E196];IF(AND([.$C196]=&quot;T2&quot;;[.$D196]=&quot;W&quot;);[.H195]-[.$E196];[.H195]))" office:value-type="float" office:value="0" calcext:value-type="float">
            <text:p>0</text:p>
          </table:table-cell>
          <table:table-cell table:formula="of:=IF(AND([.$C196]=&quot;T3&quot;;[.$D196]=&quot;Z&quot;);[.I195]+[.$E196];IF(AND([.$C196]=&quot;T3&quot;;[.$D196]=&quot;W&quot;);[.I195]-[.$E196];[.I195]))" office:value-type="float" office:value="0" calcext:value-type="float">
            <text:p>0</text:p>
          </table:table-cell>
          <table:table-cell table:formula="of:=IF(AND([.$C196]=&quot;T4&quot;;[.$D196]=&quot;Z&quot;);[.J195]+[.$E196];IF(AND([.$C196]=&quot;T4&quot;;[.$D196]=&quot;W&quot;);[.J195]-[.$E196];[.J195]))" office:value-type="float" office:value="6" calcext:value-type="float">
            <text:p>6</text:p>
          </table:table-cell>
          <table:table-cell table:formula="of:=IF(AND([.$C196]=&quot;T5&quot;;[.$D196]=&quot;Z&quot;);[.K195]+[.$E196];IF(AND([.$C196]=&quot;T5&quot;;[.$D196]=&quot;W&quot;);[.K195]-[.$E196];[.K195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  <table:table-cell table:formula="of:=IF(AND([.$C197]=&quot;T1&quot;;[.$D197]=&quot;Z&quot;);[.G196]+[.E197];IF(AND([.$C197]=&quot;T1&quot;;[.$D197]=&quot;W&quot;);[.G196]-[.E197];[.G196]))" office:value-type="float" office:value="89" calcext:value-type="float">
            <text:p>89</text:p>
          </table:table-cell>
          <table:table-cell table:formula="of:=IF(AND([.$C197]=&quot;T2&quot;;[.$D197]=&quot;Z&quot;);[.H196]+[.$E197];IF(AND([.$C197]=&quot;T2&quot;;[.$D197]=&quot;W&quot;);[.H196]-[.$E197];[.H196]))" office:value-type="float" office:value="0" calcext:value-type="float">
            <text:p>0</text:p>
          </table:table-cell>
          <table:table-cell table:formula="of:=IF(AND([.$C197]=&quot;T3&quot;;[.$D197]=&quot;Z&quot;);[.I196]+[.$E197];IF(AND([.$C197]=&quot;T3&quot;;[.$D197]=&quot;W&quot;);[.I196]-[.$E197];[.I196]))" office:value-type="float" office:value="0" calcext:value-type="float">
            <text:p>0</text:p>
          </table:table-cell>
          <table:table-cell table:formula="of:=IF(AND([.$C197]=&quot;T4&quot;;[.$D197]=&quot;Z&quot;);[.J196]+[.$E197];IF(AND([.$C197]=&quot;T4&quot;;[.$D197]=&quot;W&quot;);[.J196]-[.$E197];[.J196]))" office:value-type="float" office:value="49" calcext:value-type="float">
            <text:p>49</text:p>
          </table:table-cell>
          <table:table-cell table:formula="of:=IF(AND([.$C197]=&quot;T5&quot;;[.$D197]=&quot;Z&quot;);[.K196]+[.$E197];IF(AND([.$C197]=&quot;T5&quot;;[.$D197]=&quot;W&quot;);[.K196]-[.$E197];[.K196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  <table:table-cell table:formula="of:=IF(AND([.$C198]=&quot;T1&quot;;[.$D198]=&quot;Z&quot;);[.G197]+[.E198];IF(AND([.$C198]=&quot;T1&quot;;[.$D198]=&quot;W&quot;);[.G197]-[.E198];[.G197]))" office:value-type="float" office:value="89" calcext:value-type="float">
            <text:p>89</text:p>
          </table:table-cell>
          <table:table-cell table:formula="of:=IF(AND([.$C198]=&quot;T2&quot;;[.$D198]=&quot;Z&quot;);[.H197]+[.$E198];IF(AND([.$C198]=&quot;T2&quot;;[.$D198]=&quot;W&quot;);[.H197]-[.$E198];[.H197]))" office:value-type="float" office:value="24" calcext:value-type="float">
            <text:p>24</text:p>
          </table:table-cell>
          <table:table-cell table:formula="of:=IF(AND([.$C198]=&quot;T3&quot;;[.$D198]=&quot;Z&quot;);[.I197]+[.$E198];IF(AND([.$C198]=&quot;T3&quot;;[.$D198]=&quot;W&quot;);[.I197]-[.$E198];[.I197]))" office:value-type="float" office:value="0" calcext:value-type="float">
            <text:p>0</text:p>
          </table:table-cell>
          <table:table-cell table:formula="of:=IF(AND([.$C198]=&quot;T4&quot;;[.$D198]=&quot;Z&quot;);[.J197]+[.$E198];IF(AND([.$C198]=&quot;T4&quot;;[.$D198]=&quot;W&quot;);[.J197]-[.$E198];[.J197]))" office:value-type="float" office:value="49" calcext:value-type="float">
            <text:p>49</text:p>
          </table:table-cell>
          <table:table-cell table:formula="of:=IF(AND([.$C198]=&quot;T5&quot;;[.$D198]=&quot;Z&quot;);[.K197]+[.$E198];IF(AND([.$C198]=&quot;T5&quot;;[.$D198]=&quot;W&quot;);[.K197]-[.$E198];[.K197]))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  <table:table-cell table:formula="of:=IF(AND([.$C199]=&quot;T1&quot;;[.$D199]=&quot;Z&quot;);[.G198]+[.E199];IF(AND([.$C199]=&quot;T1&quot;;[.$D199]=&quot;W&quot;);[.G198]-[.E199];[.G198]))" office:value-type="float" office:value="89" calcext:value-type="float">
            <text:p>89</text:p>
          </table:table-cell>
          <table:table-cell table:formula="of:=IF(AND([.$C199]=&quot;T2&quot;;[.$D199]=&quot;Z&quot;);[.H198]+[.$E199];IF(AND([.$C199]=&quot;T2&quot;;[.$D199]=&quot;W&quot;);[.H198]-[.$E199];[.H198]))" office:value-type="float" office:value="24" calcext:value-type="float">
            <text:p>24</text:p>
          </table:table-cell>
          <table:table-cell table:formula="of:=IF(AND([.$C199]=&quot;T3&quot;;[.$D199]=&quot;Z&quot;);[.I198]+[.$E199];IF(AND([.$C199]=&quot;T3&quot;;[.$D199]=&quot;W&quot;);[.I198]-[.$E199];[.I198]))" office:value-type="float" office:value="0" calcext:value-type="float">
            <text:p>0</text:p>
          </table:table-cell>
          <table:table-cell table:formula="of:=IF(AND([.$C199]=&quot;T4&quot;;[.$D199]=&quot;Z&quot;);[.J198]+[.$E199];IF(AND([.$C199]=&quot;T4&quot;;[.$D199]=&quot;W&quot;);[.J198]-[.$E199];[.J198]))" office:value-type="float" office:value="49" calcext:value-type="float">
            <text:p>49</text:p>
          </table:table-cell>
          <table:table-cell table:formula="of:=IF(AND([.$C199]=&quot;T5&quot;;[.$D199]=&quot;Z&quot;);[.K198]+[.$E199];IF(AND([.$C199]=&quot;T5&quot;;[.$D199]=&quot;W&quot;);[.K198]-[.$E199];[.K198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table:formula="of:=IF(AND([.$C200]=&quot;T1&quot;;[.$D200]=&quot;Z&quot;);[.G199]+[.E200];IF(AND([.$C200]=&quot;T1&quot;;[.$D200]=&quot;W&quot;);[.G199]-[.E200];[.G199]))" office:value-type="float" office:value="89" calcext:value-type="float">
            <text:p>89</text:p>
          </table:table-cell>
          <table:table-cell table:formula="of:=IF(AND([.$C200]=&quot;T2&quot;;[.$D200]=&quot;Z&quot;);[.H199]+[.$E200];IF(AND([.$C200]=&quot;T2&quot;;[.$D200]=&quot;W&quot;);[.H199]-[.$E200];[.H199]))" office:value-type="float" office:value="24" calcext:value-type="float">
            <text:p>24</text:p>
          </table:table-cell>
          <table:table-cell table:formula="of:=IF(AND([.$C200]=&quot;T3&quot;;[.$D200]=&quot;Z&quot;);[.I199]+[.$E200];IF(AND([.$C200]=&quot;T3&quot;;[.$D200]=&quot;W&quot;);[.I199]-[.$E200];[.I199]))" office:value-type="float" office:value="35" calcext:value-type="float">
            <text:p>35</text:p>
          </table:table-cell>
          <table:table-cell table:formula="of:=IF(AND([.$C200]=&quot;T4&quot;;[.$D200]=&quot;Z&quot;);[.J199]+[.$E200];IF(AND([.$C200]=&quot;T4&quot;;[.$D200]=&quot;W&quot;);[.J199]-[.$E200];[.J199]))" office:value-type="float" office:value="49" calcext:value-type="float">
            <text:p>49</text:p>
          </table:table-cell>
          <table:table-cell table:formula="of:=IF(AND([.$C200]=&quot;T5&quot;;[.$D200]=&quot;Z&quot;);[.K199]+[.$E200];IF(AND([.$C200]=&quot;T5&quot;;[.$D200]=&quot;W&quot;);[.K199]-[.$E200];[.K199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formula="of:=IF(AND([.$C201]=&quot;T1&quot;;[.$D201]=&quot;Z&quot;);[.G200]+[.E201];IF(AND([.$C201]=&quot;T1&quot;;[.$D201]=&quot;W&quot;);[.G200]-[.E201];[.G200]))" office:value-type="float" office:value="130" calcext:value-type="float">
            <text:p>130</text:p>
          </table:table-cell>
          <table:table-cell table:formula="of:=IF(AND([.$C201]=&quot;T2&quot;;[.$D201]=&quot;Z&quot;);[.H200]+[.$E201];IF(AND([.$C201]=&quot;T2&quot;;[.$D201]=&quot;W&quot;);[.H200]-[.$E201];[.H200]))" office:value-type="float" office:value="24" calcext:value-type="float">
            <text:p>24</text:p>
          </table:table-cell>
          <table:table-cell table:formula="of:=IF(AND([.$C201]=&quot;T3&quot;;[.$D201]=&quot;Z&quot;);[.I200]+[.$E201];IF(AND([.$C201]=&quot;T3&quot;;[.$D201]=&quot;W&quot;);[.I200]-[.$E201];[.I200]))" office:value-type="float" office:value="35" calcext:value-type="float">
            <text:p>35</text:p>
          </table:table-cell>
          <table:table-cell table:formula="of:=IF(AND([.$C201]=&quot;T4&quot;;[.$D201]=&quot;Z&quot;);[.J200]+[.$E201];IF(AND([.$C201]=&quot;T4&quot;;[.$D201]=&quot;W&quot;);[.J200]-[.$E201];[.J200]))" office:value-type="float" office:value="49" calcext:value-type="float">
            <text:p>49</text:p>
          </table:table-cell>
          <table:table-cell table:formula="of:=IF(AND([.$C201]=&quot;T5&quot;;[.$D201]=&quot;Z&quot;);[.K200]+[.$E201];IF(AND([.$C201]=&quot;T5&quot;;[.$D201]=&quot;W&quot;);[.K200]-[.$E201];[.K200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  <table:table-cell table:formula="of:=IF(AND([.$C202]=&quot;T1&quot;;[.$D202]=&quot;Z&quot;);[.G201]+[.E202];IF(AND([.$C202]=&quot;T1&quot;;[.$D202]=&quot;W&quot;);[.G201]-[.E202];[.G201]))" office:value-type="float" office:value="130" calcext:value-type="float">
            <text:p>130</text:p>
          </table:table-cell>
          <table:table-cell table:formula="of:=IF(AND([.$C202]=&quot;T2&quot;;[.$D202]=&quot;Z&quot;);[.H201]+[.$E202];IF(AND([.$C202]=&quot;T2&quot;;[.$D202]=&quot;W&quot;);[.H201]-[.$E202];[.H201]))" office:value-type="float" office:value="24" calcext:value-type="float">
            <text:p>24</text:p>
          </table:table-cell>
          <table:table-cell table:formula="of:=IF(AND([.$C202]=&quot;T3&quot;;[.$D202]=&quot;Z&quot;);[.I201]+[.$E202];IF(AND([.$C202]=&quot;T3&quot;;[.$D202]=&quot;W&quot;);[.I201]-[.$E202];[.I201]))" office:value-type="float" office:value="35" calcext:value-type="float">
            <text:p>35</text:p>
          </table:table-cell>
          <table:table-cell table:formula="of:=IF(AND([.$C202]=&quot;T4&quot;;[.$D202]=&quot;Z&quot;);[.J201]+[.$E202];IF(AND([.$C202]=&quot;T4&quot;;[.$D202]=&quot;W&quot;);[.J201]-[.$E202];[.J201]))" office:value-type="float" office:value="72" calcext:value-type="float">
            <text:p>72</text:p>
          </table:table-cell>
          <table:table-cell table:formula="of:=IF(AND([.$C202]=&quot;T5&quot;;[.$D202]=&quot;Z&quot;);[.K201]+[.$E202];IF(AND([.$C202]=&quot;T5&quot;;[.$D202]=&quot;W&quot;);[.K201]-[.$E202];[.K201]))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  <table:table-cell table:formula="of:=IF(AND([.$C203]=&quot;T1&quot;;[.$D203]=&quot;Z&quot;);[.G202]+[.E203];IF(AND([.$C203]=&quot;T1&quot;;[.$D203]=&quot;W&quot;);[.G202]-[.E203];[.G202]))" office:value-type="float" office:value="130" calcext:value-type="float">
            <text:p>130</text:p>
          </table:table-cell>
          <table:table-cell table:formula="of:=IF(AND([.$C203]=&quot;T2&quot;;[.$D203]=&quot;Z&quot;);[.H202]+[.$E203];IF(AND([.$C203]=&quot;T2&quot;;[.$D203]=&quot;W&quot;);[.H202]-[.$E203];[.H202]))" office:value-type="float" office:value="70" calcext:value-type="float">
            <text:p>70</text:p>
          </table:table-cell>
          <table:table-cell table:formula="of:=IF(AND([.$C203]=&quot;T3&quot;;[.$D203]=&quot;Z&quot;);[.I202]+[.$E203];IF(AND([.$C203]=&quot;T3&quot;;[.$D203]=&quot;W&quot;);[.I202]-[.$E203];[.I202]))" office:value-type="float" office:value="35" calcext:value-type="float">
            <text:p>35</text:p>
          </table:table-cell>
          <table:table-cell table:formula="of:=IF(AND([.$C203]=&quot;T4&quot;;[.$D203]=&quot;Z&quot;);[.J202]+[.$E203];IF(AND([.$C203]=&quot;T4&quot;;[.$D203]=&quot;W&quot;);[.J202]-[.$E203];[.J202]))" office:value-type="float" office:value="72" calcext:value-type="float">
            <text:p>72</text:p>
          </table:table-cell>
          <table:table-cell table:formula="of:=IF(AND([.$C203]=&quot;T5&quot;;[.$D203]=&quot;Z&quot;);[.K202]+[.$E203];IF(AND([.$C203]=&quot;T5&quot;;[.$D203]=&quot;W&quot;);[.K202]-[.$E203];[.K202]))" office:value-type="float" office:value="0" calcext:value-type="float">
            <text:p>0</text:p>
          </table:table-cell>
        </table:table-row>
        <table:table-row table:style-name="ro1" table:number-rows-repeated="1048372">
          <table:table-cell table:number-columns-repeated="11"/>
        </table:table-row>
        <table:table-row table:style-name="ro1">
          <table:table-cell table:number-columns-repeated="11"/>
        </table:table-row>
      </table:table>
      <table:table table:name="Arkusz5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data</text:p>
          </table:table-cell>
          <table:table-cell office:value-type="string" calcext:value-type="string">
            <text:p>port</text:p>
          </table:table-cell>
          <table:table-cell office:value-type="string" calcext:value-type="string">
            <text:p>towar</text:p>
          </table:table-cell>
          <table:table-cell office:value-type="string" calcext:value-type="string">
            <text:p>Z/W</text:p>
          </table:table-cell>
          <table:table-cell office:value-type="string" calcext:value-type="string">
            <text:p>ile ton</text:p>
          </table:table-cell>
          <table:table-cell office:value-type="string" calcext:value-type="string">
            <text:p>cena za tone w talarach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6-01-01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6-01-16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1-24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74" calcext:value-type="float">
            <text:p>74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6-02-19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3-1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7" calcext:value-type="float">
            <text:p>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4-04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6" calcext:value-type="float">
            <text:p>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6-04-22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05-1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8" calcext:value-type="float">
            <text:p>2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06-08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2" calcext:value-type="float">
            <text:p>42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6-06-21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37" calcext:value-type="float">
            <text:p>3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6-07-08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2" calcext:value-type="float">
            <text:p>32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2" calcext:value-type="float">
            <text:p>32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6-07-2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91" calcext:value-type="float">
            <text:p>19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08-11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6-09-06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4" calcext:value-type="float">
            <text:p>44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" calcext:value-type="float">
            <text:p>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6-09-27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6-10-2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6-11-08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6-11-30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79" calcext:value-type="float">
            <text:p>79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6-12-2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01-07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9" calcext:value-type="float">
            <text:p>3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12" calcext:value-type="float">
            <text:p>112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01-2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74" calcext:value-type="float">
            <text:p>74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2017-02-08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3" calcext:value-type="float">
            <text:p>43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2-27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03-25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21" calcext:value-type="float">
            <text:p>21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2" calcext:value-type="float">
            <text:p>2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4-15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86" calcext:value-type="float">
            <text:p>8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10" calcext:value-type="float">
            <text:p>110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3" calcext:value-type="float">
            <text:p>3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7-05-09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8" calcext:value-type="float">
            <text:p>6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5-27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7-06-18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5" calcext:value-type="float">
            <text:p>45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6" calcext:value-type="float">
            <text:p>116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017-07-13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5" calcext:value-type="float">
            <text:p>5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7" calcext:value-type="float">
            <text:p>37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70" calcext:value-type="float">
            <text:p>70</text:p>
          </table:table-cell>
        </table:table-row>
        <table:table-row table:style-name="ro1">
          <table:table-cell office:value-type="string" calcext:value-type="string">
            <text:p>2017-07-26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2" calcext:value-type="float">
            <text:p>4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1" calcext:value-type="float">
            <text:p>11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8-12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7-08-27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9" calcext:value-type="float">
            <text:p>19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7-09-15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0-11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47" calcext:value-type="float">
            <text:p>147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5" calcext:value-type="float">
            <text:p>15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7-11-01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34" calcext:value-type="float">
            <text:p>13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7-11-25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2" calcext:value-type="float">
            <text:p>12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7-12-13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38" calcext:value-type="float">
            <text:p>3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38" calcext:value-type="float">
            <text:p>38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4" calcext:value-type="float">
            <text:p>44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04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5" calcext:value-type="float">
            <text:p>15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8-01-29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-01-30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8-02-16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34" calcext:value-type="float">
            <text:p>34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8-03-03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9" calcext:value-type="float">
            <text:p>49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string" calcext:value-type="string">
            <text:p>2018-03-22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2018-04-17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4" calcext:value-type="float">
            <text:p>3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7" calcext:value-type="float">
            <text:p>27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5-08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184" calcext:value-type="float">
            <text:p>184</text:p>
          </table:table-cell>
          <table:table-cell office:value-type="float" office:value="99" calcext:value-type="float">
            <text:p>99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6-01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66" calcext:value-type="float">
            <text:p>66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-06-19</text:p>
          </table:table-cell>
          <table:table-cell office:value-type="string" calcext:value-type="string">
            <text:p>Neapol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192" calcext:value-type="float">
            <text:p>192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5" calcext:value-type="float">
            <text:p>25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string" calcext:value-type="string">
            <text:p>2018-07-11</text:p>
          </table:table-cell>
          <table:table-cell office:value-type="string" calcext:value-type="string">
            <text:p>Monak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121" calcext:value-type="float">
            <text:p>121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0" calcext:value-type="float">
            <text:p>3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8-08-05</text:p>
          </table:table-cell>
          <table:table-cell office:value-type="string" calcext:value-type="string">
            <text:p>Barcelon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W</text:p>
          </table:table-cell>
          <table:table-cell office:value-type="float" office:value="49" calcext:value-type="float">
            <text:p>49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61" calcext:value-type="float">
            <text:p>61</text:p>
          </table:table-cell>
          <table:table-cell office:value-type="float" office:value="90" calcext:value-type="float">
            <text:p>90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19" calcext:value-type="float">
            <text:p>19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2018-08-18</text:p>
          </table:table-cell>
          <table:table-cell office:value-type="string" calcext:value-type="string">
            <text:p>Walencj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2" calcext:value-type="float">
            <text:p>22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string" calcext:value-type="string">
            <text:p>2018-09-04</text:p>
          </table:table-cell>
          <table:table-cell office:value-type="string" calcext:value-type="string">
            <text:p>Algier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7" calcext:value-type="float">
            <text:p>47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82" calcext:value-type="float">
            <text:p>82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26" calcext:value-type="float">
            <text:p>26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24" calcext:value-type="float">
            <text:p>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36" calcext:value-type="float">
            <text:p>3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2018-09-19</text:p>
          </table:table-cell>
          <table:table-cell office:value-type="string" calcext:value-type="string">
            <text:p>Tunis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6" calcext:value-type="float">
            <text:p>6</text:p>
          </table:table-cell>
          <table:table-cell office:value-type="float" office:value="68" calcext:value-type="float">
            <text:p>68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W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10-08</text:p>
          </table:table-cell>
          <table:table-cell office:value-type="string" calcext:value-type="string">
            <text:p>Benghazi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string" calcext:value-type="string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string" calcext:value-type="string">
            <text:p>2018-11-03</text:p>
          </table:table-cell>
          <table:table-cell office:value-type="string" calcext:value-type="string">
            <text:p>Aleksandria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Z</text:p>
          </table:table-cell>
          <table:table-cell office:value-type="float" office:value="48" calcext:value-type="float">
            <text:p>48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64" calcext:value-type="float">
            <text:p>64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43" calcext:value-type="float">
            <text:p>43</text:p>
          </table:table-cell>
          <table:table-cell office:value-type="float" office:value="63" calcext:value-type="float">
            <text:p>63</text:p>
          </table:table-cell>
        </table:table-row>
        <table:table-row table:style-name="ro1">
          <table:table-cell office:value-type="string" calcext:value-type="string">
            <text:p>2018-11-24</text:p>
          </table:table-cell>
          <table:table-cell office:value-type="string" calcext:value-type="string">
            <text:p>Bejrut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table:number-columns-repeated="2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5</text:p>
          </table:table-cell>
          <table:table-cell office:value-type="string" calcext:value-type="string">
            <text:p>W</text:p>
          </table:table-cell>
          <table:table-cell office:value-type="float" office:value="4" calcext:value-type="float">
            <text:p>4</text:p>
          </table:table-cell>
          <table:table-cell office:value-type="float" office:value="62" calcext:value-type="float">
            <text:p>62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3</text:p>
          </table:table-cell>
          <table:table-cell office:value-type="string" calcext:value-type="string">
            <text:p>Z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Z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4</text:p>
          </table:table-cell>
          <table:table-cell office:value-type="string" calcext:value-type="string">
            <text:p>Z</text:p>
          </table:table-cell>
          <table:table-cell office:value-type="float" office:value="23" calcext:value-type="float">
            <text:p>23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string" calcext:value-type="string">
            <text:p>2018-12-18</text:p>
          </table:table-cell>
          <table:table-cell office:value-type="string" calcext:value-type="string">
            <text:p>Palermo</text:p>
          </table:table-cell>
          <table:table-cell office:value-type="string" calcext:value-type="string">
            <text:p>T2</text:p>
          </table:table-cell>
          <table:table-cell office:value-type="string" calcext:value-type="string">
            <text:p>Z</text:p>
          </table:table-cell>
          <table:table-cell office:value-type="float" office:value="46" calcext:value-type="float">
            <text:p>46</text:p>
          </table:table-cell>
          <table:table-cell office:value-type="float" office:value="23" calcext:value-type="float">
            <text:p>23</text:p>
          </table:table-cell>
        </table:table-row>
        <table:table-row table:style-name="ro1" table:number-rows-repeated="1048372">
          <table:table-cell table:number-columns-repeated="6"/>
        </table:table-row>
        <table:table-row table:style-name="ro1">
          <table:table-cell table:number-columns-repeated="6"/>
        </table:table-row>
      </table:table>
      <table:named-expressions/>
      <table:data-pilot-tables>
        <table:data-pilot-table table:name="DataPilot1" table:application-data="" table:target-range-address="'Tabela przestawna_Arkusz1_1'.A1:'Tabela przestawna_Arkusz1_1'.C10" table:buttons="'Tabela przestawna_Arkusz1_1'.A1 'Tabela przestawna_Arkusz1_1'.A4 'Tabela przestawna_Arkusz1_1'.B3" table:show-filter-button="false" table:drill-down-on-double-click="false">
          <table:source-cell-range table:cell-range-address="Arkusz1.C1:Arkusz1.E203"/>
          <table:data-pilot-field table:source-field-name="Z/W" table:orientation="page" table:used-hierarchy="0" table:function="auto" loext:ignore-selected-page="true" table:selected-page="Z">
            <table:data-pilot-level table:show-empty="false" calcext:repeat-item-labels="false">
              <table:data-pilot-members>
                <table:data-pilot-member table:name="W" table:display="fals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owar" table:orientation="row" table:used-hierarchy="0" table:function="auto">
            <table:data-pilot-level table:show-empty="false" calcext:repeat-item-labels="false">
              <table:data-pilot-members>
                <table:data-pilot-member table:name="T1" table:display="true" table:show-details="true"/>
                <table:data-pilot-member table:name="T2" table:display="true" table:show-details="true"/>
                <table:data-pilot-member table:name="T3" table:display="true" table:show-details="true"/>
                <table:data-pilot-member table:name="T4" table:display="true" table:show-details="true"/>
                <table:data-pilot-member table:name="T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le ton" table:orientation="data" table:used-hierarchy="0" table:function="count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61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9" table:display="true" table:show-details="true"/>
                <table:data-pilot-member table:name="82" table:display="true" table:show-details="true"/>
                <table:data-pilot-member table:name="86" table:display="true" table:show-details="true"/>
                <table:data-pilot-member table:name="97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6" table:display="true" table:show-details="true"/>
                <table:data-pilot-member table:name="121" table:display="true" table:show-details="true"/>
                <table:data-pilot-member table:name="134" table:display="true" table:show-details="true"/>
                <table:data-pilot-member table:name="147" table:display="true" table:show-details="true"/>
                <table:data-pilot-member table:name="184" table:display="true" table:show-details="true"/>
                <table:data-pilot-member table:name="191" table:display="true" table:show-details="true"/>
                <table:data-pilot-member table:name="1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le ton" table:orientation="data" table:used-hierarchy="-1" table:function="sum">
            <table:data-pilot-level calcext:repeat-item-labels="false"/>
          </table:data-pilot-field>
        </table:data-pilot-table>
        <table:data-pilot-table table:name="DataPilot2" table:application-data="" table:target-range-address="'Tabela przestawna_Arkusz1_2'.A1:'Tabela przestawna_Arkusz1_2'.B57" table:buttons="'Tabela przestawna_Arkusz1_2'.A1" table:grand-total="column" table:show-filter-button="false" table:drill-down-on-double-click="false">
          <table:source-cell-range table:cell-range-address="Arkusz1.A1:Arkusz1.B203"/>
          <table:data-pilot-field table:source-field-name="data" table:orientation="row" table:used-hierarchy="0" table:function="auto">
            <table:data-pilot-level table:show-empty="false" calcext:repeat-item-labels="false">
              <table:data-pilot-members>
                <table:data-pilot-member table:name="2016-01-01" table:display="true" table:show-details="true"/>
                <table:data-pilot-member table:name="2016-01-16" table:display="true" table:show-details="true"/>
                <table:data-pilot-member table:name="2016-01-24" table:display="true" table:show-details="true"/>
                <table:data-pilot-member table:name="2016-02-19" table:display="true" table:show-details="true"/>
                <table:data-pilot-member table:name="2016-03-11" table:display="true" table:show-details="true"/>
                <table:data-pilot-member table:name="2016-04-04" table:display="true" table:show-details="true"/>
                <table:data-pilot-member table:name="2016-04-22" table:display="true" table:show-details="true"/>
                <table:data-pilot-member table:name="2016-05-14" table:display="true" table:show-details="true"/>
                <table:data-pilot-member table:name="2016-06-08" table:display="true" table:show-details="true"/>
                <table:data-pilot-member table:name="2016-06-21" table:display="true" table:show-details="true"/>
                <table:data-pilot-member table:name="2016-07-08" table:display="true" table:show-details="true"/>
                <table:data-pilot-member table:name="2016-07-23" table:display="true" table:show-details="true"/>
                <table:data-pilot-member table:name="2016-08-11" table:display="true" table:show-details="true"/>
                <table:data-pilot-member table:name="2016-09-06" table:display="true" table:show-details="true"/>
                <table:data-pilot-member table:name="2016-09-27" table:display="true" table:show-details="true"/>
                <table:data-pilot-member table:name="2016-10-21" table:display="true" table:show-details="true"/>
                <table:data-pilot-member table:name="2016-11-08" table:display="true" table:show-details="true"/>
                <table:data-pilot-member table:name="2016-11-30" table:display="true" table:show-details="true"/>
                <table:data-pilot-member table:name="2016-12-25" table:display="true" table:show-details="true"/>
                <table:data-pilot-member table:name="2017-01-07" table:display="true" table:show-details="true"/>
                <table:data-pilot-member table:name="2017-01-24" table:display="true" table:show-details="true"/>
                <table:data-pilot-member table:name="2017-02-08" table:display="true" table:show-details="true"/>
                <table:data-pilot-member table:name="2017-02-27" table:display="true" table:show-details="true"/>
                <table:data-pilot-member table:name="2017-03-25" table:display="true" table:show-details="true"/>
                <table:data-pilot-member table:name="2017-04-15" table:display="true" table:show-details="true"/>
                <table:data-pilot-member table:name="2017-05-09" table:display="true" table:show-details="true"/>
                <table:data-pilot-member table:name="2017-05-27" table:display="true" table:show-details="true"/>
                <table:data-pilot-member table:name="2017-06-18" table:display="true" table:show-details="true"/>
                <table:data-pilot-member table:name="2017-07-13" table:display="true" table:show-details="true"/>
                <table:data-pilot-member table:name="2017-07-26" table:display="true" table:show-details="true"/>
                <table:data-pilot-member table:name="2017-08-12" table:display="true" table:show-details="true"/>
                <table:data-pilot-member table:name="2017-08-27" table:display="true" table:show-details="true"/>
                <table:data-pilot-member table:name="2017-09-15" table:display="true" table:show-details="true"/>
                <table:data-pilot-member table:name="2017-10-11" table:display="true" table:show-details="true"/>
                <table:data-pilot-member table:name="2017-11-01" table:display="true" table:show-details="true"/>
                <table:data-pilot-member table:name="2017-11-25" table:display="true" table:show-details="true"/>
                <table:data-pilot-member table:name="2017-12-13" table:display="true" table:show-details="true"/>
                <table:data-pilot-member table:name="2018-01-04" table:display="true" table:show-details="true"/>
                <table:data-pilot-member table:name="2018-01-29" table:display="true" table:show-details="true"/>
                <table:data-pilot-member table:name="2018-01-30" table:display="true" table:show-details="true"/>
                <table:data-pilot-member table:name="2018-02-16" table:display="true" table:show-details="true"/>
                <table:data-pilot-member table:name="2018-03-03" table:display="true" table:show-details="true"/>
                <table:data-pilot-member table:name="2018-03-22" table:display="true" table:show-details="true"/>
                <table:data-pilot-member table:name="2018-04-17" table:display="true" table:show-details="true"/>
                <table:data-pilot-member table:name="2018-05-08" table:display="true" table:show-details="true"/>
                <table:data-pilot-member table:name="2018-06-01" table:display="true" table:show-details="true"/>
                <table:data-pilot-member table:name="2018-06-19" table:display="true" table:show-details="true"/>
                <table:data-pilot-member table:name="2018-07-11" table:display="true" table:show-details="true"/>
                <table:data-pilot-member table:name="2018-08-05" table:display="true" table:show-details="true"/>
                <table:data-pilot-member table:name="2018-08-18" table:display="true" table:show-details="true"/>
                <table:data-pilot-member table:name="2018-09-04" table:display="true" table:show-details="true"/>
                <table:data-pilot-member table:name="2018-09-19" table:display="true" table:show-details="true"/>
                <table:data-pilot-member table:name="2018-10-08" table:display="true" table:show-details="true"/>
                <table:data-pilot-member table:name="2018-11-03" table:display="true" table:show-details="true"/>
                <table:data-pilot-member table:name="2018-11-24" table:display="true" table:show-details="true"/>
                <table:data-pilot-member table:name="2018-12-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</table:data-pilot-table>
        <table:data-pilot-table table:name="DataPilot3" table:application-data="" table:target-range-address="'Tabela przestawna_Arkusz1_3'.A1:'Tabela przestawna_Arkusz1_3'.D46" table:buttons="'Tabela przestawna_Arkusz1_3'.A1 'Tabela przestawna_Arkusz1_3'.A3 'Tabela przestawna_Arkusz1_3'.B3 'Tabela przestawna_Arkusz1_3'.C3" table:grand-total="column" table:show-filter-button="false" table:drill-down-on-double-click="false">
          <table:source-cell-range table:cell-range-address="Arkusz1.A1:Arkusz1.E203"/>
          <table:data-pilot-field table:source-field-name="data" table:orientation="row" table:used-hierarchy="0" table:function="auto">
            <table:data-pilot-level table:show-empty="false" calcext:repeat-item-labels="false">
              <table:data-pilot-members>
                <table:data-pilot-member table:name="2016-01-01" table:display="true" table:show-details="true"/>
                <table:data-pilot-member table:name="2016-01-16" table:display="true" table:show-details="true"/>
                <table:data-pilot-member table:name="2016-01-24" table:display="true" table:show-details="true"/>
                <table:data-pilot-member table:name="2016-02-19" table:display="true" table:show-details="true"/>
                <table:data-pilot-member table:name="2016-03-11" table:display="true" table:show-details="true"/>
                <table:data-pilot-member table:name="2016-04-04" table:display="true" table:show-details="true"/>
                <table:data-pilot-member table:name="2016-04-22" table:display="true" table:show-details="true"/>
                <table:data-pilot-member table:name="2016-05-14" table:display="true" table:show-details="true"/>
                <table:data-pilot-member table:name="2016-06-08" table:display="true" table:show-details="true"/>
                <table:data-pilot-member table:name="2016-06-21" table:display="true" table:show-details="true"/>
                <table:data-pilot-member table:name="2016-07-08" table:display="true" table:show-details="true"/>
                <table:data-pilot-member table:name="2016-07-23" table:display="true" table:show-details="true"/>
                <table:data-pilot-member table:name="2016-08-11" table:display="true" table:show-details="true"/>
                <table:data-pilot-member table:name="2016-09-06" table:display="true" table:show-details="true"/>
                <table:data-pilot-member table:name="2016-09-27" table:display="true" table:show-details="true"/>
                <table:data-pilot-member table:name="2016-10-21" table:display="true" table:show-details="true"/>
                <table:data-pilot-member table:name="2016-11-08" table:display="true" table:show-details="true"/>
                <table:data-pilot-member table:name="2016-11-30" table:display="true" table:show-details="true"/>
                <table:data-pilot-member table:name="2016-12-25" table:display="true" table:show-details="true"/>
                <table:data-pilot-member table:name="2017-01-07" table:display="true" table:show-details="true"/>
                <table:data-pilot-member table:name="2017-01-24" table:display="true" table:show-details="true"/>
                <table:data-pilot-member table:name="2017-02-08" table:display="true" table:show-details="true"/>
                <table:data-pilot-member table:name="2017-02-27" table:display="true" table:show-details="true"/>
                <table:data-pilot-member table:name="2017-03-25" table:display="true" table:show-details="true"/>
                <table:data-pilot-member table:name="2017-04-15" table:display="true" table:show-details="true"/>
                <table:data-pilot-member table:name="2017-05-09" table:display="true" table:show-details="true"/>
                <table:data-pilot-member table:name="2017-05-27" table:display="true" table:show-details="true"/>
                <table:data-pilot-member table:name="2017-06-18" table:display="true" table:show-details="true"/>
                <table:data-pilot-member table:name="2017-07-13" table:display="true" table:show-details="true"/>
                <table:data-pilot-member table:name="2017-07-26" table:display="true" table:show-details="true"/>
                <table:data-pilot-member table:name="2017-08-12" table:display="true" table:show-details="true"/>
                <table:data-pilot-member table:name="2017-08-27" table:display="true" table:show-details="true"/>
                <table:data-pilot-member table:name="2017-09-15" table:display="true" table:show-details="true"/>
                <table:data-pilot-member table:name="2017-10-11" table:display="true" table:show-details="true"/>
                <table:data-pilot-member table:name="2017-11-01" table:display="true" table:show-details="true"/>
                <table:data-pilot-member table:name="2017-11-25" table:display="true" table:show-details="true"/>
                <table:data-pilot-member table:name="2017-12-13" table:display="true" table:show-details="true"/>
                <table:data-pilot-member table:name="2018-01-04" table:display="true" table:show-details="true"/>
                <table:data-pilot-member table:name="2018-01-29" table:display="true" table:show-details="true"/>
                <table:data-pilot-member table:name="2018-01-30" table:display="true" table:show-details="true"/>
                <table:data-pilot-member table:name="2018-02-16" table:display="true" table:show-details="true"/>
                <table:data-pilot-member table:name="2018-03-03" table:display="true" table:show-details="true"/>
                <table:data-pilot-member table:name="2018-03-22" table:display="true" table:show-details="true"/>
                <table:data-pilot-member table:name="2018-04-17" table:display="true" table:show-details="true"/>
                <table:data-pilot-member table:name="2018-05-08" table:display="true" table:show-details="true"/>
                <table:data-pilot-member table:name="2018-06-01" table:display="true" table:show-details="true"/>
                <table:data-pilot-member table:name="2018-06-19" table:display="true" table:show-details="true"/>
                <table:data-pilot-member table:name="2018-07-11" table:display="true" table:show-details="true"/>
                <table:data-pilot-member table:name="2018-08-05" table:display="true" table:show-details="true"/>
                <table:data-pilot-member table:name="2018-08-18" table:display="true" table:show-details="true"/>
                <table:data-pilot-member table:name="2018-09-04" table:display="true" table:show-details="true"/>
                <table:data-pilot-member table:name="2018-09-19" table:display="true" table:show-details="true"/>
                <table:data-pilot-member table:name="2018-10-08" table:display="true" table:show-details="true"/>
                <table:data-pilot-member table:name="2018-11-03" table:display="true" table:show-details="true"/>
                <table:data-pilot-member table:name="2018-11-24" table:display="true" table:show-details="true"/>
                <table:data-pilot-member table:name="2018-12-18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ata2" table:orientation="row" table:used-hierarchy="0" table:function="auto">
            <table:data-pilot-level table:show-empty="false" calcext:repeat-item-labels="false">
              <table:data-pilot-members>
                <table:data-pilot-member table:name="2016-01-01" table:display="true" table:show-details="true"/>
                <table:data-pilot-member table:name="2016-01-16" table:display="true" table:show-details="true"/>
                <table:data-pilot-member table:name="2016-01-24" table:display="true" table:show-details="true"/>
                <table:data-pilot-member table:name="2016-02-19" table:display="true" table:show-details="true"/>
                <table:data-pilot-member table:name="2016-03-11" table:display="true" table:show-details="true"/>
                <table:data-pilot-member table:name="2016-04-04" table:display="true" table:show-details="true"/>
                <table:data-pilot-member table:name="2016-04-22" table:display="true" table:show-details="true"/>
                <table:data-pilot-member table:name="2016-05-14" table:display="true" table:show-details="true"/>
                <table:data-pilot-member table:name="2016-06-08" table:display="true" table:show-details="true"/>
                <table:data-pilot-member table:name="2016-06-21" table:display="true" table:show-details="true"/>
                <table:data-pilot-member table:name="2016-07-08" table:display="true" table:show-details="true"/>
                <table:data-pilot-member table:name="2016-07-23" table:display="true" table:show-details="true"/>
                <table:data-pilot-member table:name="2016-08-11" table:display="true" table:show-details="true"/>
                <table:data-pilot-member table:name="2016-09-06" table:display="true" table:show-details="true"/>
                <table:data-pilot-member table:name="2016-09-27" table:display="true" table:show-details="true"/>
                <table:data-pilot-member table:name="2016-10-21" table:display="true" table:show-details="true"/>
                <table:data-pilot-member table:name="2016-11-08" table:display="true" table:show-details="true"/>
                <table:data-pilot-member table:name="2016-11-30" table:display="true" table:show-details="true"/>
                <table:data-pilot-member table:name="2016-12-25" table:display="true" table:show-details="true"/>
                <table:data-pilot-member table:name="2017-01-07" table:display="true" table:show-details="true"/>
                <table:data-pilot-member table:name="2017-01-24" table:display="true" table:show-details="true"/>
                <table:data-pilot-member table:name="2017-02-08" table:display="true" table:show-details="true"/>
                <table:data-pilot-member table:name="2017-02-27" table:display="true" table:show-details="true"/>
                <table:data-pilot-member table:name="2017-03-25" table:display="true" table:show-details="true"/>
                <table:data-pilot-member table:name="2017-04-15" table:display="true" table:show-details="true"/>
                <table:data-pilot-member table:name="2017-05-09" table:display="true" table:show-details="true"/>
                <table:data-pilot-member table:name="2017-05-27" table:display="true" table:show-details="true"/>
                <table:data-pilot-member table:name="2017-06-18" table:display="true" table:show-details="true"/>
                <table:data-pilot-member table:name="2017-07-13" table:display="true" table:show-details="true"/>
                <table:data-pilot-member table:name="2017-07-26" table:display="true" table:show-details="true"/>
                <table:data-pilot-member table:name="2017-08-12" table:display="true" table:show-details="true"/>
                <table:data-pilot-member table:name="2017-08-27" table:display="true" table:show-details="true"/>
                <table:data-pilot-member table:name="2017-09-15" table:display="true" table:show-details="true"/>
                <table:data-pilot-member table:name="2017-10-11" table:display="true" table:show-details="true"/>
                <table:data-pilot-member table:name="2017-11-01" table:display="true" table:show-details="true"/>
                <table:data-pilot-member table:name="2017-11-25" table:display="true" table:show-details="true"/>
                <table:data-pilot-member table:name="2017-12-13" table:display="true" table:show-details="true"/>
                <table:data-pilot-member table:name="2018-01-04" table:display="true" table:show-details="true"/>
                <table:data-pilot-member table:name="2018-01-29" table:display="true" table:show-details="true"/>
                <table:data-pilot-member table:name="2018-01-30" table:display="true" table:show-details="true"/>
                <table:data-pilot-member table:name="2018-02-16" table:display="true" table:show-details="true"/>
                <table:data-pilot-member table:name="2018-03-03" table:display="true" table:show-details="true"/>
                <table:data-pilot-member table:name="2018-03-22" table:display="true" table:show-details="true"/>
                <table:data-pilot-member table:name="2018-04-17" table:display="true" table:show-details="true"/>
                <table:data-pilot-member table:name="2018-05-08" table:display="true" table:show-details="true"/>
                <table:data-pilot-member table:name="2018-06-01" table:display="true" table:show-details="true"/>
                <table:data-pilot-member table:name="2018-06-19" table:display="true" table:show-details="true"/>
                <table:data-pilot-member table:name="2018-07-11" table:display="true" table:show-details="true"/>
                <table:data-pilot-member table:name="2018-08-05" table:display="true" table:show-details="true"/>
                <table:data-pilot-member table:name="2018-08-18" table:display="true" table:show-details="true"/>
                <table:data-pilot-member table:name="2018-09-04" table:display="true" table:show-details="true"/>
                <table:data-pilot-member table:name="2018-09-19" table:display="true" table:show-details="true"/>
                <table:data-pilot-member table:name="2018-10-08" table:display="true" table:show-details="true"/>
                <table:data-pilot-member table:name="2018-11-03" table:display="true" table:show-details="true"/>
                <table:data-pilot-member table:name="2018-11-24" table:display="true" table:show-details="true"/>
                <table:data-pilot-member table:name="2018-12-18" table:display="true" table:show-details="true"/>
                <table:data-pilot-member table:name="Grupuj1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  <table:data-pilot-groups table:source-field-name="data">
              <table:data-pilot-group table:name="Grupuj1">
                <table:data-pilot-group-member table:name="2016-01-16"/>
              </table:data-pilot-group>
            </table:data-pilot-groups>
          </table:data-pilot-field>
          <table:data-pilot-field table:source-field-name="towar" table:orientation="page" table:used-hierarchy="0" table:function="auto" loext:ignore-selected-page="true" table:selected-page="T5">
            <table:data-pilot-level table:show-empty="false" calcext:repeat-item-labels="false">
              <table:data-pilot-members>
                <table:data-pilot-member table:name="T1" table:display="false" table:show-details="true"/>
                <table:data-pilot-member table:name="T2" table:display="false" table:show-details="true"/>
                <table:data-pilot-member table:name="T3" table:display="false" table:show-details="true"/>
                <table:data-pilot-member table:name="T4" table:display="false" table:show-details="true"/>
                <table:data-pilot-member table:name="T5" table:display="true" table:show-details="true"/>
              </table:data-pilot-members>
              <table:data-pilot-display-info table:enabled="false" table:display-member-mode="from-top" table:member-count="10" table:data-field="ile ton"/>
              <table:data-pilot-sort-info table:order="ascending" table:data-field="ile ton" table:sort-mode="data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Z/W" table:orientation="row" table:used-hierarchy="0" table:function="auto">
            <table:data-pilot-level table:show-empty="false" calcext:repeat-item-labels="false">
              <table:data-pilot-members>
                <table:data-pilot-member table:name="W" table:display="true" table:show-details="true"/>
                <table:data-pilot-member table:name="Z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ile ton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6" table:display="true" table:show-details="true"/>
                <table:data-pilot-member table:name="27" table:display="true" table:show-details="true"/>
                <table:data-pilot-member table:name="28" table:display="true" table:show-details="true"/>
                <table:data-pilot-member table:name="29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9" table:display="true" table:show-details="true"/>
                <table:data-pilot-member table:name="40" table:display="true" table:show-details="true"/>
                <table:data-pilot-member table:name="41" table:display="true" table:show-details="true"/>
                <table:data-pilot-member table:name="42" table:display="true" table:show-details="true"/>
                <table:data-pilot-member table:name="43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6" table:display="true" table:show-details="true"/>
                <table:data-pilot-member table:name="47" table:display="true" table:show-details="true"/>
                <table:data-pilot-member table:name="48" table:display="true" table:show-details="true"/>
                <table:data-pilot-member table:name="49" table:display="true" table:show-details="true"/>
                <table:data-pilot-member table:name="50" table:display="true" table:show-details="true"/>
                <table:data-pilot-member table:name="61" table:display="true" table:show-details="true"/>
                <table:data-pilot-member table:name="64" table:display="true" table:show-details="true"/>
                <table:data-pilot-member table:name="68" table:display="true" table:show-details="true"/>
                <table:data-pilot-member table:name="72" table:display="true" table:show-details="true"/>
                <table:data-pilot-member table:name="74" table:display="true" table:show-details="true"/>
                <table:data-pilot-member table:name="79" table:display="true" table:show-details="true"/>
                <table:data-pilot-member table:name="82" table:display="true" table:show-details="true"/>
                <table:data-pilot-member table:name="86" table:display="true" table:show-details="true"/>
                <table:data-pilot-member table:name="97" table:display="true" table:show-details="true"/>
                <table:data-pilot-member table:name="110" table:display="true" table:show-details="true"/>
                <table:data-pilot-member table:name="112" table:display="true" table:show-details="true"/>
                <table:data-pilot-member table:name="116" table:display="true" table:show-details="true"/>
                <table:data-pilot-member table:name="121" table:display="true" table:show-details="true"/>
                <table:data-pilot-member table:name="134" table:display="true" table:show-details="true"/>
                <table:data-pilot-member table:name="147" table:display="true" table:show-details="true"/>
                <table:data-pilot-member table:name="184" table:display="true" table:show-details="true"/>
                <table:data-pilot-member table:name="191" table:display="true" table:show-details="true"/>
                <table:data-pilot-member table:name="19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Field" style:display-name="Pivot Table Field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0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11-10T10:05:29.126000000</dc:date>
    <meta:editing-duration>PT7M31S</meta:editing-duration>
    <meta:editing-cycles>1</meta:editing-cycles>
    <meta:document-statistic meta:table-count="6" meta:cell-count="5102" meta:object-count="0"/>
    <meta:generator>LibreOffice/7.1.5.2$Windows_X86_64 LibreOffice_project/85f04e9f809797b8199d13c421bd8a2b025d52b5</meta:generator>
  </office:meta>
</office:document-meta>
</file>